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8575in"/>
    </style:style>
    <style:style style:name="co12" style:family="table-column">
      <style:table-column-properties fo:break-before="auto" style:column-width="0.889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2.5516in"/>
    </style:style>
    <style:style style:name="co15" style:family="table-column">
      <style:table-column-properties fo:break-before="auto" style:column-width="1.0398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1.1575in"/>
    </style:style>
    <style:style style:name="co18" style:family="table-column">
      <style:table-column-properties fo:break-before="auto" style:column-width="1.9866in"/>
    </style:style>
    <style:style style:name="co19" style:family="table-column">
      <style:table-column-properties fo:break-before="auto" style:column-width="1.5256in"/>
    </style:style>
    <style:style style:name="co20" style:family="table-column">
      <style:table-column-properties fo:break-before="auto" style:column-width="2.0402in"/>
    </style:style>
    <style:style style:name="co21" style:family="table-column">
      <style:table-column-properties fo:break-before="auto" style:column-width="0.2709in"/>
    </style:style>
    <style:style style:name="co22" style:family="table-column">
      <style:table-column-properties fo:break-before="auto" style:column-width="1.8575in"/>
    </style:style>
    <style:style style:name="co23" style:family="table-column">
      <style:table-column-properties fo:break-before="auto" style:column-width="0.6571in"/>
    </style:style>
    <style:style style:name="co24" style:family="table-column">
      <style:table-column-properties fo:break-before="auto" style:column-width="0.1957in"/>
    </style:style>
    <style:style style:name="co25" style:family="table-column">
      <style:table-column-properties fo:break-before="auto" style:column-width="0.46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354in" svg:x="24.4941in" svg:y="0.2409in">
            <draw:object draw:notify-on-update-of-ranges="Sheet1.Y1:Sheet1.Y1 Sheet1.Z1:Sheet1.Z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in" svg:height="3.5354in" svg:x="24.5528in" svg:y="4.0398in">
            <draw:object draw:notify-on-update-of-ranges="Sheet1.Z1:Sheet1.Z1 Sheet1.AA1:Sheet1.AA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19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0" table:default-cell-style-name="Default"/>
        <table:table-row table:style-name="ro1">
          <table:table-cell table:number-columns-repeated="22"/>
          <table:table-cell office:value-type="string">
            <text:p>Notes</text:p>
          </table:table-cell>
          <table:table-cell office:value-type="string">
            <text:p>Speedup</text:p>
          </table:table-cell>
          <table:table-cell office:value-type="string">
            <text:p>Log(Gen)</text:p>
          </table:table-cell>
          <table:table-cell office:value-type="string">
            <text:p>Log(Speedup)</text:p>
          </table:table-cell>
          <table:table-cell office:value-type="string">
            <text:p>% E-graph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6">
            <text:p>46</text:p>
          </table:table-cell>
          <table:table-cell office:value-type="string">
            <text:p>SolSize=</text:p>
          </table:table-cell>
          <table:table-cell office:value-type="float" office:value="46">
            <text:p>46</text:p>
          </table:table-cell>
          <table:table-cell office:value-type="string">
            <text:p>Gen=</text:p>
          </table:table-cell>
          <table:table-cell office:value-type="float" office:value="412">
            <text:p>412</text:p>
          </table:table-cell>
          <table:table-cell office:value-type="string">
            <text:p>ExpSize=</text:p>
          </table:table-cell>
          <table:table-cell office:value-type="float" office:value="48">
            <text:p>48</text:p>
          </table:table-cell>
          <table:table-cell office:value-type="string">
            <text:p>SolSize=</text:p>
          </table:table-cell>
          <table:table-cell office:value-type="float" office:value="48">
            <text:p>48</text:p>
          </table:table-cell>
          <table:table-cell office:value-type="string">
            <text:p>Gen=</text:p>
          </table:table-cell>
          <table:table-cell office:value-type="float" office:value="413">
            <text:p>413</text:p>
          </table:table-cell>
          <table:table-cell office:value-type="string">
            <text:p>EgSize=</text:p>
          </table:table-cell>
          <table:table-cell office:value-type="float" office:value="14">
            <text:p>14</text:p>
          </table:table-cell>
          <table:table-cell office:value-type="string">
            <text:p>ExpSize=</text:p>
          </table:table-cell>
          <table:table-cell office:value-type="float" office:value="46">
            <text:p>46</text:p>
          </table:table-cell>
          <table:table-cell office:value-type="string">
            <text:p>SolSize=</text:p>
          </table:table-cell>
          <table:table-cell office:value-type="float" office:value="44">
            <text:p>44</text:p>
          </table:table-cell>
          <table:table-cell office:value-type="string">
            <text:p>Gen=</text:p>
          </table:table-cell>
          <table:table-cell office:value-type="float" office:value="189">
            <text:p>189</text:p>
          </table:table-cell>
          <table:table-cell office:value-type="string">
            <text:p>examples/blocks/probBLOCKS-10-0.pddl</text:p>
          </table:table-cell>
          <table:table-cell/>
          <table:table-cell table:formula="of:=[.M2]/[.U2]" office:value-type="float" office:value="2.18518518518519">
            <text:p>2.1851851852</text:p>
          </table:table-cell>
          <table:table-cell table:formula="of:=LOG([.M2])" office:value-type="float" office:value="2.6159500516564">
            <text:p>2.6159500517</text:p>
          </table:table-cell>
          <table:table-cell table:formula="of:=LOG([.X2])" office:value-type="float" office:value="0.339488247483157">
            <text:p>0.3394882475</text:p>
          </table:table-cell>
          <table:table-cell table:formula="of:=[.O2]/[.E2]*100" office:value-type="float" office:value="30.4347826086957">
            <text:p>30.434782608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4">
            <text:p>44</text:p>
          </table:table-cell>
          <table:table-cell office:value-type="string">
            <text:p>SolSize=</text:p>
          </table:table-cell>
          <table:table-cell office:value-type="float" office:value="44">
            <text:p>44</text:p>
          </table:table-cell>
          <table:table-cell office:value-type="string">
            <text:p>Gen=</text:p>
          </table:table-cell>
          <table:table-cell office:value-type="float" office:value="645">
            <text:p>645</text:p>
          </table:table-cell>
          <table:table-cell office:value-type="string">
            <text:p>ExpSize=</text:p>
          </table:table-cell>
          <table:table-cell office:value-type="float" office:value="40">
            <text:p>40</text:p>
          </table:table-cell>
          <table:table-cell office:value-type="string">
            <text:p>SolSize=</text:p>
          </table:table-cell>
          <table:table-cell office:value-type="float" office:value="40">
            <text:p>40</text:p>
          </table:table-cell>
          <table:table-cell office:value-type="string">
            <text:p>Gen=</text:p>
          </table:table-cell>
          <table:table-cell office:value-type="float" office:value="1177">
            <text:p>1177</text:p>
          </table:table-cell>
          <table:table-cell office:value-type="string">
            <text:p>EgSize=</text:p>
          </table:table-cell>
          <table:table-cell office:value-type="float" office:value="27">
            <text:p>27</text:p>
          </table:table-cell>
          <table:table-cell office:value-type="string">
            <text:p>ExpSize=</text:p>
          </table:table-cell>
          <table:table-cell office:value-type="float" office:value="54">
            <text:p>54</text:p>
          </table:table-cell>
          <table:table-cell office:value-type="string">
            <text:p>SolSize=</text:p>
          </table:table-cell>
          <table:table-cell office:value-type="float" office:value="44">
            <text:p>44</text:p>
          </table:table-cell>
          <table:table-cell office:value-type="string">
            <text:p>Gen=</text:p>
          </table:table-cell>
          <table:table-cell office:value-type="float" office:value="234">
            <text:p>234</text:p>
          </table:table-cell>
          <table:table-cell office:value-type="string">
            <text:p>examples/blocks/probBLOCKS-10-1.pddl</text:p>
          </table:table-cell>
          <table:table-cell/>
          <table:table-cell table:formula="of:=[.M3]/[.U3]" office:value-type="float" office:value="5.02991452991453">
            <text:p>5.0299145299</text:p>
          </table:table-cell>
          <table:table-cell table:formula="of:=LOG([.M3])" office:value-type="float" office:value="3.07077646284343">
            <text:p>3.0707764628</text:p>
          </table:table-cell>
          <table:table-cell table:formula="of:=LOG([.X3])" office:value-type="float" office:value="0.701560605433292">
            <text:p>0.7015606054</text:p>
          </table:table-cell>
          <table:table-cell table:formula="of:=[.O3]/[.E3]*100" office:value-type="float" office:value="61.3636363636364">
            <text:p>61.363636363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8">
            <text:p>48</text:p>
          </table:table-cell>
          <table:table-cell office:value-type="string">
            <text:p>SolSize=</text:p>
          </table:table-cell>
          <table:table-cell office:value-type="float" office:value="48">
            <text:p>48</text:p>
          </table:table-cell>
          <table:table-cell office:value-type="string">
            <text:p>Gen=</text:p>
          </table:table-cell>
          <table:table-cell office:value-type="float" office:value="737">
            <text:p>737</text:p>
          </table:table-cell>
          <table:table-cell office:value-type="string">
            <text:p>ExpSize=</text:p>
          </table:table-cell>
          <table:table-cell office:value-type="float" office:value="50">
            <text:p>50</text:p>
          </table:table-cell>
          <table:table-cell office:value-type="string">
            <text:p>SolSize=</text:p>
          </table:table-cell>
          <table:table-cell office:value-type="float" office:value="50">
            <text:p>50</text:p>
          </table:table-cell>
          <table:table-cell office:value-type="string">
            <text:p>Gen=</text:p>
          </table:table-cell>
          <table:table-cell office:value-type="float" office:value="718">
            <text:p>718</text:p>
          </table:table-cell>
          <table:table-cell office:value-type="string">
            <text:p>EgSize=</text:p>
          </table:table-cell>
          <table:table-cell office:value-type="float" office:value="23">
            <text:p>23</text:p>
          </table:table-cell>
          <table:table-cell office:value-type="string">
            <text:p>ExpSize=</text:p>
          </table:table-cell>
          <table:table-cell office:value-type="float" office:value="50">
            <text:p>50</text:p>
          </table:table-cell>
          <table:table-cell office:value-type="string">
            <text:p>SolSize=</text:p>
          </table:table-cell>
          <table:table-cell office:value-type="float" office:value="48">
            <text:p>48</text:p>
          </table:table-cell>
          <table:table-cell office:value-type="string">
            <text:p>Gen=</text:p>
          </table:table-cell>
          <table:table-cell office:value-type="float" office:value="190">
            <text:p>190</text:p>
          </table:table-cell>
          <table:table-cell office:value-type="string">
            <text:p>examples/blocks/probBLOCKS-10-2.pddl</text:p>
          </table:table-cell>
          <table:table-cell/>
          <table:table-cell table:formula="of:=[.M4]/[.U4]" office:value-type="float" office:value="3.77894736842105">
            <text:p>3.7789473684</text:p>
          </table:table-cell>
          <table:table-cell table:formula="of:=LOG([.M4])" office:value-type="float" office:value="2.8561244442423">
            <text:p>2.8561244442</text:p>
          </table:table-cell>
          <table:table-cell table:formula="of:=LOG([.X4])" office:value-type="float" office:value="0.577370843289471">
            <text:p>0.5773708433</text:p>
          </table:table-cell>
          <table:table-cell table:formula="of:=[.O4]/[.E4]*100" office:value-type="float" office:value="47.9166666666667">
            <text:p>47.916666666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4">
            <text:p>54</text:p>
          </table:table-cell>
          <table:table-cell office:value-type="string">
            <text:p>SolSize=</text:p>
          </table:table-cell>
          <table:table-cell office:value-type="float" office:value="54">
            <text:p>54</text:p>
          </table:table-cell>
          <table:table-cell office:value-type="string">
            <text:p>Gen=</text:p>
          </table:table-cell>
          <table:table-cell office:value-type="float" office:value="1268">
            <text:p>1268</text:p>
          </table:table-cell>
          <table:table-cell office:value-type="string">
            <text:p>ExpSize=</text:p>
          </table:table-cell>
          <table:table-cell office:value-type="float" office:value="52">
            <text:p>52</text:p>
          </table:table-cell>
          <table:table-cell office:value-type="string">
            <text:p>SolSize=</text:p>
          </table:table-cell>
          <table:table-cell office:value-type="float" office:value="52">
            <text:p>52</text:p>
          </table:table-cell>
          <table:table-cell office:value-type="string">
            <text:p>Gen=</text:p>
          </table:table-cell>
          <table:table-cell office:value-type="float" office:value="1246">
            <text:p>1246</text:p>
          </table:table-cell>
          <table:table-cell office:value-type="string">
            <text:p>EgSize=</text:p>
          </table:table-cell>
          <table:table-cell office:value-type="float" office:value="34">
            <text:p>34</text:p>
          </table:table-cell>
          <table:table-cell office:value-type="string">
            <text:p>ExpSize=</text:p>
          </table:table-cell>
          <table:table-cell office:value-type="float" office:value="55">
            <text:p>55</text:p>
          </table:table-cell>
          <table:table-cell office:value-type="string">
            <text:p>SolSize=</text:p>
          </table:table-cell>
          <table:table-cell office:value-type="float" office:value="44">
            <text:p>44</text:p>
          </table:table-cell>
          <table:table-cell office:value-type="string">
            <text:p>Gen=</text:p>
          </table:table-cell>
          <table:table-cell office:value-type="float" office:value="260">
            <text:p>260</text:p>
          </table:table-cell>
          <table:table-cell office:value-type="string">
            <text:p>examples/blocks/probBLOCKS-11-0.pddl</text:p>
          </table:table-cell>
          <table:table-cell/>
          <table:table-cell table:formula="of:=[.M5]/[.U5]" office:value-type="float" office:value="4.79230769230769">
            <text:p>4.7923076923</text:p>
          </table:table-cell>
          <table:table-cell table:formula="of:=LOG([.M5])" office:value-type="float" office:value="3.09551804232315">
            <text:p>3.0955180423</text:p>
          </table:table-cell>
          <table:table-cell table:formula="of:=LOG([.X5])" office:value-type="float" office:value="0.680544694352333">
            <text:p>0.6805446944</text:p>
          </table:table-cell>
          <table:table-cell table:formula="of:=[.O5]/[.E5]*100" office:value-type="float" office:value="62.962962962963">
            <text:p>62.96296296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8">
            <text:p>58</text:p>
          </table:table-cell>
          <table:table-cell office:value-type="string">
            <text:p>SolSize=</text:p>
          </table:table-cell>
          <table:table-cell office:value-type="float" office:value="58">
            <text:p>58</text:p>
          </table:table-cell>
          <table:table-cell office:value-type="string">
            <text:p>Gen=</text:p>
          </table:table-cell>
          <table:table-cell office:value-type="float" office:value="2412">
            <text:p>2412</text:p>
          </table:table-cell>
          <table:table-cell office:value-type="string">
            <text:p>ExpSize=</text:p>
          </table:table-cell>
          <table:table-cell office:value-type="float" office:value="56">
            <text:p>56</text:p>
          </table:table-cell>
          <table:table-cell office:value-type="string">
            <text:p>SolSize=</text:p>
          </table:table-cell>
          <table:table-cell office:value-type="float" office:value="56">
            <text:p>56</text:p>
          </table:table-cell>
          <table:table-cell office:value-type="string">
            <text:p>Gen=</text:p>
          </table:table-cell>
          <table:table-cell office:value-type="float" office:value="2419">
            <text:p>2419</text:p>
          </table:table-cell>
          <table:table-cell office:value-type="string">
            <text:p>EgSize=</text:p>
          </table:table-cell>
          <table:table-cell office:value-type="float" office:value="28">
            <text:p>28</text:p>
          </table:table-cell>
          <table:table-cell office:value-type="string">
            <text:p>ExpSize=</text:p>
          </table:table-cell>
          <table:table-cell office:value-type="float" office:value="60">
            <text:p>60</text:p>
          </table:table-cell>
          <table:table-cell office:value-type="string">
            <text:p>SolSize=</text:p>
          </table:table-cell>
          <table:table-cell office:value-type="float" office:value="44">
            <text:p>44</text:p>
          </table:table-cell>
          <table:table-cell office:value-type="string">
            <text:p>Gen=</text:p>
          </table:table-cell>
          <table:table-cell office:value-type="float" office:value="657">
            <text:p>657</text:p>
          </table:table-cell>
          <table:table-cell office:value-type="string">
            <text:p>examples/blocks/probBLOCKS-11-1.pddl</text:p>
          </table:table-cell>
          <table:table-cell/>
          <table:table-cell table:formula="of:=[.M6]/[.U6]" office:value-type="float" office:value="3.68188736681887">
            <text:p>3.6818873668</text:p>
          </table:table-cell>
          <table:table-cell table:formula="of:=LOG([.M6])" office:value-type="float" office:value="3.38363586836188">
            <text:p>3.3836358684</text:p>
          </table:table-cell>
          <table:table-cell table:formula="of:=LOG([.X6])" office:value-type="float" office:value="0.566070498802099">
            <text:p>0.5660704988</text:p>
          </table:table-cell>
          <table:table-cell table:formula="of:=[.O6]/[.E6]*100" office:value-type="float" office:value="48.2758620689655">
            <text:p>48.27586206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6">
            <text:p>56</text:p>
          </table:table-cell>
          <table:table-cell office:value-type="string">
            <text:p>SolSize=</text:p>
          </table:table-cell>
          <table:table-cell office:value-type="float" office:value="56">
            <text:p>56</text:p>
          </table:table-cell>
          <table:table-cell office:value-type="string">
            <text:p>Gen=</text:p>
          </table:table-cell>
          <table:table-cell office:value-type="float" office:value="1294">
            <text:p>1294</text:p>
          </table:table-cell>
          <table:table-cell office:value-type="string">
            <text:p>ExpSize=</text:p>
          </table:table-cell>
          <table:table-cell office:value-type="float" office:value="54">
            <text:p>54</text:p>
          </table:table-cell>
          <table:table-cell office:value-type="string">
            <text:p>SolSize=</text:p>
          </table:table-cell>
          <table:table-cell office:value-type="float" office:value="54">
            <text:p>54</text:p>
          </table:table-cell>
          <table:table-cell office:value-type="string">
            <text:p>Gen=</text:p>
          </table:table-cell>
          <table:table-cell office:value-type="float" office:value="1301">
            <text:p>1301</text:p>
          </table:table-cell>
          <table:table-cell office:value-type="string">
            <text:p>EgSize=</text:p>
          </table:table-cell>
          <table:table-cell office:value-type="float" office:value="31">
            <text:p>31</text:p>
          </table:table-cell>
          <table:table-cell office:value-type="string">
            <text:p>ExpSize=</text:p>
          </table:table-cell>
          <table:table-cell office:value-type="float" office:value="63">
            <text:p>63</text:p>
          </table:table-cell>
          <table:table-cell office:value-type="string">
            <text:p>SolSize=</text:p>
          </table:table-cell>
          <table:table-cell office:value-type="float" office:value="46">
            <text:p>46</text:p>
          </table:table-cell>
          <table:table-cell office:value-type="string">
            <text:p>Gen=</text:p>
          </table:table-cell>
          <table:table-cell office:value-type="float" office:value="344">
            <text:p>344</text:p>
          </table:table-cell>
          <table:table-cell office:value-type="string">
            <text:p>examples/blocks/probBLOCKS-11-2.pddl</text:p>
          </table:table-cell>
          <table:table-cell/>
          <table:table-cell table:formula="of:=[.M7]/[.U7]" office:value-type="float" office:value="3.78197674418605">
            <text:p>3.7819767442</text:p>
          </table:table-cell>
          <table:table-cell table:formula="of:=LOG([.M7])" office:value-type="float" office:value="3.11427729656159">
            <text:p>3.1142772966</text:p>
          </table:table-cell>
          <table:table-cell table:formula="of:=LOG([.X7])" office:value-type="float" office:value="0.577718853990056">
            <text:p>0.577718854</text:p>
          </table:table-cell>
          <table:table-cell table:formula="of:=[.O7]/[.E7]*100" office:value-type="float" office:value="55.3571428571429">
            <text:p>55.357142857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8">
            <text:p>58</text:p>
          </table:table-cell>
          <table:table-cell office:value-type="string">
            <text:p>SolSize=</text:p>
          </table:table-cell>
          <table:table-cell office:value-type="float" office:value="58">
            <text:p>58</text:p>
          </table:table-cell>
          <table:table-cell office:value-type="string">
            <text:p>Gen=</text:p>
          </table:table-cell>
          <table:table-cell office:value-type="float" office:value="3333">
            <text:p>3333</text:p>
          </table:table-cell>
          <table:table-cell office:value-type="string">
            <text:p>ExpSize=</text:p>
          </table:table-cell>
          <table:table-cell office:value-type="float" office:value="44">
            <text:p>44</text:p>
          </table:table-cell>
          <table:table-cell office:value-type="string">
            <text:p>SolSize=</text:p>
          </table:table-cell>
          <table:table-cell office:value-type="float" office:value="44">
            <text:p>44</text:p>
          </table:table-cell>
          <table:table-cell office:value-type="string">
            <text:p>Gen=</text:p>
          </table:table-cell>
          <table:table-cell office:value-type="float" office:value="1097">
            <text:p>1097</text:p>
          </table:table-cell>
          <table:table-cell office:value-type="string">
            <text:p>EgSize=</text:p>
          </table:table-cell>
          <table:table-cell office:value-type="float" office:value="23">
            <text:p>23</text:p>
          </table:table-cell>
          <table:table-cell office:value-type="string">
            <text:p>ExpSize=</text:p>
          </table:table-cell>
          <table:table-cell office:value-type="float" office:value="63">
            <text:p>63</text:p>
          </table:table-cell>
          <table:table-cell office:value-type="string">
            <text:p>SolSize=</text:p>
          </table:table-cell>
          <table:table-cell office:value-type="float" office:value="56">
            <text:p>56</text:p>
          </table:table-cell>
          <table:table-cell office:value-type="string">
            <text:p>Gen=</text:p>
          </table:table-cell>
          <table:table-cell office:value-type="float" office:value="1032">
            <text:p>1032</text:p>
          </table:table-cell>
          <table:table-cell office:value-type="string">
            <text:p>examples/blocks/probBLOCKS-12-0.pddl</text:p>
          </table:table-cell>
          <table:table-cell/>
          <table:table-cell table:formula="of:=[.M8]/[.U8]" office:value-type="float" office:value="1.06298449612403">
            <text:p>1.0629844961</text:p>
          </table:table-cell>
          <table:table-cell table:formula="of:=LOG([.M8])" office:value-type="float" office:value="3.04020662757471">
            <text:p>3.0402066276</text:p>
          </table:table-cell>
          <table:table-cell table:formula="of:=LOG([.X8])" office:value-type="float" office:value="0.0265269302835185">
            <text:p>0.0265269303</text:p>
          </table:table-cell>
          <table:table-cell table:formula="of:=[.O8]/[.E8]*100" office:value-type="float" office:value="39.6551724137931">
            <text:p>39.6551724138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72">
            <text:p>72</text:p>
          </table:table-cell>
          <table:table-cell office:value-type="string">
            <text:p>SolSize=</text:p>
          </table:table-cell>
          <table:table-cell office:value-type="float" office:value="72">
            <text:p>72</text:p>
          </table:table-cell>
          <table:table-cell office:value-type="string">
            <text:p>Gen=</text:p>
          </table:table-cell>
          <table:table-cell office:value-type="float" office:value="1242">
            <text:p>1242</text:p>
          </table:table-cell>
          <table:table-cell office:value-type="string">
            <text:p>ExpSize=</text:p>
          </table:table-cell>
          <table:table-cell office:value-type="float" office:value="58">
            <text:p>58</text:p>
          </table:table-cell>
          <table:table-cell office:value-type="string">
            <text:p>SolSize=</text:p>
          </table:table-cell>
          <table:table-cell office:value-type="float" office:value="58">
            <text:p>58</text:p>
          </table:table-cell>
          <table:table-cell office:value-type="string">
            <text:p>Gen=</text:p>
          </table:table-cell>
          <table:table-cell office:value-type="float" office:value="467">
            <text:p>467</text:p>
          </table:table-cell>
          <table:table-cell office:value-type="string">
            <text:p>EgSize=</text:p>
          </table:table-cell>
          <table:table-cell office:value-type="float" office:value="42">
            <text:p>42</text:p>
          </table:table-cell>
          <table:table-cell office:value-type="string">
            <text:p>ExpSize=</text:p>
          </table:table-cell>
          <table:table-cell office:value-type="float" office:value="87">
            <text:p>87</text:p>
          </table:table-cell>
          <table:table-cell office:value-type="string">
            <text:p>SolSize=</text:p>
          </table:table-cell>
          <table:table-cell office:value-type="float" office:value="70">
            <text:p>70</text:p>
          </table:table-cell>
          <table:table-cell office:value-type="string">
            <text:p>Gen=</text:p>
          </table:table-cell>
          <table:table-cell office:value-type="float" office:value="505">
            <text:p>505</text:p>
          </table:table-cell>
          <table:table-cell office:value-type="string">
            <text:p>examples/blocks/probBLOCKS-12-1.pddl</text:p>
          </table:table-cell>
          <table:table-cell/>
          <table:table-cell table:formula="of:=[.M9]/[.U9]" office:value-type="float" office:value="0.924752475247525">
            <text:p>0.9247524752</text:p>
          </table:table-cell>
          <table:table-cell table:formula="of:=LOG([.M9])" office:value-type="float" office:value="2.66931688056611">
            <text:p>2.6693168806</text:p>
          </table:table-cell>
          <table:table-cell table:formula="of:=LOG([.X9])" office:value-type="float" office:value="-0.0339744975525492">
            <text:p>-0.0339744976</text:p>
          </table:table-cell>
          <table:table-cell table:formula="of:=[.O9]/[.E9]*100" office:value-type="float" office:value="58.3333333333333">
            <text:p>58.333333333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72">
            <text:p>72</text:p>
          </table:table-cell>
          <table:table-cell office:value-type="string">
            <text:p>SolSize=</text:p>
          </table:table-cell>
          <table:table-cell office:value-type="float" office:value="72">
            <text:p>72</text:p>
          </table:table-cell>
          <table:table-cell office:value-type="string">
            <text:p>Gen=</text:p>
          </table:table-cell>
          <table:table-cell office:value-type="float" office:value="3292">
            <text:p>3292</text:p>
          </table:table-cell>
          <table:table-cell office:value-type="string">
            <text:p>ExpSize=</text:p>
          </table:table-cell>
          <table:table-cell office:value-type="float" office:value="54">
            <text:p>54</text:p>
          </table:table-cell>
          <table:table-cell office:value-type="string">
            <text:p>SolSize=</text:p>
          </table:table-cell>
          <table:table-cell office:value-type="float" office:value="54">
            <text:p>54</text:p>
          </table:table-cell>
          <table:table-cell office:value-type="string">
            <text:p>Gen=</text:p>
          </table:table-cell>
          <table:table-cell office:value-type="float" office:value="1601">
            <text:p>1601</text:p>
          </table:table-cell>
          <table:table-cell office:value-type="string">
            <text:p>EgSize=</text:p>
          </table:table-cell>
          <table:table-cell office:value-type="float" office:value="34">
            <text:p>34</text:p>
          </table:table-cell>
          <table:table-cell office:value-type="string">
            <text:p>ExpSize=</text:p>
          </table:table-cell>
          <table:table-cell office:value-type="float" office:value="85">
            <text:p>85</text:p>
          </table:table-cell>
          <table:table-cell office:value-type="string">
            <text:p>SolSize=</text:p>
          </table:table-cell>
          <table:table-cell office:value-type="float" office:value="62">
            <text:p>62</text:p>
          </table:table-cell>
          <table:table-cell office:value-type="string">
            <text:p>Gen=</text:p>
          </table:table-cell>
          <table:table-cell office:value-type="float" office:value="515">
            <text:p>515</text:p>
          </table:table-cell>
          <table:table-cell office:value-type="string">
            <text:p>examples/blocks/probBLOCKS-13-0.pddl</text:p>
          </table:table-cell>
          <table:table-cell/>
          <table:table-cell table:formula="of:=[.M10]/[.U10]" office:value-type="float" office:value="3.10873786407767">
            <text:p>3.1087378641</text:p>
          </table:table-cell>
          <table:table-cell table:formula="of:=LOG([.M10])" office:value-type="float" office:value="3.2043913319193">
            <text:p>3.2043913319</text:p>
          </table:table-cell>
          <table:table-cell table:formula="of:=LOG([.X10])" office:value-type="float" office:value="0.492584102878109">
            <text:p>0.4925841029</text:p>
          </table:table-cell>
          <table:table-cell table:formula="of:=[.O10]/[.E10]*100" office:value-type="float" office:value="47.2222222222222">
            <text:p>47.222222222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74">
            <text:p>74</text:p>
          </table:table-cell>
          <table:table-cell office:value-type="string">
            <text:p>SolSize=</text:p>
          </table:table-cell>
          <table:table-cell office:value-type="float" office:value="74">
            <text:p>74</text:p>
          </table:table-cell>
          <table:table-cell office:value-type="string">
            <text:p>Gen=</text:p>
          </table:table-cell>
          <table:table-cell office:value-type="float" office:value="1352">
            <text:p>1352</text:p>
          </table:table-cell>
          <table:table-cell office:value-type="string">
            <text:p>ExpSize=</text:p>
          </table:table-cell>
          <table:table-cell office:value-type="float" office:value="76">
            <text:p>76</text:p>
          </table:table-cell>
          <table:table-cell office:value-type="string">
            <text:p>SolSize=</text:p>
          </table:table-cell>
          <table:table-cell office:value-type="float" office:value="76">
            <text:p>76</text:p>
          </table:table-cell>
          <table:table-cell office:value-type="string">
            <text:p>Gen=</text:p>
          </table:table-cell>
          <table:table-cell office:value-type="float" office:value="2873">
            <text:p>2873</text:p>
          </table:table-cell>
          <table:table-cell office:value-type="string">
            <text:p>EgSize=</text:p>
          </table:table-cell>
          <table:table-cell office:value-type="float" office:value="30">
            <text:p>30</text:p>
          </table:table-cell>
          <table:table-cell office:value-type="string">
            <text:p>ExpSize=</text:p>
          </table:table-cell>
          <table:table-cell office:value-type="float" office:value="81">
            <text:p>81</text:p>
          </table:table-cell>
          <table:table-cell office:value-type="string">
            <text:p>SolSize=</text:p>
          </table:table-cell>
          <table:table-cell office:value-type="float" office:value="72">
            <text:p>72</text:p>
          </table:table-cell>
          <table:table-cell office:value-type="string">
            <text:p>Gen=</text:p>
          </table:table-cell>
          <table:table-cell office:value-type="float" office:value="1120">
            <text:p>1120</text:p>
          </table:table-cell>
          <table:table-cell office:value-type="string">
            <text:p>examples/blocks/probBLOCKS-13-1.pddl</text:p>
          </table:table-cell>
          <table:table-cell/>
          <table:table-cell table:formula="of:=[.M11]/[.U11]" office:value-type="float" office:value="2.56517857142857">
            <text:p>2.5651785714</text:p>
          </table:table-cell>
          <table:table-cell table:formula="of:=LOG([.M11])" office:value-type="float" office:value="3.45833562599195">
            <text:p>3.458335626</text:p>
          </table:table-cell>
          <table:table-cell table:formula="of:=LOG([.X11])" office:value-type="float" office:value="0.409117603321766">
            <text:p>0.4091176033</text:p>
          </table:table-cell>
          <table:table-cell table:formula="of:=[.O11]/[.E11]*100" office:value-type="float" office:value="40.5405405405405">
            <text:p>40.540540540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80">
            <text:p>80</text:p>
          </table:table-cell>
          <table:table-cell office:value-type="string">
            <text:p>SolSize=</text:p>
          </table:table-cell>
          <table:table-cell office:value-type="float" office:value="80">
            <text:p>80</text:p>
          </table:table-cell>
          <table:table-cell office:value-type="string">
            <text:p>Gen=</text:p>
          </table:table-cell>
          <table:table-cell office:value-type="float" office:value="7062">
            <text:p>7062</text:p>
          </table:table-cell>
          <table:table-cell office:value-type="string">
            <text:p>ExpSize=</text:p>
          </table:table-cell>
          <table:table-cell office:value-type="float" office:value="82">
            <text:p>82</text:p>
          </table:table-cell>
          <table:table-cell office:value-type="string">
            <text:p>SolSize=</text:p>
          </table:table-cell>
          <table:table-cell office:value-type="float" office:value="82">
            <text:p>82</text:p>
          </table:table-cell>
          <table:table-cell office:value-type="string">
            <text:p>Gen=</text:p>
          </table:table-cell>
          <table:table-cell office:value-type="float" office:value="9686">
            <text:p>9686</text:p>
          </table:table-cell>
          <table:table-cell office:value-type="string">
            <text:p>EgSize=</text:p>
          </table:table-cell>
          <table:table-cell office:value-type="float" office:value="36">
            <text:p>36</text:p>
          </table:table-cell>
          <table:table-cell office:value-type="string">
            <text:p>ExpSize=</text:p>
          </table:table-cell>
          <table:table-cell office:value-type="float" office:value="98">
            <text:p>98</text:p>
          </table:table-cell>
          <table:table-cell office:value-type="string">
            <text:p>SolSize=</text:p>
          </table:table-cell>
          <table:table-cell office:value-type="float" office:value="84">
            <text:p>84</text:p>
          </table:table-cell>
          <table:table-cell office:value-type="string">
            <text:p>Gen=</text:p>
          </table:table-cell>
          <table:table-cell office:value-type="float" office:value="2548">
            <text:p>2548</text:p>
          </table:table-cell>
          <table:table-cell office:value-type="string">
            <text:p>examples/blocks/probBLOCKS-14-1.pddl</text:p>
          </table:table-cell>
          <table:table-cell/>
          <table:table-cell table:formula="of:=[.M12]/[.U12]" office:value-type="float" office:value="3.80141287284144">
            <text:p>3.8014128728</text:p>
          </table:table-cell>
          <table:table-cell table:formula="of:=LOG([.M12])" office:value-type="float" office:value="3.98614446471052">
            <text:p>3.9861444647</text:p>
          </table:table-cell>
          <table:table-cell table:formula="of:=LOG([.X12])" office:value-type="float" office:value="0.579945041047208">
            <text:p>0.579945041</text:p>
          </table:table-cell>
          <table:table-cell table:formula="of:=[.O12]/[.E12]*100" office:value-type="float" office:value="45">
            <text:p>4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78">
            <text:p>78</text:p>
          </table:table-cell>
          <table:table-cell office:value-type="string">
            <text:p>SolSize=</text:p>
          </table:table-cell>
          <table:table-cell office:value-type="float" office:value="78">
            <text:p>78</text:p>
          </table:table-cell>
          <table:table-cell office:value-type="string">
            <text:p>Gen=</text:p>
          </table:table-cell>
          <table:table-cell office:value-type="float" office:value="2895">
            <text:p>2895</text:p>
          </table:table-cell>
          <table:table-cell office:value-type="string">
            <text:p>ExpSize=</text:p>
          </table:table-cell>
          <table:table-cell office:value-type="float" office:value="72">
            <text:p>72</text:p>
          </table:table-cell>
          <table:table-cell office:value-type="string">
            <text:p>SolSize=</text:p>
          </table:table-cell>
          <table:table-cell office:value-type="float" office:value="72">
            <text:p>72</text:p>
          </table:table-cell>
          <table:table-cell office:value-type="string">
            <text:p>Gen=</text:p>
          </table:table-cell>
          <table:table-cell office:value-type="float" office:value="4996">
            <text:p>4996</text:p>
          </table:table-cell>
          <table:table-cell office:value-type="string">
            <text:p>EgSize=</text:p>
          </table:table-cell>
          <table:table-cell office:value-type="float" office:value="39">
            <text:p>39</text:p>
          </table:table-cell>
          <table:table-cell office:value-type="string">
            <text:p>ExpSize=</text:p>
          </table:table-cell>
          <table:table-cell office:value-type="float" office:value="98">
            <text:p>98</text:p>
          </table:table-cell>
          <table:table-cell office:value-type="string">
            <text:p>SolSize=</text:p>
          </table:table-cell>
          <table:table-cell office:value-type="float" office:value="76">
            <text:p>76</text:p>
          </table:table-cell>
          <table:table-cell office:value-type="string">
            <text:p>Gen=</text:p>
          </table:table-cell>
          <table:table-cell office:value-type="float" office:value="1641">
            <text:p>1641</text:p>
          </table:table-cell>
          <table:table-cell office:value-type="string">
            <text:p>examples/blocks/probBLOCKS-15-0.pddl</text:p>
          </table:table-cell>
          <table:table-cell/>
          <table:table-cell table:formula="of:=[.M13]/[.U13]" office:value-type="float" office:value="3.04448507007922">
            <text:p>3.0444850701</text:p>
          </table:table-cell>
          <table:table-cell table:formula="of:=LOG([.M13])" office:value-type="float" office:value="3.6986224297021">
            <text:p>3.6986224297</text:p>
          </table:table-cell>
          <table:table-cell table:formula="of:=LOG([.X13])" office:value-type="float" office:value="0.483513848649005">
            <text:p>0.4835138486</text:p>
          </table:table-cell>
          <table:table-cell table:formula="of:=[.O13]/[.E13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80">
            <text:p>80</text:p>
          </table:table-cell>
          <table:table-cell office:value-type="string">
            <text:p>SolSize=</text:p>
          </table:table-cell>
          <table:table-cell office:value-type="float" office:value="80">
            <text:p>80</text:p>
          </table:table-cell>
          <table:table-cell office:value-type="string">
            <text:p>Gen=</text:p>
          </table:table-cell>
          <table:table-cell office:value-type="float" office:value="6183">
            <text:p>6183</text:p>
          </table:table-cell>
          <table:table-cell office:value-type="string">
            <text:p>ExpSize=</text:p>
          </table:table-cell>
          <table:table-cell office:value-type="float" office:value="80">
            <text:p>80</text:p>
          </table:table-cell>
          <table:table-cell office:value-type="string">
            <text:p>SolSize=</text:p>
          </table:table-cell>
          <table:table-cell office:value-type="float" office:value="80">
            <text:p>80</text:p>
          </table:table-cell>
          <table:table-cell office:value-type="string">
            <text:p>Gen=</text:p>
          </table:table-cell>
          <table:table-cell office:value-type="float" office:value="6183">
            <text:p>6183</text:p>
          </table:table-cell>
          <table:table-cell office:value-type="string">
            <text:p>EgSize=</text:p>
          </table:table-cell>
          <table:table-cell office:value-type="float" office:value="51">
            <text:p>51</text:p>
          </table:table-cell>
          <table:table-cell office:value-type="string">
            <text:p>ExpSize=</text:p>
          </table:table-cell>
          <table:table-cell office:value-type="float" office:value="84">
            <text:p>84</text:p>
          </table:table-cell>
          <table:table-cell office:value-type="string">
            <text:p>SolSize=</text:p>
          </table:table-cell>
          <table:table-cell office:value-type="float" office:value="80">
            <text:p>80</text:p>
          </table:table-cell>
          <table:table-cell office:value-type="string">
            <text:p>Gen=</text:p>
          </table:table-cell>
          <table:table-cell office:value-type="float" office:value="500">
            <text:p>500</text:p>
          </table:table-cell>
          <table:table-cell office:value-type="string">
            <text:p>examples/blocks/probBLOCKS-15-1.pddl</text:p>
          </table:table-cell>
          <table:table-cell/>
          <table:table-cell table:formula="of:=[.M14]/[.U14]" office:value-type="float" office:value="12.366">
            <text:p>12.366</text:p>
          </table:table-cell>
          <table:table-cell table:formula="of:=LOG([.M14])" office:value-type="float" office:value="3.79119924649887">
            <text:p>3.7911992465</text:p>
          </table:table-cell>
          <table:table-cell table:formula="of:=LOG([.X14])" office:value-type="float" office:value="1.09222924216286">
            <text:p>1.0922292422</text:p>
          </table:table-cell>
          <table:table-cell table:formula="of:=[.O14]/[.E14]*100" office:value-type="float" office:value="63.75">
            <text:p>63.7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4">
            <text:p>94</text:p>
          </table:table-cell>
          <table:table-cell office:value-type="string">
            <text:p>SolSize=</text:p>
          </table:table-cell>
          <table:table-cell office:value-type="float" office:value="94">
            <text:p>94</text:p>
          </table:table-cell>
          <table:table-cell office:value-type="string">
            <text:p>Gen=</text:p>
          </table:table-cell>
          <table:table-cell office:value-type="float" office:value="3917">
            <text:p>3917</text:p>
          </table:table-cell>
          <table:table-cell office:value-type="string">
            <text:p>ExpSize=</text:p>
          </table:table-cell>
          <table:table-cell office:value-type="float" office:value="96">
            <text:p>96</text:p>
          </table:table-cell>
          <table:table-cell office:value-type="string">
            <text:p>SolSize=</text:p>
          </table:table-cell>
          <table:table-cell office:value-type="float" office:value="96">
            <text:p>96</text:p>
          </table:table-cell>
          <table:table-cell office:value-type="string">
            <text:p>Gen=</text:p>
          </table:table-cell>
          <table:table-cell office:value-type="float" office:value="3134">
            <text:p>3134</text:p>
          </table:table-cell>
          <table:table-cell office:value-type="string">
            <text:p>EgSize=</text:p>
          </table:table-cell>
          <table:table-cell office:value-type="float" office:value="50">
            <text:p>50</text:p>
          </table:table-cell>
          <table:table-cell office:value-type="string">
            <text:p>ExpSize=</text:p>
          </table:table-cell>
          <table:table-cell office:value-type="float" office:value="106">
            <text:p>106</text:p>
          </table:table-cell>
          <table:table-cell office:value-type="string">
            <text:p>SolSize=</text:p>
          </table:table-cell>
          <table:table-cell office:value-type="float" office:value="92">
            <text:p>92</text:p>
          </table:table-cell>
          <table:table-cell office:value-type="string">
            <text:p>Gen=</text:p>
          </table:table-cell>
          <table:table-cell office:value-type="float" office:value="929">
            <text:p>929</text:p>
          </table:table-cell>
          <table:table-cell office:value-type="string">
            <text:p>examples/blocks/probBLOCKS-16-1.pddl</text:p>
          </table:table-cell>
          <table:table-cell/>
          <table:table-cell table:formula="of:=[.M15]/[.U15]" office:value-type="float" office:value="3.3735199138859">
            <text:p>3.3735199139</text:p>
          </table:table-cell>
          <table:table-cell table:formula="of:=LOG([.M15])" office:value-type="float" office:value="3.49609899213257">
            <text:p>3.4960989921</text:p>
          </table:table-cell>
          <table:table-cell table:formula="of:=LOG([.X15])" office:value-type="float" office:value="0.52808327813893">
            <text:p>0.5280832781</text:p>
          </table:table-cell>
          <table:table-cell table:formula="of:=[.O15]/[.E15]*100" office:value-type="float" office:value="53.1914893617021">
            <text:p>53.191489361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86">
            <text:p>86</text:p>
          </table:table-cell>
          <table:table-cell office:value-type="string">
            <text:p>SolSize=</text:p>
          </table:table-cell>
          <table:table-cell office:value-type="float" office:value="86">
            <text:p>86</text:p>
          </table:table-cell>
          <table:table-cell office:value-type="string">
            <text:p>Gen=</text:p>
          </table:table-cell>
          <table:table-cell office:value-type="float" office:value="3607">
            <text:p>3607</text:p>
          </table:table-cell>
          <table:table-cell office:value-type="string">
            <text:p>ExpSize=</text:p>
          </table:table-cell>
          <table:table-cell office:value-type="float" office:value="86">
            <text:p>86</text:p>
          </table:table-cell>
          <table:table-cell office:value-type="string">
            <text:p>SolSize=</text:p>
          </table:table-cell>
          <table:table-cell office:value-type="float" office:value="86">
            <text:p>86</text:p>
          </table:table-cell>
          <table:table-cell office:value-type="string">
            <text:p>Gen=</text:p>
          </table:table-cell>
          <table:table-cell office:value-type="float" office:value="3776">
            <text:p>3776</text:p>
          </table:table-cell>
          <table:table-cell office:value-type="string">
            <text:p>EgSize=</text:p>
          </table:table-cell>
          <table:table-cell office:value-type="float" office:value="44">
            <text:p>44</text:p>
          </table:table-cell>
          <table:table-cell office:value-type="string">
            <text:p>ExpSize=</text:p>
          </table:table-cell>
          <table:table-cell office:value-type="float" office:value="105">
            <text:p>105</text:p>
          </table:table-cell>
          <table:table-cell office:value-type="string">
            <text:p>SolSize=</text:p>
          </table:table-cell>
          <table:table-cell office:value-type="float" office:value="82">
            <text:p>82</text:p>
          </table:table-cell>
          <table:table-cell office:value-type="string">
            <text:p>Gen=</text:p>
          </table:table-cell>
          <table:table-cell office:value-type="float" office:value="675">
            <text:p>675</text:p>
          </table:table-cell>
          <table:table-cell office:value-type="string">
            <text:p>examples/blocks/probBLOCKS-16-2.pddl</text:p>
          </table:table-cell>
          <table:table-cell/>
          <table:table-cell table:formula="of:=[.M16]/[.U16]" office:value-type="float" office:value="5.59407407407407">
            <text:p>5.5940740741</text:p>
          </table:table-cell>
          <table:table-cell table:formula="of:=LOG([.M16])" office:value-type="float" office:value="3.57703198562603">
            <text:p>3.5770319856</text:p>
          </table:table-cell>
          <table:table-cell table:formula="of:=LOG([.X16])" office:value-type="float" office:value="0.747728212795006">
            <text:p>0.7477282128</text:p>
          </table:table-cell>
          <table:table-cell table:formula="of:=[.O16]/[.E16]*100" office:value-type="float" office:value="51.1627906976744">
            <text:p>51.162790697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02">
            <text:p>102</text:p>
          </table:table-cell>
          <table:table-cell office:value-type="string">
            <text:p>SolSize=</text:p>
          </table:table-cell>
          <table:table-cell office:value-type="float" office:value="102">
            <text:p>102</text:p>
          </table:table-cell>
          <table:table-cell office:value-type="string">
            <text:p>Gen=</text:p>
          </table:table-cell>
          <table:table-cell office:value-type="float" office:value="12405">
            <text:p>12405</text:p>
          </table:table-cell>
          <table:table-cell office:value-type="string">
            <text:p>!Gen=</text:p>
          </table:table-cell>
          <table:table-cell office:value-type="float" office:value="14299">
            <text:p>14299</text:p>
          </table:table-cell>
          <table:table-cell office:value-type="string">
            <text:p>EgSize=</text:p>
          </table:table-cell>
          <table:table-cell office:value-type="float" office:value="50">
            <text:p>50</text:p>
          </table:table-cell>
          <table:table-cell office:value-type="string">
            <text:p>ExpSize=</text:p>
          </table:table-cell>
          <table:table-cell office:value-type="float" office:value="123">
            <text:p>123</text:p>
          </table:table-cell>
          <table:table-cell office:value-type="string">
            <text:p>SolSize=</text:p>
          </table:table-cell>
          <table:table-cell office:value-type="float" office:value="104">
            <text:p>104</text:p>
          </table:table-cell>
          <table:table-cell office:value-type="string">
            <text:p>Gen=</text:p>
          </table:table-cell>
          <table:table-cell office:value-type="float" office:value="4874">
            <text:p>4874</text:p>
          </table:table-cell>
          <table:table-cell office:value-type="string">
            <text:p>examples/blocks/probBLOCKS-17-0.pddl</text:p>
          </table:table-cell>
          <table:table-cell table:number-columns-repeated="4"/>
          <table:table-cell office:value-type="string">
            <text:p>fails w/o egraph</text:p>
          </table:table-cell>
          <table:table-cell table:formula="of:=[.I17]/[.Q17]" office:value-type="float" office:value="2.93372999589659">
            <text:p>2.9337299959</text:p>
          </table:table-cell>
          <table:table-cell table:formula="of:=LOG([.M17])" office:value-type="float" office:value="2.0899051114394">
            <text:p>2.0899051114</text:p>
          </table:table-cell>
          <table:table-cell table:formula="of:=LOG([.X17])" office:value-type="float" office:value="0.46742014131092">
            <text:p>0.4674201413</text:p>
          </table:table-cell>
          <table:table-cell table:formula="of:=[.O17]/[.E17]*100" office:value-type="float" office:value="101.960784313725">
            <text:p>101.960784313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0">
            <text:p>10</text:p>
          </table:table-cell>
          <table:table-cell office:value-type="string">
            <text:p>SolSize=</text:p>
          </table:table-cell>
          <table:table-cell office:value-type="float" office:value="10">
            <text:p>10</text:p>
          </table:table-cell>
          <table:table-cell office:value-type="string">
            <text:p>Gen=</text:p>
          </table:table-cell>
          <table:table-cell office:value-type="float" office:value="22">
            <text:p>22</text:p>
          </table:table-cell>
          <table:table-cell office:value-type="string">
            <text:p>ExpSize=</text:p>
          </table:table-cell>
          <table:table-cell office:value-type="float" office:value="10">
            <text:p>10</text:p>
          </table:table-cell>
          <table:table-cell office:value-type="string">
            <text:p>SolSize=</text:p>
          </table:table-cell>
          <table:table-cell office:value-type="float" office:value="10">
            <text:p>10</text:p>
          </table:table-cell>
          <table:table-cell office:value-type="string">
            <text:p>Gen=</text:p>
          </table:table-cell>
          <table:table-cell office:value-type="float" office:value="22">
            <text:p>22</text:p>
          </table:table-cell>
          <table:table-cell office:value-type="string">
            <text:p>EgSize=</text:p>
          </table:table-cell>
          <table:table-cell office:value-type="float" office:value="7">
            <text:p>7</text:p>
          </table:table-cell>
          <table:table-cell office:value-type="string">
            <text:p>ExpSize=</text:p>
          </table:table-cell>
          <table:table-cell office:value-type="float" office:value="11">
            <text:p>11</text:p>
          </table:table-cell>
          <table:table-cell office:value-type="string">
            <text:p>SolSize=</text:p>
          </table:table-cell>
          <table:table-cell office:value-type="float" office:value="10">
            <text:p>10</text:p>
          </table:table-cell>
          <table:table-cell office:value-type="string">
            <text:p>Gen=</text:p>
          </table:table-cell>
          <table:table-cell office:value-type="float" office:value="19">
            <text:p>19</text:p>
          </table:table-cell>
          <table:table-cell office:value-type="string">
            <text:p>examples/blocks/probBLOCKS-4-0.pddl</text:p>
          </table:table-cell>
          <table:table-cell/>
          <table:table-cell table:formula="of:=[.M18]/[.U18]" office:value-type="float" office:value="1.15789473684211">
            <text:p>1.1578947368</text:p>
          </table:table-cell>
          <table:table-cell table:formula="of:=LOG([.M18])" office:value-type="float" office:value="1.34242268082221">
            <text:p>1.3424226808</text:p>
          </table:table-cell>
          <table:table-cell table:formula="of:=LOG([.X18])" office:value-type="float" office:value="0.0636690798693773">
            <text:p>0.0636690799</text:p>
          </table:table-cell>
          <table:table-cell table:formula="of:=[.O18]/[.E18]*100" office:value-type="float" office:value="70">
            <text:p>7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0">
            <text:p>10</text:p>
          </table:table-cell>
          <table:table-cell office:value-type="string">
            <text:p>SolSize=</text:p>
          </table:table-cell>
          <table:table-cell office:value-type="float" office:value="10">
            <text:p>10</text:p>
          </table:table-cell>
          <table:table-cell office:value-type="string">
            <text:p>Gen=</text:p>
          </table:table-cell>
          <table:table-cell office:value-type="float" office:value="20">
            <text:p>20</text:p>
          </table:table-cell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15">
            <text:p>15</text:p>
          </table:table-cell>
          <table:table-cell office:value-type="string">
            <text:p>EgSize=</text:p>
          </table:table-cell>
          <table:table-cell office:value-type="float" office:value="2">
            <text:p>2</text:p>
          </table:table-cell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15">
            <text:p>15</text:p>
          </table:table-cell>
          <table:table-cell office:value-type="string">
            <text:p>examples/blocks/probBLOCKS-4-1.pddl</text:p>
          </table:table-cell>
          <table:table-cell/>
          <table:table-cell table:formula="of:=[.M19]/[.U19]" office:value-type="float" office:value="1">
            <text:p>1</text:p>
          </table:table-cell>
          <table:table-cell table:formula="of:=LOG([.M19])" office:value-type="float" office:value="1.17609125905568">
            <text:p>1.1760912591</text:p>
          </table:table-cell>
          <table:table-cell table:formula="of:=LOG([.X19])" office:value-type="float" office:value="0">
            <text:p>0</text:p>
          </table:table-cell>
          <table:table-cell table:formula="of:=[.O19]/[.E19]*100" office:value-type="float" office:value="20">
            <text:p>2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15">
            <text:p>15</text:p>
          </table:table-cell>
          <table:table-cell office:value-type="string">
            <text:p>ExpSize=</text:p>
          </table:table-cell>
          <table:table-cell office:value-type="float" office:value="12">
            <text:p>12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30">
            <text:p>30</text:p>
          </table:table-cell>
          <table:table-cell office:value-type="string">
            <text:p>EgSize=</text:p>
          </table:table-cell>
          <table:table-cell office:value-type="float" office:value="3">
            <text:p>3</text:p>
          </table:table-cell>
          <table:table-cell office:value-type="string">
            <text:p>ExpSize=</text:p>
          </table:table-cell>
          <table:table-cell office:value-type="float" office:value="12">
            <text:p>12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25">
            <text:p>25</text:p>
          </table:table-cell>
          <table:table-cell office:value-type="string">
            <text:p>examples/blocks/probBLOCKS-4-2.pddl</text:p>
          </table:table-cell>
          <table:table-cell/>
          <table:table-cell table:formula="of:=[.M20]/[.U20]" office:value-type="float" office:value="1.2">
            <text:p>1.2</text:p>
          </table:table-cell>
          <table:table-cell table:formula="of:=LOG([.M20])" office:value-type="float" office:value="1.47712125471966">
            <text:p>1.4771212547</text:p>
          </table:table-cell>
          <table:table-cell table:formula="of:=LOG([.X20])" office:value-type="float" office:value="0.0791812460476248">
            <text:p>0.079181246</text:p>
          </table:table-cell>
          <table:table-cell table:formula="of:=[.O20]/[.E20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89">
            <text:p>89</text:p>
          </table:table-cell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90">
            <text:p>90</text:p>
          </table:table-cell>
          <table:table-cell office:value-type="string">
            <text:p>EgSize=</text:p>
          </table:table-cell>
          <table:table-cell office:value-type="float" office:value="3">
            <text:p>3</text:p>
          </table:table-cell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6">
            <text:p>16</text:p>
          </table:table-cell>
          <table:table-cell office:value-type="string">
            <text:p>Gen=</text:p>
          </table:table-cell>
          <table:table-cell office:value-type="float" office:value="53">
            <text:p>53</text:p>
          </table:table-cell>
          <table:table-cell office:value-type="string">
            <text:p>examples/blocks/probBLOCKS-5-0.pddl</text:p>
          </table:table-cell>
          <table:table-cell/>
          <table:table-cell table:formula="of:=[.M21]/[.U21]" office:value-type="float" office:value="1.69811320754717">
            <text:p>1.6981132075</text:p>
          </table:table-cell>
          <table:table-cell table:formula="of:=LOG([.M21])" office:value-type="float" office:value="1.95424250943932">
            <text:p>1.9542425094</text:p>
          </table:table-cell>
          <table:table-cell table:formula="of:=LOG([.X21])" office:value-type="float" office:value="0.229966639838536">
            <text:p>0.2299666398</text:p>
          </table:table-cell>
          <table:table-cell table:formula="of:=[.O21]/[.E21]*100" office:value-type="float" office:value="16.6666666666667">
            <text:p>16.666666666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38">
            <text:p>38</text:p>
          </table:table-cell>
          <table:table-cell office:value-type="string">
            <text:p>ExpSize=</text:p>
          </table:table-cell>
          <table:table-cell office:value-type="float" office:value="10">
            <text:p>10</text:p>
          </table:table-cell>
          <table:table-cell office:value-type="string">
            <text:p>SolSize=</text:p>
          </table:table-cell>
          <table:table-cell office:value-type="float" office:value="10">
            <text:p>10</text:p>
          </table:table-cell>
          <table:table-cell office:value-type="string">
            <text:p>Gen=</text:p>
          </table:table-cell>
          <table:table-cell office:value-type="float" office:value="22">
            <text:p>22</text:p>
          </table:table-cell>
          <table:table-cell office:value-type="string">
            <text:p>EgSize=</text:p>
          </table:table-cell>
          <table:table-cell office:value-type="float" office:value="8">
            <text:p>8</text:p>
          </table:table-cell>
          <table:table-cell office:value-type="string">
            <text:p>ExpSize=</text:p>
          </table:table-cell>
          <table:table-cell office:value-type="float" office:value="10">
            <text:p>10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25">
            <text:p>25</text:p>
          </table:table-cell>
          <table:table-cell office:value-type="string">
            <text:p>examples/blocks/probBLOCKS-5-1.pddl</text:p>
          </table:table-cell>
          <table:table-cell/>
          <table:table-cell table:formula="of:=[.M22]/[.U22]" office:value-type="float" office:value="0.88">
            <text:p>0.88</text:p>
          </table:table-cell>
          <table:table-cell table:formula="of:=LOG([.M22])" office:value-type="float" office:value="1.34242268082221">
            <text:p>1.3424226808</text:p>
          </table:table-cell>
          <table:table-cell table:formula="of:=LOG([.X22])" office:value-type="float" office:value="-0.0555173278498314">
            <text:p>-0.0555173278</text:p>
          </table:table-cell>
          <table:table-cell table:formula="of:=[.O22]/[.E22]*100" office:value-type="float" office:value="57.1428571428571">
            <text:p>57.142857142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89">
            <text:p>89</text:p>
          </table:table-cell>
          <table:table-cell office:value-type="string">
            <text:p>ExpSize=</text:p>
          </table:table-cell>
          <table:table-cell office:value-type="float" office:value="16">
            <text:p>16</text:p>
          </table:table-cell>
          <table:table-cell office:value-type="string">
            <text:p>SolSize=</text:p>
          </table:table-cell>
          <table:table-cell office:value-type="float" office:value="16">
            <text:p>16</text:p>
          </table:table-cell>
          <table:table-cell office:value-type="string">
            <text:p>Gen=</text:p>
          </table:table-cell>
          <table:table-cell office:value-type="float" office:value="84">
            <text:p>84</text:p>
          </table:table-cell>
          <table:table-cell office:value-type="string">
            <text:p>EgSize=</text:p>
          </table:table-cell>
          <table:table-cell office:value-type="float" office:value="10">
            <text:p>10</text:p>
          </table:table-cell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0">
            <text:p>10</text:p>
          </table:table-cell>
          <table:table-cell office:value-type="string">
            <text:p>Gen=</text:p>
          </table:table-cell>
          <table:table-cell office:value-type="float" office:value="28">
            <text:p>28</text:p>
          </table:table-cell>
          <table:table-cell office:value-type="string">
            <text:p>examples/blocks/probBLOCKS-5-2.pddl</text:p>
          </table:table-cell>
          <table:table-cell/>
          <table:table-cell table:formula="of:=[.M23]/[.U23]" office:value-type="float" office:value="3">
            <text:p>3</text:p>
          </table:table-cell>
          <table:table-cell table:formula="of:=LOG([.M23])" office:value-type="float" office:value="1.92427928606188">
            <text:p>1.9242792861</text:p>
          </table:table-cell>
          <table:table-cell table:formula="of:=LOG([.X23])" office:value-type="float" office:value="0.477121254719662">
            <text:p>0.4771212547</text:p>
          </table:table-cell>
          <table:table-cell table:formula="of:=[.O23]/[.E23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2">
            <text:p>32</text:p>
          </table:table-cell>
          <table:table-cell office:value-type="string">
            <text:p>SolSize=</text:p>
          </table:table-cell>
          <table:table-cell office:value-type="float" office:value="32">
            <text:p>32</text:p>
          </table:table-cell>
          <table:table-cell office:value-type="string">
            <text:p>Gen=</text:p>
          </table:table-cell>
          <table:table-cell office:value-type="float" office:value="181">
            <text:p>181</text:p>
          </table:table-cell>
          <table:table-cell office:value-type="string">
            <text:p>ExpSize=</text:p>
          </table:table-cell>
          <table:table-cell office:value-type="float" office:value="32">
            <text:p>32</text:p>
          </table:table-cell>
          <table:table-cell office:value-type="string">
            <text:p>SolSize=</text:p>
          </table:table-cell>
          <table:table-cell office:value-type="float" office:value="32">
            <text:p>32</text:p>
          </table:table-cell>
          <table:table-cell office:value-type="string">
            <text:p>Gen=</text:p>
          </table:table-cell>
          <table:table-cell office:value-type="float" office:value="181">
            <text:p>181</text:p>
          </table:table-cell>
          <table:table-cell office:value-type="string">
            <text:p>EgSize=</text:p>
          </table:table-cell>
          <table:table-cell office:value-type="float" office:value="22">
            <text:p>22</text:p>
          </table:table-cell>
          <table:table-cell office:value-type="string">
            <text:p>ExpSize=</text:p>
          </table:table-cell>
          <table:table-cell office:value-type="float" office:value="32">
            <text:p>32</text:p>
          </table:table-cell>
          <table:table-cell office:value-type="string">
            <text:p>SolSize=</text:p>
          </table:table-cell>
          <table:table-cell office:value-type="float" office:value="32">
            <text:p>32</text:p>
          </table:table-cell>
          <table:table-cell office:value-type="string">
            <text:p>Gen=</text:p>
          </table:table-cell>
          <table:table-cell office:value-type="float" office:value="111">
            <text:p>111</text:p>
          </table:table-cell>
          <table:table-cell office:value-type="string">
            <text:p>examples/blocks/probBLOCKS-6-0.pddl</text:p>
          </table:table-cell>
          <table:table-cell/>
          <table:table-cell table:formula="of:=[.M24]/[.U24]" office:value-type="float" office:value="1.63063063063063">
            <text:p>1.6306306306</text:p>
          </table:table-cell>
          <table:table-cell table:formula="of:=LOG([.M24])" office:value-type="float" office:value="2.25767857486918">
            <text:p>2.2576785749</text:p>
          </table:table-cell>
          <table:table-cell table:formula="of:=LOG([.X24])" office:value-type="float" office:value="0.212355596082527">
            <text:p>0.2123555961</text:p>
          </table:table-cell>
          <table:table-cell table:formula="of:=[.O24]/[.E24]*100" office:value-type="float" office:value="68.75">
            <text:p>68.7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56">
            <text:p>56</text:p>
          </table:table-cell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76">
            <text:p>76</text:p>
          </table:table-cell>
          <table:table-cell office:value-type="string">
            <text:p>EgSize=</text:p>
          </table:table-cell>
          <table:table-cell office:value-type="float" office:value="6">
            <text:p>6</text:p>
          </table:table-cell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77">
            <text:p>77</text:p>
          </table:table-cell>
          <table:table-cell office:value-type="string">
            <text:p>examples/blocks/probBLOCKS-6-1.pddl</text:p>
          </table:table-cell>
          <table:table-cell/>
          <table:table-cell table:formula="of:=[.M25]/[.U25]" office:value-type="float" office:value="0.987012987012987">
            <text:p>0.987012987</text:p>
          </table:table-cell>
          <table:table-cell table:formula="of:=LOG([.M25])" office:value-type="float" office:value="1.88081359228079">
            <text:p>1.8808135923</text:p>
          </table:table-cell>
          <table:table-cell table:formula="of:=LOG([.X25])" office:value-type="float" office:value="-0.00567713289169052">
            <text:p>-0.0056771329</text:p>
          </table:table-cell>
          <table:table-cell table:formula="of:=[.O25]/[.E25]*100" office:value-type="float" office:value="42.8571428571429">
            <text:p>42.857142857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8">
            <text:p>28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95">
            <text:p>95</text:p>
          </table:table-cell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94">
            <text:p>94</text:p>
          </table:table-cell>
          <table:table-cell office:value-type="string">
            <text:p>EgSize=</text:p>
          </table:table-cell>
          <table:table-cell office:value-type="float" office:value="14">
            <text:p>14</text:p>
          </table:table-cell>
          <table:table-cell office:value-type="string">
            <text:p>ExpSize=</text:p>
          </table:table-cell>
          <table:table-cell office:value-type="float" office:value="29">
            <text:p>29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73">
            <text:p>73</text:p>
          </table:table-cell>
          <table:table-cell office:value-type="string">
            <text:p>examples/blocks/probBLOCKS-6-2.pddl</text:p>
          </table:table-cell>
          <table:table-cell/>
          <table:table-cell table:formula="of:=[.M26]/[.U26]" office:value-type="float" office:value="1.28767123287671">
            <text:p>1.2876712329</text:p>
          </table:table-cell>
          <table:table-cell table:formula="of:=LOG([.M26])" office:value-type="float" office:value="1.9731278535997">
            <text:p>1.9731278536</text:p>
          </table:table-cell>
          <table:table-cell table:formula="of:=LOG([.X26])" office:value-type="float" office:value="0.109804993479243">
            <text:p>0.1098049935</text:p>
          </table:table-cell>
          <table:table-cell table:formula="of:=[.O26]/[.E26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2">
            <text:p>22</text:p>
          </table:table-cell>
          <table:table-cell office:value-type="string">
            <text:p>SolSize=</text:p>
          </table:table-cell>
          <table:table-cell office:value-type="float" office:value="22">
            <text:p>22</text:p>
          </table:table-cell>
          <table:table-cell office:value-type="string">
            <text:p>Gen=</text:p>
          </table:table-cell>
          <table:table-cell office:value-type="float" office:value="109">
            <text:p>109</text:p>
          </table:table-cell>
          <table:table-cell office:value-type="string">
            <text:p>ExpSize=</text:p>
          </table:table-cell>
          <table:table-cell office:value-type="float" office:value="38">
            <text:p>38</text:p>
          </table:table-cell>
          <table:table-cell office:value-type="string">
            <text:p>SolSize=</text:p>
          </table:table-cell>
          <table:table-cell office:value-type="float" office:value="38">
            <text:p>38</text:p>
          </table:table-cell>
          <table:table-cell office:value-type="string">
            <text:p>Gen=</text:p>
          </table:table-cell>
          <table:table-cell office:value-type="float" office:value="425">
            <text:p>425</text:p>
          </table:table-cell>
          <table:table-cell office:value-type="string">
            <text:p>EgSize=</text:p>
          </table:table-cell>
          <table:table-cell office:value-type="float" office:value="10">
            <text:p>10</text:p>
          </table:table-cell>
          <table:table-cell office:value-type="string">
            <text:p>ExpSize=</text:p>
          </table:table-cell>
          <table:table-cell office:value-type="float" office:value="22">
            <text:p>22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58">
            <text:p>58</text:p>
          </table:table-cell>
          <table:table-cell office:value-type="string">
            <text:p>examples/blocks/probBLOCKS-7-0.pddl</text:p>
          </table:table-cell>
          <table:table-cell/>
          <table:table-cell table:formula="of:=[.M27]/[.U27]" office:value-type="float" office:value="7.32758620689655">
            <text:p>7.3275862069</text:p>
          </table:table-cell>
          <table:table-cell table:formula="of:=LOG([.M27])" office:value-type="float" office:value="2.62838893005031">
            <text:p>2.6283889301</text:p>
          </table:table-cell>
          <table:table-cell table:formula="of:=LOG([.X27])" office:value-type="float" office:value="0.864960936487374">
            <text:p>0.8649609365</text:p>
          </table:table-cell>
          <table:table-cell table:formula="of:=[.O27]/[.E27]*100" office:value-type="float" office:value="45.4545454545455">
            <text:p>45.454545454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2">
            <text:p>32</text:p>
          </table:table-cell>
          <table:table-cell office:value-type="string">
            <text:p>SolSize=</text:p>
          </table:table-cell>
          <table:table-cell office:value-type="float" office:value="32">
            <text:p>32</text:p>
          </table:table-cell>
          <table:table-cell office:value-type="string">
            <text:p>Gen=</text:p>
          </table:table-cell>
          <table:table-cell office:value-type="float" office:value="198">
            <text:p>198</text:p>
          </table:table-cell>
          <table:table-cell office:value-type="string">
            <text:p>ExpSize=</text:p>
          </table:table-cell>
          <table:table-cell office:value-type="float" office:value="24">
            <text:p>24</text:p>
          </table:table-cell>
          <table:table-cell office:value-type="string">
            <text:p>SolSize=</text:p>
          </table:table-cell>
          <table:table-cell office:value-type="float" office:value="24">
            <text:p>24</text:p>
          </table:table-cell>
          <table:table-cell office:value-type="string">
            <text:p>Gen=</text:p>
          </table:table-cell>
          <table:table-cell office:value-type="float" office:value="174">
            <text:p>174</text:p>
          </table:table-cell>
          <table:table-cell office:value-type="string">
            <text:p>EgSize=</text:p>
          </table:table-cell>
          <table:table-cell office:value-type="float" office:value="16">
            <text:p>16</text:p>
          </table:table-cell>
          <table:table-cell office:value-type="string">
            <text:p>ExpSize=</text:p>
          </table:table-cell>
          <table:table-cell office:value-type="float" office:value="39">
            <text:p>39</text:p>
          </table:table-cell>
          <table:table-cell office:value-type="string">
            <text:p>SolSize=</text:p>
          </table:table-cell>
          <table:table-cell office:value-type="float" office:value="32">
            <text:p>32</text:p>
          </table:table-cell>
          <table:table-cell office:value-type="string">
            <text:p>Gen=</text:p>
          </table:table-cell>
          <table:table-cell office:value-type="float" office:value="139">
            <text:p>139</text:p>
          </table:table-cell>
          <table:table-cell office:value-type="string">
            <text:p>examples/blocks/probBLOCKS-7-1.pddl</text:p>
          </table:table-cell>
          <table:table-cell/>
          <table:table-cell table:formula="of:=[.M28]/[.U28]" office:value-type="float" office:value="1.25179856115108">
            <text:p>1.2517985612</text:p>
          </table:table-cell>
          <table:table-cell table:formula="of:=LOG([.M28])" office:value-type="float" office:value="2.2405492482826">
            <text:p>2.2405492483</text:p>
          </table:table-cell>
          <table:table-cell table:formula="of:=LOG([.X28])" office:value-type="float" office:value="0.0975344480285046">
            <text:p>0.097534448</text:p>
          </table:table-cell>
          <table:table-cell table:formula="of:=[.O28]/[.E28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8">
            <text:p>28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387">
            <text:p>387</text:p>
          </table:table-cell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383">
            <text:p>383</text:p>
          </table:table-cell>
          <table:table-cell office:value-type="string">
            <text:p>EgSize=</text:p>
          </table:table-cell>
          <table:table-cell office:value-type="float" office:value="15">
            <text:p>15</text:p>
          </table:table-cell>
          <table:table-cell office:value-type="string">
            <text:p>ExpSize=</text:p>
          </table:table-cell>
          <table:table-cell office:value-type="float" office:value="25">
            <text:p>25</text:p>
          </table:table-cell>
          <table:table-cell office:value-type="string">
            <text:p>SolSize=</text:p>
          </table:table-cell>
          <table:table-cell office:value-type="float" office:value="22">
            <text:p>22</text:p>
          </table:table-cell>
          <table:table-cell office:value-type="string">
            <text:p>Gen=</text:p>
          </table:table-cell>
          <table:table-cell office:value-type="float" office:value="154">
            <text:p>154</text:p>
          </table:table-cell>
          <table:table-cell office:value-type="string">
            <text:p>examples/blocks/probBLOCKS-7-2.pddl</text:p>
          </table:table-cell>
          <table:table-cell/>
          <table:table-cell table:formula="of:=[.M29]/[.U29]" office:value-type="float" office:value="2.48701298701299">
            <text:p>2.487012987</text:p>
          </table:table-cell>
          <table:table-cell table:formula="of:=LOG([.M29])" office:value-type="float" office:value="2.58319877396862">
            <text:p>2.583198774</text:p>
          </table:table-cell>
          <table:table-cell table:formula="of:=LOG([.X29])" office:value-type="float" office:value="0.39567805313216">
            <text:p>0.3956780531</text:p>
          </table:table-cell>
          <table:table-cell table:formula="of:=[.O29]/[.E29]*100" office:value-type="float" office:value="53.5714285714286">
            <text:p>53.571428571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292">
            <text:p>292</text:p>
          </table:table-cell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287">
            <text:p>287</text:p>
          </table:table-cell>
          <table:table-cell office:value-type="string">
            <text:p>EgSize=</text:p>
          </table:table-cell>
          <table:table-cell office:value-type="float" office:value="12">
            <text:p>12</text:p>
          </table:table-cell>
          <table:table-cell office:value-type="string">
            <text:p>ExpSize=</text:p>
          </table:table-cell>
          <table:table-cell office:value-type="float" office:value="31">
            <text:p>31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297">
            <text:p>297</text:p>
          </table:table-cell>
          <table:table-cell office:value-type="string">
            <text:p>examples/blocks/probBLOCKS-8-0.pddl</text:p>
          </table:table-cell>
          <table:table-cell/>
          <table:table-cell table:formula="of:=[.M30]/[.U30]" office:value-type="float" office:value="0.966329966329966">
            <text:p>0.9663299663</text:p>
          </table:table-cell>
          <table:table-cell table:formula="of:=LOG([.M30])" office:value-type="float" office:value="2.45788189673399">
            <text:p>2.4578818967</text:p>
          </table:table-cell>
          <table:table-cell table:formula="of:=LOG([.X30])" office:value-type="float" office:value="-0.01487455258322">
            <text:p>-0.0148745526</text:p>
          </table:table-cell>
          <table:table-cell table:formula="of:=[.O30]/[.E30]*100" office:value-type="float" office:value="46.1538461538462">
            <text:p>46.1538461538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0">
            <text:p>40</text:p>
          </table:table-cell>
          <table:table-cell office:value-type="string">
            <text:p>SolSize=</text:p>
          </table:table-cell>
          <table:table-cell office:value-type="float" office:value="40">
            <text:p>40</text:p>
          </table:table-cell>
          <table:table-cell office:value-type="string">
            <text:p>Gen=</text:p>
          </table:table-cell>
          <table:table-cell office:value-type="float" office:value="333">
            <text:p>333</text:p>
          </table:table-cell>
          <table:table-cell office:value-type="string">
            <text:p>ExpSize=</text:p>
          </table:table-cell>
          <table:table-cell office:value-type="float" office:value="34">
            <text:p>34</text:p>
          </table:table-cell>
          <table:table-cell office:value-type="string">
            <text:p>SolSize=</text:p>
          </table:table-cell>
          <table:table-cell office:value-type="float" office:value="34">
            <text:p>34</text:p>
          </table:table-cell>
          <table:table-cell office:value-type="string">
            <text:p>Gen=</text:p>
          </table:table-cell>
          <table:table-cell office:value-type="float" office:value="504">
            <text:p>504</text:p>
          </table:table-cell>
          <table:table-cell office:value-type="string">
            <text:p>EgSize=</text:p>
          </table:table-cell>
          <table:table-cell office:value-type="float" office:value="19">
            <text:p>19</text:p>
          </table:table-cell>
          <table:table-cell office:value-type="string">
            <text:p>ExpSize=</text:p>
          </table:table-cell>
          <table:table-cell office:value-type="float" office:value="42">
            <text:p>42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127">
            <text:p>127</text:p>
          </table:table-cell>
          <table:table-cell office:value-type="string">
            <text:p>examples/blocks/probBLOCKS-8-1.pddl</text:p>
          </table:table-cell>
          <table:table-cell/>
          <table:table-cell table:formula="of:=[.M31]/[.U31]" office:value-type="float" office:value="3.96850393700787">
            <text:p>3.968503937</text:p>
          </table:table-cell>
          <table:table-cell table:formula="of:=LOG([.M31])" office:value-type="float" office:value="2.70243053644552">
            <text:p>2.7024305364</text:p>
          </table:table-cell>
          <table:table-cell table:formula="of:=LOG([.X31])" office:value-type="float" office:value="0.598626815489568">
            <text:p>0.5986268155</text:p>
          </table:table-cell>
          <table:table-cell table:formula="of:=[.O31]/[.E31]*100" office:value-type="float" office:value="47.5">
            <text:p>47.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8">
            <text:p>28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294">
            <text:p>294</text:p>
          </table:table-cell>
          <table:table-cell office:value-type="string">
            <text:p>ExpSize=</text:p>
          </table:table-cell>
          <table:table-cell office:value-type="float" office:value="32">
            <text:p>32</text:p>
          </table:table-cell>
          <table:table-cell office:value-type="string">
            <text:p>SolSize=</text:p>
          </table:table-cell>
          <table:table-cell office:value-type="float" office:value="32">
            <text:p>32</text:p>
          </table:table-cell>
          <table:table-cell office:value-type="string">
            <text:p>Gen=</text:p>
          </table:table-cell>
          <table:table-cell office:value-type="float" office:value="334">
            <text:p>334</text:p>
          </table:table-cell>
          <table:table-cell office:value-type="string">
            <text:p>EgSize=</text:p>
          </table:table-cell>
          <table:table-cell office:value-type="float" office:value="16">
            <text:p>16</text:p>
          </table:table-cell>
          <table:table-cell office:value-type="string">
            <text:p>ExpSize=</text:p>
          </table:table-cell>
          <table:table-cell office:value-type="float" office:value="31">
            <text:p>31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91">
            <text:p>91</text:p>
          </table:table-cell>
          <table:table-cell office:value-type="string">
            <text:p>examples/blocks/probBLOCKS-8-2.pddl</text:p>
          </table:table-cell>
          <table:table-cell/>
          <table:table-cell table:formula="of:=[.M32]/[.U32]" office:value-type="float" office:value="3.67032967032967">
            <text:p>3.6703296703</text:p>
          </table:table-cell>
          <table:table-cell table:formula="of:=LOG([.M32])" office:value-type="float" office:value="2.52374646681156">
            <text:p>2.5237464668</text:p>
          </table:table-cell>
          <table:table-cell table:formula="of:=LOG([.X32])" office:value-type="float" office:value="0.564705074490471">
            <text:p>0.5647050745</text:p>
          </table:table-cell>
          <table:table-cell table:formula="of:=[.O32]/[.E32]*100" office:value-type="float" office:value="57.1428571428571">
            <text:p>57.142857142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8">
            <text:p>48</text:p>
          </table:table-cell>
          <table:table-cell office:value-type="string">
            <text:p>SolSize=</text:p>
          </table:table-cell>
          <table:table-cell office:value-type="float" office:value="48">
            <text:p>48</text:p>
          </table:table-cell>
          <table:table-cell office:value-type="string">
            <text:p>Gen=</text:p>
          </table:table-cell>
          <table:table-cell office:value-type="float" office:value="647">
            <text:p>647</text:p>
          </table:table-cell>
          <table:table-cell office:value-type="string">
            <text:p>ExpSize=</text:p>
          </table:table-cell>
          <table:table-cell office:value-type="float" office:value="52">
            <text:p>52</text:p>
          </table:table-cell>
          <table:table-cell office:value-type="string">
            <text:p>SolSize=</text:p>
          </table:table-cell>
          <table:table-cell office:value-type="float" office:value="52">
            <text:p>52</text:p>
          </table:table-cell>
          <table:table-cell office:value-type="string">
            <text:p>Gen=</text:p>
          </table:table-cell>
          <table:table-cell office:value-type="float" office:value="1559">
            <text:p>1559</text:p>
          </table:table-cell>
          <table:table-cell office:value-type="string">
            <text:p>EgSize=</text:p>
          </table:table-cell>
          <table:table-cell office:value-type="float" office:value="19">
            <text:p>19</text:p>
          </table:table-cell>
          <table:table-cell office:value-type="string">
            <text:p>ExpSize=</text:p>
          </table:table-cell>
          <table:table-cell office:value-type="float" office:value="47">
            <text:p>47</text:p>
          </table:table-cell>
          <table:table-cell office:value-type="string">
            <text:p>SolSize=</text:p>
          </table:table-cell>
          <table:table-cell office:value-type="float" office:value="44">
            <text:p>44</text:p>
          </table:table-cell>
          <table:table-cell office:value-type="string">
            <text:p>Gen=</text:p>
          </table:table-cell>
          <table:table-cell office:value-type="float" office:value="339">
            <text:p>339</text:p>
          </table:table-cell>
          <table:table-cell office:value-type="string">
            <text:p>examples/blocks/probBLOCKS-9-0.pddl</text:p>
          </table:table-cell>
          <table:table-cell/>
          <table:table-cell table:formula="of:=[.M33]/[.U33]" office:value-type="float" office:value="4.59882005899705">
            <text:p>4.598820059</text:p>
          </table:table-cell>
          <table:table-cell table:formula="of:=LOG([.M33])" office:value-type="float" office:value="3.19284611518884">
            <text:p>3.1928461152</text:p>
          </table:table-cell>
          <table:table-cell table:formula="of:=LOG([.X33])" office:value-type="float" office:value="0.662646416985759">
            <text:p>0.662646417</text:p>
          </table:table-cell>
          <table:table-cell table:formula="of:=[.O33]/[.E33]*100" office:value-type="float" office:value="39.5833333333333">
            <text:p>39.583333333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4">
            <text:p>44</text:p>
          </table:table-cell>
          <table:table-cell office:value-type="string">
            <text:p>SolSize=</text:p>
          </table:table-cell>
          <table:table-cell office:value-type="float" office:value="44">
            <text:p>44</text:p>
          </table:table-cell>
          <table:table-cell office:value-type="string">
            <text:p>Gen=</text:p>
          </table:table-cell>
          <table:table-cell office:value-type="float" office:value="872">
            <text:p>872</text:p>
          </table:table-cell>
          <table:table-cell office:value-type="string">
            <text:p>ExpSize=</text:p>
          </table:table-cell>
          <table:table-cell office:value-type="float" office:value="44">
            <text:p>44</text:p>
          </table:table-cell>
          <table:table-cell office:value-type="string">
            <text:p>SolSize=</text:p>
          </table:table-cell>
          <table:table-cell office:value-type="float" office:value="44">
            <text:p>44</text:p>
          </table:table-cell>
          <table:table-cell office:value-type="string">
            <text:p>Gen=</text:p>
          </table:table-cell>
          <table:table-cell office:value-type="float" office:value="872">
            <text:p>872</text:p>
          </table:table-cell>
          <table:table-cell office:value-type="string">
            <text:p>EgSize=</text:p>
          </table:table-cell>
          <table:table-cell office:value-type="float" office:value="24">
            <text:p>24</text:p>
          </table:table-cell>
          <table:table-cell office:value-type="string">
            <text:p>ExpSize=</text:p>
          </table:table-cell>
          <table:table-cell office:value-type="float" office:value="45">
            <text:p>45</text:p>
          </table:table-cell>
          <table:table-cell office:value-type="string">
            <text:p>SolSize=</text:p>
          </table:table-cell>
          <table:table-cell office:value-type="float" office:value="44">
            <text:p>44</text:p>
          </table:table-cell>
          <table:table-cell office:value-type="string">
            <text:p>Gen=</text:p>
          </table:table-cell>
          <table:table-cell office:value-type="float" office:value="228">
            <text:p>228</text:p>
          </table:table-cell>
          <table:table-cell office:value-type="string">
            <text:p>examples/blocks/probBLOCKS-9-1.pddl</text:p>
          </table:table-cell>
          <table:table-cell/>
          <table:table-cell table:formula="of:=[.M34]/[.U34]" office:value-type="float" office:value="3.82456140350877">
            <text:p>3.8245614035</text:p>
          </table:table-cell>
          <table:table-cell table:formula="of:=LOG([.M34])" office:value-type="float" office:value="2.94051648493257">
            <text:p>2.9405164849</text:p>
          </table:table-cell>
          <table:table-cell table:formula="of:=LOG([.X34])" office:value-type="float" office:value="0.582581637932113">
            <text:p>0.5825816379</text:p>
          </table:table-cell>
          <table:table-cell table:formula="of:=[.O34]/[.E34]*100" office:value-type="float" office:value="54.5454545454545">
            <text:p>54.545454545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4">
            <text:p>44</text:p>
          </table:table-cell>
          <table:table-cell office:value-type="string">
            <text:p>SolSize=</text:p>
          </table:table-cell>
          <table:table-cell office:value-type="float" office:value="44">
            <text:p>44</text:p>
          </table:table-cell>
          <table:table-cell office:value-type="string">
            <text:p>Gen=</text:p>
          </table:table-cell>
          <table:table-cell office:value-type="float" office:value="465">
            <text:p>465</text:p>
          </table:table-cell>
          <table:table-cell office:value-type="string">
            <text:p>ExpSize=</text:p>
          </table:table-cell>
          <table:table-cell office:value-type="float" office:value="42">
            <text:p>42</text:p>
          </table:table-cell>
          <table:table-cell office:value-type="string">
            <text:p>SolSize=</text:p>
          </table:table-cell>
          <table:table-cell office:value-type="float" office:value="42">
            <text:p>42</text:p>
          </table:table-cell>
          <table:table-cell office:value-type="string">
            <text:p>Gen=</text:p>
          </table:table-cell>
          <table:table-cell office:value-type="float" office:value="302">
            <text:p>302</text:p>
          </table:table-cell>
          <table:table-cell office:value-type="string">
            <text:p>EgSize=</text:p>
          </table:table-cell>
          <table:table-cell office:value-type="float" office:value="22">
            <text:p>22</text:p>
          </table:table-cell>
          <table:table-cell office:value-type="string">
            <text:p>ExpSize=</text:p>
          </table:table-cell>
          <table:table-cell office:value-type="float" office:value="45">
            <text:p>45</text:p>
          </table:table-cell>
          <table:table-cell office:value-type="string">
            <text:p>SolSize=</text:p>
          </table:table-cell>
          <table:table-cell office:value-type="float" office:value="40">
            <text:p>40</text:p>
          </table:table-cell>
          <table:table-cell office:value-type="string">
            <text:p>Gen=</text:p>
          </table:table-cell>
          <table:table-cell office:value-type="float" office:value="336">
            <text:p>336</text:p>
          </table:table-cell>
          <table:table-cell office:value-type="string">
            <text:p>examples/blocks/probBLOCKS-9-2.pddl</text:p>
          </table:table-cell>
          <table:table-cell table:formula="of:=AVERAGE([.X2:.X35])" office:value-type="float" office:value="3.05471086266004">
            <text:p>3.0547108627</text:p>
          </table:table-cell>
          <table:table-cell table:formula="of:=[.M35]/[.U35]" office:value-type="float" office:value="0.898809523809524">
            <text:p>0.8988095238</text:p>
          </table:table-cell>
          <table:table-cell table:formula="of:=LOG([.M35])" office:value-type="float" office:value="2.48000694295715">
            <text:p>2.480006943</text:p>
          </table:table-cell>
          <table:table-cell table:formula="of:=LOG([.X35])" office:value-type="float" office:value="-0.0463323344326934">
            <text:p>-0.0463323344</text:p>
          </table:table-cell>
          <table:table-cell table:formula="of:=[.O35]/[.E35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193">
            <text:p>193</text:p>
          </table:table-cell>
          <table:table-cell office:value-type="string">
            <text:p>ExpSize=</text:p>
          </table:table-cell>
          <table:table-cell office:value-type="float" office:value="13">
            <text:p>13</text:p>
          </table:table-cell>
          <table:table-cell office:value-type="string">
            <text:p>SolSize=</text:p>
          </table:table-cell>
          <table:table-cell office:value-type="float" office:value="13">
            <text:p>13</text:p>
          </table:table-cell>
          <table:table-cell office:value-type="string">
            <text:p>Gen=</text:p>
          </table:table-cell>
          <table:table-cell office:value-type="float" office:value="171">
            <text:p>171</text:p>
          </table:table-cell>
          <table:table-cell office:value-type="string">
            <text:p>EgSize=</text:p>
          </table:table-cell>
          <table:table-cell office:value-type="float" office:value="8">
            <text:p>8</text:p>
          </table:table-cell>
          <table:table-cell office:value-type="string">
            <text:p>ExpSize=</text:p>
          </table:table-cell>
          <table:table-cell office:value-type="float" office:value="21">
            <text:p>21</text:p>
          </table:table-cell>
          <table:table-cell office:value-type="string">
            <text:p>SolSize=</text:p>
          </table:table-cell>
          <table:table-cell office:value-type="float" office:value="13">
            <text:p>13</text:p>
          </table:table-cell>
          <table:table-cell office:value-type="string">
            <text:p>Gen=</text:p>
          </table:table-cell>
          <table:table-cell office:value-type="float" office:value="157">
            <text:p>157</text:p>
          </table:table-cell>
          <table:table-cell office:value-type="string">
            <text:p>examples/elevators/p01.pddl</text:p>
          </table:table-cell>
          <table:table-cell/>
          <table:table-cell table:formula="of:=[.M36]/[.U36]" office:value-type="float" office:value="1.08917197452229">
            <text:p>1.0891719745</text:p>
          </table:table-cell>
          <table:table-cell table:formula="of:=LOG([.M36])" office:value-type="float" office:value="2.23299611039215">
            <text:p>2.2329961104</text:p>
          </table:table-cell>
          <table:table-cell table:formula="of:=LOG([.X36])" office:value-type="float" office:value="0.0370964579829201">
            <text:p>0.037096458</text:p>
          </table:table-cell>
          <table:table-cell table:formula="of:=[.O36]/[.E36]*100" office:value-type="float" office:value="57.1428571428571">
            <text:p>57.142857142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153">
            <text:p>153</text:p>
          </table:table-cell>
          <table:table-cell office:value-type="string">
            <text:p>ExpSize=</text:p>
          </table:table-cell>
          <table:table-cell office:value-type="float" office:value="8">
            <text:p>8</text:p>
          </table:table-cell>
          <table:table-cell office:value-type="string">
            <text:p>SolSize=</text:p>
          </table:table-cell>
          <table:table-cell office:value-type="float" office:value="8">
            <text:p>8</text:p>
          </table:table-cell>
          <table:table-cell office:value-type="string">
            <text:p>Gen=</text:p>
          </table:table-cell>
          <table:table-cell office:value-type="float" office:value="135">
            <text:p>135</text:p>
          </table:table-cell>
          <table:table-cell office:value-type="string">
            <text:p>EgSize=</text:p>
          </table:table-cell>
          <table:table-cell office:value-type="float" office:value="6">
            <text:p>6</text:p>
          </table:table-cell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8">
            <text:p>8</text:p>
          </table:table-cell>
          <table:table-cell office:value-type="string">
            <text:p>Gen=</text:p>
          </table:table-cell>
          <table:table-cell office:value-type="float" office:value="135">
            <text:p>135</text:p>
          </table:table-cell>
          <table:table-cell office:value-type="string">
            <text:p>examples/elevators/p02.pddl</text:p>
          </table:table-cell>
          <table:table-cell/>
          <table:table-cell table:formula="of:=[.M37]/[.U37]" office:value-type="float" office:value="1">
            <text:p>1</text:p>
          </table:table-cell>
          <table:table-cell table:formula="of:=LOG([.M37])" office:value-type="float" office:value="2.13033376849501">
            <text:p>2.1303337685</text:p>
          </table:table-cell>
          <table:table-cell table:formula="of:=LOG([.X37])" office:value-type="float" office:value="0">
            <text:p>0</text:p>
          </table:table-cell>
          <table:table-cell table:formula="of:=[.O37]/[.E37]*100" office:value-type="float" office:value="66.6666666666667">
            <text:p>66.666666666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301">
            <text:p>301</text:p>
          </table:table-cell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269">
            <text:p>269</text:p>
          </table:table-cell>
          <table:table-cell office:value-type="string">
            <text:p>EgSize=</text:p>
          </table:table-cell>
          <table:table-cell office:value-type="float" office:value="8">
            <text:p>8</text:p>
          </table:table-cell>
          <table:table-cell office:value-type="string">
            <text:p>ExpSize=</text:p>
          </table:table-cell>
          <table:table-cell office:value-type="float" office:value="31">
            <text:p>31</text:p>
          </table:table-cell>
          <table:table-cell office:value-type="string">
            <text:p>SolSize=</text:p>
          </table:table-cell>
          <table:table-cell office:value-type="float" office:value="23">
            <text:p>23</text:p>
          </table:table-cell>
          <table:table-cell office:value-type="string">
            <text:p>Gen=</text:p>
          </table:table-cell>
          <table:table-cell office:value-type="float" office:value="315">
            <text:p>315</text:p>
          </table:table-cell>
          <table:table-cell office:value-type="string">
            <text:p>examples/elevators/p03.pddl</text:p>
          </table:table-cell>
          <table:table-cell/>
          <table:table-cell table:formula="of:=[.M38]/[.U38]" office:value-type="float" office:value="0.853968253968254">
            <text:p>0.853968254</text:p>
          </table:table-cell>
          <table:table-cell table:formula="of:=LOG([.M38])" office:value-type="float" office:value="2.42975228000241">
            <text:p>2.42975228</text:p>
          </table:table-cell>
          <table:table-cell table:formula="of:=LOG([.X38])" office:value-type="float" office:value="-0.0685582737871925">
            <text:p>-0.0685582738</text:p>
          </table:table-cell>
          <table:table-cell table:formula="of:=[.O38]/[.E38]*100" office:value-type="float" office:value="42.1052631578947">
            <text:p>42.105263157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2">
            <text:p>22</text:p>
          </table:table-cell>
          <table:table-cell office:value-type="string">
            <text:p>SolSize=</text:p>
          </table:table-cell>
          <table:table-cell office:value-type="float" office:value="22">
            <text:p>22</text:p>
          </table:table-cell>
          <table:table-cell office:value-type="string">
            <text:p>Gen=</text:p>
          </table:table-cell>
          <table:table-cell office:value-type="float" office:value="387">
            <text:p>387</text:p>
          </table:table-cell>
          <table:table-cell office:value-type="string">
            <text:p>ExpSize=</text:p>
          </table:table-cell>
          <table:table-cell office:value-type="float" office:value="17">
            <text:p>17</text:p>
          </table:table-cell>
          <table:table-cell office:value-type="string">
            <text:p>SolSize=</text:p>
          </table:table-cell>
          <table:table-cell office:value-type="float" office:value="17">
            <text:p>17</text:p>
          </table:table-cell>
          <table:table-cell office:value-type="string">
            <text:p>Gen=</text:p>
          </table:table-cell>
          <table:table-cell office:value-type="float" office:value="285">
            <text:p>285</text:p>
          </table:table-cell>
          <table:table-cell office:value-type="string">
            <text:p>EgSize=</text:p>
          </table:table-cell>
          <table:table-cell office:value-type="float" office:value="9">
            <text:p>9</text:p>
          </table:table-cell>
          <table:table-cell office:value-type="string">
            <text:p>ExpSize=</text:p>
          </table:table-cell>
          <table:table-cell office:value-type="float" office:value="27">
            <text:p>27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305">
            <text:p>305</text:p>
          </table:table-cell>
          <table:table-cell office:value-type="string">
            <text:p>examples/elevators/p04.pddl</text:p>
          </table:table-cell>
          <table:table-cell/>
          <table:table-cell table:formula="of:=[.M39]/[.U39]" office:value-type="float" office:value="0.934426229508197">
            <text:p>0.9344262295</text:p>
          </table:table-cell>
          <table:table-cell table:formula="of:=LOG([.M39])" office:value-type="float" office:value="2.45484486000851">
            <text:p>2.45484486</text:p>
          </table:table-cell>
          <table:table-cell table:formula="of:=LOG([.X39])" office:value-type="float" office:value="-0.0294549793382756">
            <text:p>-0.0294549793</text:p>
          </table:table-cell>
          <table:table-cell table:formula="of:=[.O39]/[.E39]*100" office:value-type="float" office:value="40.9090909090909">
            <text:p>40.909090909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3">
            <text:p>23</text:p>
          </table:table-cell>
          <table:table-cell office:value-type="string">
            <text:p>SolSize=</text:p>
          </table:table-cell>
          <table:table-cell office:value-type="float" office:value="23">
            <text:p>23</text:p>
          </table:table-cell>
          <table:table-cell office:value-type="string">
            <text:p>Gen=</text:p>
          </table:table-cell>
          <table:table-cell office:value-type="float" office:value="1063">
            <text:p>1063</text:p>
          </table:table-cell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415">
            <text:p>415</text:p>
          </table:table-cell>
          <table:table-cell office:value-type="string">
            <text:p>EgSize=</text:p>
          </table:table-cell>
          <table:table-cell office:value-type="float" office:value="12">
            <text:p>12</text:p>
          </table:table-cell>
          <table:table-cell office:value-type="string">
            <text:p>ExpSize=</text:p>
          </table:table-cell>
          <table:table-cell office:value-type="float" office:value="39">
            <text:p>39</text:p>
          </table:table-cell>
          <table:table-cell office:value-type="string">
            <text:p>SolSize=</text:p>
          </table:table-cell>
          <table:table-cell office:value-type="float" office:value="27">
            <text:p>27</text:p>
          </table:table-cell>
          <table:table-cell office:value-type="string">
            <text:p>Gen=</text:p>
          </table:table-cell>
          <table:table-cell office:value-type="float" office:value="360">
            <text:p>360</text:p>
          </table:table-cell>
          <table:table-cell office:value-type="string">
            <text:p>examples/elevators/p05.pddl</text:p>
          </table:table-cell>
          <table:table-cell/>
          <table:table-cell table:formula="of:=[.M40]/[.U40]" office:value-type="float" office:value="1.15277777777778">
            <text:p>1.1527777778</text:p>
          </table:table-cell>
          <table:table-cell table:formula="of:=LOG([.M40])" office:value-type="float" office:value="2.61804809671209">
            <text:p>2.6180480967</text:p>
          </table:table-cell>
          <table:table-cell table:formula="of:=LOG([.X40])" office:value-type="float" office:value="0.0617455959448054">
            <text:p>0.0617455959</text:p>
          </table:table-cell>
          <table:table-cell table:formula="of:=[.O40]/[.E40]*100" office:value-type="float" office:value="52.1739130434783">
            <text:p>52.173913043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7">
            <text:p>27</text:p>
          </table:table-cell>
          <table:table-cell office:value-type="string">
            <text:p>SolSize=</text:p>
          </table:table-cell>
          <table:table-cell office:value-type="float" office:value="27">
            <text:p>27</text:p>
          </table:table-cell>
          <table:table-cell office:value-type="string">
            <text:p>Gen=</text:p>
          </table:table-cell>
          <table:table-cell office:value-type="float" office:value="1173">
            <text:p>1173</text:p>
          </table:table-cell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1213">
            <text:p>1213</text:p>
          </table:table-cell>
          <table:table-cell office:value-type="string">
            <text:p>EgSize=</text:p>
          </table:table-cell>
          <table:table-cell office:value-type="float" office:value="16">
            <text:p>16</text:p>
          </table:table-cell>
          <table:table-cell office:value-type="string">
            <text:p>ExpSize=</text:p>
          </table:table-cell>
          <table:table-cell office:value-type="float" office:value="44">
            <text:p>44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501">
            <text:p>501</text:p>
          </table:table-cell>
          <table:table-cell office:value-type="string">
            <text:p>examples/elevators/p06.pddl</text:p>
          </table:table-cell>
          <table:table-cell/>
          <table:table-cell table:formula="of:=[.M41]/[.U41]" office:value-type="float" office:value="2.42115768463074">
            <text:p>2.4211576846</text:p>
          </table:table-cell>
          <table:table-cell table:formula="of:=LOG([.M41])" office:value-type="float" office:value="3.08386080086657">
            <text:p>3.0838608009</text:p>
          </table:table-cell>
          <table:table-cell table:formula="of:=LOG([.X41])" office:value-type="float" office:value="0.384023074999327">
            <text:p>0.384023075</text:p>
          </table:table-cell>
          <table:table-cell table:formula="of:=[.O41]/[.E41]*100" office:value-type="float" office:value="59.2592592592593">
            <text:p>59.259259259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0">
            <text:p>30</text:p>
          </table:table-cell>
          <table:table-cell office:value-type="string">
            <text:p>SolSize=</text:p>
          </table:table-cell>
          <table:table-cell office:value-type="float" office:value="30">
            <text:p>30</text:p>
          </table:table-cell>
          <table:table-cell office:value-type="string">
            <text:p>Gen=</text:p>
          </table:table-cell>
          <table:table-cell office:value-type="float" office:value="1035">
            <text:p>1035</text:p>
          </table:table-cell>
          <table:table-cell office:value-type="string">
            <text:p>ExpSize=</text:p>
          </table:table-cell>
          <table:table-cell office:value-type="float" office:value="27">
            <text:p>27</text:p>
          </table:table-cell>
          <table:table-cell office:value-type="string">
            <text:p>SolSize=</text:p>
          </table:table-cell>
          <table:table-cell office:value-type="float" office:value="27">
            <text:p>27</text:p>
          </table:table-cell>
          <table:table-cell office:value-type="string">
            <text:p>Gen=</text:p>
          </table:table-cell>
          <table:table-cell office:value-type="float" office:value="1429">
            <text:p>1429</text:p>
          </table:table-cell>
          <table:table-cell office:value-type="string">
            <text:p>EgSize=</text:p>
          </table:table-cell>
          <table:table-cell office:value-type="float" office:value="15">
            <text:p>15</text:p>
          </table:table-cell>
          <table:table-cell office:value-type="string">
            <text:p>ExpSize=</text:p>
          </table:table-cell>
          <table:table-cell office:value-type="float" office:value="43">
            <text:p>43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410">
            <text:p>410</text:p>
          </table:table-cell>
          <table:table-cell office:value-type="string">
            <text:p>examples/elevators/p07.pddl</text:p>
          </table:table-cell>
          <table:table-cell/>
          <table:table-cell table:formula="of:=[.M42]/[.U42]" office:value-type="float" office:value="3.48536585365854">
            <text:p>3.4853658537</text:p>
          </table:table-cell>
          <table:table-cell table:formula="of:=LOG([.M42])" office:value-type="float" office:value="3.15503222879097">
            <text:p>3.1550322288</text:p>
          </table:table-cell>
          <table:table-cell table:formula="of:=LOG([.X42])" office:value-type="float" office:value="0.542248372071235">
            <text:p>0.5422483721</text:p>
          </table:table-cell>
          <table:table-cell table:formula="of:=[.O42]/[.E42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1">
            <text:p>21</text:p>
          </table:table-cell>
          <table:table-cell office:value-type="string">
            <text:p>SolSize=</text:p>
          </table:table-cell>
          <table:table-cell office:value-type="float" office:value="21">
            <text:p>21</text:p>
          </table:table-cell>
          <table:table-cell office:value-type="string">
            <text:p>Gen=</text:p>
          </table:table-cell>
          <table:table-cell office:value-type="float" office:value="391">
            <text:p>391</text:p>
          </table:table-cell>
          <table:table-cell office:value-type="string">
            <text:p>ExpSize=</text:p>
          </table:table-cell>
          <table:table-cell office:value-type="float" office:value="21">
            <text:p>21</text:p>
          </table:table-cell>
          <table:table-cell office:value-type="string">
            <text:p>SolSize=</text:p>
          </table:table-cell>
          <table:table-cell office:value-type="float" office:value="21">
            <text:p>21</text:p>
          </table:table-cell>
          <table:table-cell office:value-type="string">
            <text:p>Gen=</text:p>
          </table:table-cell>
          <table:table-cell office:value-type="float" office:value="392">
            <text:p>392</text:p>
          </table:table-cell>
          <table:table-cell office:value-type="string">
            <text:p>EgSize=</text:p>
          </table:table-cell>
          <table:table-cell office:value-type="float" office:value="12">
            <text:p>12</text:p>
          </table:table-cell>
          <table:table-cell office:value-type="string">
            <text:p>ExpSize=</text:p>
          </table:table-cell>
          <table:table-cell office:value-type="float" office:value="31">
            <text:p>31</text:p>
          </table:table-cell>
          <table:table-cell office:value-type="string">
            <text:p>SolSize=</text:p>
          </table:table-cell>
          <table:table-cell office:value-type="float" office:value="27">
            <text:p>27</text:p>
          </table:table-cell>
          <table:table-cell office:value-type="string">
            <text:p>Gen=</text:p>
          </table:table-cell>
          <table:table-cell office:value-type="float" office:value="495">
            <text:p>495</text:p>
          </table:table-cell>
          <table:table-cell office:value-type="string">
            <text:p>examples/elevators/p08.pddl</text:p>
          </table:table-cell>
          <table:table-cell/>
          <table:table-cell table:formula="of:=[.M43]/[.U43]" office:value-type="float" office:value="0.791919191919192">
            <text:p>0.7919191919</text:p>
          </table:table-cell>
          <table:table-cell table:formula="of:=LOG([.M43])" office:value-type="float" office:value="2.59328606702046">
            <text:p>2.593286067</text:p>
          </table:table-cell>
          <table:table-cell table:formula="of:=LOG([.X43])" office:value-type="float" office:value="-0.101319131913111">
            <text:p>-0.1013191319</text:p>
          </table:table-cell>
          <table:table-cell table:formula="of:=[.O43]/[.E43]*100" office:value-type="float" office:value="57.1428571428571">
            <text:p>57.142857142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6">
            <text:p>36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765">
            <text:p>765</text:p>
          </table:table-cell>
          <table:table-cell office:value-type="string">
            <text:p>ExpSize=</text:p>
          </table:table-cell>
          <table:table-cell office:value-type="float" office:value="46">
            <text:p>46</text:p>
          </table:table-cell>
          <table:table-cell office:value-type="string">
            <text:p>SolSize=</text:p>
          </table:table-cell>
          <table:table-cell office:value-type="float" office:value="46">
            <text:p>46</text:p>
          </table:table-cell>
          <table:table-cell office:value-type="string">
            <text:p>Gen=</text:p>
          </table:table-cell>
          <table:table-cell office:value-type="float" office:value="2028">
            <text:p>2028</text:p>
          </table:table-cell>
          <table:table-cell office:value-type="string">
            <text:p>EgSize=</text:p>
          </table:table-cell>
          <table:table-cell office:value-type="float" office:value="14">
            <text:p>14</text:p>
          </table:table-cell>
          <table:table-cell office:value-type="string">
            <text:p>ExpSize=</text:p>
          </table:table-cell>
          <table:table-cell office:value-type="float" office:value="42">
            <text:p>42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534">
            <text:p>534</text:p>
          </table:table-cell>
          <table:table-cell office:value-type="string">
            <text:p>examples/elevators/p09.pddl</text:p>
          </table:table-cell>
          <table:table-cell/>
          <table:table-cell table:formula="of:=[.M44]/[.U44]" office:value-type="float" office:value="3.79775280898876">
            <text:p>3.797752809</text:p>
          </table:table-cell>
          <table:table-cell table:formula="of:=LOG([.M44])" office:value-type="float" office:value="3.3070679506613">
            <text:p>3.3070679507</text:p>
          </table:table-cell>
          <table:table-cell table:formula="of:=LOG([.X44])" office:value-type="float" office:value="0.579526693632742">
            <text:p>0.5795266936</text:p>
          </table:table-cell>
          <table:table-cell table:formula="of:=[.O44]/[.E44]*100" office:value-type="float" office:value="38.8888888888889">
            <text:p>38.888888888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3">
            <text:p>33</text:p>
          </table:table-cell>
          <table:table-cell office:value-type="string">
            <text:p>SolSize=</text:p>
          </table:table-cell>
          <table:table-cell office:value-type="float" office:value="33">
            <text:p>33</text:p>
          </table:table-cell>
          <table:table-cell office:value-type="string">
            <text:p>Gen=</text:p>
          </table:table-cell>
          <table:table-cell office:value-type="float" office:value="1373">
            <text:p>1373</text:p>
          </table:table-cell>
          <table:table-cell office:value-type="string">
            <text:p>ExpSize=</text:p>
          </table:table-cell>
          <table:table-cell office:value-type="float" office:value="30">
            <text:p>30</text:p>
          </table:table-cell>
          <table:table-cell office:value-type="string">
            <text:p>SolSize=</text:p>
          </table:table-cell>
          <table:table-cell office:value-type="float" office:value="30">
            <text:p>30</text:p>
          </table:table-cell>
          <table:table-cell office:value-type="string">
            <text:p>Gen=</text:p>
          </table:table-cell>
          <table:table-cell office:value-type="float" office:value="1172">
            <text:p>1172</text:p>
          </table:table-cell>
          <table:table-cell office:value-type="string">
            <text:p>EgSize=</text:p>
          </table:table-cell>
          <table:table-cell office:value-type="float" office:value="17">
            <text:p>17</text:p>
          </table:table-cell>
          <table:table-cell office:value-type="string">
            <text:p>ExpSize=</text:p>
          </table:table-cell>
          <table:table-cell office:value-type="float" office:value="40">
            <text:p>40</text:p>
          </table:table-cell>
          <table:table-cell office:value-type="string">
            <text:p>SolSize=</text:p>
          </table:table-cell>
          <table:table-cell office:value-type="float" office:value="38">
            <text:p>38</text:p>
          </table:table-cell>
          <table:table-cell office:value-type="string">
            <text:p>Gen=</text:p>
          </table:table-cell>
          <table:table-cell office:value-type="float" office:value="712">
            <text:p>712</text:p>
          </table:table-cell>
          <table:table-cell office:value-type="string">
            <text:p>examples/elevators/p10.pddl</text:p>
          </table:table-cell>
          <table:table-cell/>
          <table:table-cell table:formula="of:=[.M45]/[.U45]" office:value-type="float" office:value="1.64606741573034">
            <text:p>1.6460674157</text:p>
          </table:table-cell>
          <table:table-cell table:formula="of:=LOG([.M45])" office:value-type="float" office:value="3.06892761168207">
            <text:p>3.0689276117</text:p>
          </table:table-cell>
          <table:table-cell table:formula="of:=LOG([.X45])" office:value-type="float" office:value="0.216447618045215">
            <text:p>0.216447618</text:p>
          </table:table-cell>
          <table:table-cell table:formula="of:=[.O45]/[.E45]*100" office:value-type="float" office:value="51.5151515151515">
            <text:p>51.515151515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288">
            <text:p>288</text:p>
          </table:table-cell>
          <table:table-cell office:value-type="string">
            <text:p>ExpSize=</text:p>
          </table:table-cell>
          <table:table-cell office:value-type="float" office:value="16">
            <text:p>16</text:p>
          </table:table-cell>
          <table:table-cell office:value-type="string">
            <text:p>SolSize=</text:p>
          </table:table-cell>
          <table:table-cell office:value-type="float" office:value="16">
            <text:p>16</text:p>
          </table:table-cell>
          <table:table-cell office:value-type="string">
            <text:p>Gen=</text:p>
          </table:table-cell>
          <table:table-cell office:value-type="float" office:value="294">
            <text:p>294</text:p>
          </table:table-cell>
          <table:table-cell office:value-type="string">
            <text:p>EgSize=</text:p>
          </table:table-cell>
          <table:table-cell office:value-type="float" office:value="10">
            <text:p>10</text:p>
          </table:table-cell>
          <table:table-cell office:value-type="string">
            <text:p>ExpSize=</text:p>
          </table:table-cell>
          <table:table-cell office:value-type="float" office:value="29">
            <text:p>29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285">
            <text:p>285</text:p>
          </table:table-cell>
          <table:table-cell office:value-type="string">
            <text:p>examples/elevators/p11.pddl</text:p>
          </table:table-cell>
          <table:table-cell/>
          <table:table-cell table:formula="of:=[.M46]/[.U46]" office:value-type="float" office:value="1.03157894736842">
            <text:p>1.0315789474</text:p>
          </table:table-cell>
          <table:table-cell table:formula="of:=LOG([.M46])" office:value-type="float" office:value="2.46834733041216">
            <text:p>2.4683473304</text:p>
          </table:table-cell>
          <table:table-cell table:formula="of:=LOG([.X46])" office:value-type="float" office:value="0.0135024704036471">
            <text:p>0.0135024704</text:p>
          </table:table-cell>
          <table:table-cell table:formula="of:=[.O46]/[.E46]*100" office:value-type="float" office:value="52.6315789473684">
            <text:p>52.631578947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1">
            <text:p>21</text:p>
          </table:table-cell>
          <table:table-cell office:value-type="string">
            <text:p>SolSize=</text:p>
          </table:table-cell>
          <table:table-cell office:value-type="float" office:value="21">
            <text:p>21</text:p>
          </table:table-cell>
          <table:table-cell office:value-type="string">
            <text:p>Gen=</text:p>
          </table:table-cell>
          <table:table-cell office:value-type="float" office:value="1687">
            <text:p>1687</text:p>
          </table:table-cell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1494">
            <text:p>1494</text:p>
          </table:table-cell>
          <table:table-cell office:value-type="string">
            <text:p>EgSize=</text:p>
          </table:table-cell>
          <table:table-cell office:value-type="float" office:value="8">
            <text:p>8</text:p>
          </table:table-cell>
          <table:table-cell office:value-type="string">
            <text:p>ExpSize=</text:p>
          </table:table-cell>
          <table:table-cell office:value-type="float" office:value="24">
            <text:p>24</text:p>
          </table:table-cell>
          <table:table-cell office:value-type="string">
            <text:p>SolSize=</text:p>
          </table:table-cell>
          <table:table-cell office:value-type="float" office:value="16">
            <text:p>16</text:p>
          </table:table-cell>
          <table:table-cell office:value-type="string">
            <text:p>Gen=</text:p>
          </table:table-cell>
          <table:table-cell office:value-type="float" office:value="343">
            <text:p>343</text:p>
          </table:table-cell>
          <table:table-cell office:value-type="string">
            <text:p>examples/elevators/p12.pddl</text:p>
          </table:table-cell>
          <table:table-cell/>
          <table:table-cell table:formula="of:=[.M47]/[.U47]" office:value-type="float" office:value="4.35568513119534">
            <text:p>4.3556851312</text:p>
          </table:table-cell>
          <table:table-cell table:formula="of:=LOG([.M47])" office:value-type="float" office:value="3.17435059747938">
            <text:p>3.1743505975</text:p>
          </table:table-cell>
          <table:table-cell table:formula="of:=LOG([.X47])" office:value-type="float" office:value="0.639056477436609">
            <text:p>0.6390564774</text:p>
          </table:table-cell>
          <table:table-cell table:formula="of:=[.O47]/[.E47]*100" office:value-type="float" office:value="38.0952380952381">
            <text:p>38.095238095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5">
            <text:p>15</text:p>
          </table:table-cell>
          <table:table-cell office:value-type="string">
            <text:p>SolSize=</text:p>
          </table:table-cell>
          <table:table-cell office:value-type="float" office:value="15">
            <text:p>15</text:p>
          </table:table-cell>
          <table:table-cell office:value-type="string">
            <text:p>Gen=</text:p>
          </table:table-cell>
          <table:table-cell office:value-type="float" office:value="229">
            <text:p>229</text:p>
          </table:table-cell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275">
            <text:p>275</text:p>
          </table:table-cell>
          <table:table-cell office:value-type="string">
            <text:p>EgSize=</text:p>
          </table:table-cell>
          <table:table-cell office:value-type="float" office:value="9">
            <text:p>9</text:p>
          </table:table-cell>
          <table:table-cell office:value-type="string">
            <text:p>ExpSize=</text:p>
          </table:table-cell>
          <table:table-cell office:value-type="float" office:value="25">
            <text:p>25</text:p>
          </table:table-cell>
          <table:table-cell office:value-type="string">
            <text:p>SolSize=</text:p>
          </table:table-cell>
          <table:table-cell office:value-type="float" office:value="16">
            <text:p>16</text:p>
          </table:table-cell>
          <table:table-cell office:value-type="string">
            <text:p>Gen=</text:p>
          </table:table-cell>
          <table:table-cell office:value-type="float" office:value="234">
            <text:p>234</text:p>
          </table:table-cell>
          <table:table-cell office:value-type="string">
            <text:p>examples/elevators/p13.pddl</text:p>
          </table:table-cell>
          <table:table-cell/>
          <table:table-cell table:formula="of:=[.M48]/[.U48]" office:value-type="float" office:value="1.17521367521368">
            <text:p>1.1752136752</text:p>
          </table:table-cell>
          <table:table-cell table:formula="of:=LOG([.M48])" office:value-type="float" office:value="2.43933269383026">
            <text:p>2.4393326938</text:p>
          </table:table-cell>
          <table:table-cell table:formula="of:=LOG([.X48])" office:value-type="float" office:value="0.0701168364201198">
            <text:p>0.0701168364</text:p>
          </table:table-cell>
          <table:table-cell table:formula="of:=[.O48]/[.E48]*100" office:value-type="float" office:value="60">
            <text:p>6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7">
            <text:p>27</text:p>
          </table:table-cell>
          <table:table-cell office:value-type="string">
            <text:p>SolSize=</text:p>
          </table:table-cell>
          <table:table-cell office:value-type="float" office:value="27">
            <text:p>27</text:p>
          </table:table-cell>
          <table:table-cell office:value-type="string">
            <text:p>Gen=</text:p>
          </table:table-cell>
          <table:table-cell office:value-type="float" office:value="2027">
            <text:p>2027</text:p>
          </table:table-cell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1922">
            <text:p>1922</text:p>
          </table:table-cell>
          <table:table-cell office:value-type="string">
            <text:p>EgSize=</text:p>
          </table:table-cell>
          <table:table-cell office:value-type="float" office:value="12">
            <text:p>12</text:p>
          </table:table-cell>
          <table:table-cell office:value-type="string">
            <text:p>ExpSize=</text:p>
          </table:table-cell>
          <table:table-cell office:value-type="float" office:value="38">
            <text:p>38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565">
            <text:p>565</text:p>
          </table:table-cell>
          <table:table-cell office:value-type="string">
            <text:p>examples/elevators/p14.pddl</text:p>
          </table:table-cell>
          <table:table-cell/>
          <table:table-cell table:formula="of:=[.M49]/[.U49]" office:value-type="float" office:value="3.40176991150442">
            <text:p>3.4017699115</text:p>
          </table:table-cell>
          <table:table-cell table:formula="of:=LOG([.M49])" office:value-type="float" office:value="3.28375338333253">
            <text:p>3.2837533833</text:p>
          </table:table-cell>
          <table:table-cell table:formula="of:=LOG([.X49])" office:value-type="float" office:value="0.531704935513088">
            <text:p>0.5317049355</text:p>
          </table:table-cell>
          <table:table-cell table:formula="of:=[.O49]/[.E49]*100" office:value-type="float" office:value="44.4444444444444">
            <text:p>44.444444444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1">
            <text:p>31</text:p>
          </table:table-cell>
          <table:table-cell office:value-type="string">
            <text:p>SolSize=</text:p>
          </table:table-cell>
          <table:table-cell office:value-type="float" office:value="31">
            <text:p>31</text:p>
          </table:table-cell>
          <table:table-cell office:value-type="string">
            <text:p>Gen=</text:p>
          </table:table-cell>
          <table:table-cell office:value-type="float" office:value="1445">
            <text:p>1445</text:p>
          </table:table-cell>
          <table:table-cell office:value-type="string">
            <text:p>ExpSize=</text:p>
          </table:table-cell>
          <table:table-cell office:value-type="float" office:value="28">
            <text:p>28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1114">
            <text:p>1114</text:p>
          </table:table-cell>
          <table:table-cell office:value-type="string">
            <text:p>EgSize=</text:p>
          </table:table-cell>
          <table:table-cell office:value-type="float" office:value="18">
            <text:p>18</text:p>
          </table:table-cell>
          <table:table-cell office:value-type="string">
            <text:p>ExpSize=</text:p>
          </table:table-cell>
          <table:table-cell office:value-type="float" office:value="48">
            <text:p>48</text:p>
          </table:table-cell>
          <table:table-cell office:value-type="string">
            <text:p>SolSize=</text:p>
          </table:table-cell>
          <table:table-cell office:value-type="float" office:value="30">
            <text:p>30</text:p>
          </table:table-cell>
          <table:table-cell office:value-type="string">
            <text:p>Gen=</text:p>
          </table:table-cell>
          <table:table-cell office:value-type="float" office:value="533">
            <text:p>533</text:p>
          </table:table-cell>
          <table:table-cell office:value-type="string">
            <text:p>examples/elevators/p15.pddl</text:p>
          </table:table-cell>
          <table:table-cell/>
          <table:table-cell table:formula="of:=[.M50]/[.U50]" office:value-type="float" office:value="2.09005628517824">
            <text:p>2.0900562852</text:p>
          </table:table-cell>
          <table:table-cell table:formula="of:=LOG([.M50])" office:value-type="float" office:value="3.04688519083771">
            <text:p>3.0468851908</text:p>
          </table:table-cell>
          <table:table-cell table:formula="of:=LOG([.X50])" office:value-type="float" office:value="0.320157981811138">
            <text:p>0.3201579818</text:p>
          </table:table-cell>
          <table:table-cell table:formula="of:=[.O50]/[.E50]*100" office:value-type="float" office:value="58.0645161290323">
            <text:p>58.06451612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2">
            <text:p>32</text:p>
          </table:table-cell>
          <table:table-cell office:value-type="string">
            <text:p>SolSize=</text:p>
          </table:table-cell>
          <table:table-cell office:value-type="float" office:value="32">
            <text:p>32</text:p>
          </table:table-cell>
          <table:table-cell office:value-type="string">
            <text:p>Gen=</text:p>
          </table:table-cell>
          <table:table-cell office:value-type="float" office:value="5486">
            <text:p>5486</text:p>
          </table:table-cell>
          <table:table-cell office:value-type="string">
            <text:p>ExpSize=</text:p>
          </table:table-cell>
          <table:table-cell office:value-type="float" office:value="33">
            <text:p>33</text:p>
          </table:table-cell>
          <table:table-cell office:value-type="string">
            <text:p>SolSize=</text:p>
          </table:table-cell>
          <table:table-cell office:value-type="float" office:value="33">
            <text:p>33</text:p>
          </table:table-cell>
          <table:table-cell office:value-type="string">
            <text:p>Gen=</text:p>
          </table:table-cell>
          <table:table-cell office:value-type="float" office:value="4636">
            <text:p>4636</text:p>
          </table:table-cell>
          <table:table-cell office:value-type="string">
            <text:p>EgSize=</text:p>
          </table:table-cell>
          <table:table-cell office:value-type="float" office:value="18">
            <text:p>18</text:p>
          </table:table-cell>
          <table:table-cell office:value-type="string">
            <text:p>ExpSize=</text:p>
          </table:table-cell>
          <table:table-cell office:value-type="float" office:value="52">
            <text:p>52</text:p>
          </table:table-cell>
          <table:table-cell office:value-type="string">
            <text:p>SolSize=</text:p>
          </table:table-cell>
          <table:table-cell office:value-type="float" office:value="34">
            <text:p>34</text:p>
          </table:table-cell>
          <table:table-cell office:value-type="string">
            <text:p>Gen=</text:p>
          </table:table-cell>
          <table:table-cell office:value-type="float" office:value="928">
            <text:p>928</text:p>
          </table:table-cell>
          <table:table-cell office:value-type="string">
            <text:p>examples/elevators/p16.pddl</text:p>
          </table:table-cell>
          <table:table-cell/>
          <table:table-cell table:formula="of:=[.M51]/[.U51]" office:value-type="float" office:value="4.99568965517241">
            <text:p>4.9956896552</text:p>
          </table:table-cell>
          <table:table-cell table:formula="of:=LOG([.M51])" office:value-type="float" office:value="3.66614342729156">
            <text:p>3.6661434273</text:p>
          </table:table-cell>
          <table:table-cell table:formula="of:=LOG([.X51])" office:value-type="float" office:value="0.698595451072696">
            <text:p>0.6985954511</text:p>
          </table:table-cell>
          <table:table-cell table:formula="of:=[.O51]/[.E51]*100" office:value-type="float" office:value="56.25">
            <text:p>56.2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647">
            <text:p>647</text:p>
          </table:table-cell>
          <table:table-cell office:value-type="string">
            <text:p>ExpSize=</text:p>
          </table:table-cell>
          <table:table-cell office:value-type="float" office:value="28">
            <text:p>28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1716">
            <text:p>1716</text:p>
          </table:table-cell>
          <table:table-cell office:value-type="string">
            <text:p>EgSize=</text:p>
          </table:table-cell>
          <table:table-cell office:value-type="float" office:value="15">
            <text:p>15</text:p>
          </table:table-cell>
          <table:table-cell office:value-type="string">
            <text:p>ExpSize=</text:p>
          </table:table-cell>
          <table:table-cell office:value-type="float" office:value="44">
            <text:p>44</text:p>
          </table:table-cell>
          <table:table-cell office:value-type="string">
            <text:p>SolSize=</text:p>
          </table:table-cell>
          <table:table-cell office:value-type="float" office:value="29">
            <text:p>29</text:p>
          </table:table-cell>
          <table:table-cell office:value-type="string">
            <text:p>Gen=</text:p>
          </table:table-cell>
          <table:table-cell office:value-type="float" office:value="503">
            <text:p>503</text:p>
          </table:table-cell>
          <table:table-cell office:value-type="string">
            <text:p>examples/elevators/p17.pddl</text:p>
          </table:table-cell>
          <table:table-cell/>
          <table:table-cell table:formula="of:=[.M52]/[.U52]" office:value-type="float" office:value="3.41153081510934">
            <text:p>3.4115308151</text:p>
          </table:table-cell>
          <table:table-cell table:formula="of:=LOG([.M52])" office:value-type="float" office:value="3.23451728351269">
            <text:p>3.2345172835</text:p>
          </table:table-cell>
          <table:table-cell table:formula="of:=LOG([.X52])" office:value-type="float" office:value="0.532949298456759">
            <text:p>0.5329492985</text:p>
          </table:table-cell>
          <table:table-cell table:formula="of:=[.O52]/[.E52]*100" office:value-type="float" office:value="57.6923076923077">
            <text:p>57.692307692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7">
            <text:p>27</text:p>
          </table:table-cell>
          <table:table-cell office:value-type="string">
            <text:p>SolSize=</text:p>
          </table:table-cell>
          <table:table-cell office:value-type="float" office:value="27">
            <text:p>27</text:p>
          </table:table-cell>
          <table:table-cell office:value-type="string">
            <text:p>Gen=</text:p>
          </table:table-cell>
          <table:table-cell office:value-type="float" office:value="3472">
            <text:p>3472</text:p>
          </table:table-cell>
          <table:table-cell office:value-type="string">
            <text:p>ExpSize=</text:p>
          </table:table-cell>
          <table:table-cell office:value-type="float" office:value="28">
            <text:p>28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3571">
            <text:p>3571</text:p>
          </table:table-cell>
          <table:table-cell office:value-type="string">
            <text:p>EgSize=</text:p>
          </table:table-cell>
          <table:table-cell office:value-type="float" office:value="14">
            <text:p>14</text:p>
          </table:table-cell>
          <table:table-cell office:value-type="string">
            <text:p>ExpSize=</text:p>
          </table:table-cell>
          <table:table-cell office:value-type="float" office:value="45">
            <text:p>45</text:p>
          </table:table-cell>
          <table:table-cell office:value-type="string">
            <text:p>SolSize=</text:p>
          </table:table-cell>
          <table:table-cell office:value-type="float" office:value="31">
            <text:p>31</text:p>
          </table:table-cell>
          <table:table-cell office:value-type="string">
            <text:p>Gen=</text:p>
          </table:table-cell>
          <table:table-cell office:value-type="float" office:value="1209">
            <text:p>1209</text:p>
          </table:table-cell>
          <table:table-cell office:value-type="string">
            <text:p>examples/elevators/p18.pddl</text:p>
          </table:table-cell>
          <table:table-cell/>
          <table:table-cell table:formula="of:=[.M53]/[.U53]" office:value-type="float" office:value="2.95368072787428">
            <text:p>2.9536807279</text:p>
          </table:table-cell>
          <table:table-cell table:formula="of:=LOG([.M53])" office:value-type="float" office:value="3.55278985019278">
            <text:p>3.5527898502</text:p>
          </table:table-cell>
          <table:table-cell table:formula="of:=LOG([.X53])" office:value-type="float" office:value="0.47036354933201">
            <text:p>0.4703635493</text:p>
          </table:table-cell>
          <table:table-cell table:formula="of:=[.O53]/[.E53]*100" office:value-type="float" office:value="51.8518518518519">
            <text:p>51.851851851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2">
            <text:p>42</text:p>
          </table:table-cell>
          <table:table-cell office:value-type="string">
            <text:p>SolSize=</text:p>
          </table:table-cell>
          <table:table-cell office:value-type="float" office:value="42">
            <text:p>42</text:p>
          </table:table-cell>
          <table:table-cell office:value-type="string">
            <text:p>Gen=</text:p>
          </table:table-cell>
          <table:table-cell office:value-type="float" office:value="1903">
            <text:p>1903</text:p>
          </table:table-cell>
          <table:table-cell office:value-type="string">
            <text:p>ExpSize=</text:p>
          </table:table-cell>
          <table:table-cell office:value-type="float" office:value="41">
            <text:p>41</text:p>
          </table:table-cell>
          <table:table-cell office:value-type="string">
            <text:p>SolSize=</text:p>
          </table:table-cell>
          <table:table-cell office:value-type="float" office:value="41">
            <text:p>41</text:p>
          </table:table-cell>
          <table:table-cell office:value-type="string">
            <text:p>Gen=</text:p>
          </table:table-cell>
          <table:table-cell office:value-type="float" office:value="1768">
            <text:p>1768</text:p>
          </table:table-cell>
          <table:table-cell office:value-type="string">
            <text:p>EgSize=</text:p>
          </table:table-cell>
          <table:table-cell office:value-type="float" office:value="28">
            <text:p>28</text:p>
          </table:table-cell>
          <table:table-cell office:value-type="string">
            <text:p>ExpSize=</text:p>
          </table:table-cell>
          <table:table-cell office:value-type="float" office:value="69">
            <text:p>69</text:p>
          </table:table-cell>
          <table:table-cell office:value-type="string">
            <text:p>SolSize=</text:p>
          </table:table-cell>
          <table:table-cell office:value-type="float" office:value="41">
            <text:p>41</text:p>
          </table:table-cell>
          <table:table-cell office:value-type="string">
            <text:p>Gen=</text:p>
          </table:table-cell>
          <table:table-cell office:value-type="float" office:value="816">
            <text:p>816</text:p>
          </table:table-cell>
          <table:table-cell office:value-type="string">
            <text:p>examples/elevators/p19.pddl</text:p>
          </table:table-cell>
          <table:table-cell/>
          <table:table-cell table:formula="of:=[.M54]/[.U54]" office:value-type="float" office:value="2.16666666666667">
            <text:p>2.1666666667</text:p>
          </table:table-cell>
          <table:table-cell table:formula="of:=LOG([.M54])" office:value-type="float" office:value="3.24748226067705">
            <text:p>3.2474822607</text:p>
          </table:table-cell>
          <table:table-cell table:formula="of:=LOG([.X54])" office:value-type="float" office:value="0.335792101923193">
            <text:p>0.3357921019</text:p>
          </table:table-cell>
          <table:table-cell table:formula="of:=[.O54]/[.E54]*100" office:value-type="float" office:value="66.6666666666667">
            <text:p>66.666666666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8">
            <text:p>38</text:p>
          </table:table-cell>
          <table:table-cell office:value-type="string">
            <text:p>SolSize=</text:p>
          </table:table-cell>
          <table:table-cell office:value-type="float" office:value="38">
            <text:p>38</text:p>
          </table:table-cell>
          <table:table-cell office:value-type="string">
            <text:p>Gen=</text:p>
          </table:table-cell>
          <table:table-cell office:value-type="float" office:value="7061">
            <text:p>7061</text:p>
          </table:table-cell>
          <table:table-cell office:value-type="string">
            <text:p>ExpSize=</text:p>
          </table:table-cell>
          <table:table-cell office:value-type="float" office:value="38">
            <text:p>38</text:p>
          </table:table-cell>
          <table:table-cell office:value-type="string">
            <text:p>SolSize=</text:p>
          </table:table-cell>
          <table:table-cell office:value-type="float" office:value="38">
            <text:p>38</text:p>
          </table:table-cell>
          <table:table-cell office:value-type="string">
            <text:p>Gen=</text:p>
          </table:table-cell>
          <table:table-cell office:value-type="float" office:value="4983">
            <text:p>4983</text:p>
          </table:table-cell>
          <table:table-cell office:value-type="string">
            <text:p>EgSize=</text:p>
          </table:table-cell>
          <table:table-cell office:value-type="float" office:value="22">
            <text:p>22</text:p>
          </table:table-cell>
          <table:table-cell office:value-type="string">
            <text:p>ExpSize=</text:p>
          </table:table-cell>
          <table:table-cell office:value-type="float" office:value="50">
            <text:p>50</text:p>
          </table:table-cell>
          <table:table-cell office:value-type="string">
            <text:p>SolSize=</text:p>
          </table:table-cell>
          <table:table-cell office:value-type="float" office:value="39">
            <text:p>39</text:p>
          </table:table-cell>
          <table:table-cell office:value-type="string">
            <text:p>Gen=</text:p>
          </table:table-cell>
          <table:table-cell office:value-type="float" office:value="847">
            <text:p>847</text:p>
          </table:table-cell>
          <table:table-cell office:value-type="string">
            <text:p>examples/elevators/p20.pddl</text:p>
          </table:table-cell>
          <table:table-cell/>
          <table:table-cell table:formula="of:=[.M55]/[.U55]" office:value-type="float" office:value="5.88311688311688">
            <text:p>5.8831168831</text:p>
          </table:table-cell>
          <table:table-cell table:formula="of:=LOG([.M55])" office:value-type="float" office:value="3.69749088717106">
            <text:p>3.6974908872</text:p>
          </table:table-cell>
          <table:table-cell table:formula="of:=LOG([.X55])" office:value-type="float" office:value="0.76960747684035">
            <text:p>0.7696074768</text:p>
          </table:table-cell>
          <table:table-cell table:formula="of:=[.O55]/[.E55]*100" office:value-type="float" office:value="57.8947368421053">
            <text:p>57.894736842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373">
            <text:p>373</text:p>
          </table:table-cell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349">
            <text:p>349</text:p>
          </table:table-cell>
          <table:table-cell office:value-type="string">
            <text:p>EgSize=</text:p>
          </table:table-cell>
          <table:table-cell office:value-type="float" office:value="9">
            <text:p>9</text:p>
          </table:table-cell>
          <table:table-cell office:value-type="string">
            <text:p>ExpSize=</text:p>
          </table:table-cell>
          <table:table-cell office:value-type="float" office:value="30">
            <text:p>30</text:p>
          </table:table-cell>
          <table:table-cell office:value-type="string">
            <text:p>SolSize=</text:p>
          </table:table-cell>
          <table:table-cell office:value-type="float" office:value="21">
            <text:p>21</text:p>
          </table:table-cell>
          <table:table-cell office:value-type="string">
            <text:p>Gen=</text:p>
          </table:table-cell>
          <table:table-cell office:value-type="float" office:value="351">
            <text:p>351</text:p>
          </table:table-cell>
          <table:table-cell office:value-type="string">
            <text:p>examples/elevators/p21.pddl</text:p>
          </table:table-cell>
          <table:table-cell/>
          <table:table-cell table:formula="of:=[.M56]/[.U56]" office:value-type="float" office:value="0.994301994301994">
            <text:p>0.9943019943</text:p>
          </table:table-cell>
          <table:table-cell table:formula="of:=LOG([.M56])" office:value-type="float" office:value="2.54282542695918">
            <text:p>2.542825427</text:p>
          </table:table-cell>
          <table:table-cell table:formula="of:=LOG([.X56])" office:value-type="float" office:value="-0.00248168950664419">
            <text:p>-0.0024816895</text:p>
          </table:table-cell>
          <table:table-cell table:formula="of:=[.O56]/[.E56]*100" office:value-type="float" office:value="47.3684210526316">
            <text:p>47.368421052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392">
            <text:p>392</text:p>
          </table:table-cell>
          <table:table-cell office:value-type="string">
            <text:p>ExpSize=</text:p>
          </table:table-cell>
          <table:table-cell office:value-type="float" office:value="13">
            <text:p>13</text:p>
          </table:table-cell>
          <table:table-cell office:value-type="string">
            <text:p>SolSize=</text:p>
          </table:table-cell>
          <table:table-cell office:value-type="float" office:value="13">
            <text:p>13</text:p>
          </table:table-cell>
          <table:table-cell office:value-type="string">
            <text:p>Gen=</text:p>
          </table:table-cell>
          <table:table-cell office:value-type="float" office:value="560">
            <text:p>560</text:p>
          </table:table-cell>
          <table:table-cell office:value-type="string">
            <text:p>EgSize=</text:p>
          </table:table-cell>
          <table:table-cell office:value-type="float" office:value="9">
            <text:p>9</text:p>
          </table:table-cell>
          <table:table-cell office:value-type="string">
            <text:p>ExpSize=</text:p>
          </table:table-cell>
          <table:table-cell office:value-type="float" office:value="27">
            <text:p>27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420">
            <text:p>420</text:p>
          </table:table-cell>
          <table:table-cell office:value-type="string">
            <text:p>examples/elevators/p22.pddl</text:p>
          </table:table-cell>
          <table:table-cell/>
          <table:table-cell table:formula="of:=[.M57]/[.U57]" office:value-type="float" office:value="1.33333333333333">
            <text:p>1.3333333333</text:p>
          </table:table-cell>
          <table:table-cell table:formula="of:=LOG([.M57])" office:value-type="float" office:value="2.7481880270062">
            <text:p>2.748188027</text:p>
          </table:table-cell>
          <table:table-cell table:formula="of:=LOG([.X57])" office:value-type="float" office:value="0.1249387366083">
            <text:p>0.1249387366</text:p>
          </table:table-cell>
          <table:table-cell table:formula="of:=[.O57]/[.E57]*100" office:value-type="float" office:value="64.2857142857143">
            <text:p>64.285714285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2">
            <text:p>22</text:p>
          </table:table-cell>
          <table:table-cell office:value-type="string">
            <text:p>SolSize=</text:p>
          </table:table-cell>
          <table:table-cell office:value-type="float" office:value="22">
            <text:p>22</text:p>
          </table:table-cell>
          <table:table-cell office:value-type="string">
            <text:p>Gen=</text:p>
          </table:table-cell>
          <table:table-cell office:value-type="float" office:value="407">
            <text:p>407</text:p>
          </table:table-cell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365">
            <text:p>365</text:p>
          </table:table-cell>
          <table:table-cell office:value-type="string">
            <text:p>EgSize=</text:p>
          </table:table-cell>
          <table:table-cell office:value-type="float" office:value="11">
            <text:p>11</text:p>
          </table:table-cell>
          <table:table-cell office:value-type="string">
            <text:p>ExpSize=</text:p>
          </table:table-cell>
          <table:table-cell office:value-type="float" office:value="32">
            <text:p>32</text:p>
          </table:table-cell>
          <table:table-cell office:value-type="string">
            <text:p>SolSize=</text:p>
          </table:table-cell>
          <table:table-cell office:value-type="float" office:value="21">
            <text:p>21</text:p>
          </table:table-cell>
          <table:table-cell office:value-type="string">
            <text:p>Gen=</text:p>
          </table:table-cell>
          <table:table-cell office:value-type="float" office:value="393">
            <text:p>393</text:p>
          </table:table-cell>
          <table:table-cell office:value-type="string">
            <text:p>examples/elevators/p23.pddl</text:p>
          </table:table-cell>
          <table:table-cell/>
          <table:table-cell table:formula="of:=[.M58]/[.U58]" office:value-type="float" office:value="0.928753180661578">
            <text:p>0.9287531807</text:p>
          </table:table-cell>
          <table:table-cell table:formula="of:=LOG([.M58])" office:value-type="float" office:value="2.56229286445647">
            <text:p>2.5622928645</text:p>
          </table:table-cell>
          <table:table-cell table:formula="of:=LOG([.X58])" office:value-type="float" office:value="-0.032099685918952">
            <text:p>-0.0320996859</text:p>
          </table:table-cell>
          <table:table-cell table:formula="of:=[.O58]/[.E58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5">
            <text:p>25</text:p>
          </table:table-cell>
          <table:table-cell office:value-type="string">
            <text:p>SolSize=</text:p>
          </table:table-cell>
          <table:table-cell office:value-type="float" office:value="25">
            <text:p>25</text:p>
          </table:table-cell>
          <table:table-cell office:value-type="string">
            <text:p>Gen=</text:p>
          </table:table-cell>
          <table:table-cell office:value-type="float" office:value="646">
            <text:p>646</text:p>
          </table:table-cell>
          <table:table-cell office:value-type="string">
            <text:p>ExpSize=</text:p>
          </table:table-cell>
          <table:table-cell office:value-type="float" office:value="24">
            <text:p>24</text:p>
          </table:table-cell>
          <table:table-cell office:value-type="string">
            <text:p>SolSize=</text:p>
          </table:table-cell>
          <table:table-cell office:value-type="float" office:value="24">
            <text:p>24</text:p>
          </table:table-cell>
          <table:table-cell office:value-type="string">
            <text:p>Gen=</text:p>
          </table:table-cell>
          <table:table-cell office:value-type="float" office:value="622">
            <text:p>622</text:p>
          </table:table-cell>
          <table:table-cell office:value-type="string">
            <text:p>EgSize=</text:p>
          </table:table-cell>
          <table:table-cell office:value-type="float" office:value="9">
            <text:p>9</text:p>
          </table:table-cell>
          <table:table-cell office:value-type="string">
            <text:p>ExpSize=</text:p>
          </table:table-cell>
          <table:table-cell office:value-type="float" office:value="36">
            <text:p>36</text:p>
          </table:table-cell>
          <table:table-cell office:value-type="string">
            <text:p>SolSize=</text:p>
          </table:table-cell>
          <table:table-cell office:value-type="float" office:value="27">
            <text:p>27</text:p>
          </table:table-cell>
          <table:table-cell office:value-type="string">
            <text:p>Gen=</text:p>
          </table:table-cell>
          <table:table-cell office:value-type="float" office:value="690">
            <text:p>690</text:p>
          </table:table-cell>
          <table:table-cell office:value-type="string">
            <text:p>examples/elevators/p24.pddl</text:p>
          </table:table-cell>
          <table:table-cell/>
          <table:table-cell table:formula="of:=[.M59]/[.U59]" office:value-type="float" office:value="0.901449275362319">
            <text:p>0.9014492754</text:p>
          </table:table-cell>
          <table:table-cell table:formula="of:=LOG([.M59])" office:value-type="float" office:value="2.79379038469082">
            <text:p>2.7937903847</text:p>
          </table:table-cell>
          <table:table-cell table:formula="of:=LOG([.X59])" office:value-type="float" office:value="-0.0450587060464366">
            <text:p>-0.045058706</text:p>
          </table:table-cell>
          <table:table-cell table:formula="of:=[.O59]/[.E59]*100" office:value-type="float" office:value="36">
            <text:p>3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7">
            <text:p>27</text:p>
          </table:table-cell>
          <table:table-cell office:value-type="string">
            <text:p>SolSize=</text:p>
          </table:table-cell>
          <table:table-cell office:value-type="float" office:value="27">
            <text:p>27</text:p>
          </table:table-cell>
          <table:table-cell office:value-type="string">
            <text:p>Gen=</text:p>
          </table:table-cell>
          <table:table-cell office:value-type="float" office:value="668">
            <text:p>668</text:p>
          </table:table-cell>
          <table:table-cell office:value-type="string">
            <text:p>ExpSize=</text:p>
          </table:table-cell>
          <table:table-cell office:value-type="float" office:value="24">
            <text:p>24</text:p>
          </table:table-cell>
          <table:table-cell office:value-type="string">
            <text:p>SolSize=</text:p>
          </table:table-cell>
          <table:table-cell office:value-type="float" office:value="24">
            <text:p>24</text:p>
          </table:table-cell>
          <table:table-cell office:value-type="string">
            <text:p>Gen=</text:p>
          </table:table-cell>
          <table:table-cell office:value-type="float" office:value="489">
            <text:p>489</text:p>
          </table:table-cell>
          <table:table-cell office:value-type="string">
            <text:p>EgSize=</text:p>
          </table:table-cell>
          <table:table-cell office:value-type="float" office:value="12">
            <text:p>12</text:p>
          </table:table-cell>
          <table:table-cell office:value-type="string">
            <text:p>ExpSize=</text:p>
          </table:table-cell>
          <table:table-cell office:value-type="float" office:value="40">
            <text:p>40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686">
            <text:p>686</text:p>
          </table:table-cell>
          <table:table-cell office:value-type="string">
            <text:p>examples/elevators/p25.pddl</text:p>
          </table:table-cell>
          <table:table-cell/>
          <table:table-cell table:formula="of:=[.M60]/[.U60]" office:value-type="float" office:value="0.712827988338192">
            <text:p>0.7128279883</text:p>
          </table:table-cell>
          <table:table-cell table:formula="of:=LOG([.M60])" office:value-type="float" office:value="2.68930885912362">
            <text:p>2.6893088591</text:p>
          </table:table-cell>
          <table:table-cell table:formula="of:=LOG([.X60])" office:value-type="float" office:value="-0.147015256583131">
            <text:p>-0.1470152566</text:p>
          </table:table-cell>
          <table:table-cell table:formula="of:=[.O60]/[.E60]*100" office:value-type="float" office:value="44.4444444444444">
            <text:p>44.444444444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8">
            <text:p>38</text:p>
          </table:table-cell>
          <table:table-cell office:value-type="string">
            <text:p>SolSize=</text:p>
          </table:table-cell>
          <table:table-cell office:value-type="float" office:value="38">
            <text:p>38</text:p>
          </table:table-cell>
          <table:table-cell office:value-type="string">
            <text:p>Gen=</text:p>
          </table:table-cell>
          <table:table-cell office:value-type="float" office:value="1518">
            <text:p>1518</text:p>
          </table:table-cell>
          <table:table-cell office:value-type="string">
            <text:p>ExpSize=</text:p>
          </table:table-cell>
          <table:table-cell office:value-type="float" office:value="38">
            <text:p>38</text:p>
          </table:table-cell>
          <table:table-cell office:value-type="string">
            <text:p>SolSize=</text:p>
          </table:table-cell>
          <table:table-cell office:value-type="float" office:value="38">
            <text:p>38</text:p>
          </table:table-cell>
          <table:table-cell office:value-type="string">
            <text:p>Gen=</text:p>
          </table:table-cell>
          <table:table-cell office:value-type="float" office:value="1518">
            <text:p>1518</text:p>
          </table:table-cell>
          <table:table-cell office:value-type="string">
            <text:p>EgSize=</text:p>
          </table:table-cell>
          <table:table-cell office:value-type="float" office:value="16">
            <text:p>16</text:p>
          </table:table-cell>
          <table:table-cell office:value-type="string">
            <text:p>ExpSize=</text:p>
          </table:table-cell>
          <table:table-cell office:value-type="float" office:value="54">
            <text:p>54</text:p>
          </table:table-cell>
          <table:table-cell office:value-type="string">
            <text:p>SolSize=</text:p>
          </table:table-cell>
          <table:table-cell office:value-type="float" office:value="38">
            <text:p>38</text:p>
          </table:table-cell>
          <table:table-cell office:value-type="string">
            <text:p>Gen=</text:p>
          </table:table-cell>
          <table:table-cell office:value-type="float" office:value="720">
            <text:p>720</text:p>
          </table:table-cell>
          <table:table-cell office:value-type="string">
            <text:p>examples/elevators/p27.pddl</text:p>
          </table:table-cell>
          <table:table-cell/>
          <table:table-cell table:formula="of:=[.M61]/[.U61]" office:value-type="float" office:value="2.10833333333333">
            <text:p>2.1083333333</text:p>
          </table:table-cell>
          <table:table-cell table:formula="of:=LOG([.M61])" office:value-type="float" office:value="3.18127177155946">
            <text:p>3.1812717716</text:p>
          </table:table-cell>
          <table:table-cell table:formula="of:=LOG([.X61])" office:value-type="float" office:value="0.323939275128193">
            <text:p>0.3239392751</text:p>
          </table:table-cell>
          <table:table-cell table:formula="of:=[.O61]/[.E61]*100" office:value-type="float" office:value="42.1052631578947">
            <text:p>42.105263157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2">
            <text:p>32</text:p>
          </table:table-cell>
          <table:table-cell office:value-type="string">
            <text:p>SolSize=</text:p>
          </table:table-cell>
          <table:table-cell office:value-type="float" office:value="32">
            <text:p>32</text:p>
          </table:table-cell>
          <table:table-cell office:value-type="string">
            <text:p>Gen=</text:p>
          </table:table-cell>
          <table:table-cell office:value-type="float" office:value="694">
            <text:p>694</text:p>
          </table:table-cell>
          <table:table-cell office:value-type="string">
            <text:p>ExpSize=</text:p>
          </table:table-cell>
          <table:table-cell office:value-type="float" office:value="30">
            <text:p>30</text:p>
          </table:table-cell>
          <table:table-cell office:value-type="string">
            <text:p>SolSize=</text:p>
          </table:table-cell>
          <table:table-cell office:value-type="float" office:value="30">
            <text:p>30</text:p>
          </table:table-cell>
          <table:table-cell office:value-type="string">
            <text:p>Gen=</text:p>
          </table:table-cell>
          <table:table-cell office:value-type="float" office:value="682">
            <text:p>682</text:p>
          </table:table-cell>
          <table:table-cell office:value-type="string">
            <text:p>EgSize=</text:p>
          </table:table-cell>
          <table:table-cell office:value-type="float" office:value="14">
            <text:p>14</text:p>
          </table:table-cell>
          <table:table-cell office:value-type="string">
            <text:p>ExpSize=</text:p>
          </table:table-cell>
          <table:table-cell office:value-type="float" office:value="38">
            <text:p>38</text:p>
          </table:table-cell>
          <table:table-cell office:value-type="string">
            <text:p>SolSize=</text:p>
          </table:table-cell>
          <table:table-cell office:value-type="float" office:value="32">
            <text:p>32</text:p>
          </table:table-cell>
          <table:table-cell office:value-type="string">
            <text:p>Gen=</text:p>
          </table:table-cell>
          <table:table-cell office:value-type="float" office:value="692">
            <text:p>692</text:p>
          </table:table-cell>
          <table:table-cell office:value-type="string">
            <text:p>examples/elevators/p29.pddl</text:p>
          </table:table-cell>
          <table:table-cell/>
          <table:table-cell table:formula="of:=[.M62]/[.U62]" office:value-type="float" office:value="0.985549132947977">
            <text:p>0.9855491329</text:p>
          </table:table-cell>
          <table:table-cell table:formula="of:=LOG([.M62])" office:value-type="float" office:value="2.83378437465648">
            <text:p>2.8337843747</text:p>
          </table:table-cell>
          <table:table-cell table:formula="of:=LOG([.X62])" office:value-type="float" office:value="-0.0063217198002789">
            <text:p>-0.0063217198</text:p>
          </table:table-cell>
          <table:table-cell table:formula="of:=[.O62]/[.E62]*100" office:value-type="float" office:value="43.75">
            <text:p>43.7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0">
            <text:p>40</text:p>
          </table:table-cell>
          <table:table-cell office:value-type="string">
            <text:p>SolSize=</text:p>
          </table:table-cell>
          <table:table-cell office:value-type="float" office:value="40">
            <text:p>40</text:p>
          </table:table-cell>
          <table:table-cell office:value-type="string">
            <text:p>Gen=</text:p>
          </table:table-cell>
          <table:table-cell office:value-type="float" office:value="1521">
            <text:p>1521</text:p>
          </table:table-cell>
          <table:table-cell office:value-type="string">
            <text:p>ExpSize=</text:p>
          </table:table-cell>
          <table:table-cell office:value-type="float" office:value="39">
            <text:p>39</text:p>
          </table:table-cell>
          <table:table-cell office:value-type="string">
            <text:p>SolSize=</text:p>
          </table:table-cell>
          <table:table-cell office:value-type="float" office:value="39">
            <text:p>39</text:p>
          </table:table-cell>
          <table:table-cell office:value-type="string">
            <text:p>Gen=</text:p>
          </table:table-cell>
          <table:table-cell office:value-type="float" office:value="1411">
            <text:p>1411</text:p>
          </table:table-cell>
          <table:table-cell office:value-type="string">
            <text:p>EgSize=</text:p>
          </table:table-cell>
          <table:table-cell office:value-type="float" office:value="18">
            <text:p>18</text:p>
          </table:table-cell>
          <table:table-cell office:value-type="string">
            <text:p>ExpSize=</text:p>
          </table:table-cell>
          <table:table-cell office:value-type="float" office:value="56">
            <text:p>56</text:p>
          </table:table-cell>
          <table:table-cell office:value-type="string">
            <text:p>SolSize=</text:p>
          </table:table-cell>
          <table:table-cell office:value-type="float" office:value="38">
            <text:p>38</text:p>
          </table:table-cell>
          <table:table-cell office:value-type="string">
            <text:p>Gen=</text:p>
          </table:table-cell>
          <table:table-cell office:value-type="float" office:value="1148">
            <text:p>1148</text:p>
          </table:table-cell>
          <table:table-cell office:value-type="string">
            <text:p>examples/elevators/p30.pddl</text:p>
          </table:table-cell>
          <table:table-cell table:formula="of:=AVERAGE([.X36:.X63])" office:value-type="float" office:value="2.06540136442991">
            <text:p>2.0654013644</text:p>
          </table:table-cell>
          <table:table-cell table:formula="of:=[.M63]/[.U63]" office:value-type="float" office:value="1.22909407665505">
            <text:p>1.2290940767</text:p>
          </table:table-cell>
          <table:table-cell table:formula="of:=LOG([.M63])" office:value-type="float" office:value="3.14952701375435">
            <text:p>3.1495270138</text:p>
          </table:table-cell>
          <table:table-cell table:formula="of:=LOG([.X63])" office:value-type="float" office:value="0.0895851256923931">
            <text:p>0.0895851257</text:p>
          </table:table-cell>
          <table:table-cell table:formula="of:=[.O63]/[.E63]*100" office:value-type="float" office:value="45">
            <text:p>4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89">
            <text:p>89</text:p>
          </table:table-cell>
          <table:table-cell office:value-type="string">
            <text:p>ExpSize=</text:p>
          </table:table-cell>
          <table:table-cell office:value-type="float" office:value="3">
            <text:p>3</text:p>
          </table:table-cell>
          <table:table-cell office:value-type="string">
            <text:p>SolSize=</text:p>
          </table:table-cell>
          <table:table-cell office:value-type="float" office:value="3">
            <text:p>3</text:p>
          </table:table-cell>
          <table:table-cell office:value-type="string">
            <text:p>Gen=</text:p>
          </table:table-cell>
          <table:table-cell office:value-type="float" office:value="11">
            <text:p>11</text:p>
          </table:table-cell>
          <table:table-cell office:value-type="string">
            <text:p>EgSize=</text:p>
          </table:table-cell>
          <table:table-cell office:value-type="float" office:value="1">
            <text:p>1</text:p>
          </table:table-cell>
          <table:table-cell office:value-type="string">
            <text:p>ExpSize=</text:p>
          </table:table-cell>
          <table:table-cell office:value-type="float" office:value="4">
            <text:p>4</text:p>
          </table:table-cell>
          <table:table-cell office:value-type="string">
            <text:p>SolSize=</text:p>
          </table:table-cell>
          <table:table-cell office:value-type="float" office:value="3">
            <text:p>3</text:p>
          </table:table-cell>
          <table:table-cell office:value-type="string">
            <text:p>Gen=</text:p>
          </table:table-cell>
          <table:table-cell office:value-type="float" office:value="11">
            <text:p>11</text:p>
          </table:table-cell>
          <table:table-cell office:value-type="string">
            <text:p>examples/freecell/probfreecell-2-1.pddl</text:p>
          </table:table-cell>
          <table:table-cell/>
          <table:table-cell table:formula="of:=[.M64]/[.U64]" office:value-type="float" office:value="1">
            <text:p>1</text:p>
          </table:table-cell>
          <table:table-cell table:formula="of:=LOG([.M64])" office:value-type="float" office:value="1.04139268515823">
            <text:p>1.0413926852</text:p>
          </table:table-cell>
          <table:table-cell table:formula="of:=LOG([.X64])" office:value-type="float" office:value="0">
            <text:p>0</text:p>
          </table:table-cell>
          <table:table-cell table:formula="of:=[.O64]/[.E64]*100" office:value-type="float" office:value="11.1111111111111">
            <text:p>11.111111111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8">
            <text:p>8</text:p>
          </table:table-cell>
          <table:table-cell office:value-type="string">
            <text:p>SolSize=</text:p>
          </table:table-cell>
          <table:table-cell office:value-type="float" office:value="8">
            <text:p>8</text:p>
          </table:table-cell>
          <table:table-cell office:value-type="string">
            <text:p>Gen=</text:p>
          </table:table-cell>
          <table:table-cell office:value-type="float" office:value="73">
            <text:p>73</text:p>
          </table:table-cell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39">
            <text:p>39</text:p>
          </table:table-cell>
          <table:table-cell office:value-type="string">
            <text:p>EgSize=</text:p>
          </table:table-cell>
          <table:table-cell office:value-type="float" office:value="3">
            <text:p>3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39">
            <text:p>39</text:p>
          </table:table-cell>
          <table:table-cell office:value-type="string">
            <text:p>examples/freecell/probfreecell-2-2.pddl</text:p>
          </table:table-cell>
          <table:table-cell/>
          <table:table-cell table:formula="of:=[.M65]/[.U65]" office:value-type="float" office:value="1">
            <text:p>1</text:p>
          </table:table-cell>
          <table:table-cell table:formula="of:=LOG([.M65])" office:value-type="float" office:value="1.5910646070265">
            <text:p>1.591064607</text:p>
          </table:table-cell>
          <table:table-cell table:formula="of:=LOG([.X65])" office:value-type="float" office:value="0">
            <text:p>0</text:p>
          </table:table-cell>
          <table:table-cell table:formula="of:=[.O65]/[.E65]*100" office:value-type="float" office:value="37.5">
            <text:p>37.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84">
            <text:p>84</text:p>
          </table:table-cell>
          <table:table-cell office:value-type="string">
            <text:p>ExpSize=</text:p>
          </table:table-cell>
          <table:table-cell office:value-type="float" office:value="4">
            <text:p>4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17">
            <text:p>17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17">
            <text:p>17</text:p>
          </table:table-cell>
          <table:table-cell office:value-type="string">
            <text:p>examples/freecell/probfreecell-2-3.pddl</text:p>
          </table:table-cell>
          <table:table-cell/>
          <table:table-cell table:formula="of:=[.M66]/[.U66]" office:value-type="float" office:value="1">
            <text:p>1</text:p>
          </table:table-cell>
          <table:table-cell table:formula="of:=LOG([.M66])" office:value-type="float" office:value="1.23044892137827">
            <text:p>1.2304489214</text:p>
          </table:table-cell>
          <table:table-cell table:formula="of:=LOG([.X66])" office:value-type="float" office:value="0">
            <text:p>0</text:p>
          </table:table-cell>
          <table:table-cell table:formula="of:=[.O66]/[.E66]*100" office:value-type="float" office:value="55.5555555555556">
            <text:p>55.555555555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8">
            <text:p>8</text:p>
          </table:table-cell>
          <table:table-cell office:value-type="string">
            <text:p>SolSize=</text:p>
          </table:table-cell>
          <table:table-cell office:value-type="float" office:value="8">
            <text:p>8</text:p>
          </table:table-cell>
          <table:table-cell office:value-type="string">
            <text:p>Gen=</text:p>
          </table:table-cell>
          <table:table-cell office:value-type="float" office:value="73">
            <text:p>73</text:p>
          </table:table-cell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42">
            <text:p>42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10">
            <text:p>10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42">
            <text:p>42</text:p>
          </table:table-cell>
          <table:table-cell office:value-type="string">
            <text:p>examples/freecell/probfreecell-2-4.pddl</text:p>
          </table:table-cell>
          <table:table-cell/>
          <table:table-cell table:formula="of:=[.M67]/[.U67]" office:value-type="float" office:value="1">
            <text:p>1</text:p>
          </table:table-cell>
          <table:table-cell table:formula="of:=LOG([.M67])" office:value-type="float" office:value="1.6232492903979">
            <text:p>1.6232492904</text:p>
          </table:table-cell>
          <table:table-cell table:formula="of:=LOG([.X67])" office:value-type="float" office:value="0">
            <text:p>0</text:p>
          </table:table-cell>
          <table:table-cell table:formula="of:=[.O67]/[.E67]*100" office:value-type="float" office:value="62.5">
            <text:p>62.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64">
            <text:p>64</text:p>
          </table:table-cell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41">
            <text:p>41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11">
            <text:p>11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41">
            <text:p>41</text:p>
          </table:table-cell>
          <table:table-cell office:value-type="string">
            <text:p>examples/freecell/probfreecell-2-5.pddl</text:p>
          </table:table-cell>
          <table:table-cell/>
          <table:table-cell table:formula="of:=[.M68]/[.U68]" office:value-type="float" office:value="1">
            <text:p>1</text:p>
          </table:table-cell>
          <table:table-cell table:formula="of:=LOG([.M68])" office:value-type="float" office:value="1.61278385671974">
            <text:p>1.6127838567</text:p>
          </table:table-cell>
          <table:table-cell table:formula="of:=LOG([.X68])" office:value-type="float" office:value="0">
            <text:p>0</text:p>
          </table:table-cell>
          <table:table-cell table:formula="of:=[.O68]/[.E68]*100" office:value-type="float" office:value="55.5555555555556">
            <text:p>55.555555555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5">
            <text:p>15</text:p>
          </table:table-cell>
          <table:table-cell office:value-type="string">
            <text:p>SolSize=</text:p>
          </table:table-cell>
          <table:table-cell office:value-type="float" office:value="15">
            <text:p>15</text:p>
          </table:table-cell>
          <table:table-cell office:value-type="string">
            <text:p>Gen=</text:p>
          </table:table-cell>
          <table:table-cell office:value-type="float" office:value="163">
            <text:p>163</text:p>
          </table:table-cell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143">
            <text:p>143</text:p>
          </table:table-cell>
          <table:table-cell office:value-type="string">
            <text:p>EgSize=</text:p>
          </table:table-cell>
          <table:table-cell office:value-type="float" office:value="8">
            <text:p>8</text:p>
          </table:table-cell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143">
            <text:p>143</text:p>
          </table:table-cell>
          <table:table-cell office:value-type="string">
            <text:p>examples/freecell/probfreecell-3-1.pddl</text:p>
          </table:table-cell>
          <table:table-cell/>
          <table:table-cell table:formula="of:=[.M69]/[.U69]" office:value-type="float" office:value="1">
            <text:p>1</text:p>
          </table:table-cell>
          <table:table-cell table:formula="of:=LOG([.M69])" office:value-type="float" office:value="2.15533603746506">
            <text:p>2.1553360375</text:p>
          </table:table-cell>
          <table:table-cell table:formula="of:=LOG([.X69])" office:value-type="float" office:value="0">
            <text:p>0</text:p>
          </table:table-cell>
          <table:table-cell table:formula="of:=[.O69]/[.E69]*100" office:value-type="float" office:value="53.3333333333333">
            <text:p>53.333333333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152">
            <text:p>152</text:p>
          </table:table-cell>
          <table:table-cell office:value-type="string">
            <text:p>ExpSize=</text:p>
          </table:table-cell>
          <table:table-cell office:value-type="float" office:value="10">
            <text:p>10</text:p>
          </table:table-cell>
          <table:table-cell office:value-type="string">
            <text:p>SolSize=</text:p>
          </table:table-cell>
          <table:table-cell office:value-type="float" office:value="10">
            <text:p>10</text:p>
          </table:table-cell>
          <table:table-cell office:value-type="string">
            <text:p>Gen=</text:p>
          </table:table-cell>
          <table:table-cell office:value-type="float" office:value="100">
            <text:p>100</text:p>
          </table:table-cell>
          <table:table-cell office:value-type="string">
            <text:p>EgSize=</text:p>
          </table:table-cell>
          <table:table-cell office:value-type="float" office:value="9">
            <text:p>9</text:p>
          </table:table-cell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0">
            <text:p>10</text:p>
          </table:table-cell>
          <table:table-cell office:value-type="string">
            <text:p>Gen=</text:p>
          </table:table-cell>
          <table:table-cell office:value-type="float" office:value="100">
            <text:p>100</text:p>
          </table:table-cell>
          <table:table-cell office:value-type="string">
            <text:p>examples/freecell/probfreecell-3-2.pddl</text:p>
          </table:table-cell>
          <table:table-cell/>
          <table:table-cell table:formula="of:=[.M70]/[.U70]" office:value-type="float" office:value="1">
            <text:p>1</text:p>
          </table:table-cell>
          <table:table-cell table:formula="of:=LOG([.M70])" office:value-type="float" office:value="2">
            <text:p>2</text:p>
          </table:table-cell>
          <table:table-cell table:formula="of:=LOG([.X70])" office:value-type="float" office:value="0">
            <text:p>0</text:p>
          </table:table-cell>
          <table:table-cell table:formula="of:=[.O70]/[.E70]*100" office:value-type="float" office:value="64.2857142857143">
            <text:p>64.285714285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3">
            <text:p>13</text:p>
          </table:table-cell>
          <table:table-cell office:value-type="string">
            <text:p>SolSize=</text:p>
          </table:table-cell>
          <table:table-cell office:value-type="float" office:value="13">
            <text:p>13</text:p>
          </table:table-cell>
          <table:table-cell office:value-type="string">
            <text:p>Gen=</text:p>
          </table:table-cell>
          <table:table-cell office:value-type="float" office:value="147">
            <text:p>147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85">
            <text:p>85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13">
            <text:p>13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85">
            <text:p>85</text:p>
          </table:table-cell>
          <table:table-cell office:value-type="string">
            <text:p>examples/freecell/probfreecell-3-3.pddl</text:p>
          </table:table-cell>
          <table:table-cell/>
          <table:table-cell table:formula="of:=[.M71]/[.U71]" office:value-type="float" office:value="1">
            <text:p>1</text:p>
          </table:table-cell>
          <table:table-cell table:formula="of:=LOG([.M71])" office:value-type="float" office:value="1.92941892571429">
            <text:p>1.9294189257</text:p>
          </table:table-cell>
          <table:table-cell table:formula="of:=LOG([.X71])" office:value-type="float" office:value="0">
            <text:p>0</text:p>
          </table:table-cell>
          <table:table-cell table:formula="of:=[.O71]/[.E71]*100" office:value-type="float" office:value="38.4615384615385">
            <text:p>38.461538461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2">
            <text:p>12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141">
            <text:p>141</text:p>
          </table:table-cell>
          <table:table-cell office:value-type="string">
            <text:p>ExpSize=</text:p>
          </table:table-cell>
          <table:table-cell office:value-type="float" office:value="12">
            <text:p>12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159">
            <text:p>159</text:p>
          </table:table-cell>
          <table:table-cell office:value-type="string">
            <text:p>EgSize=</text:p>
          </table:table-cell>
          <table:table-cell office:value-type="float" office:value="8">
            <text:p>8</text:p>
          </table:table-cell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159">
            <text:p>159</text:p>
          </table:table-cell>
          <table:table-cell office:value-type="string">
            <text:p>examples/freecell/probfreecell-3-4.pddl</text:p>
          </table:table-cell>
          <table:table-cell/>
          <table:table-cell table:formula="of:=[.M72]/[.U72]" office:value-type="float" office:value="1">
            <text:p>1</text:p>
          </table:table-cell>
          <table:table-cell table:formula="of:=LOG([.M72])" office:value-type="float" office:value="2.20139712432045">
            <text:p>2.2013971243</text:p>
          </table:table-cell>
          <table:table-cell table:formula="of:=LOG([.X72])" office:value-type="float" office:value="0">
            <text:p>0</text:p>
          </table:table-cell>
          <table:table-cell table:formula="of:=[.O72]/[.E72]*100" office:value-type="float" office:value="66.6666666666667">
            <text:p>66.666666666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3">
            <text:p>13</text:p>
          </table:table-cell>
          <table:table-cell office:value-type="string">
            <text:p>SolSize=</text:p>
          </table:table-cell>
          <table:table-cell office:value-type="float" office:value="13">
            <text:p>13</text:p>
          </table:table-cell>
          <table:table-cell office:value-type="string">
            <text:p>Gen=</text:p>
          </table:table-cell>
          <table:table-cell office:value-type="float" office:value="152">
            <text:p>152</text:p>
          </table:table-cell>
          <table:table-cell office:value-type="string">
            <text:p>ExpSize=</text:p>
          </table:table-cell>
          <table:table-cell office:value-type="float" office:value="11">
            <text:p>11</text:p>
          </table:table-cell>
          <table:table-cell office:value-type="string">
            <text:p>SolSize=</text:p>
          </table:table-cell>
          <table:table-cell office:value-type="float" office:value="11">
            <text:p>11</text:p>
          </table:table-cell>
          <table:table-cell office:value-type="string">
            <text:p>Gen=</text:p>
          </table:table-cell>
          <table:table-cell office:value-type="float" office:value="115">
            <text:p>115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132">
            <text:p>132</text:p>
          </table:table-cell>
          <table:table-cell office:value-type="string">
            <text:p>examples/freecell/probfreecell-3-5.pddl</text:p>
          </table:table-cell>
          <table:table-cell/>
          <table:table-cell table:formula="of:=[.M73]/[.U73]" office:value-type="float" office:value="0.871212121212121">
            <text:p>0.8712121212</text:p>
          </table:table-cell>
          <table:table-cell table:formula="of:=LOG([.M73])" office:value-type="float" office:value="2.06069784035361">
            <text:p>2.0606978404</text:p>
          </table:table-cell>
          <table:table-cell table:formula="of:=LOG([.X73])" office:value-type="float" office:value="-0.0598760908522382">
            <text:p>-0.0598760909</text:p>
          </table:table-cell>
          <table:table-cell table:formula="of:=[.O73]/[.E73]*100" office:value-type="float" office:value="38.4615384615385">
            <text:p>38.461538461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1">
            <text:p>21</text:p>
          </table:table-cell>
          <table:table-cell office:value-type="string">
            <text:p>SolSize=</text:p>
          </table:table-cell>
          <table:table-cell office:value-type="float" office:value="21">
            <text:p>21</text:p>
          </table:table-cell>
          <table:table-cell office:value-type="string">
            <text:p>Gen=</text:p>
          </table:table-cell>
          <table:table-cell office:value-type="float" office:value="245">
            <text:p>245</text:p>
          </table:table-cell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270">
            <text:p>270</text:p>
          </table:table-cell>
          <table:table-cell office:value-type="string">
            <text:p>EgSize=</text:p>
          </table:table-cell>
          <table:table-cell office:value-type="float" office:value="13">
            <text:p>13</text:p>
          </table:table-cell>
          <table:table-cell office:value-type="string">
            <text:p>ExpSize=</text:p>
          </table:table-cell>
          <table:table-cell office:value-type="float" office:value="32">
            <text:p>32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270">
            <text:p>270</text:p>
          </table:table-cell>
          <table:table-cell office:value-type="string">
            <text:p>examples/freecell/probfreecell-4-1.pddl</text:p>
          </table:table-cell>
          <table:table-cell/>
          <table:table-cell table:formula="of:=[.M74]/[.U74]" office:value-type="float" office:value="1">
            <text:p>1</text:p>
          </table:table-cell>
          <table:table-cell table:formula="of:=LOG([.M74])" office:value-type="float" office:value="2.43136376415899">
            <text:p>2.4313637642</text:p>
          </table:table-cell>
          <table:table-cell table:formula="of:=LOG([.X74])" office:value-type="float" office:value="0">
            <text:p>0</text:p>
          </table:table-cell>
          <table:table-cell table:formula="of:=[.O74]/[.E74]*100" office:value-type="float" office:value="61.9047619047619">
            <text:p>61.9047619048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251">
            <text:p>251</text:p>
          </table:table-cell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182">
            <text:p>182</text:p>
          </table:table-cell>
          <table:table-cell office:value-type="string">
            <text:p>EgSize=</text:p>
          </table:table-cell>
          <table:table-cell office:value-type="float" office:value="6">
            <text:p>6</text:p>
          </table:table-cell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182">
            <text:p>182</text:p>
          </table:table-cell>
          <table:table-cell office:value-type="string">
            <text:p>examples/freecell/probfreecell-4-2.pddl</text:p>
          </table:table-cell>
          <table:table-cell/>
          <table:table-cell table:formula="of:=[.M75]/[.U75]" office:value-type="float" office:value="1">
            <text:p>1</text:p>
          </table:table-cell>
          <table:table-cell table:formula="of:=LOG([.M75])" office:value-type="float" office:value="2.26007138798507">
            <text:p>2.260071388</text:p>
          </table:table-cell>
          <table:table-cell table:formula="of:=LOG([.X75])" office:value-type="float" office:value="0">
            <text:p>0</text:p>
          </table:table-cell>
          <table:table-cell table:formula="of:=[.O75]/[.E75]*100" office:value-type="float" office:value="31.5789473684211">
            <text:p>31.578947368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251">
            <text:p>251</text:p>
          </table:table-cell>
          <table:table-cell office:value-type="string">
            <text:p>ExpSize=</text:p>
          </table:table-cell>
          <table:table-cell office:value-type="float" office:value="22">
            <text:p>22</text:p>
          </table:table-cell>
          <table:table-cell office:value-type="string">
            <text:p>SolSize=</text:p>
          </table:table-cell>
          <table:table-cell office:value-type="float" office:value="22">
            <text:p>22</text:p>
          </table:table-cell>
          <table:table-cell office:value-type="string">
            <text:p>Gen=</text:p>
          </table:table-cell>
          <table:table-cell office:value-type="float" office:value="310">
            <text:p>310</text:p>
          </table:table-cell>
          <table:table-cell office:value-type="string">
            <text:p>EgSize=</text:p>
          </table:table-cell>
          <table:table-cell office:value-type="float" office:value="13">
            <text:p>13</text:p>
          </table:table-cell>
          <table:table-cell office:value-type="string">
            <text:p>ExpSize=</text:p>
          </table:table-cell>
          <table:table-cell office:value-type="float" office:value="29">
            <text:p>29</text:p>
          </table:table-cell>
          <table:table-cell office:value-type="string">
            <text:p>SolSize=</text:p>
          </table:table-cell>
          <table:table-cell office:value-type="float" office:value="22">
            <text:p>22</text:p>
          </table:table-cell>
          <table:table-cell office:value-type="string">
            <text:p>Gen=</text:p>
          </table:table-cell>
          <table:table-cell office:value-type="float" office:value="310">
            <text:p>310</text:p>
          </table:table-cell>
          <table:table-cell office:value-type="string">
            <text:p>examples/freecell/probfreecell-4-3.pddl</text:p>
          </table:table-cell>
          <table:table-cell/>
          <table:table-cell table:formula="of:=[.M76]/[.U76]" office:value-type="float" office:value="1">
            <text:p>1</text:p>
          </table:table-cell>
          <table:table-cell table:formula="of:=LOG([.M76])" office:value-type="float" office:value="2.49136169383427">
            <text:p>2.4913616938</text:p>
          </table:table-cell>
          <table:table-cell table:formula="of:=LOG([.X76])" office:value-type="float" office:value="0">
            <text:p>0</text:p>
          </table:table-cell>
          <table:table-cell table:formula="of:=[.O76]/[.E76]*100" office:value-type="float" office:value="65">
            <text:p>6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225">
            <text:p>225</text:p>
          </table:table-cell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184">
            <text:p>184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184">
            <text:p>184</text:p>
          </table:table-cell>
          <table:table-cell office:value-type="string">
            <text:p>examples/freecell/probfreecell-4-4.pddl</text:p>
          </table:table-cell>
          <table:table-cell/>
          <table:table-cell table:formula="of:=[.M77]/[.U77]" office:value-type="float" office:value="1">
            <text:p>1</text:p>
          </table:table-cell>
          <table:table-cell table:formula="of:=LOG([.M77])" office:value-type="float" office:value="2.26481782300954">
            <text:p>2.264817823</text:p>
          </table:table-cell>
          <table:table-cell table:formula="of:=LOG([.X77])" office:value-type="float" office:value="0">
            <text:p>0</text:p>
          </table:table-cell>
          <table:table-cell table:formula="of:=[.O77]/[.E77]*100" office:value-type="float" office:value="25">
            <text:p>2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219">
            <text:p>219</text:p>
          </table:table-cell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167">
            <text:p>167</text:p>
          </table:table-cell>
          <table:table-cell office:value-type="string">
            <text:p>EgSize=</text:p>
          </table:table-cell>
          <table:table-cell office:value-type="float" office:value="7">
            <text:p>7</text:p>
          </table:table-cell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167">
            <text:p>167</text:p>
          </table:table-cell>
          <table:table-cell office:value-type="string">
            <text:p>examples/freecell/probfreecell-4-5.pddl</text:p>
          </table:table-cell>
          <table:table-cell/>
          <table:table-cell table:formula="of:=[.M78]/[.U78]" office:value-type="float" office:value="1">
            <text:p>1</text:p>
          </table:table-cell>
          <table:table-cell table:formula="of:=LOG([.M78])" office:value-type="float" office:value="2.22271647114758">
            <text:p>2.2227164711</text:p>
          </table:table-cell>
          <table:table-cell table:formula="of:=LOG([.X78])" office:value-type="float" office:value="0">
            <text:p>0</text:p>
          </table:table-cell>
          <table:table-cell table:formula="of:=[.O78]/[.E78]*100" office:value-type="float" office:value="38.8888888888889">
            <text:p>38.888888888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5">
            <text:p>25</text:p>
          </table:table-cell>
          <table:table-cell office:value-type="string">
            <text:p>SolSize=</text:p>
          </table:table-cell>
          <table:table-cell office:value-type="float" office:value="25">
            <text:p>25</text:p>
          </table:table-cell>
          <table:table-cell office:value-type="string">
            <text:p>Gen=</text:p>
          </table:table-cell>
          <table:table-cell office:value-type="float" office:value="377">
            <text:p>377</text:p>
          </table:table-cell>
          <table:table-cell office:value-type="string">
            <text:p>ExpSize=</text:p>
          </table:table-cell>
          <table:table-cell office:value-type="float" office:value="22">
            <text:p>22</text:p>
          </table:table-cell>
          <table:table-cell office:value-type="string">
            <text:p>SolSize=</text:p>
          </table:table-cell>
          <table:table-cell office:value-type="float" office:value="22">
            <text:p>22</text:p>
          </table:table-cell>
          <table:table-cell office:value-type="string">
            <text:p>Gen=</text:p>
          </table:table-cell>
          <table:table-cell office:value-type="float" office:value="254">
            <text:p>254</text:p>
          </table:table-cell>
          <table:table-cell office:value-type="string">
            <text:p>EgSize=</text:p>
          </table:table-cell>
          <table:table-cell office:value-type="float" office:value="11">
            <text:p>11</text:p>
          </table:table-cell>
          <table:table-cell office:value-type="string">
            <text:p>ExpSize=</text:p>
          </table:table-cell>
          <table:table-cell office:value-type="float" office:value="31">
            <text:p>31</text:p>
          </table:table-cell>
          <table:table-cell office:value-type="string">
            <text:p>SolSize=</text:p>
          </table:table-cell>
          <table:table-cell office:value-type="float" office:value="22">
            <text:p>22</text:p>
          </table:table-cell>
          <table:table-cell office:value-type="string">
            <text:p>Gen=</text:p>
          </table:table-cell>
          <table:table-cell office:value-type="float" office:value="254">
            <text:p>254</text:p>
          </table:table-cell>
          <table:table-cell office:value-type="string">
            <text:p>examples/freecell/probfreecell-5-1.pddl</text:p>
          </table:table-cell>
          <table:table-cell/>
          <table:table-cell table:formula="of:=[.M79]/[.U79]" office:value-type="float" office:value="1">
            <text:p>1</text:p>
          </table:table-cell>
          <table:table-cell table:formula="of:=LOG([.M79])" office:value-type="float" office:value="2.40483371661994">
            <text:p>2.4048337166</text:p>
          </table:table-cell>
          <table:table-cell table:formula="of:=LOG([.X79])" office:value-type="float" office:value="0">
            <text:p>0</text:p>
          </table:table-cell>
          <table:table-cell table:formula="of:=[.O79]/[.E79]*100" office:value-type="float" office:value="44">
            <text:p>4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5">
            <text:p>25</text:p>
          </table:table-cell>
          <table:table-cell office:value-type="string">
            <text:p>SolSize=</text:p>
          </table:table-cell>
          <table:table-cell office:value-type="float" office:value="25">
            <text:p>25</text:p>
          </table:table-cell>
          <table:table-cell office:value-type="string">
            <text:p>Gen=</text:p>
          </table:table-cell>
          <table:table-cell office:value-type="float" office:value="320">
            <text:p>320</text:p>
          </table:table-cell>
          <table:table-cell office:value-type="string">
            <text:p>ExpSize=</text:p>
          </table:table-cell>
          <table:table-cell office:value-type="float" office:value="24">
            <text:p>24</text:p>
          </table:table-cell>
          <table:table-cell office:value-type="string">
            <text:p>SolSize=</text:p>
          </table:table-cell>
          <table:table-cell office:value-type="float" office:value="24">
            <text:p>24</text:p>
          </table:table-cell>
          <table:table-cell office:value-type="string">
            <text:p>Gen=</text:p>
          </table:table-cell>
          <table:table-cell office:value-type="float" office:value="317">
            <text:p>317</text:p>
          </table:table-cell>
          <table:table-cell office:value-type="string">
            <text:p>EgSize=</text:p>
          </table:table-cell>
          <table:table-cell office:value-type="float" office:value="16">
            <text:p>16</text:p>
          </table:table-cell>
          <table:table-cell office:value-type="string">
            <text:p>ExpSize=</text:p>
          </table:table-cell>
          <table:table-cell office:value-type="float" office:value="39">
            <text:p>39</text:p>
          </table:table-cell>
          <table:table-cell office:value-type="string">
            <text:p>SolSize=</text:p>
          </table:table-cell>
          <table:table-cell office:value-type="float" office:value="24">
            <text:p>24</text:p>
          </table:table-cell>
          <table:table-cell office:value-type="string">
            <text:p>Gen=</text:p>
          </table:table-cell>
          <table:table-cell office:value-type="float" office:value="317">
            <text:p>317</text:p>
          </table:table-cell>
          <table:table-cell office:value-type="string">
            <text:p>examples/freecell/probfreecell-5-2.pddl</text:p>
          </table:table-cell>
          <table:table-cell/>
          <table:table-cell table:formula="of:=[.M80]/[.U80]" office:value-type="float" office:value="1">
            <text:p>1</text:p>
          </table:table-cell>
          <table:table-cell table:formula="of:=LOG([.M80])" office:value-type="float" office:value="2.50105926221775">
            <text:p>2.5010592622</text:p>
          </table:table-cell>
          <table:table-cell table:formula="of:=LOG([.X80])" office:value-type="float" office:value="0">
            <text:p>0</text:p>
          </table:table-cell>
          <table:table-cell table:formula="of:=[.O80]/[.E80]*100" office:value-type="float" office:value="64">
            <text:p>6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341">
            <text:p>341</text:p>
          </table:table-cell>
          <table:table-cell office:value-type="string">
            <text:p>ExpSize=</text:p>
          </table:table-cell>
          <table:table-cell office:value-type="float" office:value="23">
            <text:p>23</text:p>
          </table:table-cell>
          <table:table-cell office:value-type="string">
            <text:p>SolSize=</text:p>
          </table:table-cell>
          <table:table-cell office:value-type="float" office:value="23">
            <text:p>23</text:p>
          </table:table-cell>
          <table:table-cell office:value-type="string">
            <text:p>Gen=</text:p>
          </table:table-cell>
          <table:table-cell office:value-type="float" office:value="319">
            <text:p>319</text:p>
          </table:table-cell>
          <table:table-cell office:value-type="string">
            <text:p>EgSize=</text:p>
          </table:table-cell>
          <table:table-cell office:value-type="float" office:value="14">
            <text:p>14</text:p>
          </table:table-cell>
          <table:table-cell office:value-type="string">
            <text:p>ExpSize=</text:p>
          </table:table-cell>
          <table:table-cell office:value-type="float" office:value="31">
            <text:p>31</text:p>
          </table:table-cell>
          <table:table-cell office:value-type="string">
            <text:p>SolSize=</text:p>
          </table:table-cell>
          <table:table-cell office:value-type="float" office:value="25">
            <text:p>25</text:p>
          </table:table-cell>
          <table:table-cell office:value-type="string">
            <text:p>Gen=</text:p>
          </table:table-cell>
          <table:table-cell office:value-type="float" office:value="334">
            <text:p>334</text:p>
          </table:table-cell>
          <table:table-cell office:value-type="string">
            <text:p>examples/freecell/probfreecell-5-3.pddl</text:p>
          </table:table-cell>
          <table:table-cell/>
          <table:table-cell table:formula="of:=[.M81]/[.U81]" office:value-type="float" office:value="0.955089820359281">
            <text:p>0.9550898204</text:p>
          </table:table-cell>
          <table:table-cell table:formula="of:=LOG([.M81])" office:value-type="float" office:value="2.50379068305718">
            <text:p>2.5037906831</text:p>
          </table:table-cell>
          <table:table-cell table:formula="of:=LOG([.X81])" office:value-type="float" office:value="-0.0199557837543833">
            <text:p>-0.0199557838</text:p>
          </table:table-cell>
          <table:table-cell table:formula="of:=[.O81]/[.E81]*100" office:value-type="float" office:value="53.8461538461539">
            <text:p>53.846153846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318">
            <text:p>318</text:p>
          </table:table-cell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265">
            <text:p>265</text:p>
          </table:table-cell>
          <table:table-cell office:value-type="string">
            <text:p>EgSize=</text:p>
          </table:table-cell>
          <table:table-cell office:value-type="float" office:value="14">
            <text:p>14</text:p>
          </table:table-cell>
          <table:table-cell office:value-type="string">
            <text:p>ExpSize=</text:p>
          </table:table-cell>
          <table:table-cell office:value-type="float" office:value="34">
            <text:p>34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265">
            <text:p>265</text:p>
          </table:table-cell>
          <table:table-cell office:value-type="string">
            <text:p>examples/freecell/probfreecell-5-4.pddl</text:p>
          </table:table-cell>
          <table:table-cell/>
          <table:table-cell table:formula="of:=[.M82]/[.U82]" office:value-type="float" office:value="1">
            <text:p>1</text:p>
          </table:table-cell>
          <table:table-cell table:formula="of:=LOG([.M82])" office:value-type="float" office:value="2.42324587393681">
            <text:p>2.4232458739</text:p>
          </table:table-cell>
          <table:table-cell table:formula="of:=LOG([.X82])" office:value-type="float" office:value="0">
            <text:p>0</text:p>
          </table:table-cell>
          <table:table-cell table:formula="of:=[.O82]/[.E82]*100" office:value-type="float" office:value="53.8461538461539">
            <text:p>53.846153846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0">
            <text:p>30</text:p>
          </table:table-cell>
          <table:table-cell office:value-type="string">
            <text:p>SolSize=</text:p>
          </table:table-cell>
          <table:table-cell office:value-type="float" office:value="30">
            <text:p>30</text:p>
          </table:table-cell>
          <table:table-cell office:value-type="string">
            <text:p>Gen=</text:p>
          </table:table-cell>
          <table:table-cell office:value-type="float" office:value="380">
            <text:p>380</text:p>
          </table:table-cell>
          <table:table-cell office:value-type="string">
            <text:p>ExpSize=</text:p>
          </table:table-cell>
          <table:table-cell office:value-type="float" office:value="25">
            <text:p>25</text:p>
          </table:table-cell>
          <table:table-cell office:value-type="string">
            <text:p>SolSize=</text:p>
          </table:table-cell>
          <table:table-cell office:value-type="float" office:value="25">
            <text:p>25</text:p>
          </table:table-cell>
          <table:table-cell office:value-type="string">
            <text:p>Gen=</text:p>
          </table:table-cell>
          <table:table-cell office:value-type="float" office:value="329">
            <text:p>329</text:p>
          </table:table-cell>
          <table:table-cell office:value-type="string">
            <text:p>EgSize=</text:p>
          </table:table-cell>
          <table:table-cell office:value-type="float" office:value="16">
            <text:p>16</text:p>
          </table:table-cell>
          <table:table-cell office:value-type="string">
            <text:p>ExpSize=</text:p>
          </table:table-cell>
          <table:table-cell office:value-type="float" office:value="39">
            <text:p>39</text:p>
          </table:table-cell>
          <table:table-cell office:value-type="string">
            <text:p>SolSize=</text:p>
          </table:table-cell>
          <table:table-cell office:value-type="float" office:value="25">
            <text:p>25</text:p>
          </table:table-cell>
          <table:table-cell office:value-type="string">
            <text:p>Gen=</text:p>
          </table:table-cell>
          <table:table-cell office:value-type="float" office:value="329">
            <text:p>329</text:p>
          </table:table-cell>
          <table:table-cell office:value-type="string">
            <text:p>examples/freecell/probfreecell-6-2.pddl</text:p>
          </table:table-cell>
          <table:table-cell table:formula="of:=AVERAGE([.X64:.X83])" office:value-type="float" office:value="0.99131509707857">
            <text:p>0.9913150971</text:p>
          </table:table-cell>
          <table:table-cell table:formula="of:=[.M83]/[.U83]" office:value-type="float" office:value="1">
            <text:p>1</text:p>
          </table:table-cell>
          <table:table-cell table:formula="of:=LOG([.M83])" office:value-type="float" office:value="2.51719589794997">
            <text:p>2.5171958979</text:p>
          </table:table-cell>
          <table:table-cell table:formula="of:=LOG([.X83])" office:value-type="float" office:value="0">
            <text:p>0</text:p>
          </table:table-cell>
          <table:table-cell table:formula="of:=[.O83]/[.E83]*100" office:value-type="float" office:value="53.3333333333333">
            <text:p>53.333333333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67">
            <text:p>67</text:p>
          </table:table-cell>
          <table:table-cell office:value-type="string">
            <text:p>ExpSize=</text:p>
          </table:table-cell>
          <table:table-cell office:value-type="float" office:value="12">
            <text:p>12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66">
            <text:p>66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52">
            <text:p>52</text:p>
          </table:table-cell>
          <table:table-cell office:value-type="string">
            <text:p>examples/grid/prob01.pddl</text:p>
          </table:table-cell>
          <table:table-cell/>
          <table:table-cell table:formula="of:=[.M84]/[.U84]" office:value-type="float" office:value="1.26923076923077">
            <text:p>1.2692307692</text:p>
          </table:table-cell>
          <table:table-cell table:formula="of:=LOG([.M84])" office:value-type="float" office:value="1.81954393554187">
            <text:p>1.8195439355</text:p>
          </table:table-cell>
          <table:table-cell table:formula="of:=LOG([.X84])" office:value-type="float" office:value="0.103540591907069">
            <text:p>0.1035405919</text:p>
          </table:table-cell>
          <table:table-cell table:formula="of:=[.O84]/[.E84]*100" office:value-type="float" office:value="35.7142857142857">
            <text:p>35.714285714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393">
            <text:p>393</text:p>
          </table:table-cell>
          <table:table-cell office:value-type="string">
            <text:p>ExpSize=</text:p>
          </table:table-cell>
          <table:table-cell office:value-type="float" office:value="27">
            <text:p>27</text:p>
          </table:table-cell>
          <table:table-cell office:value-type="string">
            <text:p>SolSize=</text:p>
          </table:table-cell>
          <table:table-cell office:value-type="float" office:value="27">
            <text:p>27</text:p>
          </table:table-cell>
          <table:table-cell office:value-type="string">
            <text:p>Gen=</text:p>
          </table:table-cell>
          <table:table-cell office:value-type="float" office:value="275">
            <text:p>275</text:p>
          </table:table-cell>
          <table:table-cell office:value-type="string">
            <text:p>EgSize=</text:p>
          </table:table-cell>
          <table:table-cell office:value-type="float" office:value="10">
            <text:p>10</text:p>
          </table:table-cell>
          <table:table-cell office:value-type="string">
            <text:p>ExpSize=</text:p>
          </table:table-cell>
          <table:table-cell office:value-type="float" office:value="28">
            <text:p>28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90">
            <text:p>90</text:p>
          </table:table-cell>
          <table:table-cell office:value-type="string">
            <text:p>examples/grid/prob02.pddl</text:p>
          </table:table-cell>
          <table:table-cell table:formula="of:=AVERAGE([.X84:.X85])" office:value-type="float" office:value="2.16239316239316">
            <text:p>2.1623931624</text:p>
          </table:table-cell>
          <table:table-cell table:formula="of:=[.M85]/[.U85]" office:value-type="float" office:value="3.05555555555556">
            <text:p>3.0555555556</text:p>
          </table:table-cell>
          <table:table-cell table:formula="of:=LOG([.M85])" office:value-type="float" office:value="2.43933269383026">
            <text:p>2.4393326938</text:p>
          </table:table-cell>
          <table:table-cell table:formula="of:=LOG([.X85])" office:value-type="float" office:value="0.485090184390938">
            <text:p>0.4850901844</text:p>
          </table:table-cell>
          <table:table-cell table:formula="of:=[.O85]/[.E85]*100" office:value-type="float" office:value="38.4615384615385">
            <text:p>38.461538461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9">
            <text:p>59</text:p>
          </table:table-cell>
          <table:table-cell office:value-type="string">
            <text:p>SolSize=</text:p>
          </table:table-cell>
          <table:table-cell office:value-type="float" office:value="59">
            <text:p>59</text:p>
          </table:table-cell>
          <table:table-cell office:value-type="string">
            <text:p>Gen=</text:p>
          </table:table-cell>
          <table:table-cell office:value-type="float" office:value="843">
            <text:p>843</text:p>
          </table:table-cell>
          <table:table-cell office:value-type="string">
            <text:p>ExpSize=</text:p>
          </table:table-cell>
          <table:table-cell office:value-type="float" office:value="65">
            <text:p>65</text:p>
          </table:table-cell>
          <table:table-cell office:value-type="string">
            <text:p>SolSize=</text:p>
          </table:table-cell>
          <table:table-cell office:value-type="float" office:value="65">
            <text:p>65</text:p>
          </table:table-cell>
          <table:table-cell office:value-type="string">
            <text:p>Gen=</text:p>
          </table:table-cell>
          <table:table-cell office:value-type="float" office:value="889">
            <text:p>889</text:p>
          </table:table-cell>
          <table:table-cell office:value-type="string">
            <text:p>EgSize=</text:p>
          </table:table-cell>
          <table:table-cell office:value-type="float" office:value="24">
            <text:p>24</text:p>
          </table:table-cell>
          <table:table-cell office:value-type="string">
            <text:p>ExpSize=</text:p>
          </table:table-cell>
          <table:table-cell office:value-type="float" office:value="88">
            <text:p>88</text:p>
          </table:table-cell>
          <table:table-cell office:value-type="string">
            <text:p>SolSize=</text:p>
          </table:table-cell>
          <table:table-cell office:value-type="float" office:value="64">
            <text:p>64</text:p>
          </table:table-cell>
          <table:table-cell office:value-type="string">
            <text:p>Gen=</text:p>
          </table:table-cell>
          <table:table-cell office:value-type="float" office:value="882">
            <text:p>882</text:p>
          </table:table-cell>
          <table:table-cell office:value-type="string">
            <text:p>examples/logistics00/probLOGISTICS-10-0.pddl</text:p>
          </table:table-cell>
          <table:table-cell/>
          <table:table-cell table:formula="of:=[.M86]/[.U86]" office:value-type="float" office:value="1.00793650793651">
            <text:p>1.0079365079</text:p>
          </table:table-cell>
          <table:table-cell table:formula="of:=LOG([.M86])" office:value-type="float" office:value="2.94890176097021">
            <text:p>2.948901761</text:p>
          </table:table-cell>
          <table:table-cell table:formula="of:=LOG([.X86])" office:value-type="float" office:value="0.00343317583839395">
            <text:p>0.0034331758</text:p>
          </table:table-cell>
          <table:table-cell table:formula="of:=[.O86]/[.E86]*100" office:value-type="float" office:value="40.6779661016949">
            <text:p>40.677966101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7">
            <text:p>57</text:p>
          </table:table-cell>
          <table:table-cell office:value-type="string">
            <text:p>SolSize=</text:p>
          </table:table-cell>
          <table:table-cell office:value-type="float" office:value="57">
            <text:p>57</text:p>
          </table:table-cell>
          <table:table-cell office:value-type="string">
            <text:p>Gen=</text:p>
          </table:table-cell>
          <table:table-cell office:value-type="float" office:value="829">
            <text:p>829</text:p>
          </table:table-cell>
          <table:table-cell office:value-type="string">
            <text:p>ExpSize=</text:p>
          </table:table-cell>
          <table:table-cell office:value-type="float" office:value="56">
            <text:p>56</text:p>
          </table:table-cell>
          <table:table-cell office:value-type="string">
            <text:p>SolSize=</text:p>
          </table:table-cell>
          <table:table-cell office:value-type="float" office:value="56">
            <text:p>56</text:p>
          </table:table-cell>
          <table:table-cell office:value-type="string">
            <text:p>Gen=</text:p>
          </table:table-cell>
          <table:table-cell office:value-type="float" office:value="922">
            <text:p>922</text:p>
          </table:table-cell>
          <table:table-cell office:value-type="string">
            <text:p>EgSize=</text:p>
          </table:table-cell>
          <table:table-cell office:value-type="float" office:value="21">
            <text:p>21</text:p>
          </table:table-cell>
          <table:table-cell office:value-type="string">
            <text:p>ExpSize=</text:p>
          </table:table-cell>
          <table:table-cell office:value-type="float" office:value="85">
            <text:p>85</text:p>
          </table:table-cell>
          <table:table-cell office:value-type="string">
            <text:p>SolSize=</text:p>
          </table:table-cell>
          <table:table-cell office:value-type="float" office:value="64">
            <text:p>64</text:p>
          </table:table-cell>
          <table:table-cell office:value-type="string">
            <text:p>Gen=</text:p>
          </table:table-cell>
          <table:table-cell office:value-type="float" office:value="882">
            <text:p>882</text:p>
          </table:table-cell>
          <table:table-cell office:value-type="string">
            <text:p>examples/logistics00/probLOGISTICS-10-1.pddl</text:p>
          </table:table-cell>
          <table:table-cell/>
          <table:table-cell table:formula="of:=[.M87]/[.U87]" office:value-type="float" office:value="1.0453514739229">
            <text:p>1.0453514739</text:p>
          </table:table-cell>
          <table:table-cell table:formula="of:=LOG([.M87])" office:value-type="float" office:value="2.96473092105363">
            <text:p>2.9647309211</text:p>
          </table:table-cell>
          <table:table-cell table:formula="of:=LOG([.X87])" office:value-type="float" office:value="0.0192623359218096">
            <text:p>0.0192623359</text:p>
          </table:table-cell>
          <table:table-cell table:formula="of:=[.O87]/[.E87]*100" office:value-type="float" office:value="36.8421052631579">
            <text:p>36.842105263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69">
            <text:p>69</text:p>
          </table:table-cell>
          <table:table-cell office:value-type="string">
            <text:p>SolSize=</text:p>
          </table:table-cell>
          <table:table-cell office:value-type="float" office:value="69">
            <text:p>69</text:p>
          </table:table-cell>
          <table:table-cell office:value-type="string">
            <text:p>Gen=</text:p>
          </table:table-cell>
          <table:table-cell office:value-type="float" office:value="1610">
            <text:p>1610</text:p>
          </table:table-cell>
          <table:table-cell office:value-type="string">
            <text:p>ExpSize=</text:p>
          </table:table-cell>
          <table:table-cell office:value-type="float" office:value="68">
            <text:p>68</text:p>
          </table:table-cell>
          <table:table-cell office:value-type="string">
            <text:p>SolSize=</text:p>
          </table:table-cell>
          <table:table-cell office:value-type="float" office:value="68">
            <text:p>68</text:p>
          </table:table-cell>
          <table:table-cell office:value-type="string">
            <text:p>Gen=</text:p>
          </table:table-cell>
          <table:table-cell office:value-type="float" office:value="1729">
            <text:p>1729</text:p>
          </table:table-cell>
          <table:table-cell office:value-type="string">
            <text:p>EgSize=</text:p>
          </table:table-cell>
          <table:table-cell office:value-type="float" office:value="27">
            <text:p>27</text:p>
          </table:table-cell>
          <table:table-cell office:value-type="string">
            <text:p>ExpSize=</text:p>
          </table:table-cell>
          <table:table-cell office:value-type="float" office:value="95">
            <text:p>95</text:p>
          </table:table-cell>
          <table:table-cell office:value-type="string">
            <text:p>SolSize=</text:p>
          </table:table-cell>
          <table:table-cell office:value-type="float" office:value="68">
            <text:p>68</text:p>
          </table:table-cell>
          <table:table-cell office:value-type="string">
            <text:p>Gen=</text:p>
          </table:table-cell>
          <table:table-cell office:value-type="float" office:value="1163">
            <text:p>1163</text:p>
          </table:table-cell>
          <table:table-cell office:value-type="string">
            <text:p>examples/logistics00/probLOGISTICS-11-0.pddl</text:p>
          </table:table-cell>
          <table:table-cell/>
          <table:table-cell table:formula="of:=[.M88]/[.U88]" office:value-type="float" office:value="1.48667239896819">
            <text:p>1.486672399</text:p>
          </table:table-cell>
          <table:table-cell table:formula="of:=LOG([.M88])" office:value-type="float" office:value="3.23779499327392">
            <text:p>3.2377949933</text:p>
          </table:table-cell>
          <table:table-cell table:formula="of:=LOG([.X88])" office:value-type="float" office:value="0.172215278545474">
            <text:p>0.1722152785</text:p>
          </table:table-cell>
          <table:table-cell table:formula="of:=[.O88]/[.E88]*100" office:value-type="float" office:value="39.1304347826087">
            <text:p>39.130434782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86">
            <text:p>86</text:p>
          </table:table-cell>
          <table:table-cell office:value-type="string">
            <text:p>SolSize=</text:p>
          </table:table-cell>
          <table:table-cell office:value-type="float" office:value="86">
            <text:p>86</text:p>
          </table:table-cell>
          <table:table-cell office:value-type="string">
            <text:p>Gen=</text:p>
          </table:table-cell>
          <table:table-cell office:value-type="float" office:value="1855">
            <text:p>1855</text:p>
          </table:table-cell>
          <table:table-cell office:value-type="string">
            <text:p>ExpSize=</text:p>
          </table:table-cell>
          <table:table-cell office:value-type="float" office:value="83">
            <text:p>83</text:p>
          </table:table-cell>
          <table:table-cell office:value-type="string">
            <text:p>SolSize=</text:p>
          </table:table-cell>
          <table:table-cell office:value-type="float" office:value="83">
            <text:p>83</text:p>
          </table:table-cell>
          <table:table-cell office:value-type="string">
            <text:p>Gen=</text:p>
          </table:table-cell>
          <table:table-cell office:value-type="float" office:value="1774">
            <text:p>1774</text:p>
          </table:table-cell>
          <table:table-cell office:value-type="string">
            <text:p>EgSize=</text:p>
          </table:table-cell>
          <table:table-cell office:value-type="float" office:value="50">
            <text:p>50</text:p>
          </table:table-cell>
          <table:table-cell office:value-type="string">
            <text:p>ExpSize=</text:p>
          </table:table-cell>
          <table:table-cell office:value-type="float" office:value="94">
            <text:p>94</text:p>
          </table:table-cell>
          <table:table-cell office:value-type="string">
            <text:p>SolSize=</text:p>
          </table:table-cell>
          <table:table-cell office:value-type="float" office:value="89">
            <text:p>89</text:p>
          </table:table-cell>
          <table:table-cell office:value-type="string">
            <text:p>Gen=</text:p>
          </table:table-cell>
          <table:table-cell office:value-type="float" office:value="1239">
            <text:p>1239</text:p>
          </table:table-cell>
          <table:table-cell office:value-type="string">
            <text:p>examples/logistics00/probLOGISTICS-11-1.pddl</text:p>
          </table:table-cell>
          <table:table-cell/>
          <table:table-cell table:formula="of:=[.M89]/[.U89]" office:value-type="float" office:value="1.4317998385795">
            <text:p>1.4317998386</text:p>
          </table:table-cell>
          <table:table-cell table:formula="of:=LOG([.M89])" office:value-type="float" office:value="3.24895361549571">
            <text:p>3.2489536155</text:p>
          </table:table-cell>
          <table:table-cell table:formula="of:=LOG([.X89])" office:value-type="float" office:value="0.155882309119644">
            <text:p>0.1558823091</text:p>
          </table:table-cell>
          <table:table-cell table:formula="of:=[.O89]/[.E89]*100" office:value-type="float" office:value="58.1395348837209">
            <text:p>58.139534883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7">
            <text:p>57</text:p>
          </table:table-cell>
          <table:table-cell office:value-type="string">
            <text:p>SolSize=</text:p>
          </table:table-cell>
          <table:table-cell office:value-type="float" office:value="57">
            <text:p>57</text:p>
          </table:table-cell>
          <table:table-cell office:value-type="string">
            <text:p>Gen=</text:p>
          </table:table-cell>
          <table:table-cell office:value-type="float" office:value="1429">
            <text:p>1429</text:p>
          </table:table-cell>
          <table:table-cell office:value-type="string">
            <text:p>ExpSize=</text:p>
          </table:table-cell>
          <table:table-cell office:value-type="float" office:value="57">
            <text:p>57</text:p>
          </table:table-cell>
          <table:table-cell office:value-type="string">
            <text:p>SolSize=</text:p>
          </table:table-cell>
          <table:table-cell office:value-type="float" office:value="57">
            <text:p>57</text:p>
          </table:table-cell>
          <table:table-cell office:value-type="string">
            <text:p>Gen=</text:p>
          </table:table-cell>
          <table:table-cell office:value-type="float" office:value="1386">
            <text:p>1386</text:p>
          </table:table-cell>
          <table:table-cell office:value-type="string">
            <text:p>EgSize=</text:p>
          </table:table-cell>
          <table:table-cell office:value-type="float" office:value="31">
            <text:p>31</text:p>
          </table:table-cell>
          <table:table-cell office:value-type="string">
            <text:p>ExpSize=</text:p>
          </table:table-cell>
          <table:table-cell office:value-type="float" office:value="85">
            <text:p>85</text:p>
          </table:table-cell>
          <table:table-cell office:value-type="string">
            <text:p>SolSize=</text:p>
          </table:table-cell>
          <table:table-cell office:value-type="float" office:value="64">
            <text:p>64</text:p>
          </table:table-cell>
          <table:table-cell office:value-type="string">
            <text:p>Gen=</text:p>
          </table:table-cell>
          <table:table-cell office:value-type="float" office:value="1025">
            <text:p>1025</text:p>
          </table:table-cell>
          <table:table-cell office:value-type="string">
            <text:p>examples/logistics00/probLOGISTICS-12-0.pddl</text:p>
          </table:table-cell>
          <table:table-cell/>
          <table:table-cell table:formula="of:=[.M90]/[.U90]" office:value-type="float" office:value="1.35219512195122">
            <text:p>1.352195122</text:p>
          </table:table-cell>
          <table:table-cell table:formula="of:=LOG([.M90])" office:value-type="float" office:value="3.14176323027579">
            <text:p>3.1417632303</text:p>
          </table:table-cell>
          <table:table-cell table:formula="of:=LOG([.X90])" office:value-type="float" office:value="0.131039364884015">
            <text:p>0.1310393649</text:p>
          </table:table-cell>
          <table:table-cell table:formula="of:=[.O90]/[.E90]*100" office:value-type="float" office:value="54.3859649122807">
            <text:p>54.385964912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8">
            <text:p>98</text:p>
          </table:table-cell>
          <table:table-cell office:value-type="string">
            <text:p>SolSize=</text:p>
          </table:table-cell>
          <table:table-cell office:value-type="float" office:value="98">
            <text:p>98</text:p>
          </table:table-cell>
          <table:table-cell office:value-type="string">
            <text:p>Gen=</text:p>
          </table:table-cell>
          <table:table-cell office:value-type="float" office:value="1422">
            <text:p>1422</text:p>
          </table:table-cell>
          <table:table-cell office:value-type="string">
            <text:p>ExpSize=</text:p>
          </table:table-cell>
          <table:table-cell office:value-type="float" office:value="93">
            <text:p>93</text:p>
          </table:table-cell>
          <table:table-cell office:value-type="string">
            <text:p>SolSize=</text:p>
          </table:table-cell>
          <table:table-cell office:value-type="float" office:value="93">
            <text:p>93</text:p>
          </table:table-cell>
          <table:table-cell office:value-type="string">
            <text:p>Gen=</text:p>
          </table:table-cell>
          <table:table-cell office:value-type="float" office:value="1379">
            <text:p>1379</text:p>
          </table:table-cell>
          <table:table-cell office:value-type="string">
            <text:p>EgSize=</text:p>
          </table:table-cell>
          <table:table-cell office:value-type="float" office:value="56">
            <text:p>56</text:p>
          </table:table-cell>
          <table:table-cell office:value-type="string">
            <text:p>ExpSize=</text:p>
          </table:table-cell>
          <table:table-cell office:value-type="float" office:value="127">
            <text:p>127</text:p>
          </table:table-cell>
          <table:table-cell office:value-type="string">
            <text:p>SolSize=</text:p>
          </table:table-cell>
          <table:table-cell office:value-type="float" office:value="101">
            <text:p>101</text:p>
          </table:table-cell>
          <table:table-cell office:value-type="string">
            <text:p>Gen=</text:p>
          </table:table-cell>
          <table:table-cell office:value-type="float" office:value="1290">
            <text:p>1290</text:p>
          </table:table-cell>
          <table:table-cell office:value-type="string">
            <text:p>examples/logistics00/probLOGISTICS-12-1.pddl</text:p>
          </table:table-cell>
          <table:table-cell/>
          <table:table-cell table:formula="of:=[.M91]/[.U91]" office:value-type="float" office:value="1.06899224806202">
            <text:p>1.0689922481</text:p>
          </table:table-cell>
          <table:table-cell table:formula="of:=LOG([.M91])" office:value-type="float" office:value="3.13956426617585">
            <text:p>3.1395642662</text:p>
          </table:table-cell>
          <table:table-cell table:formula="of:=LOG([.X91])" office:value-type="float" office:value="0.0289745558766008">
            <text:p>0.0289745559</text:p>
          </table:table-cell>
          <table:table-cell table:formula="of:=[.O91]/[.E91]*100" office:value-type="float" office:value="57.1428571428571">
            <text:p>57.142857142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02">
            <text:p>102</text:p>
          </table:table-cell>
          <table:table-cell office:value-type="string">
            <text:p>SolSize=</text:p>
          </table:table-cell>
          <table:table-cell office:value-type="float" office:value="102">
            <text:p>102</text:p>
          </table:table-cell>
          <table:table-cell office:value-type="string">
            <text:p>Gen=</text:p>
          </table:table-cell>
          <table:table-cell office:value-type="float" office:value="2442">
            <text:p>2442</text:p>
          </table:table-cell>
          <table:table-cell office:value-type="string">
            <text:p>ExpSize=</text:p>
          </table:table-cell>
          <table:table-cell office:value-type="float" office:value="93">
            <text:p>93</text:p>
          </table:table-cell>
          <table:table-cell office:value-type="string">
            <text:p>SolSize=</text:p>
          </table:table-cell>
          <table:table-cell office:value-type="float" office:value="93">
            <text:p>93</text:p>
          </table:table-cell>
          <table:table-cell office:value-type="string">
            <text:p>Gen=</text:p>
          </table:table-cell>
          <table:table-cell office:value-type="float" office:value="2323">
            <text:p>2323</text:p>
          </table:table-cell>
          <table:table-cell office:value-type="string">
            <text:p>EgSize=</text:p>
          </table:table-cell>
          <table:table-cell office:value-type="float" office:value="47">
            <text:p>47</text:p>
          </table:table-cell>
          <table:table-cell office:value-type="string">
            <text:p>ExpSize=</text:p>
          </table:table-cell>
          <table:table-cell office:value-type="float" office:value="127">
            <text:p>127</text:p>
          </table:table-cell>
          <table:table-cell office:value-type="string">
            <text:p>SolSize=</text:p>
          </table:table-cell>
          <table:table-cell office:value-type="float" office:value="114">
            <text:p>114</text:p>
          </table:table-cell>
          <table:table-cell office:value-type="string">
            <text:p>Gen=</text:p>
          </table:table-cell>
          <table:table-cell office:value-type="float" office:value="2587">
            <text:p>2587</text:p>
          </table:table-cell>
          <table:table-cell office:value-type="string">
            <text:p>examples/logistics00/probLOGISTICS-13-0.pddl</text:p>
          </table:table-cell>
          <table:table-cell/>
          <table:table-cell table:formula="of:=[.M92]/[.U92]" office:value-type="float" office:value="0.89795129493622">
            <text:p>0.8979512949</text:p>
          </table:table-cell>
          <table:table-cell table:formula="of:=LOG([.M92])" office:value-type="float" office:value="3.36604920980024">
            <text:p>3.3660492098</text:p>
          </table:table-cell>
          <table:table-cell table:formula="of:=LOG([.X92])" office:value-type="float" office:value="-0.0467472189163079">
            <text:p>-0.0467472189</text:p>
          </table:table-cell>
          <table:table-cell table:formula="of:=[.O92]/[.E92]*100" office:value-type="float" office:value="46.078431372549">
            <text:p>46.078431372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82">
            <text:p>82</text:p>
          </table:table-cell>
          <table:table-cell office:value-type="string">
            <text:p>SolSize=</text:p>
          </table:table-cell>
          <table:table-cell office:value-type="float" office:value="82">
            <text:p>82</text:p>
          </table:table-cell>
          <table:table-cell office:value-type="string">
            <text:p>Gen=</text:p>
          </table:table-cell>
          <table:table-cell office:value-type="float" office:value="1942">
            <text:p>1942</text:p>
          </table:table-cell>
          <table:table-cell office:value-type="string">
            <text:p>ExpSize=</text:p>
          </table:table-cell>
          <table:table-cell office:value-type="float" office:value="86">
            <text:p>86</text:p>
          </table:table-cell>
          <table:table-cell office:value-type="string">
            <text:p>SolSize=</text:p>
          </table:table-cell>
          <table:table-cell office:value-type="float" office:value="86">
            <text:p>86</text:p>
          </table:table-cell>
          <table:table-cell office:value-type="string">
            <text:p>Gen=</text:p>
          </table:table-cell>
          <table:table-cell office:value-type="float" office:value="2103">
            <text:p>2103</text:p>
          </table:table-cell>
          <table:table-cell office:value-type="string">
            <text:p>EgSize=</text:p>
          </table:table-cell>
          <table:table-cell office:value-type="float" office:value="34">
            <text:p>34</text:p>
          </table:table-cell>
          <table:table-cell office:value-type="string">
            <text:p>ExpSize=</text:p>
          </table:table-cell>
          <table:table-cell office:value-type="float" office:value="103">
            <text:p>103</text:p>
          </table:table-cell>
          <table:table-cell office:value-type="string">
            <text:p>SolSize=</text:p>
          </table:table-cell>
          <table:table-cell office:value-type="float" office:value="86">
            <text:p>86</text:p>
          </table:table-cell>
          <table:table-cell office:value-type="string">
            <text:p>Gen=</text:p>
          </table:table-cell>
          <table:table-cell office:value-type="float" office:value="1898">
            <text:p>1898</text:p>
          </table:table-cell>
          <table:table-cell office:value-type="string">
            <text:p>examples/logistics00/probLOGISTICS-13-1.pddl</text:p>
          </table:table-cell>
          <table:table-cell/>
          <table:table-cell table:formula="of:=[.M93]/[.U93]" office:value-type="float" office:value="1.10800842992624">
            <text:p>1.1080084299</text:p>
          </table:table-cell>
          <table:table-cell table:formula="of:=LOG([.M93])" office:value-type="float" office:value="3.32283927268632">
            <text:p>3.3228392727</text:p>
          </table:table-cell>
          <table:table-cell table:formula="of:=LOG([.X93])" office:value-type="float" office:value="0.0445430645950472">
            <text:p>0.0445430646</text:p>
          </table:table-cell>
          <table:table-cell table:formula="of:=[.O93]/[.E93]*100" office:value-type="float" office:value="41.4634146341463">
            <text:p>41.463414634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82">
            <text:p>82</text:p>
          </table:table-cell>
          <table:table-cell office:value-type="string">
            <text:p>SolSize=</text:p>
          </table:table-cell>
          <table:table-cell office:value-type="float" office:value="82">
            <text:p>82</text:p>
          </table:table-cell>
          <table:table-cell office:value-type="string">
            <text:p>Gen=</text:p>
          </table:table-cell>
          <table:table-cell office:value-type="float" office:value="2021">
            <text:p>2021</text:p>
          </table:table-cell>
          <table:table-cell office:value-type="string">
            <text:p>ExpSize=</text:p>
          </table:table-cell>
          <table:table-cell office:value-type="float" office:value="76">
            <text:p>76</text:p>
          </table:table-cell>
          <table:table-cell office:value-type="string">
            <text:p>SolSize=</text:p>
          </table:table-cell>
          <table:table-cell office:value-type="float" office:value="76">
            <text:p>76</text:p>
          </table:table-cell>
          <table:table-cell office:value-type="string">
            <text:p>Gen=</text:p>
          </table:table-cell>
          <table:table-cell office:value-type="float" office:value="1967">
            <text:p>1967</text:p>
          </table:table-cell>
          <table:table-cell office:value-type="string">
            <text:p>EgSize=</text:p>
          </table:table-cell>
          <table:table-cell office:value-type="float" office:value="38">
            <text:p>38</text:p>
          </table:table-cell>
          <table:table-cell office:value-type="string">
            <text:p>ExpSize=</text:p>
          </table:table-cell>
          <table:table-cell office:value-type="float" office:value="130">
            <text:p>130</text:p>
          </table:table-cell>
          <table:table-cell office:value-type="string">
            <text:p>SolSize=</text:p>
          </table:table-cell>
          <table:table-cell office:value-type="float" office:value="93">
            <text:p>93</text:p>
          </table:table-cell>
          <table:table-cell office:value-type="string">
            <text:p>Gen=</text:p>
          </table:table-cell>
          <table:table-cell office:value-type="float" office:value="2335">
            <text:p>2335</text:p>
          </table:table-cell>
          <table:table-cell office:value-type="string">
            <text:p>examples/logistics00/probLOGISTICS-14-0.pddl</text:p>
          </table:table-cell>
          <table:table-cell/>
          <table:table-cell table:formula="of:=[.M94]/[.U94]" office:value-type="float" office:value="0.842398286937902">
            <text:p>0.8423982869</text:p>
          </table:table-cell>
          <table:table-cell table:formula="of:=LOG([.M94])" office:value-type="float" office:value="3.29380435991934">
            <text:p>3.2938043599</text:p>
          </table:table-cell>
          <table:table-cell table:formula="of:=LOG([.X94])" office:value-type="float" office:value="-0.0744825249827942">
            <text:p>-0.074482525</text:p>
          </table:table-cell>
          <table:table-cell table:formula="of:=[.O94]/[.E94]*100" office:value-type="float" office:value="46.3414634146342">
            <text:p>46.341463414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8">
            <text:p>98</text:p>
          </table:table-cell>
          <table:table-cell office:value-type="string">
            <text:p>SolSize=</text:p>
          </table:table-cell>
          <table:table-cell office:value-type="float" office:value="98">
            <text:p>98</text:p>
          </table:table-cell>
          <table:table-cell office:value-type="string">
            <text:p>Gen=</text:p>
          </table:table-cell>
          <table:table-cell office:value-type="float" office:value="2504">
            <text:p>2504</text:p>
          </table:table-cell>
          <table:table-cell office:value-type="string">
            <text:p>ExpSize=</text:p>
          </table:table-cell>
          <table:table-cell office:value-type="float" office:value="95">
            <text:p>95</text:p>
          </table:table-cell>
          <table:table-cell office:value-type="string">
            <text:p>SolSize=</text:p>
          </table:table-cell>
          <table:table-cell office:value-type="float" office:value="95">
            <text:p>95</text:p>
          </table:table-cell>
          <table:table-cell office:value-type="string">
            <text:p>Gen=</text:p>
          </table:table-cell>
          <table:table-cell office:value-type="float" office:value="2357">
            <text:p>2357</text:p>
          </table:table-cell>
          <table:table-cell office:value-type="string">
            <text:p>EgSize=</text:p>
          </table:table-cell>
          <table:table-cell office:value-type="float" office:value="48">
            <text:p>48</text:p>
          </table:table-cell>
          <table:table-cell office:value-type="string">
            <text:p>ExpSize=</text:p>
          </table:table-cell>
          <table:table-cell office:value-type="float" office:value="145">
            <text:p>145</text:p>
          </table:table-cell>
          <table:table-cell office:value-type="string">
            <text:p>SolSize=</text:p>
          </table:table-cell>
          <table:table-cell office:value-type="float" office:value="110">
            <text:p>110</text:p>
          </table:table-cell>
          <table:table-cell office:value-type="string">
            <text:p>Gen=</text:p>
          </table:table-cell>
          <table:table-cell office:value-type="float" office:value="2332">
            <text:p>2332</text:p>
          </table:table-cell>
          <table:table-cell office:value-type="string">
            <text:p>examples/logistics00/probLOGISTICS-14-1.pddl</text:p>
          </table:table-cell>
          <table:table-cell/>
          <table:table-cell table:formula="of:=[.M95]/[.U95]" office:value-type="float" office:value="1.01072041166381">
            <text:p>1.0107204117</text:p>
          </table:table-cell>
          <table:table-cell table:formula="of:=LOG([.M95])" office:value-type="float" office:value="3.37235958252432">
            <text:p>3.3723595825</text:p>
          </table:table-cell>
          <table:table-cell table:formula="of:=LOG([.X95])" office:value-type="float" office:value="0.00463103643734733">
            <text:p>0.0046310364</text:p>
          </table:table-cell>
          <table:table-cell table:formula="of:=[.O95]/[.E95]*100" office:value-type="float" office:value="48.9795918367347">
            <text:p>48.979591836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07">
            <text:p>107</text:p>
          </table:table-cell>
          <table:table-cell office:value-type="string">
            <text:p>SolSize=</text:p>
          </table:table-cell>
          <table:table-cell office:value-type="float" office:value="107">
            <text:p>107</text:p>
          </table:table-cell>
          <table:table-cell office:value-type="string">
            <text:p>Gen=</text:p>
          </table:table-cell>
          <table:table-cell office:value-type="float" office:value="2749">
            <text:p>2749</text:p>
          </table:table-cell>
          <table:table-cell office:value-type="string">
            <text:p>ExpSize=</text:p>
          </table:table-cell>
          <table:table-cell office:value-type="float" office:value="102">
            <text:p>102</text:p>
          </table:table-cell>
          <table:table-cell office:value-type="string">
            <text:p>SolSize=</text:p>
          </table:table-cell>
          <table:table-cell office:value-type="float" office:value="102">
            <text:p>102</text:p>
          </table:table-cell>
          <table:table-cell office:value-type="string">
            <text:p>Gen=</text:p>
          </table:table-cell>
          <table:table-cell office:value-type="float" office:value="2666">
            <text:p>2666</text:p>
          </table:table-cell>
          <table:table-cell office:value-type="string">
            <text:p>EgSize=</text:p>
          </table:table-cell>
          <table:table-cell office:value-type="float" office:value="52">
            <text:p>52</text:p>
          </table:table-cell>
          <table:table-cell office:value-type="string">
            <text:p>ExpSize=</text:p>
          </table:table-cell>
          <table:table-cell office:value-type="float" office:value="130">
            <text:p>130</text:p>
          </table:table-cell>
          <table:table-cell office:value-type="string">
            <text:p>SolSize=</text:p>
          </table:table-cell>
          <table:table-cell office:value-type="float" office:value="114">
            <text:p>114</text:p>
          </table:table-cell>
          <table:table-cell office:value-type="string">
            <text:p>Gen=</text:p>
          </table:table-cell>
          <table:table-cell office:value-type="float" office:value="2899">
            <text:p>2899</text:p>
          </table:table-cell>
          <table:table-cell office:value-type="string">
            <text:p>examples/logistics00/probLOGISTICS-15-0.pddl</text:p>
          </table:table-cell>
          <table:table-cell/>
          <table:table-cell table:formula="of:=[.M96]/[.U96]" office:value-type="float" office:value="0.91962745774405">
            <text:p>0.9196274577</text:p>
          </table:table-cell>
          <table:table-cell table:formula="of:=LOG([.M96])" office:value-type="float" office:value="3.42586014507784">
            <text:p>3.4258601451</text:p>
          </table:table-cell>
          <table:table-cell table:formula="of:=LOG([.X96])" office:value-type="float" office:value="-0.0363880702771571">
            <text:p>-0.0363880703</text:p>
          </table:table-cell>
          <table:table-cell table:formula="of:=[.O96]/[.E96]*100" office:value-type="float" office:value="48.5981308411215">
            <text:p>48.598130841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8">
            <text:p>98</text:p>
          </table:table-cell>
          <table:table-cell office:value-type="string">
            <text:p>SolSize=</text:p>
          </table:table-cell>
          <table:table-cell office:value-type="float" office:value="98">
            <text:p>98</text:p>
          </table:table-cell>
          <table:table-cell office:value-type="string">
            <text:p>Gen=</text:p>
          </table:table-cell>
          <table:table-cell office:value-type="float" office:value="2467">
            <text:p>2467</text:p>
          </table:table-cell>
          <table:table-cell office:value-type="string">
            <text:p>ExpSize=</text:p>
          </table:table-cell>
          <table:table-cell office:value-type="float" office:value="98">
            <text:p>98</text:p>
          </table:table-cell>
          <table:table-cell office:value-type="string">
            <text:p>SolSize=</text:p>
          </table:table-cell>
          <table:table-cell office:value-type="float" office:value="98">
            <text:p>98</text:p>
          </table:table-cell>
          <table:table-cell office:value-type="string">
            <text:p>Gen=</text:p>
          </table:table-cell>
          <table:table-cell office:value-type="float" office:value="2436">
            <text:p>2436</text:p>
          </table:table-cell>
          <table:table-cell office:value-type="string">
            <text:p>EgSize=</text:p>
          </table:table-cell>
          <table:table-cell office:value-type="float" office:value="44">
            <text:p>44</text:p>
          </table:table-cell>
          <table:table-cell office:value-type="string">
            <text:p>ExpSize=</text:p>
          </table:table-cell>
          <table:table-cell office:value-type="float" office:value="136">
            <text:p>136</text:p>
          </table:table-cell>
          <table:table-cell office:value-type="string">
            <text:p>SolSize=</text:p>
          </table:table-cell>
          <table:table-cell office:value-type="float" office:value="107">
            <text:p>107</text:p>
          </table:table-cell>
          <table:table-cell office:value-type="string">
            <text:p>Gen=</text:p>
          </table:table-cell>
          <table:table-cell office:value-type="float" office:value="2361">
            <text:p>2361</text:p>
          </table:table-cell>
          <table:table-cell office:value-type="string">
            <text:p>examples/logistics00/probLOGISTICS-15-1.pddl</text:p>
          </table:table-cell>
          <table:table-cell/>
          <table:table-cell table:formula="of:=[.M97]/[.U97]" office:value-type="float" office:value="1.03176620076239">
            <text:p>1.0317662008</text:p>
          </table:table-cell>
          <table:table-cell table:formula="of:=LOG([.M97])" office:value-type="float" office:value="3.38667728396084">
            <text:p>3.386677284</text:p>
          </table:table-cell>
          <table:table-cell table:formula="of:=LOG([.X97])" office:value-type="float" office:value="0.0135812968821108">
            <text:p>0.0135812969</text:p>
          </table:table-cell>
          <table:table-cell table:formula="of:=[.O97]/[.E97]*100" office:value-type="float" office:value="44.8979591836735">
            <text:p>44.897959183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165">
            <text:p>165</text:p>
          </table:table-cell>
          <table:table-cell office:value-type="string">
            <text:p>ExpSize=</text:p>
          </table:table-cell>
          <table:table-cell office:value-type="float" office:value="21">
            <text:p>21</text:p>
          </table:table-cell>
          <table:table-cell office:value-type="string">
            <text:p>SolSize=</text:p>
          </table:table-cell>
          <table:table-cell office:value-type="float" office:value="21">
            <text:p>21</text:p>
          </table:table-cell>
          <table:table-cell office:value-type="string">
            <text:p>Gen=</text:p>
          </table:table-cell>
          <table:table-cell office:value-type="float" office:value="152">
            <text:p>152</text:p>
          </table:table-cell>
          <table:table-cell office:value-type="string">
            <text:p>EgSize=</text:p>
          </table:table-cell>
          <table:table-cell office:value-type="float" office:value="16">
            <text:p>16</text:p>
          </table:table-cell>
          <table:table-cell office:value-type="string">
            <text:p>ExpSize=</text:p>
          </table:table-cell>
          <table:table-cell office:value-type="float" office:value="31">
            <text:p>31</text:p>
          </table:table-cell>
          <table:table-cell office:value-type="string">
            <text:p>SolSize=</text:p>
          </table:table-cell>
          <table:table-cell office:value-type="float" office:value="30">
            <text:p>30</text:p>
          </table:table-cell>
          <table:table-cell office:value-type="string">
            <text:p>Gen=</text:p>
          </table:table-cell>
          <table:table-cell office:value-type="float" office:value="186">
            <text:p>186</text:p>
          </table:table-cell>
          <table:table-cell office:value-type="string">
            <text:p>examples/logistics00/probLOGISTICS-4-0.pddl</text:p>
          </table:table-cell>
          <table:table-cell/>
          <table:table-cell table:formula="of:=[.M98]/[.U98]" office:value-type="float" office:value="0.817204301075269">
            <text:p>0.8172043011</text:p>
          </table:table-cell>
          <table:table-cell table:formula="of:=LOG([.M98])" office:value-type="float" office:value="2.18184358794477">
            <text:p>2.1818435879</text:p>
          </table:table-cell>
          <table:table-cell table:formula="of:=LOG([.X98])" office:value-type="float" office:value="-0.0876693562731437">
            <text:p>-0.0876693563</text:p>
          </table:table-cell>
          <table:table-cell table:formula="of:=[.O98]/[.E98]*100" office:value-type="float" office:value="61.5384615384615">
            <text:p>61.538461538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5">
            <text:p>25</text:p>
          </table:table-cell>
          <table:table-cell office:value-type="string">
            <text:p>SolSize=</text:p>
          </table:table-cell>
          <table:table-cell office:value-type="float" office:value="25">
            <text:p>25</text:p>
          </table:table-cell>
          <table:table-cell office:value-type="string">
            <text:p>Gen=</text:p>
          </table:table-cell>
          <table:table-cell office:value-type="float" office:value="164">
            <text:p>164</text:p>
          </table:table-cell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144">
            <text:p>144</text:p>
          </table:table-cell>
          <table:table-cell office:value-type="string">
            <text:p>EgSize=</text:p>
          </table:table-cell>
          <table:table-cell office:value-type="float" office:value="15">
            <text:p>15</text:p>
          </table:table-cell>
          <table:table-cell office:value-type="string">
            <text:p>ExpSize=</text:p>
          </table:table-cell>
          <table:table-cell office:value-type="float" office:value="30">
            <text:p>30</text:p>
          </table:table-cell>
          <table:table-cell office:value-type="string">
            <text:p>SolSize=</text:p>
          </table:table-cell>
          <table:table-cell office:value-type="float" office:value="29">
            <text:p>29</text:p>
          </table:table-cell>
          <table:table-cell office:value-type="string">
            <text:p>Gen=</text:p>
          </table:table-cell>
          <table:table-cell office:value-type="float" office:value="186">
            <text:p>186</text:p>
          </table:table-cell>
          <table:table-cell office:value-type="string">
            <text:p>examples/logistics00/probLOGISTICS-4-1.pddl</text:p>
          </table:table-cell>
          <table:table-cell/>
          <table:table-cell table:formula="of:=[.M99]/[.U99]" office:value-type="float" office:value="0.774193548387097">
            <text:p>0.7741935484</text:p>
          </table:table-cell>
          <table:table-cell table:formula="of:=LOG([.M99])" office:value-type="float" office:value="2.15836249209525">
            <text:p>2.1583624921</text:p>
          </table:table-cell>
          <table:table-cell table:formula="of:=LOG([.X99])" office:value-type="float" office:value="-0.111150452122667">
            <text:p>-0.1111504521</text:p>
          </table:table-cell>
          <table:table-cell table:formula="of:=[.O99]/[.E99]*100" office:value-type="float" office:value="60">
            <text:p>6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5">
            <text:p>15</text:p>
          </table:table-cell>
          <table:table-cell office:value-type="string">
            <text:p>SolSize=</text:p>
          </table:table-cell>
          <table:table-cell office:value-type="float" office:value="15">
            <text:p>15</text:p>
          </table:table-cell>
          <table:table-cell office:value-type="string">
            <text:p>Gen=</text:p>
          </table:table-cell>
          <table:table-cell office:value-type="float" office:value="89">
            <text:p>89</text:p>
          </table:table-cell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85">
            <text:p>85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24">
            <text:p>24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94">
            <text:p>94</text:p>
          </table:table-cell>
          <table:table-cell office:value-type="string">
            <text:p>examples/logistics00/probLOGISTICS-4-2.pddl</text:p>
          </table:table-cell>
          <table:table-cell/>
          <table:table-cell table:formula="of:=[.M100]/[.U100]" office:value-type="float" office:value="0.904255319148936">
            <text:p>0.9042553191</text:p>
          </table:table-cell>
          <table:table-cell table:formula="of:=LOG([.M100])" office:value-type="float" office:value="1.92941892571429">
            <text:p>1.9294189257</text:p>
          </table:table-cell>
          <table:table-cell table:formula="of:=LOG([.X100])" office:value-type="float" office:value="-0.0437089278854059">
            <text:p>-0.0437089279</text:p>
          </table:table-cell>
          <table:table-cell table:formula="of:=[.O100]/[.E100]*100" office:value-type="float" office:value="33.3333333333333">
            <text:p>33.333333333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6">
            <text:p>36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236">
            <text:p>236</text:p>
          </table:table-cell>
          <table:table-cell office:value-type="string">
            <text:p>ExpSize=</text:p>
          </table:table-cell>
          <table:table-cell office:value-type="float" office:value="36">
            <text:p>36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234">
            <text:p>234</text:p>
          </table:table-cell>
          <table:table-cell office:value-type="string">
            <text:p>EgSize=</text:p>
          </table:table-cell>
          <table:table-cell office:value-type="float" office:value="21">
            <text:p>21</text:p>
          </table:table-cell>
          <table:table-cell office:value-type="string">
            <text:p>ExpSize=</text:p>
          </table:table-cell>
          <table:table-cell office:value-type="float" office:value="39">
            <text:p>39</text:p>
          </table:table-cell>
          <table:table-cell office:value-type="string">
            <text:p>SolSize=</text:p>
          </table:table-cell>
          <table:table-cell office:value-type="float" office:value="38">
            <text:p>38</text:p>
          </table:table-cell>
          <table:table-cell office:value-type="string">
            <text:p>Gen=</text:p>
          </table:table-cell>
          <table:table-cell office:value-type="float" office:value="250">
            <text:p>250</text:p>
          </table:table-cell>
          <table:table-cell office:value-type="string">
            <text:p>examples/logistics00/probLOGISTICS-5-0.pddl</text:p>
          </table:table-cell>
          <table:table-cell/>
          <table:table-cell table:formula="of:=[.M101]/[.U101]" office:value-type="float" office:value="0.936">
            <text:p>0.936</text:p>
          </table:table-cell>
          <table:table-cell table:formula="of:=LOG([.M101])" office:value-type="float" office:value="2.36921585741014">
            <text:p>2.3692158574</text:p>
          </table:table-cell>
          <table:table-cell table:formula="of:=LOG([.X101])" office:value-type="float" office:value="-0.0287241512618947">
            <text:p>-0.0287241513</text:p>
          </table:table-cell>
          <table:table-cell table:formula="of:=[.O101]/[.E101]*100" office:value-type="float" office:value="58.3333333333333">
            <text:p>58.333333333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1">
            <text:p>21</text:p>
          </table:table-cell>
          <table:table-cell office:value-type="string">
            <text:p>SolSize=</text:p>
          </table:table-cell>
          <table:table-cell office:value-type="float" office:value="21">
            <text:p>21</text:p>
          </table:table-cell>
          <table:table-cell office:value-type="string">
            <text:p>Gen=</text:p>
          </table:table-cell>
          <table:table-cell office:value-type="float" office:value="155">
            <text:p>155</text:p>
          </table:table-cell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157">
            <text:p>157</text:p>
          </table:table-cell>
          <table:table-cell office:value-type="string">
            <text:p>EgSize=</text:p>
          </table:table-cell>
          <table:table-cell office:value-type="float" office:value="11">
            <text:p>11</text:p>
          </table:table-cell>
          <table:table-cell office:value-type="string">
            <text:p>ExpSize=</text:p>
          </table:table-cell>
          <table:table-cell office:value-type="float" office:value="31">
            <text:p>31</text:p>
          </table:table-cell>
          <table:table-cell office:value-type="string">
            <text:p>SolSize=</text:p>
          </table:table-cell>
          <table:table-cell office:value-type="float" office:value="21">
            <text:p>21</text:p>
          </table:table-cell>
          <table:table-cell office:value-type="string">
            <text:p>Gen=</text:p>
          </table:table-cell>
          <table:table-cell office:value-type="float" office:value="150">
            <text:p>150</text:p>
          </table:table-cell>
          <table:table-cell office:value-type="string">
            <text:p>examples/logistics00/probLOGISTICS-5-1.pddl</text:p>
          </table:table-cell>
          <table:table-cell/>
          <table:table-cell table:formula="of:=[.M102]/[.U102]" office:value-type="float" office:value="1.04666666666667">
            <text:p>1.0466666667</text:p>
          </table:table-cell>
          <table:table-cell table:formula="of:=LOG([.M102])" office:value-type="float" office:value="2.19589965240923">
            <text:p>2.1958996524</text:p>
          </table:table-cell>
          <table:table-cell table:formula="of:=LOG([.X102])" office:value-type="float" office:value="0.0198083933535525">
            <text:p>0.0198083934</text:p>
          </table:table-cell>
          <table:table-cell table:formula="of:=[.O102]/[.E102]*100" office:value-type="float" office:value="52.3809523809524">
            <text:p>52.38095238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0">
            <text:p>10</text:p>
          </table:table-cell>
          <table:table-cell office:value-type="string">
            <text:p>SolSize=</text:p>
          </table:table-cell>
          <table:table-cell office:value-type="float" office:value="10">
            <text:p>10</text:p>
          </table:table-cell>
          <table:table-cell office:value-type="string">
            <text:p>Gen=</text:p>
          </table:table-cell>
          <table:table-cell office:value-type="float" office:value="67">
            <text:p>67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71">
            <text:p>71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15">
            <text:p>15</text:p>
          </table:table-cell>
          <table:table-cell office:value-type="string">
            <text:p>SolSize=</text:p>
          </table:table-cell>
          <table:table-cell office:value-type="float" office:value="13">
            <text:p>13</text:p>
          </table:table-cell>
          <table:table-cell office:value-type="string">
            <text:p>Gen=</text:p>
          </table:table-cell>
          <table:table-cell office:value-type="float" office:value="84">
            <text:p>84</text:p>
          </table:table-cell>
          <table:table-cell office:value-type="string">
            <text:p>examples/logistics00/probLOGISTICS-5-2.pddl</text:p>
          </table:table-cell>
          <table:table-cell/>
          <table:table-cell table:formula="of:=[.M103]/[.U103]" office:value-type="float" office:value="0.845238095238095">
            <text:p>0.8452380952</text:p>
          </table:table-cell>
          <table:table-cell table:formula="of:=LOG([.M103])" office:value-type="float" office:value="1.85125834871908">
            <text:p>1.8512583487</text:p>
          </table:table-cell>
          <table:table-cell table:formula="of:=LOG([.X103])" office:value-type="float" office:value="-0.0730209373428064">
            <text:p>-0.0730209373</text:p>
          </table:table-cell>
          <table:table-cell table:formula="of:=[.O103]/[.E103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4">
            <text:p>34</text:p>
          </table:table-cell>
          <table:table-cell office:value-type="string">
            <text:p>SolSize=</text:p>
          </table:table-cell>
          <table:table-cell office:value-type="float" office:value="34">
            <text:p>34</text:p>
          </table:table-cell>
          <table:table-cell office:value-type="string">
            <text:p>Gen=</text:p>
          </table:table-cell>
          <table:table-cell office:value-type="float" office:value="256">
            <text:p>256</text:p>
          </table:table-cell>
          <table:table-cell office:value-type="string">
            <text:p>ExpSize=</text:p>
          </table:table-cell>
          <table:table-cell office:value-type="float" office:value="30">
            <text:p>30</text:p>
          </table:table-cell>
          <table:table-cell office:value-type="string">
            <text:p>SolSize=</text:p>
          </table:table-cell>
          <table:table-cell office:value-type="float" office:value="30">
            <text:p>30</text:p>
          </table:table-cell>
          <table:table-cell office:value-type="string">
            <text:p>Gen=</text:p>
          </table:table-cell>
          <table:table-cell office:value-type="float" office:value="220">
            <text:p>220</text:p>
          </table:table-cell>
          <table:table-cell office:value-type="string">
            <text:p>EgSize=</text:p>
          </table:table-cell>
          <table:table-cell office:value-type="float" office:value="14">
            <text:p>14</text:p>
          </table:table-cell>
          <table:table-cell office:value-type="string">
            <text:p>ExpSize=</text:p>
          </table:table-cell>
          <table:table-cell office:value-type="float" office:value="37">
            <text:p>37</text:p>
          </table:table-cell>
          <table:table-cell office:value-type="string">
            <text:p>SolSize=</text:p>
          </table:table-cell>
          <table:table-cell office:value-type="float" office:value="30">
            <text:p>30</text:p>
          </table:table-cell>
          <table:table-cell office:value-type="string">
            <text:p>Gen=</text:p>
          </table:table-cell>
          <table:table-cell office:value-type="float" office:value="225">
            <text:p>225</text:p>
          </table:table-cell>
          <table:table-cell office:value-type="string">
            <text:p>examples/logistics00/probLOGISTICS-6-0.pddl</text:p>
          </table:table-cell>
          <table:table-cell/>
          <table:table-cell table:formula="of:=[.M104]/[.U104]" office:value-type="float" office:value="0.977777777777778">
            <text:p>0.9777777778</text:p>
          </table:table-cell>
          <table:table-cell table:formula="of:=LOG([.M104])" office:value-type="float" office:value="2.34242268082221">
            <text:p>2.3424226808</text:p>
          </table:table-cell>
          <table:table-cell table:formula="of:=LOG([.X104])" office:value-type="float" office:value="-0.00975983728915626">
            <text:p>-0.0097598373</text:p>
          </table:table-cell>
          <table:table-cell table:formula="of:=[.O104]/[.E104]*100" office:value-type="float" office:value="41.1764705882353">
            <text:p>41.176470588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6">
            <text:p>16</text:p>
          </table:table-cell>
          <table:table-cell office:value-type="string">
            <text:p>SolSize=</text:p>
          </table:table-cell>
          <table:table-cell office:value-type="float" office:value="16">
            <text:p>16</text:p>
          </table:table-cell>
          <table:table-cell office:value-type="string">
            <text:p>Gen=</text:p>
          </table:table-cell>
          <table:table-cell office:value-type="float" office:value="105">
            <text:p>105</text:p>
          </table:table-cell>
          <table:table-cell office:value-type="string">
            <text:p>ExpSize=</text:p>
          </table:table-cell>
          <table:table-cell office:value-type="float" office:value="17">
            <text:p>17</text:p>
          </table:table-cell>
          <table:table-cell office:value-type="string">
            <text:p>SolSize=</text:p>
          </table:table-cell>
          <table:table-cell office:value-type="float" office:value="17">
            <text:p>17</text:p>
          </table:table-cell>
          <table:table-cell office:value-type="string">
            <text:p>Gen=</text:p>
          </table:table-cell>
          <table:table-cell office:value-type="float" office:value="104">
            <text:p>104</text:p>
          </table:table-cell>
          <table:table-cell office:value-type="string">
            <text:p>EgSize=</text:p>
          </table:table-cell>
          <table:table-cell office:value-type="float" office:value="8">
            <text:p>8</text:p>
          </table:table-cell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17">
            <text:p>17</text:p>
          </table:table-cell>
          <table:table-cell office:value-type="string">
            <text:p>Gen=</text:p>
          </table:table-cell>
          <table:table-cell office:value-type="float" office:value="98">
            <text:p>98</text:p>
          </table:table-cell>
          <table:table-cell office:value-type="string">
            <text:p>examples/logistics00/probLOGISTICS-6-1.pddl</text:p>
          </table:table-cell>
          <table:table-cell/>
          <table:table-cell table:formula="of:=[.M105]/[.U105]" office:value-type="float" office:value="1.06122448979592">
            <text:p>1.0612244898</text:p>
          </table:table-cell>
          <table:table-cell table:formula="of:=LOG([.M105])" office:value-type="float" office:value="2.01703333929878">
            <text:p>2.0170333393</text:p>
          </table:table-cell>
          <table:table-cell table:formula="of:=LOG([.X105])" office:value-type="float" office:value="0.0258072636062855">
            <text:p>0.0258072636</text:p>
          </table:table-cell>
          <table:table-cell table:formula="of:=[.O105]/[.E105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2">
            <text:p>32</text:p>
          </table:table-cell>
          <table:table-cell office:value-type="string">
            <text:p>SolSize=</text:p>
          </table:table-cell>
          <table:table-cell office:value-type="float" office:value="32">
            <text:p>32</text:p>
          </table:table-cell>
          <table:table-cell office:value-type="string">
            <text:p>Gen=</text:p>
          </table:table-cell>
          <table:table-cell office:value-type="float" office:value="185">
            <text:p>185</text:p>
          </table:table-cell>
          <table:table-cell office:value-type="string">
            <text:p>ExpSize=</text:p>
          </table:table-cell>
          <table:table-cell office:value-type="float" office:value="32">
            <text:p>32</text:p>
          </table:table-cell>
          <table:table-cell office:value-type="string">
            <text:p>SolSize=</text:p>
          </table:table-cell>
          <table:table-cell office:value-type="float" office:value="32">
            <text:p>32</text:p>
          </table:table-cell>
          <table:table-cell office:value-type="string">
            <text:p>Gen=</text:p>
          </table:table-cell>
          <table:table-cell office:value-type="float" office:value="173">
            <text:p>173</text:p>
          </table:table-cell>
          <table:table-cell office:value-type="string">
            <text:p>EgSize=</text:p>
          </table:table-cell>
          <table:table-cell office:value-type="float" office:value="14">
            <text:p>14</text:p>
          </table:table-cell>
          <table:table-cell office:value-type="string">
            <text:p>ExpSize=</text:p>
          </table:table-cell>
          <table:table-cell office:value-type="float" office:value="34">
            <text:p>34</text:p>
          </table:table-cell>
          <table:table-cell office:value-type="string">
            <text:p>SolSize=</text:p>
          </table:table-cell>
          <table:table-cell office:value-type="float" office:value="33">
            <text:p>33</text:p>
          </table:table-cell>
          <table:table-cell office:value-type="string">
            <text:p>Gen=</text:p>
          </table:table-cell>
          <table:table-cell office:value-type="float" office:value="181">
            <text:p>181</text:p>
          </table:table-cell>
          <table:table-cell office:value-type="string">
            <text:p>examples/logistics00/probLOGISTICS-6-2.pddl</text:p>
          </table:table-cell>
          <table:table-cell/>
          <table:table-cell table:formula="of:=[.M106]/[.U106]" office:value-type="float" office:value="0.955801104972376">
            <text:p>0.955801105</text:p>
          </table:table-cell>
          <table:table-cell table:formula="of:=LOG([.M106])" office:value-type="float" office:value="2.2380461031288">
            <text:p>2.2380461031</text:p>
          </table:table-cell>
          <table:table-cell table:formula="of:=LOG([.X106])" office:value-type="float" office:value="-0.0196324717403891">
            <text:p>-0.0196324717</text:p>
          </table:table-cell>
          <table:table-cell table:formula="of:=[.O106]/[.E106]*100" office:value-type="float" office:value="43.75">
            <text:p>43.7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8">
            <text:p>28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174">
            <text:p>174</text:p>
          </table:table-cell>
          <table:table-cell office:value-type="string">
            <text:p>ExpSize=</text:p>
          </table:table-cell>
          <table:table-cell office:value-type="float" office:value="27">
            <text:p>27</text:p>
          </table:table-cell>
          <table:table-cell office:value-type="string">
            <text:p>SolSize=</text:p>
          </table:table-cell>
          <table:table-cell office:value-type="float" office:value="27">
            <text:p>27</text:p>
          </table:table-cell>
          <table:table-cell office:value-type="string">
            <text:p>Gen=</text:p>
          </table:table-cell>
          <table:table-cell office:value-type="float" office:value="143">
            <text:p>143</text:p>
          </table:table-cell>
          <table:table-cell office:value-type="string">
            <text:p>EgSize=</text:p>
          </table:table-cell>
          <table:table-cell office:value-type="float" office:value="15">
            <text:p>15</text:p>
          </table:table-cell>
          <table:table-cell office:value-type="string">
            <text:p>ExpSize=</text:p>
          </table:table-cell>
          <table:table-cell office:value-type="float" office:value="31">
            <text:p>31</text:p>
          </table:table-cell>
          <table:table-cell office:value-type="string">
            <text:p>SolSize=</text:p>
          </table:table-cell>
          <table:table-cell office:value-type="float" office:value="30">
            <text:p>30</text:p>
          </table:table-cell>
          <table:table-cell office:value-type="string">
            <text:p>Gen=</text:p>
          </table:table-cell>
          <table:table-cell office:value-type="float" office:value="183">
            <text:p>183</text:p>
          </table:table-cell>
          <table:table-cell office:value-type="string">
            <text:p>examples/logistics00/probLOGISTICS-6-9.pddl</text:p>
          </table:table-cell>
          <table:table-cell/>
          <table:table-cell table:formula="of:=[.M107]/[.U107]" office:value-type="float" office:value="0.781420765027322">
            <text:p>0.781420765</text:p>
          </table:table-cell>
          <table:table-cell table:formula="of:=LOG([.M107])" office:value-type="float" office:value="2.15533603746506">
            <text:p>2.1553360375</text:p>
          </table:table-cell>
          <table:table-cell table:formula="of:=LOG([.X107])" office:value-type="float" office:value="-0.107115052265368">
            <text:p>-0.1071150523</text:p>
          </table:table-cell>
          <table:table-cell table:formula="of:=[.O107]/[.E107]*100" office:value-type="float" office:value="53.5714285714286">
            <text:p>53.571428571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2">
            <text:p>52</text:p>
          </table:table-cell>
          <table:table-cell office:value-type="string">
            <text:p>SolSize=</text:p>
          </table:table-cell>
          <table:table-cell office:value-type="float" office:value="52">
            <text:p>52</text:p>
          </table:table-cell>
          <table:table-cell office:value-type="string">
            <text:p>Gen=</text:p>
          </table:table-cell>
          <table:table-cell office:value-type="float" office:value="1873">
            <text:p>1873</text:p>
          </table:table-cell>
          <table:table-cell office:value-type="string">
            <text:p>ExpSize=</text:p>
          </table:table-cell>
          <table:table-cell office:value-type="float" office:value="43">
            <text:p>43</text:p>
          </table:table-cell>
          <table:table-cell office:value-type="string">
            <text:p>SolSize=</text:p>
          </table:table-cell>
          <table:table-cell office:value-type="float" office:value="43">
            <text:p>43</text:p>
          </table:table-cell>
          <table:table-cell office:value-type="string">
            <text:p>Gen=</text:p>
          </table:table-cell>
          <table:table-cell office:value-type="float" office:value="1810">
            <text:p>1810</text:p>
          </table:table-cell>
          <table:table-cell office:value-type="string">
            <text:p>EgSize=</text:p>
          </table:table-cell>
          <table:table-cell office:value-type="float" office:value="28">
            <text:p>28</text:p>
          </table:table-cell>
          <table:table-cell office:value-type="string">
            <text:p>ExpSize=</text:p>
          </table:table-cell>
          <table:table-cell office:value-type="float" office:value="71">
            <text:p>71</text:p>
          </table:table-cell>
          <table:table-cell office:value-type="string">
            <text:p>SolSize=</text:p>
          </table:table-cell>
          <table:table-cell office:value-type="float" office:value="45">
            <text:p>45</text:p>
          </table:table-cell>
          <table:table-cell office:value-type="string">
            <text:p>Gen=</text:p>
          </table:table-cell>
          <table:table-cell office:value-type="float" office:value="483">
            <text:p>483</text:p>
          </table:table-cell>
          <table:table-cell office:value-type="string">
            <text:p>examples/logistics00/probLOGISTICS-7-0.pddl</text:p>
          </table:table-cell>
          <table:table-cell/>
          <table:table-cell table:formula="of:=[.M108]/[.U108]" office:value-type="float" office:value="3.74741200828157">
            <text:p>3.7474120083</text:p>
          </table:table-cell>
          <table:table-cell table:formula="of:=LOG([.M108])" office:value-type="float" office:value="3.25767857486918">
            <text:p>3.2576785749</text:p>
          </table:table-cell>
          <table:table-cell table:formula="of:=LOG([.X108])" office:value-type="float" office:value="0.573731444117672">
            <text:p>0.5737314441</text:p>
          </table:table-cell>
          <table:table-cell table:formula="of:=[.O108]/[.E108]*100" office:value-type="float" office:value="53.8461538461539">
            <text:p>53.846153846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6">
            <text:p>56</text:p>
          </table:table-cell>
          <table:table-cell office:value-type="string">
            <text:p>SolSize=</text:p>
          </table:table-cell>
          <table:table-cell office:value-type="float" office:value="56">
            <text:p>56</text:p>
          </table:table-cell>
          <table:table-cell office:value-type="string">
            <text:p>Gen=</text:p>
          </table:table-cell>
          <table:table-cell office:value-type="float" office:value="499">
            <text:p>499</text:p>
          </table:table-cell>
          <table:table-cell office:value-type="string">
            <text:p>ExpSize=</text:p>
          </table:table-cell>
          <table:table-cell office:value-type="float" office:value="63">
            <text:p>63</text:p>
          </table:table-cell>
          <table:table-cell office:value-type="string">
            <text:p>SolSize=</text:p>
          </table:table-cell>
          <table:table-cell office:value-type="float" office:value="63">
            <text:p>63</text:p>
          </table:table-cell>
          <table:table-cell office:value-type="string">
            <text:p>Gen=</text:p>
          </table:table-cell>
          <table:table-cell office:value-type="float" office:value="807">
            <text:p>807</text:p>
          </table:table-cell>
          <table:table-cell office:value-type="string">
            <text:p>EgSize=</text:p>
          </table:table-cell>
          <table:table-cell office:value-type="float" office:value="26">
            <text:p>26</text:p>
          </table:table-cell>
          <table:table-cell office:value-type="string">
            <text:p>ExpSize=</text:p>
          </table:table-cell>
          <table:table-cell office:value-type="float" office:value="72">
            <text:p>72</text:p>
          </table:table-cell>
          <table:table-cell office:value-type="string">
            <text:p>SolSize=</text:p>
          </table:table-cell>
          <table:table-cell office:value-type="float" office:value="61">
            <text:p>61</text:p>
          </table:table-cell>
          <table:table-cell office:value-type="string">
            <text:p>Gen=</text:p>
          </table:table-cell>
          <table:table-cell office:value-type="float" office:value="537">
            <text:p>537</text:p>
          </table:table-cell>
          <table:table-cell office:value-type="string">
            <text:p>examples/logistics00/probLOGISTICS-7-1.pddl</text:p>
          </table:table-cell>
          <table:table-cell/>
          <table:table-cell table:formula="of:=[.M109]/[.U109]" office:value-type="float" office:value="1.50279329608939">
            <text:p>1.5027932961</text:p>
          </table:table-cell>
          <table:table-cell table:formula="of:=LOG([.M109])" office:value-type="float" office:value="2.90687353472207">
            <text:p>2.9068735347</text:p>
          </table:table-cell>
          <table:table-cell table:formula="of:=LOG([.X109])" office:value-type="float" office:value="0.176899249022515">
            <text:p>0.176899249</text:p>
          </table:table-cell>
          <table:table-cell table:formula="of:=[.O109]/[.E109]*100" office:value-type="float" office:value="46.4285714285714">
            <text:p>46.428571428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0">
            <text:p>40</text:p>
          </table:table-cell>
          <table:table-cell office:value-type="string">
            <text:p>SolSize=</text:p>
          </table:table-cell>
          <table:table-cell office:value-type="float" office:value="40">
            <text:p>40</text:p>
          </table:table-cell>
          <table:table-cell office:value-type="string">
            <text:p>Gen=</text:p>
          </table:table-cell>
          <table:table-cell office:value-type="float" office:value="403">
            <text:p>403</text:p>
          </table:table-cell>
          <table:table-cell office:value-type="string">
            <text:p>ExpSize=</text:p>
          </table:table-cell>
          <table:table-cell office:value-type="float" office:value="41">
            <text:p>41</text:p>
          </table:table-cell>
          <table:table-cell office:value-type="string">
            <text:p>SolSize=</text:p>
          </table:table-cell>
          <table:table-cell office:value-type="float" office:value="41">
            <text:p>41</text:p>
          </table:table-cell>
          <table:table-cell office:value-type="string">
            <text:p>Gen=</text:p>
          </table:table-cell>
          <table:table-cell office:value-type="float" office:value="409">
            <text:p>409</text:p>
          </table:table-cell>
          <table:table-cell office:value-type="string">
            <text:p>EgSize=</text:p>
          </table:table-cell>
          <table:table-cell office:value-type="float" office:value="26">
            <text:p>26</text:p>
          </table:table-cell>
          <table:table-cell office:value-type="string">
            <text:p>ExpSize=</text:p>
          </table:table-cell>
          <table:table-cell office:value-type="float" office:value="44">
            <text:p>44</text:p>
          </table:table-cell>
          <table:table-cell office:value-type="string">
            <text:p>SolSize=</text:p>
          </table:table-cell>
          <table:table-cell office:value-type="float" office:value="44">
            <text:p>44</text:p>
          </table:table-cell>
          <table:table-cell office:value-type="string">
            <text:p>Gen=</text:p>
          </table:table-cell>
          <table:table-cell office:value-type="float" office:value="414">
            <text:p>414</text:p>
          </table:table-cell>
          <table:table-cell office:value-type="string">
            <text:p>examples/logistics00/probLOGISTICS-8-0.pddl</text:p>
          </table:table-cell>
          <table:table-cell/>
          <table:table-cell table:formula="of:=[.M110]/[.U110]" office:value-type="float" office:value="0.98792270531401">
            <text:p>0.9879227053</text:p>
          </table:table-cell>
          <table:table-cell table:formula="of:=LOG([.M110])" office:value-type="float" office:value="2.61172330800734">
            <text:p>2.611723308</text:p>
          </table:table-cell>
          <table:table-cell table:formula="of:=LOG([.X110])" office:value-type="float" office:value="-0.00527703311355717">
            <text:p>-0.0052770331</text:p>
          </table:table-cell>
          <table:table-cell table:formula="of:=[.O110]/[.E110]*100" office:value-type="float" office:value="65">
            <text:p>6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60">
            <text:p>60</text:p>
          </table:table-cell>
          <table:table-cell office:value-type="string">
            <text:p>SolSize=</text:p>
          </table:table-cell>
          <table:table-cell office:value-type="float" office:value="60">
            <text:p>60</text:p>
          </table:table-cell>
          <table:table-cell office:value-type="string">
            <text:p>Gen=</text:p>
          </table:table-cell>
          <table:table-cell office:value-type="float" office:value="552">
            <text:p>552</text:p>
          </table:table-cell>
          <table:table-cell office:value-type="string">
            <text:p>ExpSize=</text:p>
          </table:table-cell>
          <table:table-cell office:value-type="float" office:value="53">
            <text:p>53</text:p>
          </table:table-cell>
          <table:table-cell office:value-type="string">
            <text:p>SolSize=</text:p>
          </table:table-cell>
          <table:table-cell office:value-type="float" office:value="53">
            <text:p>53</text:p>
          </table:table-cell>
          <table:table-cell office:value-type="string">
            <text:p>Gen=</text:p>
          </table:table-cell>
          <table:table-cell office:value-type="float" office:value="663">
            <text:p>663</text:p>
          </table:table-cell>
          <table:table-cell office:value-type="string">
            <text:p>EgSize=</text:p>
          </table:table-cell>
          <table:table-cell office:value-type="float" office:value="30">
            <text:p>30</text:p>
          </table:table-cell>
          <table:table-cell office:value-type="string">
            <text:p>ExpSize=</text:p>
          </table:table-cell>
          <table:table-cell office:value-type="float" office:value="68">
            <text:p>68</text:p>
          </table:table-cell>
          <table:table-cell office:value-type="string">
            <text:p>SolSize=</text:p>
          </table:table-cell>
          <table:table-cell office:value-type="float" office:value="66">
            <text:p>66</text:p>
          </table:table-cell>
          <table:table-cell office:value-type="string">
            <text:p>Gen=</text:p>
          </table:table-cell>
          <table:table-cell office:value-type="float" office:value="612">
            <text:p>612</text:p>
          </table:table-cell>
          <table:table-cell office:value-type="string">
            <text:p>examples/logistics00/probLOGISTICS-8-1.pddl</text:p>
          </table:table-cell>
          <table:table-cell/>
          <table:table-cell table:formula="of:=[.M111]/[.U111]" office:value-type="float" office:value="1.08333333333333">
            <text:p>1.0833333333</text:p>
          </table:table-cell>
          <table:table-cell table:formula="of:=LOG([.M111])" office:value-type="float" office:value="2.82151352840477">
            <text:p>2.8215135284</text:p>
          </table:table-cell>
          <table:table-cell table:formula="of:=LOG([.X111])" office:value-type="float" office:value="0.0347621062592119">
            <text:p>0.0347621063</text:p>
          </table:table-cell>
          <table:table-cell table:formula="of:=[.O111]/[.E111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1">
            <text:p>51</text:p>
          </table:table-cell>
          <table:table-cell office:value-type="string">
            <text:p>SolSize=</text:p>
          </table:table-cell>
          <table:table-cell office:value-type="float" office:value="51">
            <text:p>51</text:p>
          </table:table-cell>
          <table:table-cell office:value-type="string">
            <text:p>Gen=</text:p>
          </table:table-cell>
          <table:table-cell office:value-type="float" office:value="584">
            <text:p>584</text:p>
          </table:table-cell>
          <table:table-cell office:value-type="string">
            <text:p>ExpSize=</text:p>
          </table:table-cell>
          <table:table-cell office:value-type="float" office:value="48">
            <text:p>48</text:p>
          </table:table-cell>
          <table:table-cell office:value-type="string">
            <text:p>SolSize=</text:p>
          </table:table-cell>
          <table:table-cell office:value-type="float" office:value="48">
            <text:p>48</text:p>
          </table:table-cell>
          <table:table-cell office:value-type="string">
            <text:p>Gen=</text:p>
          </table:table-cell>
          <table:table-cell office:value-type="float" office:value="550">
            <text:p>550</text:p>
          </table:table-cell>
          <table:table-cell office:value-type="string">
            <text:p>EgSize=</text:p>
          </table:table-cell>
          <table:table-cell office:value-type="float" office:value="27">
            <text:p>27</text:p>
          </table:table-cell>
          <table:table-cell office:value-type="string">
            <text:p>ExpSize=</text:p>
          </table:table-cell>
          <table:table-cell office:value-type="float" office:value="71">
            <text:p>71</text:p>
          </table:table-cell>
          <table:table-cell office:value-type="string">
            <text:p>SolSize=</text:p>
          </table:table-cell>
          <table:table-cell office:value-type="float" office:value="56">
            <text:p>56</text:p>
          </table:table-cell>
          <table:table-cell office:value-type="string">
            <text:p>Gen=</text:p>
          </table:table-cell>
          <table:table-cell office:value-type="float" office:value="558">
            <text:p>558</text:p>
          </table:table-cell>
          <table:table-cell office:value-type="string">
            <text:p>examples/logistics00/probLOGISTICS-9-0.pddl</text:p>
          </table:table-cell>
          <table:table-cell/>
          <table:table-cell table:formula="of:=[.M112]/[.U112]" office:value-type="float" office:value="0.985663082437276">
            <text:p>0.9856630824</text:p>
          </table:table-cell>
          <table:table-cell table:formula="of:=LOG([.M112])" office:value-type="float" office:value="2.74036268949424">
            <text:p>2.7403626895</text:p>
          </table:table-cell>
          <table:table-cell table:formula="of:=LOG([.X112])" office:value-type="float" office:value="-0.00627150944333491">
            <text:p>-0.0062715094</text:p>
          </table:table-cell>
          <table:table-cell table:formula="of:=[.O112]/[.E112]*100" office:value-type="float" office:value="52.9411764705882">
            <text:p>52.941176470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3">
            <text:p>43</text:p>
          </table:table-cell>
          <table:table-cell office:value-type="string">
            <text:p>SolSize=</text:p>
          </table:table-cell>
          <table:table-cell office:value-type="float" office:value="43">
            <text:p>43</text:p>
          </table:table-cell>
          <table:table-cell office:value-type="string">
            <text:p>Gen=</text:p>
          </table:table-cell>
          <table:table-cell office:value-type="float" office:value="576">
            <text:p>576</text:p>
          </table:table-cell>
          <table:table-cell office:value-type="string">
            <text:p>ExpSize=</text:p>
          </table:table-cell>
          <table:table-cell office:value-type="float" office:value="42">
            <text:p>42</text:p>
          </table:table-cell>
          <table:table-cell office:value-type="string">
            <text:p>SolSize=</text:p>
          </table:table-cell>
          <table:table-cell office:value-type="float" office:value="42">
            <text:p>42</text:p>
          </table:table-cell>
          <table:table-cell office:value-type="string">
            <text:p>Gen=</text:p>
          </table:table-cell>
          <table:table-cell office:value-type="float" office:value="466">
            <text:p>466</text:p>
          </table:table-cell>
          <table:table-cell office:value-type="string">
            <text:p>EgSize=</text:p>
          </table:table-cell>
          <table:table-cell office:value-type="float" office:value="19">
            <text:p>19</text:p>
          </table:table-cell>
          <table:table-cell office:value-type="string">
            <text:p>ExpSize=</text:p>
          </table:table-cell>
          <table:table-cell office:value-type="float" office:value="60">
            <text:p>60</text:p>
          </table:table-cell>
          <table:table-cell office:value-type="string">
            <text:p>SolSize=</text:p>
          </table:table-cell>
          <table:table-cell office:value-type="float" office:value="42">
            <text:p>42</text:p>
          </table:table-cell>
          <table:table-cell office:value-type="string">
            <text:p>Gen=</text:p>
          </table:table-cell>
          <table:table-cell office:value-type="float" office:value="432">
            <text:p>432</text:p>
          </table:table-cell>
          <table:table-cell office:value-type="string">
            <text:p>examples/logistics00/probLOGISTICS-9-1.pddl</text:p>
          </table:table-cell>
          <table:table-cell table:formula="of:=AVERAGE([.X86:.X113])" office:value-type="float" office:value="1.13175106673713">
            <text:p>1.1317510667</text:p>
          </table:table-cell>
          <table:table-cell table:formula="of:=[.M113]/[.U113]" office:value-type="float" office:value="1.0787037037037">
            <text:p>1.0787037037</text:p>
          </table:table-cell>
          <table:table-cell table:formula="of:=LOG([.M113])" office:value-type="float" office:value="2.66838591669">
            <text:p>2.6683859167</text:p>
          </table:table-cell>
          <table:table-cell table:formula="of:=LOG([.X113])" office:value-type="float" office:value="0.0329021698750881">
            <text:p>0.0329021699</text:p>
          </table:table-cell>
          <table:table-cell table:formula="of:=[.O113]/[.E113]*100" office:value-type="float" office:value="44.1860465116279">
            <text:p>44.186046511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1">
            <text:p>31</text:p>
          </table:table-cell>
          <table:table-cell office:value-type="string">
            <text:p>SolSize=</text:p>
          </table:table-cell>
          <table:table-cell office:value-type="float" office:value="31">
            <text:p>31</text:p>
          </table:table-cell>
          <table:table-cell office:value-type="string">
            <text:p>Gen=</text:p>
          </table:table-cell>
          <table:table-cell office:value-type="float" office:value="859">
            <text:p>859</text:p>
          </table:table-cell>
          <table:table-cell office:value-type="string">
            <text:p>ExpSize=</text:p>
          </table:table-cell>
          <table:table-cell office:value-type="float" office:value="29">
            <text:p>29</text:p>
          </table:table-cell>
          <table:table-cell office:value-type="string">
            <text:p>SolSize=</text:p>
          </table:table-cell>
          <table:table-cell office:value-type="float" office:value="29">
            <text:p>29</text:p>
          </table:table-cell>
          <table:table-cell office:value-type="string">
            <text:p>Gen=</text:p>
          </table:table-cell>
          <table:table-cell office:value-type="float" office:value="626">
            <text:p>626</text:p>
          </table:table-cell>
          <table:table-cell office:value-type="string">
            <text:p>EgSize=</text:p>
          </table:table-cell>
          <table:table-cell office:value-type="float" office:value="17">
            <text:p>17</text:p>
          </table:table-cell>
          <table:table-cell office:value-type="string">
            <text:p>ExpSize=</text:p>
          </table:table-cell>
          <table:table-cell office:value-type="float" office:value="48">
            <text:p>48</text:p>
          </table:table-cell>
          <table:table-cell office:value-type="string">
            <text:p>SolSize=</text:p>
          </table:table-cell>
          <table:table-cell office:value-type="float" office:value="31">
            <text:p>31</text:p>
          </table:table-cell>
          <table:table-cell office:value-type="string">
            <text:p>Gen=</text:p>
          </table:table-cell>
          <table:table-cell office:value-type="float" office:value="578">
            <text:p>578</text:p>
          </table:table-cell>
          <table:table-cell office:value-type="string">
            <text:p>examples/logistics98/prob01.pddl</text:p>
          </table:table-cell>
          <table:table-cell/>
          <table:table-cell table:formula="of:=[.M114]/[.U114]" office:value-type="float" office:value="1.08304498269896">
            <text:p>1.0830449827</text:p>
          </table:table-cell>
          <table:table-cell table:formula="of:=LOG([.M114])" office:value-type="float" office:value="2.79657433321043">
            <text:p>2.7965743332</text:p>
          </table:table-cell>
          <table:table-cell table:formula="of:=LOG([.X114])" office:value-type="float" office:value="0.0346464947899006">
            <text:p>0.0346464948</text:p>
          </table:table-cell>
          <table:table-cell table:formula="of:=[.O114]/[.E114]*100" office:value-type="float" office:value="54.8387096774194">
            <text:p>54.838709677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4">
            <text:p>34</text:p>
          </table:table-cell>
          <table:table-cell office:value-type="string">
            <text:p>SolSize=</text:p>
          </table:table-cell>
          <table:table-cell office:value-type="float" office:value="34">
            <text:p>34</text:p>
          </table:table-cell>
          <table:table-cell office:value-type="string">
            <text:p>Gen=</text:p>
          </table:table-cell>
          <table:table-cell office:value-type="float" office:value="4771">
            <text:p>4771</text:p>
          </table:table-cell>
          <table:table-cell office:value-type="string">
            <text:p>ExpSize=</text:p>
          </table:table-cell>
          <table:table-cell office:value-type="float" office:value="34">
            <text:p>34</text:p>
          </table:table-cell>
          <table:table-cell office:value-type="string">
            <text:p>SolSize=</text:p>
          </table:table-cell>
          <table:table-cell office:value-type="float" office:value="34">
            <text:p>34</text:p>
          </table:table-cell>
          <table:table-cell office:value-type="string">
            <text:p>Gen=</text:p>
          </table:table-cell>
          <table:table-cell office:value-type="float" office:value="4784">
            <text:p>4784</text:p>
          </table:table-cell>
          <table:table-cell office:value-type="string">
            <text:p>EgSize=</text:p>
          </table:table-cell>
          <table:table-cell office:value-type="float" office:value="23">
            <text:p>23</text:p>
          </table:table-cell>
          <table:table-cell office:value-type="string">
            <text:p>ExpSize=</text:p>
          </table:table-cell>
          <table:table-cell office:value-type="float" office:value="37">
            <text:p>37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1684">
            <text:p>1684</text:p>
          </table:table-cell>
          <table:table-cell office:value-type="string">
            <text:p>examples/logistics98/prob02.pddl</text:p>
          </table:table-cell>
          <table:table-cell/>
          <table:table-cell table:formula="of:=[.M115]/[.U115]" office:value-type="float" office:value="2.84085510688836">
            <text:p>2.8408551069</text:p>
          </table:table-cell>
          <table:table-cell table:formula="of:=LOG([.M115])" office:value-type="float" office:value="3.67979117098035">
            <text:p>3.679791171</text:p>
          </table:table-cell>
          <table:table-cell table:formula="of:=LOG([.X115])" office:value-type="float" office:value="0.453449083816724">
            <text:p>0.4534490838</text:p>
          </table:table-cell>
          <table:table-cell table:formula="of:=[.O115]/[.E115]*100" office:value-type="float" office:value="67.6470588235294">
            <text:p>67.647058823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5">
            <text:p>25</text:p>
          </table:table-cell>
          <table:table-cell office:value-type="string">
            <text:p>SolSize=</text:p>
          </table:table-cell>
          <table:table-cell office:value-type="float" office:value="25">
            <text:p>25</text:p>
          </table:table-cell>
          <table:table-cell office:value-type="string">
            <text:p>Gen=</text:p>
          </table:table-cell>
          <table:table-cell office:value-type="float" office:value="532">
            <text:p>532</text:p>
          </table:table-cell>
          <table:table-cell office:value-type="string">
            <text:p>ExpSize=</text:p>
          </table:table-cell>
          <table:table-cell office:value-type="float" office:value="24">
            <text:p>24</text:p>
          </table:table-cell>
          <table:table-cell office:value-type="string">
            <text:p>SolSize=</text:p>
          </table:table-cell>
          <table:table-cell office:value-type="float" office:value="24">
            <text:p>24</text:p>
          </table:table-cell>
          <table:table-cell office:value-type="string">
            <text:p>Gen=</text:p>
          </table:table-cell>
          <table:table-cell office:value-type="float" office:value="500">
            <text:p>500</text:p>
          </table:table-cell>
          <table:table-cell office:value-type="string">
            <text:p>EgSize=</text:p>
          </table:table-cell>
          <table:table-cell office:value-type="float" office:value="14">
            <text:p>14</text:p>
          </table:table-cell>
          <table:table-cell office:value-type="string">
            <text:p>ExpSize=</text:p>
          </table:table-cell>
          <table:table-cell office:value-type="float" office:value="29">
            <text:p>29</text:p>
          </table:table-cell>
          <table:table-cell office:value-type="string">
            <text:p>SolSize=</text:p>
          </table:table-cell>
          <table:table-cell office:value-type="float" office:value="29">
            <text:p>29</text:p>
          </table:table-cell>
          <table:table-cell office:value-type="string">
            <text:p>Gen=</text:p>
          </table:table-cell>
          <table:table-cell office:value-type="float" office:value="603">
            <text:p>603</text:p>
          </table:table-cell>
          <table:table-cell office:value-type="string">
            <text:p>examples/logistics98/prob05.pddl</text:p>
          </table:table-cell>
          <table:table-cell/>
          <table:table-cell table:formula="of:=[.M116]/[.U116]" office:value-type="float" office:value="0.829187396351575">
            <text:p>0.8291873964</text:p>
          </table:table-cell>
          <table:table-cell table:formula="of:=LOG([.M116])" office:value-type="float" office:value="2.69897000433602">
            <text:p>2.6989700043</text:p>
          </table:table-cell>
          <table:table-cell table:formula="of:=LOG([.X116])" office:value-type="float" office:value="-0.0813473078041325">
            <text:p>-0.0813473078</text:p>
          </table:table-cell>
          <table:table-cell table:formula="of:=[.O116]/[.E116]*100" office:value-type="float" office:value="56">
            <text:p>5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1">
            <text:p>31</text:p>
          </table:table-cell>
          <table:table-cell office:value-type="string">
            <text:p>SolSize=</text:p>
          </table:table-cell>
          <table:table-cell office:value-type="float" office:value="31">
            <text:p>31</text:p>
          </table:table-cell>
          <table:table-cell office:value-type="string">
            <text:p>Gen=</text:p>
          </table:table-cell>
          <table:table-cell office:value-type="float" office:value="3692">
            <text:p>3692</text:p>
          </table:table-cell>
          <table:table-cell office:value-type="string">
            <text:p>ExpSize=</text:p>
          </table:table-cell>
          <table:table-cell office:value-type="float" office:value="32">
            <text:p>32</text:p>
          </table:table-cell>
          <table:table-cell office:value-type="string">
            <text:p>SolSize=</text:p>
          </table:table-cell>
          <table:table-cell office:value-type="float" office:value="32">
            <text:p>32</text:p>
          </table:table-cell>
          <table:table-cell office:value-type="string">
            <text:p>Gen=</text:p>
          </table:table-cell>
          <table:table-cell office:value-type="float" office:value="3594">
            <text:p>3594</text:p>
          </table:table-cell>
          <table:table-cell office:value-type="string">
            <text:p>EgSize=</text:p>
          </table:table-cell>
          <table:table-cell office:value-type="float" office:value="13">
            <text:p>13</text:p>
          </table:table-cell>
          <table:table-cell office:value-type="string">
            <text:p>ExpSize=</text:p>
          </table:table-cell>
          <table:table-cell office:value-type="float" office:value="51">
            <text:p>51</text:p>
          </table:table-cell>
          <table:table-cell office:value-type="string">
            <text:p>SolSize=</text:p>
          </table:table-cell>
          <table:table-cell office:value-type="float" office:value="42">
            <text:p>42</text:p>
          </table:table-cell>
          <table:table-cell office:value-type="string">
            <text:p>Gen=</text:p>
          </table:table-cell>
          <table:table-cell office:value-type="float" office:value="4030">
            <text:p>4030</text:p>
          </table:table-cell>
          <table:table-cell office:value-type="string">
            <text:p>examples/logistics98/prob11.pddl</text:p>
          </table:table-cell>
          <table:table-cell table:formula="of:=AVERAGE([.X114:.X117])" office:value-type="float" office:value="1.41122472508274">
            <text:p>1.4112247251</text:p>
          </table:table-cell>
          <table:table-cell table:formula="of:=[.M117]/[.U117]" office:value-type="float" office:value="0.89181141439206">
            <text:p>0.8918114144</text:p>
          </table:table-cell>
          <table:table-cell table:formula="of:=LOG([.M117])" office:value-type="float" office:value="3.55557807277295">
            <text:p>3.5555780728</text:p>
          </table:table-cell>
          <table:table-cell table:formula="of:=LOG([.X117])" office:value-type="float" office:value="-0.0497269733681544">
            <text:p>-0.0497269734</text:p>
          </table:table-cell>
          <table:table-cell table:formula="of:=[.O117]/[.E117]*100" office:value-type="float" office:value="41.9354838709677">
            <text:p>41.93548387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122">
            <text:p>122</text:p>
          </table:table-cell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113">
            <text:p>113</text:p>
          </table:table-cell>
          <table:table-cell office:value-type="string">
            <text:p>EgSize=</text:p>
          </table:table-cell>
          <table:table-cell office:value-type="float" office:value="3">
            <text:p>3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113">
            <text:p>113</text:p>
          </table:table-cell>
          <table:table-cell office:value-type="string">
            <text:p>examples/mprime/prob01.pddl</text:p>
          </table:table-cell>
          <table:table-cell/>
          <table:table-cell table:formula="of:=[.M118]/[.U118]" office:value-type="float" office:value="1">
            <text:p>1</text:p>
          </table:table-cell>
          <table:table-cell table:formula="of:=LOG([.M118])" office:value-type="float" office:value="2.05307844348342">
            <text:p>2.0530784435</text:p>
          </table:table-cell>
          <table:table-cell table:formula="of:=LOG([.X118])" office:value-type="float" office:value="0">
            <text:p>0</text:p>
          </table:table-cell>
          <table:table-cell table:formula="of:=[.O118]/[.E118]*100" office:value-type="float" office:value="60">
            <text:p>6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1297">
            <text:p>1297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1554">
            <text:p>1554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1554">
            <text:p>1554</text:p>
          </table:table-cell>
          <table:table-cell office:value-type="string">
            <text:p>examples/mprime/prob02.pddl</text:p>
          </table:table-cell>
          <table:table-cell/>
          <table:table-cell table:formula="of:=[.M119]/[.U119]" office:value-type="float" office:value="1">
            <text:p>1</text:p>
          </table:table-cell>
          <table:table-cell table:formula="of:=LOG([.M119])" office:value-type="float" office:value="3.1914510144649">
            <text:p>3.1914510145</text:p>
          </table:table-cell>
          <table:table-cell table:formula="of:=LOG([.X119])" office:value-type="float" office:value="0">
            <text:p>0</text:p>
          </table:table-cell>
          <table:table-cell table:formula="of:=[.O119]/[.E119]*100" office:value-type="float" office:value="55.5555555555556">
            <text:p>55.555555555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">
            <text:p>4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267">
            <text:p>267</text:p>
          </table:table-cell>
          <table:table-cell office:value-type="string">
            <text:p>ExpSize=</text:p>
          </table:table-cell>
          <table:table-cell office:value-type="float" office:value="4">
            <text:p>4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299">
            <text:p>299</text:p>
          </table:table-cell>
          <table:table-cell office:value-type="string">
            <text:p>EgSize=</text:p>
          </table:table-cell>
          <table:table-cell office:value-type="float" office:value="1">
            <text:p>1</text:p>
          </table:table-cell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299">
            <text:p>299</text:p>
          </table:table-cell>
          <table:table-cell office:value-type="string">
            <text:p>examples/mprime/prob03.pddl</text:p>
          </table:table-cell>
          <table:table-cell/>
          <table:table-cell table:formula="of:=[.M120]/[.U120]" office:value-type="float" office:value="1">
            <text:p>1</text:p>
          </table:table-cell>
          <table:table-cell table:formula="of:=LOG([.M120])" office:value-type="float" office:value="2.47567118832443">
            <text:p>2.4756711883</text:p>
          </table:table-cell>
          <table:table-cell table:formula="of:=LOG([.X120])" office:value-type="float" office:value="0">
            <text:p>0</text:p>
          </table:table-cell>
          <table:table-cell table:formula="of:=[.O120]/[.E120]*100" office:value-type="float" office:value="25">
            <text:p>2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1625">
            <text:p>1625</text:p>
          </table:table-cell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1026">
            <text:p>1026</text:p>
          </table:table-cell>
          <table:table-cell office:value-type="string">
            <text:p>EgSize=</text:p>
          </table:table-cell>
          <table:table-cell office:value-type="float" office:value="3">
            <text:p>3</text:p>
          </table:table-cell>
          <table:table-cell office:value-type="string">
            <text:p>ExpSize=</text:p>
          </table:table-cell>
          <table:table-cell office:value-type="float" office:value="10">
            <text:p>10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1026">
            <text:p>1026</text:p>
          </table:table-cell>
          <table:table-cell office:value-type="string">
            <text:p>examples/mprime/prob04.pddl</text:p>
          </table:table-cell>
          <table:table-cell/>
          <table:table-cell table:formula="of:=[.M121]/[.U121]" office:value-type="float" office:value="1">
            <text:p>1</text:p>
          </table:table-cell>
          <table:table-cell table:formula="of:=LOG([.M121])" office:value-type="float" office:value="3.0111473607758">
            <text:p>3.0111473608</text:p>
          </table:table-cell>
          <table:table-cell table:formula="of:=LOG([.X121])" office:value-type="float" office:value="0">
            <text:p>0</text:p>
          </table:table-cell>
          <table:table-cell table:formula="of:=[.O121]/[.E121]*100" office:value-type="float" office:value="33.3333333333333">
            <text:p>33.333333333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185">
            <text:p>185</text:p>
          </table:table-cell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36">
            <text:p>36</text:p>
          </table:table-cell>
          <table:table-cell office:value-type="string">
            <text:p>EgSize=</text:p>
          </table:table-cell>
          <table:table-cell office:value-type="float" office:value="1">
            <text:p>1</text:p>
          </table:table-cell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36">
            <text:p>36</text:p>
          </table:table-cell>
          <table:table-cell office:value-type="string">
            <text:p>examples/mprime/prob07.pddl</text:p>
          </table:table-cell>
          <table:table-cell/>
          <table:table-cell table:formula="of:=[.M122]/[.U122]" office:value-type="float" office:value="1">
            <text:p>1</text:p>
          </table:table-cell>
          <table:table-cell table:formula="of:=LOG([.M122])" office:value-type="float" office:value="1.55630250076729">
            <text:p>1.5563025008</text:p>
          </table:table-cell>
          <table:table-cell table:formula="of:=LOG([.X122])" office:value-type="float" office:value="0">
            <text:p>0</text:p>
          </table:table-cell>
          <table:table-cell table:formula="of:=[.O122]/[.E122]*100" office:value-type="float" office:value="20">
            <text:p>2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8">
            <text:p>8</text:p>
          </table:table-cell>
          <table:table-cell office:value-type="string">
            <text:p>SolSize=</text:p>
          </table:table-cell>
          <table:table-cell office:value-type="float" office:value="8">
            <text:p>8</text:p>
          </table:table-cell>
          <table:table-cell office:value-type="string">
            <text:p>Gen=</text:p>
          </table:table-cell>
          <table:table-cell office:value-type="float" office:value="248">
            <text:p>248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344">
            <text:p>344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344">
            <text:p>344</text:p>
          </table:table-cell>
          <table:table-cell office:value-type="string">
            <text:p>examples/mprime/prob09.pddl</text:p>
          </table:table-cell>
          <table:table-cell/>
          <table:table-cell table:formula="of:=[.M123]/[.U123]" office:value-type="float" office:value="1">
            <text:p>1</text:p>
          </table:table-cell>
          <table:table-cell table:formula="of:=LOG([.M123])" office:value-type="float" office:value="2.53655844257153">
            <text:p>2.5365584426</text:p>
          </table:table-cell>
          <table:table-cell table:formula="of:=LOG([.X123])" office:value-type="float" office:value="0">
            <text:p>0</text:p>
          </table:table-cell>
          <table:table-cell table:formula="of:=[.O123]/[.E123]*100" office:value-type="float" office:value="62.5">
            <text:p>62.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239">
            <text:p>239</text:p>
          </table:table-cell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255">
            <text:p>255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11">
            <text:p>11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255">
            <text:p>255</text:p>
          </table:table-cell>
          <table:table-cell office:value-type="string">
            <text:p>examples/mprime/prob12.pddl</text:p>
          </table:table-cell>
          <table:table-cell/>
          <table:table-cell table:formula="of:=[.M124]/[.U124]" office:value-type="float" office:value="1">
            <text:p>1</text:p>
          </table:table-cell>
          <table:table-cell table:formula="of:=LOG([.M124])" office:value-type="float" office:value="2.40654018043395">
            <text:p>2.4065401804</text:p>
          </table:table-cell>
          <table:table-cell table:formula="of:=LOG([.X124])" office:value-type="float" office:value="0">
            <text:p>0</text:p>
          </table:table-cell>
          <table:table-cell table:formula="of:=[.O124]/[.E124]*100" office:value-type="float" office:value="83.3333333333333">
            <text:p>83.333333333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">
            <text:p>4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52">
            <text:p>52</text:p>
          </table:table-cell>
          <table:table-cell office:value-type="string">
            <text:p>ExpSize=</text:p>
          </table:table-cell>
          <table:table-cell office:value-type="float" office:value="4">
            <text:p>4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47">
            <text:p>47</text:p>
          </table:table-cell>
          <table:table-cell office:value-type="string">
            <text:p>EgSize=</text:p>
          </table:table-cell>
          <table:table-cell office:value-type="float" office:value="2">
            <text:p>2</text:p>
          </table:table-cell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47">
            <text:p>47</text:p>
          </table:table-cell>
          <table:table-cell office:value-type="string">
            <text:p>examples/mprime/prob25.pddl</text:p>
          </table:table-cell>
          <table:table-cell/>
          <table:table-cell table:formula="of:=[.M125]/[.U125]" office:value-type="float" office:value="1">
            <text:p>1</text:p>
          </table:table-cell>
          <table:table-cell table:formula="of:=LOG([.M125])" office:value-type="float" office:value="1.67209785793572">
            <text:p>1.6720978579</text:p>
          </table:table-cell>
          <table:table-cell table:formula="of:=LOG([.X125])" office:value-type="float" office:value="0">
            <text:p>0</text:p>
          </table:table-cell>
          <table:table-cell table:formula="of:=[.O125]/[.E125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428">
            <text:p>428</text:p>
          </table:table-cell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532">
            <text:p>532</text:p>
          </table:table-cell>
          <table:table-cell office:value-type="string">
            <text:p>EgSize=</text:p>
          </table:table-cell>
          <table:table-cell office:value-type="float" office:value="4">
            <text:p>4</text:p>
          </table:table-cell>
          <table:table-cell office:value-type="string">
            <text:p>ExpSize=</text:p>
          </table:table-cell>
          <table:table-cell office:value-type="float" office:value="10">
            <text:p>10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532">
            <text:p>532</text:p>
          </table:table-cell>
          <table:table-cell office:value-type="string">
            <text:p>examples/mprime/prob26.pddl</text:p>
          </table:table-cell>
          <table:table-cell/>
          <table:table-cell table:formula="of:=[.M126]/[.U126]" office:value-type="float" office:value="1">
            <text:p>1</text:p>
          </table:table-cell>
          <table:table-cell table:formula="of:=LOG([.M126])" office:value-type="float" office:value="2.72591163229505">
            <text:p>2.7259116323</text:p>
          </table:table-cell>
          <table:table-cell table:formula="of:=LOG([.X126])" office:value-type="float" office:value="0">
            <text:p>0</text:p>
          </table:table-cell>
          <table:table-cell table:formula="of:=[.O126]/[.E126]*100" office:value-type="float" office:value="66.6666666666667">
            <text:p>66.666666666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499">
            <text:p>499</text:p>
          </table:table-cell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757">
            <text:p>757</text:p>
          </table:table-cell>
          <table:table-cell office:value-type="string">
            <text:p>EgSize=</text:p>
          </table:table-cell>
          <table:table-cell office:value-type="float" office:value="7">
            <text:p>7</text:p>
          </table:table-cell>
          <table:table-cell office:value-type="string">
            <text:p>ExpSize=</text:p>
          </table:table-cell>
          <table:table-cell office:value-type="float" office:value="21">
            <text:p>21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757">
            <text:p>757</text:p>
          </table:table-cell>
          <table:table-cell office:value-type="string">
            <text:p>examples/mprime/prob28.pddl</text:p>
          </table:table-cell>
          <table:table-cell/>
          <table:table-cell table:formula="of:=[.M127]/[.U127]" office:value-type="float" office:value="1">
            <text:p>1</text:p>
          </table:table-cell>
          <table:table-cell table:formula="of:=LOG([.M127])" office:value-type="float" office:value="2.87909587950007">
            <text:p>2.8790958795</text:p>
          </table:table-cell>
          <table:table-cell table:formula="of:=LOG([.X127])" office:value-type="float" office:value="0">
            <text:p>0</text:p>
          </table:table-cell>
          <table:table-cell table:formula="of:=[.O127]/[.E127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">
            <text:p>4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201">
            <text:p>201</text:p>
          </table:table-cell>
          <table:table-cell office:value-type="string">
            <text:p>ExpSize=</text:p>
          </table:table-cell>
          <table:table-cell office:value-type="float" office:value="4">
            <text:p>4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233">
            <text:p>233</text:p>
          </table:table-cell>
          <table:table-cell office:value-type="string">
            <text:p>EgSize=</text:p>
          </table:table-cell>
          <table:table-cell office:value-type="float" office:value="1">
            <text:p>1</text:p>
          </table:table-cell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233">
            <text:p>233</text:p>
          </table:table-cell>
          <table:table-cell office:value-type="string">
            <text:p>examples/mprime/prob29.pddl</text:p>
          </table:table-cell>
          <table:table-cell/>
          <table:table-cell table:formula="of:=[.M128]/[.U128]" office:value-type="float" office:value="1">
            <text:p>1</text:p>
          </table:table-cell>
          <table:table-cell table:formula="of:=LOG([.M128])" office:value-type="float" office:value="2.36735592102602">
            <text:p>2.367355921</text:p>
          </table:table-cell>
          <table:table-cell table:formula="of:=LOG([.X128])" office:value-type="float" office:value="0">
            <text:p>0</text:p>
          </table:table-cell>
          <table:table-cell table:formula="of:=[.O128]/[.E128]*100" office:value-type="float" office:value="25">
            <text:p>2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">
            <text:p>4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138">
            <text:p>138</text:p>
          </table:table-cell>
          <table:table-cell office:value-type="string">
            <text:p>EgSize=</text:p>
          </table:table-cell>
          <table:table-cell office:value-type="float" office:value="1">
            <text:p>1</text:p>
          </table:table-cell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831">
            <text:p>831</text:p>
          </table:table-cell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167">
            <text:p>167</text:p>
          </table:table-cell>
          <table:table-cell office:value-type="string">
            <text:p>EgSize=</text:p>
          </table:table-cell>
          <table:table-cell office:value-type="float" office:value="3">
            <text:p>3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167">
            <text:p>167</text:p>
          </table:table-cell>
          <table:table-cell office:value-type="string">
            <text:p>examples/mprime/prob32.pddl</text:p>
          </table:table-cell>
          <table:table-cell table:number-columns-repeated="40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">
            <text:p>4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142">
            <text:p>142</text:p>
          </table:table-cell>
          <table:table-cell office:value-type="string">
            <text:p>EgSize=</text:p>
          </table:table-cell>
          <table:table-cell office:value-type="float" office:value="2">
            <text:p>2</text:p>
          </table:table-cell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105">
            <text:p>105</text:p>
          </table:table-cell>
          <table:table-cell office:value-type="string">
            <text:p>ExpSize=</text:p>
          </table:table-cell>
          <table:table-cell office:value-type="float" office:value="4">
            <text:p>4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100">
            <text:p>100</text:p>
          </table:table-cell>
          <table:table-cell office:value-type="string">
            <text:p>EgSize=</text:p>
          </table:table-cell>
          <table:table-cell office:value-type="float" office:value="1">
            <text:p>1</text:p>
          </table:table-cell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100">
            <text:p>100</text:p>
          </table:table-cell>
          <table:table-cell office:value-type="string">
            <text:p>examples/mprime/prob35.pddl</text:p>
          </table:table-cell>
          <table:table-cell table:number-columns-repeated="40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10">
            <text:p>10</text:p>
          </table:table-cell>
          <table:table-cell office:value-type="string">
            <text:p>EgSize=</text:p>
          </table:table-cell>
          <table:table-cell office:value-type="float" office:value="2">
            <text:p>2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46">
            <text:p>46</text:p>
          </table:table-cell>
          <table:table-cell office:value-type="string">
            <text:p>EgSize=</text:p>
          </table:table-cell>
          <table:table-cell office:value-type="float" office:value="4">
            <text:p>4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63">
            <text:p>63</text:p>
          </table:table-cell>
          <table:table-cell office:value-type="string">
            <text:p>EgSize=</text:p>
          </table:table-cell>
          <table:table-cell office:value-type="float" office:value="6">
            <text:p>6</text:p>
          </table:table-cell>
          <table:table-cell office:value-type="string">
            <text:p>ExpSize=</text:p>
          </table:table-cell>
          <table:table-cell office:value-type="float" office:value="12">
            <text:p>12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107">
            <text:p>107</text:p>
          </table:table-cell>
          <table:table-cell office:value-type="string">
            <text:p>EgSize=</text:p>
          </table:table-cell>
          <table:table-cell office:value-type="float" office:value="8">
            <text:p>8</text:p>
          </table:table-cell>
          <table:table-cell office:value-type="string">
            <text:p>ExpSize=</text:p>
          </table:table-cell>
          <table:table-cell office:value-type="float" office:value="13">
            <text:p>13</text:p>
          </table:table-cell>
          <table:table-cell office:value-type="string">
            <text:p>SolSize=</text:p>
          </table:table-cell>
          <table:table-cell office:value-type="float" office:value="13">
            <text:p>13</text:p>
          </table:table-cell>
          <table:table-cell office:value-type="string">
            <text:p>Gen=</text:p>
          </table:table-cell>
          <table:table-cell office:value-type="float" office:value="43">
            <text:p>43</text:p>
          </table:table-cell>
          <table:table-cell office:value-type="string">
            <text:p>EgSize=</text:p>
          </table:table-cell>
          <table:table-cell office:value-type="float" office:value="6">
            <text:p>6</text:p>
          </table:table-cell>
          <table:table-cell office:value-type="string">
            <text:p>ExpSize=</text:p>
          </table:table-cell>
          <table:table-cell office:value-type="float" office:value="15">
            <text:p>15</text:p>
          </table:table-cell>
          <table:table-cell office:value-type="string">
            <text:p>SolSize=</text:p>
          </table:table-cell>
          <table:table-cell office:value-type="float" office:value="15">
            <text:p>15</text:p>
          </table:table-cell>
          <table:table-cell office:value-type="string">
            <text:p>Gen=</text:p>
          </table:table-cell>
          <table:table-cell office:value-type="float" office:value="259">
            <text:p>259</text:p>
          </table:table-cell>
          <table:table-cell office:value-type="string">
            <text:p>EgSize=</text:p>
          </table:table-cell>
          <table:table-cell office:value-type="float" office:value="8">
            <text:p>8</text:p>
          </table:table-cell>
          <table:table-cell office:value-type="string">
            <text:p>ExpSize=</text:p>
          </table:table-cell>
          <table:table-cell office:value-type="float" office:value="16">
            <text:p>16</text:p>
          </table:table-cell>
          <table:table-cell office:value-type="string">
            <text:p>SolSize=</text:p>
          </table:table-cell>
          <table:table-cell office:value-type="float" office:value="16">
            <text:p>16</text:p>
          </table:table-cell>
          <table:table-cell office:value-type="string">
            <text:p>Gen=</text:p>
          </table:table-cell>
          <table:table-cell office:value-type="float" office:value="45">
            <text:p>45</text:p>
          </table:table-cell>
          <table:table-cell office:value-type="string">
            <text:p>ExpSize=</text:p>
          </table:table-cell>
          <table:table-cell office:value-type="float" office:value="8">
            <text:p>8</text:p>
          </table:table-cell>
          <table:table-cell office:value-type="string">
            <text:p>SolSize=</text:p>
          </table:table-cell>
          <table:table-cell office:value-type="float" office:value="8">
            <text:p>8</text:p>
          </table:table-cell>
          <table:table-cell office:value-type="string">
            <text:p>Gen=</text:p>
          </table:table-cell>
          <table:table-cell office:value-type="float" office:value="19">
            <text:p>19</text:p>
          </table:table-cell>
          <table:table-cell office:value-type="string">
            <text:p>EgSize=</text:p>
          </table:table-cell>
          <table:table-cell office:value-type="float" office:value="7">
            <text:p>7</text:p>
          </table:table-cell>
          <table:table-cell office:value-type="string">
            <text:p>ExpSize=</text:p>
          </table:table-cell>
          <table:table-cell office:value-type="float" office:value="15">
            <text:p>15</text:p>
          </table:table-cell>
          <table:table-cell office:value-type="string">
            <text:p>SolSize=</text:p>
          </table:table-cell>
          <table:table-cell office:value-type="float" office:value="8">
            <text:p>8</text:p>
          </table:table-cell>
          <table:table-cell office:value-type="string">
            <text:p>Gen=</text:p>
          </table:table-cell>
          <table:table-cell office:value-type="float" office:value="19">
            <text:p>19</text:p>
          </table:table-cell>
          <table:table-cell office:value-type="string">
            <text:p>examples/pegsolitaire/p07.pddl</text:p>
          </table:table-cell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201">
            <text:p>201</text:p>
          </table:table-cell>
          <table:table-cell office:value-type="string">
            <text:p>EgSize=</text:p>
          </table:table-cell>
          <table:table-cell office:value-type="float" office:value="11">
            <text:p>11</text:p>
          </table:table-cell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385">
            <text:p>385</text:p>
          </table:table-cell>
          <table:table-cell office:value-type="string">
            <text:p>EgSize=</text:p>
          </table:table-cell>
          <table:table-cell office:value-type="float" office:value="6">
            <text:p>6</text:p>
          </table:table-cell>
          <table:table-cell office:value-type="string">
            <text:p>ExpSize=</text:p>
          </table:table-cell>
          <table:table-cell office:value-type="float" office:value="23">
            <text:p>23</text:p>
          </table:table-cell>
          <table:table-cell office:value-type="string">
            <text:p>SolSize=</text:p>
          </table:table-cell>
          <table:table-cell office:value-type="float" office:value="23">
            <text:p>23</text:p>
          </table:table-cell>
          <table:table-cell office:value-type="string">
            <text:p>Gen=</text:p>
          </table:table-cell>
          <table:table-cell office:value-type="float" office:value="142">
            <text:p>142</text:p>
          </table:table-cell>
          <table:table-cell office:value-type="string">
            <text:p>EgSize=</text:p>
          </table:table-cell>
          <table:table-cell office:value-type="float" office:value="11">
            <text:p>11</text:p>
          </table:table-cell>
          <table:table-cell office:value-type="string">
            <text:p>ExpSize=</text:p>
          </table:table-cell>
          <table:table-cell office:value-type="float" office:value="21">
            <text:p>21</text:p>
          </table:table-cell>
          <table:table-cell office:value-type="string">
            <text:p>SolSize=</text:p>
          </table:table-cell>
          <table:table-cell office:value-type="float" office:value="21">
            <text:p>21</text:p>
          </table:table-cell>
          <table:table-cell office:value-type="string">
            <text:p>Gen=</text:p>
          </table:table-cell>
          <table:table-cell office:value-type="float" office:value="857">
            <text:p>857</text:p>
          </table:table-cell>
          <table:table-cell office:value-type="string">
            <text:p>!Gen=</text:p>
          </table:table-cell>
          <table:table-cell office:value-type="float" office:value="21">
            <text:p>21</text:p>
          </table:table-cell>
          <table:table-cell office:value-type="string">
            <text:p>EgSize=</text:p>
          </table:table-cell>
          <table:table-cell office:value-type="float" office:value="12">
            <text:p>12</text:p>
          </table:table-cell>
          <table:table-cell office:value-type="string">
            <text:p>!Gen=</text:p>
          </table:table-cell>
          <table:table-cell office:value-type="float" office:value="21">
            <text:p>21</text:p>
          </table:table-cell>
          <table:table-cell office:value-type="string">
            <text:p>examples/pegsolitaire/p11.pddl</text:p>
          </table:table-cell>
          <table:table-cell table:number-columns-repeated="32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2908">
            <text:p>2908</text:p>
          </table:table-cell>
          <table:table-cell office:value-type="string">
            <text:p>EgSize=</text:p>
          </table:table-cell>
          <table:table-cell office:value-type="float" office:value="15">
            <text:p>15</text:p>
          </table:table-cell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4914">
            <text:p>4914</text:p>
          </table:table-cell>
          <table:table-cell office:value-type="string">
            <text:p>!Gen=</text:p>
          </table:table-cell>
          <table:table-cell office:value-type="float" office:value="249">
            <text:p>249</text:p>
          </table:table-cell>
          <table:table-cell office:value-type="string">
            <text:p>EgSize=</text:p>
          </table:table-cell>
          <table:table-cell office:value-type="float" office:value="8">
            <text:p>8</text:p>
          </table:table-cell>
          <table:table-cell office:value-type="string">
            <text:p>!Gen=</text:p>
          </table:table-cell>
          <table:table-cell office:value-type="float" office:value="269">
            <text:p>269</text:p>
          </table:table-cell>
          <table:table-cell office:value-type="string">
            <text:p>examples/pegsolitaire/p18.pddl</text:p>
          </table:table-cell>
          <table:table-cell/>
          <table:table-cell table:formula="of:=[.M133]/[.U133]" office:value-type="float" office:value="0.0966542750929368">
            <text:p>0.0966542751</text:p>
          </table:table-cell>
          <table:table-cell table:number-columns-repeated="46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1">
            <text:p>31</text:p>
          </table:table-cell>
          <table:table-cell office:value-type="string">
            <text:p>SolSize=</text:p>
          </table:table-cell>
          <table:table-cell office:value-type="float" office:value="31">
            <text:p>31</text:p>
          </table:table-cell>
          <table:table-cell office:value-type="string">
            <text:p>Gen=</text:p>
          </table:table-cell>
          <table:table-cell office:value-type="float" office:value="4910">
            <text:p>4910</text:p>
          </table:table-cell>
          <table:table-cell office:value-type="string">
            <text:p>ExpSize=</text:p>
          </table:table-cell>
          <table:table-cell office:value-type="float" office:value="21">
            <text:p>21</text:p>
          </table:table-cell>
          <table:table-cell office:value-type="string">
            <text:p>SolSize=</text:p>
          </table:table-cell>
          <table:table-cell office:value-type="float" office:value="21">
            <text:p>21</text:p>
          </table:table-cell>
          <table:table-cell office:value-type="string">
            <text:p>Gen=</text:p>
          </table:table-cell>
          <table:table-cell office:value-type="float" office:value="204">
            <text:p>204</text:p>
          </table:table-cell>
          <table:table-cell office:value-type="string">
            <text:p>EgSize=</text:p>
          </table:table-cell>
          <table:table-cell office:value-type="float" office:value="14">
            <text:p>14</text:p>
          </table:table-cell>
          <table:table-cell office:value-type="string">
            <text:p>ExpSize=</text:p>
          </table:table-cell>
          <table:table-cell office:value-type="float" office:value="33">
            <text:p>33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256">
            <text:p>256</text:p>
          </table:table-cell>
          <table:table-cell office:value-type="string">
            <text:p>examples/pegsolitaire/p23.pddl</text:p>
          </table:table-cell>
          <table:table-cell/>
          <table:table-cell table:formula="of:=[.M134]/[.U134]" office:value-type="float" office:value="0.796875">
            <text:p>0.796875</text:p>
          </table:table-cell>
          <table:table-cell table:formula="of:=LOG([.M134])" office:value-type="float" office:value="2.3096301674259">
            <text:p>2.3096301674</text:p>
          </table:table-cell>
          <table:table-cell table:formula="of:=LOG([.X134])" office:value-type="float" office:value="-0.0986097978859508">
            <text:p>-0.0986097979</text:p>
          </table:table-cell>
          <table:table-cell table:formula="of:=[.O134]/[.E134]*100" office:value-type="float" office:value="45.1612903225806">
            <text:p>45.161290322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9">
            <text:p>49</text:p>
          </table:table-cell>
          <table:table-cell office:value-type="string">
            <text:p>SolSize=</text:p>
          </table:table-cell>
          <table:table-cell office:value-type="float" office:value="49">
            <text:p>49</text:p>
          </table:table-cell>
          <table:table-cell office:value-type="string">
            <text:p>Gen=</text:p>
          </table:table-cell>
          <table:table-cell office:value-type="float" office:value="626">
            <text:p>626</text:p>
          </table:table-cell>
          <table:table-cell office:value-type="string">
            <text:p>ExpSize=</text:p>
          </table:table-cell>
          <table:table-cell office:value-type="float" office:value="36">
            <text:p>36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379">
            <text:p>379</text:p>
          </table:table-cell>
          <table:table-cell office:value-type="string">
            <text:p>EgSize=</text:p>
          </table:table-cell>
          <table:table-cell office:value-type="float" office:value="28">
            <text:p>28</text:p>
          </table:table-cell>
          <table:table-cell office:value-type="string">
            <text:p>ExpSize=</text:p>
          </table:table-cell>
          <table:table-cell office:value-type="float" office:value="64">
            <text:p>64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379">
            <text:p>379</text:p>
          </table:table-cell>
          <table:table-cell office:value-type="string">
            <text:p>examples/pegsolitaire/p29.pddl</text:p>
          </table:table-cell>
          <table:table-cell/>
          <table:table-cell table:formula="of:=[.M135]/[.U135]" office:value-type="float" office:value="1">
            <text:p>1</text:p>
          </table:table-cell>
          <table:table-cell table:formula="of:=LOG([.M135])" office:value-type="float" office:value="2.57863920996807">
            <text:p>2.57863921</text:p>
          </table:table-cell>
          <table:table-cell table:formula="of:=LOG([.X135])" office:value-type="float" office:value="0">
            <text:p>0</text:p>
          </table:table-cell>
          <table:table-cell table:formula="of:=[.O135]/[.E135]*100" office:value-type="float" office:value="57.1428571428571">
            <text:p>57.142857142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24">
            <text:p>24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44">
            <text:p>44</text:p>
          </table:table-cell>
          <table:table-cell office:value-type="string">
            <text:p>EgSize=</text:p>
          </table:table-cell>
          <table:table-cell office:value-type="float" office:value="4">
            <text:p>4</text:p>
          </table:table-cell>
          <table:table-cell office:value-type="string">
            <text:p>ExpSize=</text:p>
          </table:table-cell>
          <table:table-cell office:value-type="float" office:value="15">
            <text:p>15</text:p>
          </table:table-cell>
          <table:table-cell office:value-type="string">
            <text:p>SolSize=</text:p>
          </table:table-cell>
          <table:table-cell office:value-type="float" office:value="11">
            <text:p>11</text:p>
          </table:table-cell>
          <table:table-cell office:value-type="string">
            <text:p>Gen=</text:p>
          </table:table-cell>
          <table:table-cell office:value-type="float" office:value="53">
            <text:p>53</text:p>
          </table:table-cell>
          <table:table-cell office:value-type="string">
            <text:p>examples/pipesworld-notankage/p01-net1-b6-g2.pddl</text:p>
          </table:table-cell>
          <table:table-cell/>
          <table:table-cell table:formula="of:=[.M136]/[.U136]" office:value-type="float" office:value="0.830188679245283">
            <text:p>0.8301886792</text:p>
          </table:table-cell>
          <table:table-cell table:formula="of:=LOG([.M136])" office:value-type="float" office:value="1.64345267648619">
            <text:p>1.6434526765</text:p>
          </table:table-cell>
          <table:table-cell table:formula="of:=LOG([.X136])" office:value-type="float" office:value="-0.0808231931146016">
            <text:p>-0.0808231931</text:p>
          </table:table-cell>
          <table:table-cell table:formula="of:=[.O136]/[.E136]*100" office:value-type="float" office:value="80">
            <text:p>8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2">
            <text:p>12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67">
            <text:p>67</text:p>
          </table:table-cell>
          <table:table-cell office:value-type="string">
            <text:p>ExpSize=</text:p>
          </table:table-cell>
          <table:table-cell office:value-type="float" office:value="10">
            <text:p>10</text:p>
          </table:table-cell>
          <table:table-cell office:value-type="string">
            <text:p>SolSize=</text:p>
          </table:table-cell>
          <table:table-cell office:value-type="float" office:value="10">
            <text:p>10</text:p>
          </table:table-cell>
          <table:table-cell office:value-type="string">
            <text:p>Gen=</text:p>
          </table:table-cell>
          <table:table-cell office:value-type="float" office:value="58">
            <text:p>58</text:p>
          </table:table-cell>
          <table:table-cell office:value-type="string">
            <text:p>EgSize=</text:p>
          </table:table-cell>
          <table:table-cell office:value-type="float" office:value="6">
            <text:p>6</text:p>
          </table:table-cell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55">
            <text:p>55</text:p>
          </table:table-cell>
          <table:table-cell office:value-type="string">
            <text:p>examples/pipesworld-notankage/p02-net1-b6-g4.pddl</text:p>
          </table:table-cell>
          <table:table-cell/>
          <table:table-cell table:formula="of:=[.M137]/[.U137]" office:value-type="float" office:value="1.05454545454545">
            <text:p>1.0545454545</text:p>
          </table:table-cell>
          <table:table-cell table:formula="of:=LOG([.M137])" office:value-type="float" office:value="1.76342799356294">
            <text:p>1.7634279936</text:p>
          </table:table-cell>
          <table:table-cell table:formula="of:=LOG([.X137])" office:value-type="float" office:value="0.0230653040686934">
            <text:p>0.0230653041</text:p>
          </table:table-cell>
          <table:table-cell table:formula="of:=[.O137]/[.E137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72">
            <text:p>72</text:p>
          </table:table-cell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44">
            <text:p>44</text:p>
          </table:table-cell>
          <table:table-cell office:value-type="string">
            <text:p>EgSize=</text:p>
          </table:table-cell>
          <table:table-cell office:value-type="float" office:value="4">
            <text:p>4</text:p>
          </table:table-cell>
          <table:table-cell office:value-type="string">
            <text:p>ExpSize=</text:p>
          </table:table-cell>
          <table:table-cell office:value-type="float" office:value="10">
            <text:p>10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44">
            <text:p>44</text:p>
          </table:table-cell>
          <table:table-cell office:value-type="string">
            <text:p>examples/pipesworld-notankage/p03-net1-b8-g3.pddl</text:p>
          </table:table-cell>
          <table:table-cell/>
          <table:table-cell table:formula="of:=[.M138]/[.U138]" office:value-type="float" office:value="1">
            <text:p>1</text:p>
          </table:table-cell>
          <table:table-cell table:formula="of:=LOG([.M138])" office:value-type="float" office:value="1.64345267648619">
            <text:p>1.6434526765</text:p>
          </table:table-cell>
          <table:table-cell table:formula="of:=LOG([.X138])" office:value-type="float" office:value="0">
            <text:p>0</text:p>
          </table:table-cell>
          <table:table-cell table:formula="of:=[.O138]/[.E138]*100" office:value-type="float" office:value="44.4444444444444">
            <text:p>44.444444444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1">
            <text:p>11</text:p>
          </table:table-cell>
          <table:table-cell office:value-type="string">
            <text:p>SolSize=</text:p>
          </table:table-cell>
          <table:table-cell office:value-type="float" office:value="11">
            <text:p>11</text:p>
          </table:table-cell>
          <table:table-cell office:value-type="string">
            <text:p>Gen=</text:p>
          </table:table-cell>
          <table:table-cell office:value-type="float" office:value="113">
            <text:p>113</text:p>
          </table:table-cell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107">
            <text:p>107</text:p>
          </table:table-cell>
          <table:table-cell office:value-type="string">
            <text:p>EgSize=</text:p>
          </table:table-cell>
          <table:table-cell office:value-type="float" office:value="6">
            <text:p>6</text:p>
          </table:table-cell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107">
            <text:p>107</text:p>
          </table:table-cell>
          <table:table-cell office:value-type="string">
            <text:p>examples/pipesworld-notankage/p04-net1-b8-g5.pddl</text:p>
          </table:table-cell>
          <table:table-cell/>
          <table:table-cell table:formula="of:=[.M139]/[.U139]" office:value-type="float" office:value="1">
            <text:p>1</text:p>
          </table:table-cell>
          <table:table-cell table:formula="of:=LOG([.M139])" office:value-type="float" office:value="2.02938377768521">
            <text:p>2.0293837777</text:p>
          </table:table-cell>
          <table:table-cell table:formula="of:=LOG([.X139])" office:value-type="float" office:value="0">
            <text:p>0</text:p>
          </table:table-cell>
          <table:table-cell table:formula="of:=[.O139]/[.E139]*100" office:value-type="float" office:value="54.5454545454545">
            <text:p>54.545454545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97">
            <text:p>97</text:p>
          </table:table-cell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66">
            <text:p>66</text:p>
          </table:table-cell>
          <table:table-cell office:value-type="string">
            <text:p>EgSize=</text:p>
          </table:table-cell>
          <table:table-cell office:value-type="float" office:value="4">
            <text:p>4</text:p>
          </table:table-cell>
          <table:table-cell office:value-type="string">
            <text:p>ExpSize=</text:p>
          </table:table-cell>
          <table:table-cell office:value-type="float" office:value="11">
            <text:p>11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66">
            <text:p>66</text:p>
          </table:table-cell>
          <table:table-cell office:value-type="string">
            <text:p>examples/pipesworld-notankage/p05-net1-b10-g4.pddl</text:p>
          </table:table-cell>
          <table:table-cell/>
          <table:table-cell table:formula="of:=[.M140]/[.U140]" office:value-type="float" office:value="1">
            <text:p>1</text:p>
          </table:table-cell>
          <table:table-cell table:formula="of:=LOG([.M140])" office:value-type="float" office:value="1.81954393554187">
            <text:p>1.8195439355</text:p>
          </table:table-cell>
          <table:table-cell table:formula="of:=LOG([.X140])" office:value-type="float" office:value="0">
            <text:p>0</text:p>
          </table:table-cell>
          <table:table-cell table:formula="of:=[.O140]/[.E140]*100" office:value-type="float" office:value="44.4444444444444">
            <text:p>44.444444444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2">
            <text:p>12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115">
            <text:p>115</text:p>
          </table:table-cell>
          <table:table-cell office:value-type="string">
            <text:p>ExpSize=</text:p>
          </table:table-cell>
          <table:table-cell office:value-type="float" office:value="10">
            <text:p>10</text:p>
          </table:table-cell>
          <table:table-cell office:value-type="string">
            <text:p>SolSize=</text:p>
          </table:table-cell>
          <table:table-cell office:value-type="float" office:value="10">
            <text:p>10</text:p>
          </table:table-cell>
          <table:table-cell office:value-type="string">
            <text:p>Gen=</text:p>
          </table:table-cell>
          <table:table-cell office:value-type="float" office:value="112">
            <text:p>112</text:p>
          </table:table-cell>
          <table:table-cell office:value-type="string">
            <text:p>EgSize=</text:p>
          </table:table-cell>
          <table:table-cell office:value-type="float" office:value="3">
            <text:p>3</text:p>
          </table:table-cell>
          <table:table-cell office:value-type="string">
            <text:p>ExpSize=</text:p>
          </table:table-cell>
          <table:table-cell office:value-type="float" office:value="13">
            <text:p>13</text:p>
          </table:table-cell>
          <table:table-cell office:value-type="string">
            <text:p>SolSize=</text:p>
          </table:table-cell>
          <table:table-cell office:value-type="float" office:value="10">
            <text:p>10</text:p>
          </table:table-cell>
          <table:table-cell office:value-type="string">
            <text:p>Gen=</text:p>
          </table:table-cell>
          <table:table-cell office:value-type="float" office:value="112">
            <text:p>112</text:p>
          </table:table-cell>
          <table:table-cell office:value-type="string">
            <text:p>examples/pipesworld-notankage/p06-net1-b10-g6.pddl</text:p>
          </table:table-cell>
          <table:table-cell/>
          <table:table-cell table:formula="of:=[.M141]/[.U141]" office:value-type="float" office:value="1">
            <text:p>1</text:p>
          </table:table-cell>
          <table:table-cell table:formula="of:=LOG([.M141])" office:value-type="float" office:value="2.04921802267018">
            <text:p>2.0492180227</text:p>
          </table:table-cell>
          <table:table-cell table:formula="of:=LOG([.X141])" office:value-type="float" office:value="0">
            <text:p>0</text:p>
          </table:table-cell>
          <table:table-cell table:formula="of:=[.O141]/[.E141]*100" office:value-type="float" office:value="25">
            <text:p>2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127">
            <text:p>127</text:p>
          </table:table-cell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76">
            <text:p>76</text:p>
          </table:table-cell>
          <table:table-cell office:value-type="string">
            <text:p>EgSize=</text:p>
          </table:table-cell>
          <table:table-cell office:value-type="float" office:value="2">
            <text:p>2</text:p>
          </table:table-cell>
          <table:table-cell office:value-type="string">
            <text:p>ExpSize=</text:p>
          </table:table-cell>
          <table:table-cell office:value-type="float" office:value="8">
            <text:p>8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76">
            <text:p>76</text:p>
          </table:table-cell>
          <table:table-cell office:value-type="string">
            <text:p>examples/pipesworld-notankage/p07-net1-b12-g5.pddl</text:p>
          </table:table-cell>
          <table:table-cell/>
          <table:table-cell table:formula="of:=[.M142]/[.U142]" office:value-type="float" office:value="1">
            <text:p>1</text:p>
          </table:table-cell>
          <table:table-cell table:formula="of:=LOG([.M142])" office:value-type="float" office:value="1.88081359228079">
            <text:p>1.8808135923</text:p>
          </table:table-cell>
          <table:table-cell table:formula="of:=LOG([.X142])" office:value-type="float" office:value="0">
            <text:p>0</text:p>
          </table:table-cell>
          <table:table-cell table:formula="of:=[.O142]/[.E142]*100" office:value-type="float" office:value="22.2222222222222">
            <text:p>22.222222222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1">
            <text:p>11</text:p>
          </table:table-cell>
          <table:table-cell office:value-type="string">
            <text:p>SolSize=</text:p>
          </table:table-cell>
          <table:table-cell office:value-type="float" office:value="11">
            <text:p>11</text:p>
          </table:table-cell>
          <table:table-cell office:value-type="string">
            <text:p>Gen=</text:p>
          </table:table-cell>
          <table:table-cell office:value-type="float" office:value="147">
            <text:p>147</text:p>
          </table:table-cell>
          <table:table-cell office:value-type="string">
            <text:p>ExpSize=</text:p>
          </table:table-cell>
          <table:table-cell office:value-type="float" office:value="11">
            <text:p>11</text:p>
          </table:table-cell>
          <table:table-cell office:value-type="string">
            <text:p>SolSize=</text:p>
          </table:table-cell>
          <table:table-cell office:value-type="float" office:value="11">
            <text:p>11</text:p>
          </table:table-cell>
          <table:table-cell office:value-type="string">
            <text:p>Gen=</text:p>
          </table:table-cell>
          <table:table-cell office:value-type="float" office:value="285">
            <text:p>285</text:p>
          </table:table-cell>
          <table:table-cell office:value-type="string">
            <text:p>EgSize=</text:p>
          </table:table-cell>
          <table:table-cell office:value-type="float" office:value="6">
            <text:p>6</text:p>
          </table:table-cell>
          <table:table-cell office:value-type="string">
            <text:p>ExpSize=</text:p>
          </table:table-cell>
          <table:table-cell office:value-type="float" office:value="17">
            <text:p>17</text:p>
          </table:table-cell>
          <table:table-cell office:value-type="string">
            <text:p>SolSize=</text:p>
          </table:table-cell>
          <table:table-cell office:value-type="float" office:value="11">
            <text:p>11</text:p>
          </table:table-cell>
          <table:table-cell office:value-type="string">
            <text:p>Gen=</text:p>
          </table:table-cell>
          <table:table-cell office:value-type="float" office:value="285">
            <text:p>285</text:p>
          </table:table-cell>
          <table:table-cell office:value-type="string">
            <text:p>examples/pipesworld-notankage/p08-net1-b12-g7.pddl</text:p>
          </table:table-cell>
          <table:table-cell/>
          <table:table-cell table:formula="of:=[.M143]/[.U143]" office:value-type="float" office:value="1">
            <text:p>1</text:p>
          </table:table-cell>
          <table:table-cell table:formula="of:=LOG([.M143])" office:value-type="float" office:value="2.45484486000851">
            <text:p>2.45484486</text:p>
          </table:table-cell>
          <table:table-cell table:formula="of:=LOG([.X143])" office:value-type="float" office:value="0">
            <text:p>0</text:p>
          </table:table-cell>
          <table:table-cell table:formula="of:=[.O143]/[.E143]*100" office:value-type="float" office:value="54.5454545454545">
            <text:p>54.545454545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4195">
            <text:p>4195</text:p>
          </table:table-cell>
          <table:table-cell office:value-type="string">
            <text:p>ExpSize=</text:p>
          </table:table-cell>
          <table:table-cell office:value-type="float" office:value="15">
            <text:p>15</text:p>
          </table:table-cell>
          <table:table-cell office:value-type="string">
            <text:p>SolSize=</text:p>
          </table:table-cell>
          <table:table-cell office:value-type="float" office:value="15">
            <text:p>15</text:p>
          </table:table-cell>
          <table:table-cell office:value-type="string">
            <text:p>Gen=</text:p>
          </table:table-cell>
          <table:table-cell office:value-type="float" office:value="413">
            <text:p>413</text:p>
          </table:table-cell>
          <table:table-cell office:value-type="string">
            <text:p>EgSize=</text:p>
          </table:table-cell>
          <table:table-cell office:value-type="float" office:value="14">
            <text:p>14</text:p>
          </table:table-cell>
          <table:table-cell office:value-type="string">
            <text:p>ExpSize=</text:p>
          </table:table-cell>
          <table:table-cell office:value-type="float" office:value="35">
            <text:p>35</text:p>
          </table:table-cell>
          <table:table-cell office:value-type="string">
            <text:p>SolSize=</text:p>
          </table:table-cell>
          <table:table-cell office:value-type="float" office:value="21">
            <text:p>21</text:p>
          </table:table-cell>
          <table:table-cell office:value-type="string">
            <text:p>Gen=</text:p>
          </table:table-cell>
          <table:table-cell office:value-type="float" office:value="566">
            <text:p>566</text:p>
          </table:table-cell>
          <table:table-cell office:value-type="string">
            <text:p>examples/pipesworld-notankage/p09-net1-b14-g6.pddl</text:p>
          </table:table-cell>
          <table:table-cell/>
          <table:table-cell table:formula="of:=[.M144]/[.U144]" office:value-type="float" office:value="0.729681978798587">
            <text:p>0.7296819788</text:p>
          </table:table-cell>
          <table:table-cell table:formula="of:=LOG([.M144])" office:value-type="float" office:value="2.6159500516564">
            <text:p>2.6159500517</text:p>
          </table:table-cell>
          <table:table-cell table:formula="of:=LOG([.X144])" office:value-type="float" office:value="-0.13686637953187">
            <text:p>-0.1368663795</text:p>
          </table:table-cell>
          <table:table-cell table:formula="of:=[.O144]/[.E144]*100" office:value-type="float" office:value="73.6842105263158">
            <text:p>73.684210526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7">
            <text:p>27</text:p>
          </table:table-cell>
          <table:table-cell office:value-type="string">
            <text:p>SolSize=</text:p>
          </table:table-cell>
          <table:table-cell office:value-type="float" office:value="27">
            <text:p>27</text:p>
          </table:table-cell>
          <table:table-cell office:value-type="string">
            <text:p>Gen=</text:p>
          </table:table-cell>
          <table:table-cell office:value-type="float" office:value="2293">
            <text:p>2293</text:p>
          </table:table-cell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501">
            <text:p>501</text:p>
          </table:table-cell>
          <table:table-cell office:value-type="string">
            <text:p>EgSize=</text:p>
          </table:table-cell>
          <table:table-cell office:value-type="float" office:value="16">
            <text:p>16</text:p>
          </table:table-cell>
          <table:table-cell office:value-type="string">
            <text:p>ExpSize=</text:p>
          </table:table-cell>
          <table:table-cell office:value-type="float" office:value="35">
            <text:p>35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501">
            <text:p>501</text:p>
          </table:table-cell>
          <table:table-cell office:value-type="string">
            <text:p>examples/pipesworld-notankage/p10-net1-b14-g8.pddl</text:p>
          </table:table-cell>
          <table:table-cell/>
          <table:table-cell table:formula="of:=[.M145]/[.U145]" office:value-type="float" office:value="1">
            <text:p>1</text:p>
          </table:table-cell>
          <table:table-cell table:formula="of:=LOG([.M145])" office:value-type="float" office:value="2.69983772586725">
            <text:p>2.6998377259</text:p>
          </table:table-cell>
          <table:table-cell table:formula="of:=LOG([.X145])" office:value-type="float" office:value="0">
            <text:p>0</text:p>
          </table:table-cell>
          <table:table-cell table:formula="of:=[.O145]/[.E145]*100" office:value-type="float" office:value="59.2592592592593">
            <text:p>59.259259259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6">
            <text:p>36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1667">
            <text:p>1667</text:p>
          </table:table-cell>
          <table:table-cell office:value-type="string">
            <text:p>ExpSize=</text:p>
          </table:table-cell>
          <table:table-cell office:value-type="float" office:value="38">
            <text:p>38</text:p>
          </table:table-cell>
          <table:table-cell office:value-type="string">
            <text:p>SolSize=</text:p>
          </table:table-cell>
          <table:table-cell office:value-type="float" office:value="38">
            <text:p>38</text:p>
          </table:table-cell>
          <table:table-cell office:value-type="string">
            <text:p>Gen=</text:p>
          </table:table-cell>
          <table:table-cell office:value-type="float" office:value="721">
            <text:p>721</text:p>
          </table:table-cell>
          <table:table-cell office:value-type="string">
            <text:p>EgSize=</text:p>
          </table:table-cell>
          <table:table-cell office:value-type="float" office:value="18">
            <text:p>18</text:p>
          </table:table-cell>
          <table:table-cell office:value-type="string">
            <text:p>ExpSize=</text:p>
          </table:table-cell>
          <table:table-cell office:value-type="float" office:value="56">
            <text:p>56</text:p>
          </table:table-cell>
          <table:table-cell office:value-type="string">
            <text:p>SolSize=</text:p>
          </table:table-cell>
          <table:table-cell office:value-type="float" office:value="38">
            <text:p>38</text:p>
          </table:table-cell>
          <table:table-cell office:value-type="string">
            <text:p>Gen=</text:p>
          </table:table-cell>
          <table:table-cell office:value-type="float" office:value="721">
            <text:p>721</text:p>
          </table:table-cell>
          <table:table-cell office:value-type="string">
            <text:p>examples/pipesworld-notankage/p12-net2-b10-g4.pddl</text:p>
          </table:table-cell>
          <table:table-cell/>
          <table:table-cell table:formula="of:=[.M146]/[.U146]" office:value-type="float" office:value="1">
            <text:p>1</text:p>
          </table:table-cell>
          <table:table-cell table:formula="of:=LOG([.M146])" office:value-type="float" office:value="2.85793526471943">
            <text:p>2.8579352647</text:p>
          </table:table-cell>
          <table:table-cell table:formula="of:=LOG([.X146])" office:value-type="float" office:value="0">
            <text:p>0</text:p>
          </table:table-cell>
          <table:table-cell table:formula="of:=[.O146]/[.E146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4">
            <text:p>34</text:p>
          </table:table-cell>
          <table:table-cell office:value-type="string">
            <text:p>SolSize=</text:p>
          </table:table-cell>
          <table:table-cell office:value-type="float" office:value="34">
            <text:p>34</text:p>
          </table:table-cell>
          <table:table-cell office:value-type="string">
            <text:p>Gen=</text:p>
          </table:table-cell>
          <table:table-cell office:value-type="float" office:value="4045">
            <text:p>4045</text:p>
          </table:table-cell>
          <table:table-cell office:value-type="string">
            <text:p>ExpSize=</text:p>
          </table:table-cell>
          <table:table-cell office:value-type="float" office:value="28">
            <text:p>28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2146">
            <text:p>2146</text:p>
          </table:table-cell>
          <table:table-cell office:value-type="string">
            <text:p>EgSize=</text:p>
          </table:table-cell>
          <table:table-cell office:value-type="float" office:value="18">
            <text:p>18</text:p>
          </table:table-cell>
          <table:table-cell office:value-type="string">
            <text:p>ExpSize=</text:p>
          </table:table-cell>
          <table:table-cell office:value-type="float" office:value="46">
            <text:p>46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2146">
            <text:p>2146</text:p>
          </table:table-cell>
          <table:table-cell office:value-type="string">
            <text:p>examples/pipesworld-notankage/p15-net2-b14-g4.pddl</text:p>
          </table:table-cell>
          <table:table-cell table:formula="of:=AVERAGE([.X136:.X147])" office:value-type="float" office:value="0.967868009382444">
            <text:p>0.9678680094</text:p>
          </table:table-cell>
          <table:table-cell table:formula="of:=[.M147]/[.U147]" office:value-type="float" office:value="1">
            <text:p>1</text:p>
          </table:table-cell>
          <table:table-cell table:formula="of:=LOG([.M147])" office:value-type="float" office:value="3.33162971762993">
            <text:p>3.3316297176</text:p>
          </table:table-cell>
          <table:table-cell table:formula="of:=LOG([.X147])" office:value-type="float" office:value="0">
            <text:p>0</text:p>
          </table:table-cell>
          <table:table-cell table:formula="of:=[.O147]/[.E147]*100" office:value-type="float" office:value="52.9411764705882">
            <text:p>52.941176470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24">
            <text:p>24</text:p>
          </table:table-cell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31">
            <text:p>31</text:p>
          </table:table-cell>
          <table:table-cell office:value-type="string">
            <text:p>EgSize=</text:p>
          </table:table-cell>
          <table:table-cell office:value-type="float" office:value="2">
            <text:p>2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31">
            <text:p>31</text:p>
          </table:table-cell>
          <table:table-cell office:value-type="string">
            <text:p>examples/pipesworld-tankage/p01-net1-b6-g2-t50.pddl</text:p>
          </table:table-cell>
          <table:table-cell/>
          <table:table-cell table:formula="of:=[.M148]/[.U148]" office:value-type="float" office:value="1">
            <text:p>1</text:p>
          </table:table-cell>
          <table:table-cell table:formula="of:=LOG([.M148])" office:value-type="float" office:value="1.49136169383427">
            <text:p>1.4913616938</text:p>
          </table:table-cell>
          <table:table-cell table:formula="of:=LOG([.X148])" office:value-type="float" office:value="0">
            <text:p>0</text:p>
          </table:table-cell>
          <table:table-cell table:formula="of:=[.O148]/[.E148]*100" office:value-type="float" office:value="40">
            <text:p>4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416">
            <text:p>416</text:p>
          </table:table-cell>
          <table:table-cell office:value-type="string">
            <text:p>ExpSize=</text:p>
          </table:table-cell>
          <table:table-cell office:value-type="float" office:value="12">
            <text:p>12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240">
            <text:p>240</text:p>
          </table:table-cell>
          <table:table-cell office:value-type="string">
            <text:p>EgSize=</text:p>
          </table:table-cell>
          <table:table-cell office:value-type="float" office:value="10">
            <text:p>10</text:p>
          </table:table-cell>
          <table:table-cell office:value-type="string">
            <text:p>ExpSize=</text:p>
          </table:table-cell>
          <table:table-cell office:value-type="float" office:value="22">
            <text:p>22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238">
            <text:p>238</text:p>
          </table:table-cell>
          <table:table-cell office:value-type="string">
            <text:p>examples/pipesworld-tankage/p02-net1-b6-g4-t50.pddl</text:p>
          </table:table-cell>
          <table:table-cell/>
          <table:table-cell table:formula="of:=[.M149]/[.U149]" office:value-type="float" office:value="1.00840336134454">
            <text:p>1.0084033613</text:p>
          </table:table-cell>
          <table:table-cell table:formula="of:=LOG([.M149])" office:value-type="float" office:value="2.38021124171161">
            <text:p>2.3802112417</text:p>
          </table:table-cell>
          <table:table-cell table:formula="of:=LOG([.X149])" office:value-type="float" office:value="0.00363428465509405">
            <text:p>0.0036342847</text:p>
          </table:table-cell>
          <table:table-cell table:formula="of:=[.O149]/[.E149]*100" office:value-type="float" office:value="71.4285714285714">
            <text:p>71.428571428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173">
            <text:p>173</text:p>
          </table:table-cell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197">
            <text:p>197</text:p>
          </table:table-cell>
          <table:table-cell office:value-type="string">
            <text:p>EgSize=</text:p>
          </table:table-cell>
          <table:table-cell office:value-type="float" office:value="2">
            <text:p>2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197">
            <text:p>197</text:p>
          </table:table-cell>
          <table:table-cell office:value-type="string">
            <text:p>examples/pipesworld-tankage/p03-net1-b8-g3-t80.pddl</text:p>
          </table:table-cell>
          <table:table-cell/>
          <table:table-cell table:formula="of:=[.M150]/[.U150]" office:value-type="float" office:value="1">
            <text:p>1</text:p>
          </table:table-cell>
          <table:table-cell table:formula="of:=LOG([.M150])" office:value-type="float" office:value="2.29446622616159">
            <text:p>2.2944662262</text:p>
          </table:table-cell>
          <table:table-cell table:formula="of:=LOG([.X150])" office:value-type="float" office:value="0">
            <text:p>0</text:p>
          </table:table-cell>
          <table:table-cell table:formula="of:=[.O150]/[.E150]*100" office:value-type="float" office:value="22.2222222222222">
            <text:p>22.222222222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3">
            <text:p>13</text:p>
          </table:table-cell>
          <table:table-cell office:value-type="string">
            <text:p>SolSize=</text:p>
          </table:table-cell>
          <table:table-cell office:value-type="float" office:value="13">
            <text:p>13</text:p>
          </table:table-cell>
          <table:table-cell office:value-type="string">
            <text:p>Gen=</text:p>
          </table:table-cell>
          <table:table-cell office:value-type="float" office:value="352">
            <text:p>352</text:p>
          </table:table-cell>
          <table:table-cell office:value-type="string">
            <text:p>ExpSize=</text:p>
          </table:table-cell>
          <table:table-cell office:value-type="float" office:value="12">
            <text:p>12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257">
            <text:p>257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17">
            <text:p>17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257">
            <text:p>257</text:p>
          </table:table-cell>
          <table:table-cell office:value-type="string">
            <text:p>examples/pipesworld-tankage/p04-net1-b8-g5-t80.pddl</text:p>
          </table:table-cell>
          <table:table-cell/>
          <table:table-cell table:formula="of:=[.M151]/[.U151]" office:value-type="float" office:value="1">
            <text:p>1</text:p>
          </table:table-cell>
          <table:table-cell table:formula="of:=LOG([.M151])" office:value-type="float" office:value="2.40993312333129">
            <text:p>2.4099331233</text:p>
          </table:table-cell>
          <table:table-cell table:formula="of:=LOG([.X151])" office:value-type="float" office:value="0">
            <text:p>0</text:p>
          </table:table-cell>
          <table:table-cell table:formula="of:=[.O151]/[.E151]*100" office:value-type="float" office:value="38.4615384615385">
            <text:p>38.461538461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153">
            <text:p>153</text:p>
          </table:table-cell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103">
            <text:p>103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12">
            <text:p>12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103">
            <text:p>103</text:p>
          </table:table-cell>
          <table:table-cell office:value-type="string">
            <text:p>examples/pipesworld-tankage/p05-net1-b10-g4-t50.pddl</text:p>
          </table:table-cell>
          <table:table-cell/>
          <table:table-cell table:formula="of:=[.M152]/[.U152]" office:value-type="float" office:value="1">
            <text:p>1</text:p>
          </table:table-cell>
          <table:table-cell table:formula="of:=LOG([.M152])" office:value-type="float" office:value="2.01283722470517">
            <text:p>2.0128372247</text:p>
          </table:table-cell>
          <table:table-cell table:formula="of:=LOG([.X152])" office:value-type="float" office:value="0">
            <text:p>0</text:p>
          </table:table-cell>
          <table:table-cell table:formula="of:=[.O152]/[.E152]*100" office:value-type="float" office:value="55.5555555555556">
            <text:p>55.555555555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1">
            <text:p>11</text:p>
          </table:table-cell>
          <table:table-cell office:value-type="string">
            <text:p>SolSize=</text:p>
          </table:table-cell>
          <table:table-cell office:value-type="float" office:value="11">
            <text:p>11</text:p>
          </table:table-cell>
          <table:table-cell office:value-type="string">
            <text:p>Gen=</text:p>
          </table:table-cell>
          <table:table-cell office:value-type="float" office:value="211">
            <text:p>211</text:p>
          </table:table-cell>
          <table:table-cell office:value-type="string">
            <text:p>ExpSize=</text:p>
          </table:table-cell>
          <table:table-cell office:value-type="float" office:value="16">
            <text:p>16</text:p>
          </table:table-cell>
          <table:table-cell office:value-type="string">
            <text:p>SolSize=</text:p>
          </table:table-cell>
          <table:table-cell office:value-type="float" office:value="16">
            <text:p>16</text:p>
          </table:table-cell>
          <table:table-cell office:value-type="string">
            <text:p>Gen=</text:p>
          </table:table-cell>
          <table:table-cell office:value-type="float" office:value="559">
            <text:p>559</text:p>
          </table:table-cell>
          <table:table-cell office:value-type="string">
            <text:p>EgSize=</text:p>
          </table:table-cell>
          <table:table-cell office:value-type="float" office:value="6">
            <text:p>6</text:p>
          </table:table-cell>
          <table:table-cell office:value-type="string">
            <text:p>ExpSize=</text:p>
          </table:table-cell>
          <table:table-cell office:value-type="float" office:value="22">
            <text:p>22</text:p>
          </table:table-cell>
          <table:table-cell office:value-type="string">
            <text:p>SolSize=</text:p>
          </table:table-cell>
          <table:table-cell office:value-type="float" office:value="16">
            <text:p>16</text:p>
          </table:table-cell>
          <table:table-cell office:value-type="string">
            <text:p>Gen=</text:p>
          </table:table-cell>
          <table:table-cell office:value-type="float" office:value="427">
            <text:p>427</text:p>
          </table:table-cell>
          <table:table-cell office:value-type="string">
            <text:p>examples/pipesworld-tankage/p06-net1-b10-g6-t50.pddl</text:p>
          </table:table-cell>
          <table:table-cell/>
          <table:table-cell table:formula="of:=[.M153]/[.U153]" office:value-type="float" office:value="1.30913348946136">
            <text:p>1.3091334895</text:p>
          </table:table-cell>
          <table:table-cell table:formula="of:=LOG([.M153])" office:value-type="float" office:value="2.74741180788642">
            <text:p>2.7474118079</text:p>
          </table:table-cell>
          <table:table-cell table:formula="of:=LOG([.X153])" office:value-type="float" office:value="0.116983932861399">
            <text:p>0.1169839329</text:p>
          </table:table-cell>
          <table:table-cell table:formula="of:=[.O153]/[.E153]*100" office:value-type="float" office:value="54.5454545454545">
            <text:p>54.545454545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839">
            <text:p>839</text:p>
          </table:table-cell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667">
            <text:p>667</text:p>
          </table:table-cell>
          <table:table-cell office:value-type="string">
            <text:p>EgSize=</text:p>
          </table:table-cell>
          <table:table-cell office:value-type="float" office:value="4">
            <text:p>4</text:p>
          </table:table-cell>
          <table:table-cell office:value-type="string">
            <text:p>ExpSize=</text:p>
          </table:table-cell>
          <table:table-cell office:value-type="float" office:value="11">
            <text:p>11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667">
            <text:p>667</text:p>
          </table:table-cell>
          <table:table-cell office:value-type="string">
            <text:p>examples/pipesworld-tankage/p07-net1-b12-g5-t80.pddl</text:p>
          </table:table-cell>
          <table:table-cell/>
          <table:table-cell table:formula="of:=[.M154]/[.U154]" office:value-type="float" office:value="1">
            <text:p>1</text:p>
          </table:table-cell>
          <table:table-cell table:formula="of:=LOG([.M154])" office:value-type="float" office:value="2.82412583391655">
            <text:p>2.8241258339</text:p>
          </table:table-cell>
          <table:table-cell table:formula="of:=LOG([.X154])" office:value-type="float" office:value="0">
            <text:p>0</text:p>
          </table:table-cell>
          <table:table-cell table:formula="of:=[.O154]/[.E154]*100" office:value-type="float" office:value="44.4444444444444">
            <text:p>44.444444444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1">
            <text:p>11</text:p>
          </table:table-cell>
          <table:table-cell office:value-type="string">
            <text:p>SolSize=</text:p>
          </table:table-cell>
          <table:table-cell office:value-type="float" office:value="11">
            <text:p>11</text:p>
          </table:table-cell>
          <table:table-cell office:value-type="string">
            <text:p>Gen=</text:p>
          </table:table-cell>
          <table:table-cell office:value-type="float" office:value="615">
            <text:p>615</text:p>
          </table:table-cell>
          <table:table-cell office:value-type="string">
            <text:p>ExpSize=</text:p>
          </table:table-cell>
          <table:table-cell office:value-type="float" office:value="8">
            <text:p>8</text:p>
          </table:table-cell>
          <table:table-cell office:value-type="string">
            <text:p>SolSize=</text:p>
          </table:table-cell>
          <table:table-cell office:value-type="float" office:value="8">
            <text:p>8</text:p>
          </table:table-cell>
          <table:table-cell office:value-type="string">
            <text:p>Gen=</text:p>
          </table:table-cell>
          <table:table-cell office:value-type="float" office:value="339">
            <text:p>339</text:p>
          </table:table-cell>
          <table:table-cell office:value-type="string">
            <text:p>EgSize=</text:p>
          </table:table-cell>
          <table:table-cell office:value-type="float" office:value="7">
            <text:p>7</text:p>
          </table:table-cell>
          <table:table-cell office:value-type="string">
            <text:p>ExpSize=</text:p>
          </table:table-cell>
          <table:table-cell office:value-type="float" office:value="15">
            <text:p>15</text:p>
          </table:table-cell>
          <table:table-cell office:value-type="string">
            <text:p>SolSize=</text:p>
          </table:table-cell>
          <table:table-cell office:value-type="float" office:value="8">
            <text:p>8</text:p>
          </table:table-cell>
          <table:table-cell office:value-type="string">
            <text:p>Gen=</text:p>
          </table:table-cell>
          <table:table-cell office:value-type="float" office:value="339">
            <text:p>339</text:p>
          </table:table-cell>
          <table:table-cell office:value-type="string">
            <text:p>examples/pipesworld-tankage/p08-net1-b12-g7-t80.pddl</text:p>
          </table:table-cell>
          <table:table-cell table:formula="of:=AVERAGE([.X148:.X155])" office:value-type="float" office:value="1.03969210635074">
            <text:p>1.0396921064</text:p>
          </table:table-cell>
          <table:table-cell table:formula="of:=[.M155]/[.U155]" office:value-type="float" office:value="1">
            <text:p>1</text:p>
          </table:table-cell>
          <table:table-cell table:formula="of:=LOG([.M155])" office:value-type="float" office:value="2.53019969820308">
            <text:p>2.5301996982</text:p>
          </table:table-cell>
          <table:table-cell table:formula="of:=LOG([.X155])" office:value-type="float" office:value="0">
            <text:p>0</text:p>
          </table:table-cell>
          <table:table-cell table:formula="of:=[.O155]/[.E155]*100" office:value-type="float" office:value="63.6363636363636">
            <text:p>63.636363636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0">
            <text:p>10</text:p>
          </table:table-cell>
          <table:table-cell office:value-type="string">
            <text:p>SolSize=</text:p>
          </table:table-cell>
          <table:table-cell office:value-type="float" office:value="10">
            <text:p>10</text:p>
          </table:table-cell>
          <table:table-cell office:value-type="string">
            <text:p>Gen=</text:p>
          </table:table-cell>
          <table:table-cell office:value-type="float" office:value="53">
            <text:p>53</text:p>
          </table:table-cell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37">
            <text:p>37</text:p>
          </table:table-cell>
          <table:table-cell office:value-type="string">
            <text:p>EgSize=</text:p>
          </table:table-cell>
          <table:table-cell office:value-type="float" office:value="4">
            <text:p>4</text:p>
          </table:table-cell>
          <table:table-cell office:value-type="string">
            <text:p>ExpSize=</text:p>
          </table:table-cell>
          <table:table-cell office:value-type="float" office:value="11">
            <text:p>11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37">
            <text:p>37</text:p>
          </table:table-cell>
          <table:table-cell office:value-type="string">
            <text:p>examples/rovers/p01.pddl</text:p>
          </table:table-cell>
          <table:table-cell/>
          <table:table-cell table:formula="of:=[.M156]/[.U156]" office:value-type="float" office:value="1">
            <text:p>1</text:p>
          </table:table-cell>
          <table:table-cell table:formula="of:=LOG([.M156])" office:value-type="float" office:value="1.56820172406699">
            <text:p>1.5682017241</text:p>
          </table:table-cell>
          <table:table-cell table:formula="of:=LOG([.X156])" office:value-type="float" office:value="0">
            <text:p>0</text:p>
          </table:table-cell>
          <table:table-cell table:formula="of:=[.O156]/[.E156]*100" office:value-type="float" office:value="40">
            <text:p>4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8">
            <text:p>8</text:p>
          </table:table-cell>
          <table:table-cell office:value-type="string">
            <text:p>SolSize=</text:p>
          </table:table-cell>
          <table:table-cell office:value-type="float" office:value="8">
            <text:p>8</text:p>
          </table:table-cell>
          <table:table-cell office:value-type="string">
            <text:p>Gen=</text:p>
          </table:table-cell>
          <table:table-cell office:value-type="float" office:value="74">
            <text:p>74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85">
            <text:p>85</text:p>
          </table:table-cell>
          <table:table-cell office:value-type="string">
            <text:p>EgSize=</text:p>
          </table:table-cell>
          <table:table-cell office:value-type="float" office:value="3">
            <text:p>3</text:p>
          </table:table-cell>
          <table:table-cell office:value-type="string">
            <text:p>ExpSize=</text:p>
          </table:table-cell>
          <table:table-cell office:value-type="float" office:value="12">
            <text:p>12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67">
            <text:p>67</text:p>
          </table:table-cell>
          <table:table-cell office:value-type="string">
            <text:p>examples/rovers/p02.pddl</text:p>
          </table:table-cell>
          <table:table-cell/>
          <table:table-cell table:formula="of:=[.M157]/[.U157]" office:value-type="float" office:value="1.26865671641791">
            <text:p>1.2686567164</text:p>
          </table:table-cell>
          <table:table-cell table:formula="of:=LOG([.M157])" office:value-type="float" office:value="1.92941892571429">
            <text:p>1.9294189257</text:p>
          </table:table-cell>
          <table:table-cell table:formula="of:=LOG([.X157])" office:value-type="float" office:value="0.103344123013466">
            <text:p>0.103344123</text:p>
          </table:table-cell>
          <table:table-cell table:formula="of:=[.O157]/[.E157]*100" office:value-type="float" office:value="37.5">
            <text:p>37.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3">
            <text:p>13</text:p>
          </table:table-cell>
          <table:table-cell office:value-type="string">
            <text:p>SolSize=</text:p>
          </table:table-cell>
          <table:table-cell office:value-type="float" office:value="13">
            <text:p>13</text:p>
          </table:table-cell>
          <table:table-cell office:value-type="string">
            <text:p>Gen=</text:p>
          </table:table-cell>
          <table:table-cell office:value-type="float" office:value="631">
            <text:p>631</text:p>
          </table:table-cell>
          <table:table-cell office:value-type="string">
            <text:p>ExpSize=</text:p>
          </table:table-cell>
          <table:table-cell office:value-type="float" office:value="13">
            <text:p>13</text:p>
          </table:table-cell>
          <table:table-cell office:value-type="string">
            <text:p>SolSize=</text:p>
          </table:table-cell>
          <table:table-cell office:value-type="float" office:value="13">
            <text:p>13</text:p>
          </table:table-cell>
          <table:table-cell office:value-type="string">
            <text:p>Gen=</text:p>
          </table:table-cell>
          <table:table-cell office:value-type="float" office:value="97">
            <text:p>97</text:p>
          </table:table-cell>
          <table:table-cell office:value-type="string">
            <text:p>EgSize=</text:p>
          </table:table-cell>
          <table:table-cell office:value-type="float" office:value="4">
            <text:p>4</text:p>
          </table:table-cell>
          <table:table-cell office:value-type="string">
            <text:p>ExpSize=</text:p>
          </table:table-cell>
          <table:table-cell office:value-type="float" office:value="17">
            <text:p>17</text:p>
          </table:table-cell>
          <table:table-cell office:value-type="string">
            <text:p>SolSize=</text:p>
          </table:table-cell>
          <table:table-cell office:value-type="float" office:value="13">
            <text:p>13</text:p>
          </table:table-cell>
          <table:table-cell office:value-type="string">
            <text:p>Gen=</text:p>
          </table:table-cell>
          <table:table-cell office:value-type="float" office:value="97">
            <text:p>97</text:p>
          </table:table-cell>
          <table:table-cell office:value-type="string">
            <text:p>examples/rovers/p03.pddl</text:p>
          </table:table-cell>
          <table:table-cell/>
          <table:table-cell table:formula="of:=[.M158]/[.U158]" office:value-type="float" office:value="1">
            <text:p>1</text:p>
          </table:table-cell>
          <table:table-cell table:formula="of:=LOG([.M158])" office:value-type="float" office:value="1.98677173426624">
            <text:p>1.9867717343</text:p>
          </table:table-cell>
          <table:table-cell table:formula="of:=LOG([.X158])" office:value-type="float" office:value="0">
            <text:p>0</text:p>
          </table:table-cell>
          <table:table-cell table:formula="of:=[.O158]/[.E158]*100" office:value-type="float" office:value="30.7692307692308">
            <text:p>30.769230769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8">
            <text:p>8</text:p>
          </table:table-cell>
          <table:table-cell office:value-type="string">
            <text:p>SolSize=</text:p>
          </table:table-cell>
          <table:table-cell office:value-type="float" office:value="8">
            <text:p>8</text:p>
          </table:table-cell>
          <table:table-cell office:value-type="string">
            <text:p>Gen=</text:p>
          </table:table-cell>
          <table:table-cell office:value-type="float" office:value="62">
            <text:p>62</text:p>
          </table:table-cell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62">
            <text:p>62</text:p>
          </table:table-cell>
          <table:table-cell office:value-type="string">
            <text:p>EgSize=</text:p>
          </table:table-cell>
          <table:table-cell office:value-type="float" office:value="2">
            <text:p>2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62">
            <text:p>62</text:p>
          </table:table-cell>
          <table:table-cell office:value-type="string">
            <text:p>examples/rovers/p04.pddl</text:p>
          </table:table-cell>
          <table:table-cell/>
          <table:table-cell table:formula="of:=[.M159]/[.U159]" office:value-type="float" office:value="1">
            <text:p>1</text:p>
          </table:table-cell>
          <table:table-cell table:formula="of:=LOG([.M159])" office:value-type="float" office:value="1.79239168949825">
            <text:p>1.7923916895</text:p>
          </table:table-cell>
          <table:table-cell table:formula="of:=LOG([.X159])" office:value-type="float" office:value="0">
            <text:p>0</text:p>
          </table:table-cell>
          <table:table-cell table:formula="of:=[.O159]/[.E159]*100" office:value-type="float" office:value="25">
            <text:p>2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2">
            <text:p>22</text:p>
          </table:table-cell>
          <table:table-cell office:value-type="string">
            <text:p>SolSize=</text:p>
          </table:table-cell>
          <table:table-cell office:value-type="float" office:value="22">
            <text:p>22</text:p>
          </table:table-cell>
          <table:table-cell office:value-type="string">
            <text:p>Gen=</text:p>
          </table:table-cell>
          <table:table-cell office:value-type="float" office:value="308">
            <text:p>308</text:p>
          </table:table-cell>
          <table:table-cell office:value-type="string">
            <text:p>ExpSize=</text:p>
          </table:table-cell>
          <table:table-cell office:value-type="float" office:value="21">
            <text:p>21</text:p>
          </table:table-cell>
          <table:table-cell office:value-type="string">
            <text:p>SolSize=</text:p>
          </table:table-cell>
          <table:table-cell office:value-type="float" office:value="21">
            <text:p>21</text:p>
          </table:table-cell>
          <table:table-cell office:value-type="string">
            <text:p>Gen=</text:p>
          </table:table-cell>
          <table:table-cell office:value-type="float" office:value="375">
            <text:p>375</text:p>
          </table:table-cell>
          <table:table-cell office:value-type="string">
            <text:p>EgSize=</text:p>
          </table:table-cell>
          <table:table-cell office:value-type="float" office:value="9">
            <text:p>9</text:p>
          </table:table-cell>
          <table:table-cell office:value-type="string">
            <text:p>ExpSize=</text:p>
          </table:table-cell>
          <table:table-cell office:value-type="float" office:value="32">
            <text:p>32</text:p>
          </table:table-cell>
          <table:table-cell office:value-type="string">
            <text:p>SolSize=</text:p>
          </table:table-cell>
          <table:table-cell office:value-type="float" office:value="23">
            <text:p>23</text:p>
          </table:table-cell>
          <table:table-cell office:value-type="string">
            <text:p>Gen=</text:p>
          </table:table-cell>
          <table:table-cell office:value-type="float" office:value="445">
            <text:p>445</text:p>
          </table:table-cell>
          <table:table-cell office:value-type="string">
            <text:p>examples/rovers/p05.pddl</text:p>
          </table:table-cell>
          <table:table-cell/>
          <table:table-cell table:formula="of:=[.M160]/[.U160]" office:value-type="float" office:value="0.842696629213483">
            <text:p>0.8426966292</text:p>
          </table:table-cell>
          <table:table-cell table:formula="of:=LOG([.M160])" office:value-type="float" office:value="2.57403126772772">
            <text:p>2.5740312677</text:p>
          </table:table-cell>
          <table:table-cell table:formula="of:=LOG([.X160])" office:value-type="float" office:value="-0.0743287432532128">
            <text:p>-0.0743287433</text:p>
          </table:table-cell>
          <table:table-cell table:formula="of:=[.O160]/[.E160]*100" office:value-type="float" office:value="40.9090909090909">
            <text:p>40.909090909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8">
            <text:p>38</text:p>
          </table:table-cell>
          <table:table-cell office:value-type="string">
            <text:p>SolSize=</text:p>
          </table:table-cell>
          <table:table-cell office:value-type="float" office:value="38">
            <text:p>38</text:p>
          </table:table-cell>
          <table:table-cell office:value-type="string">
            <text:p>Gen=</text:p>
          </table:table-cell>
          <table:table-cell office:value-type="float" office:value="35175">
            <text:p>35175</text:p>
          </table:table-cell>
          <table:table-cell office:value-type="string">
            <text:p>ExpSize=</text:p>
          </table:table-cell>
          <table:table-cell office:value-type="float" office:value="33">
            <text:p>33</text:p>
          </table:table-cell>
          <table:table-cell office:value-type="string">
            <text:p>SolSize=</text:p>
          </table:table-cell>
          <table:table-cell office:value-type="float" office:value="33">
            <text:p>33</text:p>
          </table:table-cell>
          <table:table-cell office:value-type="string">
            <text:p>Gen=</text:p>
          </table:table-cell>
          <table:table-cell office:value-type="float" office:value="4671">
            <text:p>4671</text:p>
          </table:table-cell>
          <table:table-cell office:value-type="string">
            <text:p>EgSize=</text:p>
          </table:table-cell>
          <table:table-cell office:value-type="float" office:value="18">
            <text:p>18</text:p>
          </table:table-cell>
          <table:table-cell office:value-type="string">
            <text:p>ExpSize=</text:p>
          </table:table-cell>
          <table:table-cell office:value-type="float" office:value="51">
            <text:p>51</text:p>
          </table:table-cell>
          <table:table-cell office:value-type="string">
            <text:p>SolSize=</text:p>
          </table:table-cell>
          <table:table-cell office:value-type="float" office:value="33">
            <text:p>33</text:p>
          </table:table-cell>
          <table:table-cell office:value-type="string">
            <text:p>Gen=</text:p>
          </table:table-cell>
          <table:table-cell office:value-type="float" office:value="1301">
            <text:p>1301</text:p>
          </table:table-cell>
          <table:table-cell office:value-type="string">
            <text:p>examples/rovers/p06.pddl</text:p>
          </table:table-cell>
          <table:table-cell/>
          <table:table-cell table:formula="of:=[.M161]/[.U161]" office:value-type="float" office:value="3.59031514219831">
            <text:p>3.5903151422</text:p>
          </table:table-cell>
          <table:table-cell table:formula="of:=LOG([.M161])" office:value-type="float" office:value="3.66940986728778">
            <text:p>3.6694098673</text:p>
          </table:table-cell>
          <table:table-cell table:formula="of:=LOG([.X161])" office:value-type="float" office:value="0.555132570726197">
            <text:p>0.5551325707</text:p>
          </table:table-cell>
          <table:table-cell table:formula="of:=[.O161]/[.E161]*100" office:value-type="float" office:value="47.3684210526316">
            <text:p>47.368421052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296">
            <text:p>296</text:p>
          </table:table-cell>
          <table:table-cell office:value-type="string">
            <text:p>ExpSize=</text:p>
          </table:table-cell>
          <table:table-cell office:value-type="float" office:value="13">
            <text:p>13</text:p>
          </table:table-cell>
          <table:table-cell office:value-type="string">
            <text:p>SolSize=</text:p>
          </table:table-cell>
          <table:table-cell office:value-type="float" office:value="13">
            <text:p>13</text:p>
          </table:table-cell>
          <table:table-cell office:value-type="string">
            <text:p>Gen=</text:p>
          </table:table-cell>
          <table:table-cell office:value-type="float" office:value="202">
            <text:p>202</text:p>
          </table:table-cell>
          <table:table-cell office:value-type="string">
            <text:p>EgSize=</text:p>
          </table:table-cell>
          <table:table-cell office:value-type="float" office:value="8">
            <text:p>8</text:p>
          </table:table-cell>
          <table:table-cell office:value-type="string">
            <text:p>ExpSize=</text:p>
          </table:table-cell>
          <table:table-cell office:value-type="float" office:value="21">
            <text:p>21</text:p>
          </table:table-cell>
          <table:table-cell office:value-type="string">
            <text:p>SolSize=</text:p>
          </table:table-cell>
          <table:table-cell office:value-type="float" office:value="13">
            <text:p>13</text:p>
          </table:table-cell>
          <table:table-cell office:value-type="string">
            <text:p>Gen=</text:p>
          </table:table-cell>
          <table:table-cell office:value-type="float" office:value="202">
            <text:p>202</text:p>
          </table:table-cell>
          <table:table-cell office:value-type="string">
            <text:p>examples/rovers/p07.pddl</text:p>
          </table:table-cell>
          <table:table-cell/>
          <table:table-cell table:formula="of:=[.M162]/[.U162]" office:value-type="float" office:value="1">
            <text:p>1</text:p>
          </table:table-cell>
          <table:table-cell table:formula="of:=LOG([.M162])" office:value-type="float" office:value="2.30535136944662">
            <text:p>2.3053513694</text:p>
          </table:table-cell>
          <table:table-cell table:formula="of:=LOG([.X162])" office:value-type="float" office:value="0">
            <text:p>0</text:p>
          </table:table-cell>
          <table:table-cell table:formula="of:=[.O162]/[.E162]*100" office:value-type="float" office:value="44.4444444444444">
            <text:p>44.444444444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746">
            <text:p>746</text:p>
          </table:table-cell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768">
            <text:p>768</text:p>
          </table:table-cell>
          <table:table-cell office:value-type="string">
            <text:p>EgSize=</text:p>
          </table:table-cell>
          <table:table-cell office:value-type="float" office:value="15">
            <text:p>15</text:p>
          </table:table-cell>
          <table:table-cell office:value-type="string">
            <text:p>ExpSize=</text:p>
          </table:table-cell>
          <table:table-cell office:value-type="float" office:value="41">
            <text:p>41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768">
            <text:p>768</text:p>
          </table:table-cell>
          <table:table-cell office:value-type="string">
            <text:p>examples/rovers/p08.pddl</text:p>
          </table:table-cell>
          <table:table-cell/>
          <table:table-cell table:formula="of:=[.M163]/[.U163]" office:value-type="float" office:value="1">
            <text:p>1</text:p>
          </table:table-cell>
          <table:table-cell table:formula="of:=LOG([.M163])" office:value-type="float" office:value="2.88536122003151">
            <text:p>2.88536122</text:p>
          </table:table-cell>
          <table:table-cell table:formula="of:=LOG([.X163])" office:value-type="float" office:value="0">
            <text:p>0</text:p>
          </table:table-cell>
          <table:table-cell table:formula="of:=[.O163]/[.E163]*100" office:value-type="float" office:value="57.6923076923077">
            <text:p>57.692307692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6">
            <text:p>36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2499">
            <text:p>2499</text:p>
          </table:table-cell>
          <table:table-cell office:value-type="string">
            <text:p>ExpSize=</text:p>
          </table:table-cell>
          <table:table-cell office:value-type="float" office:value="34">
            <text:p>34</text:p>
          </table:table-cell>
          <table:table-cell office:value-type="string">
            <text:p>SolSize=</text:p>
          </table:table-cell>
          <table:table-cell office:value-type="float" office:value="34">
            <text:p>34</text:p>
          </table:table-cell>
          <table:table-cell office:value-type="string">
            <text:p>Gen=</text:p>
          </table:table-cell>
          <table:table-cell office:value-type="float" office:value="6467">
            <text:p>6467</text:p>
          </table:table-cell>
          <table:table-cell office:value-type="string">
            <text:p>EgSize=</text:p>
          </table:table-cell>
          <table:table-cell office:value-type="float" office:value="17">
            <text:p>17</text:p>
          </table:table-cell>
          <table:table-cell office:value-type="string">
            <text:p>ExpSize=</text:p>
          </table:table-cell>
          <table:table-cell office:value-type="float" office:value="53">
            <text:p>53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3650">
            <text:p>3650</text:p>
          </table:table-cell>
          <table:table-cell office:value-type="string">
            <text:p>examples/rovers/p10.pddl</text:p>
          </table:table-cell>
          <table:table-cell/>
          <table:table-cell table:formula="of:=[.M164]/[.U164]" office:value-type="float" office:value="1.77178082191781">
            <text:p>1.7717808219</text:p>
          </table:table-cell>
          <table:table-cell table:formula="of:=LOG([.M164])" office:value-type="float" office:value="3.81070286094712">
            <text:p>3.8107028609</text:p>
          </table:table-cell>
          <table:table-cell table:formula="of:=LOG([.X164])" office:value-type="float" office:value="0.248409996490642">
            <text:p>0.2484099965</text:p>
          </table:table-cell>
          <table:table-cell table:formula="of:=[.O164]/[.E164]*100" office:value-type="float" office:value="47.2222222222222">
            <text:p>47.222222222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395">
            <text:p>395</text:p>
          </table:table-cell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537">
            <text:p>537</text:p>
          </table:table-cell>
          <table:table-cell office:value-type="string">
            <text:p>EgSize=</text:p>
          </table:table-cell>
          <table:table-cell office:value-type="float" office:value="8">
            <text:p>8</text:p>
          </table:table-cell>
          <table:table-cell office:value-type="string">
            <text:p>ExpSize=</text:p>
          </table:table-cell>
          <table:table-cell office:value-type="float" office:value="29">
            <text:p>29</text:p>
          </table:table-cell>
          <table:table-cell office:value-type="string">
            <text:p>SolSize=</text:p>
          </table:table-cell>
          <table:table-cell office:value-type="float" office:value="21">
            <text:p>21</text:p>
          </table:table-cell>
          <table:table-cell office:value-type="string">
            <text:p>Gen=</text:p>
          </table:table-cell>
          <table:table-cell office:value-type="float" office:value="464">
            <text:p>464</text:p>
          </table:table-cell>
          <table:table-cell office:value-type="string">
            <text:p>examples/rovers/p12.pddl</text:p>
          </table:table-cell>
          <table:table-cell/>
          <table:table-cell table:formula="of:=[.M165]/[.U165]" office:value-type="float" office:value="1.1573275862069">
            <text:p>1.1573275862</text:p>
          </table:table-cell>
          <table:table-cell table:formula="of:=LOG([.M165])" office:value-type="float" office:value="2.72997428569956">
            <text:p>2.7299742857</text:p>
          </table:table-cell>
          <table:table-cell table:formula="of:=LOG([.X165])" office:value-type="float" office:value="0.0634563051446748">
            <text:p>0.0634563051</text:p>
          </table:table-cell>
          <table:table-cell table:formula="of:=[.O165]/[.E165]*100" office:value-type="float" office:value="42.1052631578947">
            <text:p>42.105263157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8">
            <text:p>48</text:p>
          </table:table-cell>
          <table:table-cell office:value-type="string">
            <text:p>SolSize=</text:p>
          </table:table-cell>
          <table:table-cell office:value-type="float" office:value="48">
            <text:p>48</text:p>
          </table:table-cell>
          <table:table-cell office:value-type="string">
            <text:p>Gen=</text:p>
          </table:table-cell>
          <table:table-cell office:value-type="float" office:value="2121">
            <text:p>2121</text:p>
          </table:table-cell>
          <table:table-cell office:value-type="string">
            <text:p>ExpSize=</text:p>
          </table:table-cell>
          <table:table-cell office:value-type="float" office:value="42">
            <text:p>42</text:p>
          </table:table-cell>
          <table:table-cell office:value-type="string">
            <text:p>SolSize=</text:p>
          </table:table-cell>
          <table:table-cell office:value-type="float" office:value="42">
            <text:p>42</text:p>
          </table:table-cell>
          <table:table-cell office:value-type="string">
            <text:p>Gen=</text:p>
          </table:table-cell>
          <table:table-cell office:value-type="float" office:value="1712">
            <text:p>1712</text:p>
          </table:table-cell>
          <table:table-cell office:value-type="string">
            <text:p>EgSize=</text:p>
          </table:table-cell>
          <table:table-cell office:value-type="float" office:value="26">
            <text:p>26</text:p>
          </table:table-cell>
          <table:table-cell office:value-type="string">
            <text:p>ExpSize=</text:p>
          </table:table-cell>
          <table:table-cell office:value-type="float" office:value="68">
            <text:p>68</text:p>
          </table:table-cell>
          <table:table-cell office:value-type="string">
            <text:p>SolSize=</text:p>
          </table:table-cell>
          <table:table-cell office:value-type="float" office:value="42">
            <text:p>42</text:p>
          </table:table-cell>
          <table:table-cell office:value-type="string">
            <text:p>Gen=</text:p>
          </table:table-cell>
          <table:table-cell office:value-type="float" office:value="1712">
            <text:p>1712</text:p>
          </table:table-cell>
          <table:table-cell office:value-type="string">
            <text:p>examples/rovers/p13.pddl</text:p>
          </table:table-cell>
          <table:table-cell/>
          <table:table-cell table:formula="of:=[.M166]/[.U166]" office:value-type="float" office:value="1">
            <text:p>1</text:p>
          </table:table-cell>
          <table:table-cell table:formula="of:=LOG([.M166])" office:value-type="float" office:value="3.23350376034113">
            <text:p>3.2335037603</text:p>
          </table:table-cell>
          <table:table-cell table:formula="of:=LOG([.X166])" office:value-type="float" office:value="0">
            <text:p>0</text:p>
          </table:table-cell>
          <table:table-cell table:formula="of:=[.O166]/[.E166]*100" office:value-type="float" office:value="54.1666666666667">
            <text:p>54.166666666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7">
            <text:p>47</text:p>
          </table:table-cell>
          <table:table-cell office:value-type="string">
            <text:p>SolSize=</text:p>
          </table:table-cell>
          <table:table-cell office:value-type="float" office:value="47">
            <text:p>47</text:p>
          </table:table-cell>
          <table:table-cell office:value-type="string">
            <text:p>Gen=</text:p>
          </table:table-cell>
          <table:table-cell office:value-type="float" office:value="16221">
            <text:p>16221</text:p>
          </table:table-cell>
          <table:table-cell office:value-type="string">
            <text:p>ExpSize=</text:p>
          </table:table-cell>
          <table:table-cell office:value-type="float" office:value="48">
            <text:p>48</text:p>
          </table:table-cell>
          <table:table-cell office:value-type="string">
            <text:p>SolSize=</text:p>
          </table:table-cell>
          <table:table-cell office:value-type="float" office:value="48">
            <text:p>48</text:p>
          </table:table-cell>
          <table:table-cell office:value-type="string">
            <text:p>Gen=</text:p>
          </table:table-cell>
          <table:table-cell office:value-type="float" office:value="14032">
            <text:p>14032</text:p>
          </table:table-cell>
          <table:table-cell office:value-type="string">
            <text:p>EgSize=</text:p>
          </table:table-cell>
          <table:table-cell office:value-type="float" office:value="24">
            <text:p>24</text:p>
          </table:table-cell>
          <table:table-cell office:value-type="string">
            <text:p>ExpSize=</text:p>
          </table:table-cell>
          <table:table-cell office:value-type="float" office:value="78">
            <text:p>78</text:p>
          </table:table-cell>
          <table:table-cell office:value-type="string">
            <text:p>SolSize=</text:p>
          </table:table-cell>
          <table:table-cell office:value-type="float" office:value="54">
            <text:p>54</text:p>
          </table:table-cell>
          <table:table-cell office:value-type="string">
            <text:p>Gen=</text:p>
          </table:table-cell>
          <table:table-cell office:value-type="float" office:value="2069">
            <text:p>2069</text:p>
          </table:table-cell>
          <table:table-cell office:value-type="string">
            <text:p>examples/rovers/p16.pddl</text:p>
          </table:table-cell>
          <table:table-cell table:formula="of:=AVERAGE([.X156:.X167])" office:value-type="float" office:value="1.78439976630134">
            <text:p>1.7843997663</text:p>
          </table:table-cell>
          <table:table-cell table:formula="of:=[.M167]/[.U167]" office:value-type="float" office:value="6.78202029966167">
            <text:p>6.7820202997</text:p>
          </table:table-cell>
          <table:table-cell table:formula="of:=LOG([.M167])" office:value-type="float" office:value="4.14711957602196">
            <text:p>4.147119576</text:p>
          </table:table-cell>
          <table:table-cell table:formula="of:=LOG([.X167])" office:value-type="float" office:value="0.831359085356231">
            <text:p>0.8313590854</text:p>
          </table:table-cell>
          <table:table-cell table:formula="of:=[.O167]/[.E167]*100" office:value-type="float" office:value="51.063829787234">
            <text:p>51.063829787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42">
            <text:p>42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42">
            <text:p>42</text:p>
          </table:table-cell>
          <table:table-cell office:value-type="string">
            <text:p>EgSize=</text:p>
          </table:table-cell>
          <table:table-cell office:value-type="float" office:value="2">
            <text:p>2</text:p>
          </table:table-cell>
          <table:table-cell office:value-type="string">
            <text:p>ExpSize=</text:p>
          </table:table-cell>
          <table:table-cell office:value-type="float" office:value="11">
            <text:p>11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42">
            <text:p>42</text:p>
          </table:table-cell>
          <table:table-cell office:value-type="string">
            <text:p>examples/satellite/p01-pfile1.pddl</text:p>
          </table:table-cell>
          <table:table-cell/>
          <table:table-cell table:formula="of:=[.M168]/[.U168]" office:value-type="float" office:value="1">
            <text:p>1</text:p>
          </table:table-cell>
          <table:table-cell table:formula="of:=LOG([.M168])" office:value-type="float" office:value="1.6232492903979">
            <text:p>1.6232492904</text:p>
          </table:table-cell>
          <table:table-cell table:formula="of:=LOG([.X168])" office:value-type="float" office:value="0">
            <text:p>0</text:p>
          </table:table-cell>
          <table:table-cell table:formula="of:=[.O168]/[.E168]*100" office:value-type="float" office:value="22.2222222222222">
            <text:p>22.222222222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3">
            <text:p>13</text:p>
          </table:table-cell>
          <table:table-cell office:value-type="string">
            <text:p>SolSize=</text:p>
          </table:table-cell>
          <table:table-cell office:value-type="float" office:value="13">
            <text:p>13</text:p>
          </table:table-cell>
          <table:table-cell office:value-type="string">
            <text:p>Gen=</text:p>
          </table:table-cell>
          <table:table-cell office:value-type="float" office:value="88">
            <text:p>88</text:p>
          </table:table-cell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112">
            <text:p>112</text:p>
          </table:table-cell>
          <table:table-cell office:value-type="string">
            <text:p>EgSize=</text:p>
          </table:table-cell>
          <table:table-cell office:value-type="float" office:value="9">
            <text:p>9</text:p>
          </table:table-cell>
          <table:table-cell office:value-type="string">
            <text:p>ExpSize=</text:p>
          </table:table-cell>
          <table:table-cell office:value-type="float" office:value="22">
            <text:p>22</text:p>
          </table:table-cell>
          <table:table-cell office:value-type="string">
            <text:p>SolSize=</text:p>
          </table:table-cell>
          <table:table-cell office:value-type="float" office:value="13">
            <text:p>13</text:p>
          </table:table-cell>
          <table:table-cell office:value-type="string">
            <text:p>Gen=</text:p>
          </table:table-cell>
          <table:table-cell office:value-type="float" office:value="98">
            <text:p>98</text:p>
          </table:table-cell>
          <table:table-cell office:value-type="string">
            <text:p>examples/satellite/p02-pfile2.pddl</text:p>
          </table:table-cell>
          <table:table-cell/>
          <table:table-cell table:formula="of:=[.M169]/[.U169]" office:value-type="float" office:value="1.14285714285714">
            <text:p>1.1428571429</text:p>
          </table:table-cell>
          <table:table-cell table:formula="of:=LOG([.M169])" office:value-type="float" office:value="2.04921802267018">
            <text:p>2.0492180227</text:p>
          </table:table-cell>
          <table:table-cell table:formula="of:=LOG([.X169])" office:value-type="float" office:value="0.0579919469776867">
            <text:p>0.057991947</text:p>
          </table:table-cell>
          <table:table-cell table:formula="of:=[.O169]/[.E169]*100" office:value-type="float" office:value="69.2307692307692">
            <text:p>69.2307692308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1">
            <text:p>11</text:p>
          </table:table-cell>
          <table:table-cell office:value-type="string">
            <text:p>SolSize=</text:p>
          </table:table-cell>
          <table:table-cell office:value-type="float" office:value="11">
            <text:p>11</text:p>
          </table:table-cell>
          <table:table-cell office:value-type="string">
            <text:p>Gen=</text:p>
          </table:table-cell>
          <table:table-cell office:value-type="float" office:value="193">
            <text:p>193</text:p>
          </table:table-cell>
          <table:table-cell office:value-type="string">
            <text:p>ExpSize=</text:p>
          </table:table-cell>
          <table:table-cell office:value-type="float" office:value="11">
            <text:p>11</text:p>
          </table:table-cell>
          <table:table-cell office:value-type="string">
            <text:p>SolSize=</text:p>
          </table:table-cell>
          <table:table-cell office:value-type="float" office:value="11">
            <text:p>11</text:p>
          </table:table-cell>
          <table:table-cell office:value-type="string">
            <text:p>Gen=</text:p>
          </table:table-cell>
          <table:table-cell office:value-type="float" office:value="165">
            <text:p>165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15">
            <text:p>15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221">
            <text:p>221</text:p>
          </table:table-cell>
          <table:table-cell office:value-type="string">
            <text:p>examples/satellite/p03-pfile3.pddl</text:p>
          </table:table-cell>
          <table:table-cell/>
          <table:table-cell table:formula="of:=[.M170]/[.U170]" office:value-type="float" office:value="0.746606334841629">
            <text:p>0.7466063348</text:p>
          </table:table-cell>
          <table:table-cell table:formula="of:=LOG([.M170])" office:value-type="float" office:value="2.21748394421391">
            <text:p>2.2174839442</text:p>
          </table:table-cell>
          <table:table-cell table:formula="of:=LOG([.X170])" office:value-type="float" office:value="-0.126908329471204">
            <text:p>-0.1269083295</text:p>
          </table:table-cell>
          <table:table-cell table:formula="of:=[.O170]/[.E170]*100" office:value-type="float" office:value="45.4545454545455">
            <text:p>45.454545454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411">
            <text:p>411</text:p>
          </table:table-cell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385">
            <text:p>385</text:p>
          </table:table-cell>
          <table:table-cell office:value-type="string">
            <text:p>EgSize=</text:p>
          </table:table-cell>
          <table:table-cell office:value-type="float" office:value="8">
            <text:p>8</text:p>
          </table:table-cell>
          <table:table-cell office:value-type="string">
            <text:p>ExpSize=</text:p>
          </table:table-cell>
          <table:table-cell office:value-type="float" office:value="24">
            <text:p>24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314">
            <text:p>314</text:p>
          </table:table-cell>
          <table:table-cell office:value-type="string">
            <text:p>examples/satellite/p04-pfile4.pddl</text:p>
          </table:table-cell>
          <table:table-cell/>
          <table:table-cell table:formula="of:=[.M171]/[.U171]" office:value-type="float" office:value="1.22611464968153">
            <text:p>1.2261146497</text:p>
          </table:table-cell>
          <table:table-cell table:formula="of:=LOG([.M171])" office:value-type="float" office:value="2.5854607295085">
            <text:p>2.5854607295</text:p>
          </table:table-cell>
          <table:table-cell table:formula="of:=LOG([.X171])" office:value-type="float" office:value="0.0885310814352857">
            <text:p>0.0885310814</text:p>
          </table:table-cell>
          <table:table-cell table:formula="of:=[.O171]/[.E171]*100" office:value-type="float" office:value="44.4444444444444">
            <text:p>44.444444444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6">
            <text:p>16</text:p>
          </table:table-cell>
          <table:table-cell office:value-type="string">
            <text:p>SolSize=</text:p>
          </table:table-cell>
          <table:table-cell office:value-type="float" office:value="16">
            <text:p>16</text:p>
          </table:table-cell>
          <table:table-cell office:value-type="string">
            <text:p>Gen=</text:p>
          </table:table-cell>
          <table:table-cell office:value-type="float" office:value="515">
            <text:p>515</text:p>
          </table:table-cell>
          <table:table-cell office:value-type="string">
            <text:p>ExpSize=</text:p>
          </table:table-cell>
          <table:table-cell office:value-type="float" office:value="17">
            <text:p>17</text:p>
          </table:table-cell>
          <table:table-cell office:value-type="string">
            <text:p>SolSize=</text:p>
          </table:table-cell>
          <table:table-cell office:value-type="float" office:value="17">
            <text:p>17</text:p>
          </table:table-cell>
          <table:table-cell office:value-type="string">
            <text:p>Gen=</text:p>
          </table:table-cell>
          <table:table-cell office:value-type="float" office:value="524">
            <text:p>524</text:p>
          </table:table-cell>
          <table:table-cell office:value-type="string">
            <text:p>EgSize=</text:p>
          </table:table-cell>
          <table:table-cell office:value-type="float" office:value="7">
            <text:p>7</text:p>
          </table:table-cell>
          <table:table-cell office:value-type="string">
            <text:p>ExpSize=</text:p>
          </table:table-cell>
          <table:table-cell office:value-type="float" office:value="24">
            <text:p>24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611">
            <text:p>611</text:p>
          </table:table-cell>
          <table:table-cell office:value-type="string">
            <text:p>examples/satellite/p05-pfile5.pddl</text:p>
          </table:table-cell>
          <table:table-cell/>
          <table:table-cell table:formula="of:=[.M172]/[.U172]" office:value-type="float" office:value="0.857610474631751">
            <text:p>0.8576104746</text:p>
          </table:table-cell>
          <table:table-cell table:formula="of:=LOG([.M172])" office:value-type="float" office:value="2.71933128698373">
            <text:p>2.719331287</text:p>
          </table:table-cell>
          <table:table-cell table:formula="of:=LOG([.X172])" office:value-type="float" office:value="-0.0667099232588276">
            <text:p>-0.0667099233</text:p>
          </table:table-cell>
          <table:table-cell table:formula="of:=[.O172]/[.E172]*100" office:value-type="float" office:value="43.75">
            <text:p>43.7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615">
            <text:p>615</text:p>
          </table:table-cell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637">
            <text:p>637</text:p>
          </table:table-cell>
          <table:table-cell office:value-type="string">
            <text:p>EgSize=</text:p>
          </table:table-cell>
          <table:table-cell office:value-type="float" office:value="9">
            <text:p>9</text:p>
          </table:table-cell>
          <table:table-cell office:value-type="string">
            <text:p>ExpSize=</text:p>
          </table:table-cell>
          <table:table-cell office:value-type="float" office:value="22">
            <text:p>22</text:p>
          </table:table-cell>
          <table:table-cell office:value-type="string">
            <text:p>SolSize=</text:p>
          </table:table-cell>
          <table:table-cell office:value-type="float" office:value="22">
            <text:p>22</text:p>
          </table:table-cell>
          <table:table-cell office:value-type="string">
            <text:p>Gen=</text:p>
          </table:table-cell>
          <table:table-cell office:value-type="float" office:value="659">
            <text:p>659</text:p>
          </table:table-cell>
          <table:table-cell office:value-type="string">
            <text:p>examples/satellite/p06-pfile6.pddl</text:p>
          </table:table-cell>
          <table:table-cell/>
          <table:table-cell table:formula="of:=[.M173]/[.U173]" office:value-type="float" office:value="0.966616084977238">
            <text:p>0.966616085</text:p>
          </table:table-cell>
          <table:table-cell table:formula="of:=LOG([.M173])" office:value-type="float" office:value="2.80413943233535">
            <text:p>2.8041394323</text:p>
          </table:table-cell>
          <table:table-cell table:formula="of:=LOG([.X173])" office:value-type="float" office:value="-0.0147459822586594">
            <text:p>-0.0147459823</text:p>
          </table:table-cell>
          <table:table-cell table:formula="of:=[.O173]/[.E173]*100" office:value-type="float" office:value="45">
            <text:p>4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3">
            <text:p>23</text:p>
          </table:table-cell>
          <table:table-cell office:value-type="string">
            <text:p>SolSize=</text:p>
          </table:table-cell>
          <table:table-cell office:value-type="float" office:value="23">
            <text:p>23</text:p>
          </table:table-cell>
          <table:table-cell office:value-type="string">
            <text:p>Gen=</text:p>
          </table:table-cell>
          <table:table-cell office:value-type="float" office:value="2205">
            <text:p>2205</text:p>
          </table:table-cell>
          <table:table-cell office:value-type="string">
            <text:p>ExpSize=</text:p>
          </table:table-cell>
          <table:table-cell office:value-type="float" office:value="24">
            <text:p>24</text:p>
          </table:table-cell>
          <table:table-cell office:value-type="string">
            <text:p>SolSize=</text:p>
          </table:table-cell>
          <table:table-cell office:value-type="float" office:value="24">
            <text:p>24</text:p>
          </table:table-cell>
          <table:table-cell office:value-type="string">
            <text:p>Gen=</text:p>
          </table:table-cell>
          <table:table-cell office:value-type="float" office:value="26145">
            <text:p>26145</text:p>
          </table:table-cell>
          <table:table-cell office:value-type="string">
            <text:p>EgSize=</text:p>
          </table:table-cell>
          <table:table-cell office:value-type="float" office:value="11">
            <text:p>11</text:p>
          </table:table-cell>
          <table:table-cell office:value-type="string">
            <text:p>ExpSize=</text:p>
          </table:table-cell>
          <table:table-cell office:value-type="float" office:value="29">
            <text:p>29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1343">
            <text:p>1343</text:p>
          </table:table-cell>
          <table:table-cell office:value-type="string">
            <text:p>examples/satellite/p07-pfile7.pddl</text:p>
          </table:table-cell>
          <table:table-cell/>
          <table:table-cell table:formula="of:=[.M174]/[.U174]" office:value-type="float" office:value="19.4676098287416">
            <text:p>19.4676098287</text:p>
          </table:table-cell>
          <table:table-cell table:formula="of:=LOG([.M174])" office:value-type="float" office:value="4.41738864616567">
            <text:p>4.4173886462</text:p>
          </table:table-cell>
          <table:table-cell table:formula="of:=LOG([.X174])" office:value-type="float" office:value="1.28931263349696">
            <text:p>1.2893126335</text:p>
          </table:table-cell>
          <table:table-cell table:formula="of:=[.O174]/[.E174]*100" office:value-type="float" office:value="47.8260869565217">
            <text:p>47.826086956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1544">
            <text:p>1544</text:p>
          </table:table-cell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1566">
            <text:p>1566</text:p>
          </table:table-cell>
          <table:table-cell office:value-type="string">
            <text:p>EgSize=</text:p>
          </table:table-cell>
          <table:table-cell office:value-type="float" office:value="10">
            <text:p>10</text:p>
          </table:table-cell>
          <table:table-cell office:value-type="string">
            <text:p>ExpSize=</text:p>
          </table:table-cell>
          <table:table-cell office:value-type="float" office:value="30">
            <text:p>30</text:p>
          </table:table-cell>
          <table:table-cell office:value-type="string">
            <text:p>SolSize=</text:p>
          </table:table-cell>
          <table:table-cell office:value-type="float" office:value="29">
            <text:p>29</text:p>
          </table:table-cell>
          <table:table-cell office:value-type="string">
            <text:p>Gen=</text:p>
          </table:table-cell>
          <table:table-cell office:value-type="float" office:value="1697">
            <text:p>1697</text:p>
          </table:table-cell>
          <table:table-cell office:value-type="string">
            <text:p>examples/satellite/p08-pfile8.pddl</text:p>
          </table:table-cell>
          <table:table-cell/>
          <table:table-cell table:formula="of:=[.M175]/[.U175]" office:value-type="float" office:value="0.922804949911609">
            <text:p>0.9228049499</text:p>
          </table:table-cell>
          <table:table-cell table:formula="of:=LOG([.M175])" office:value-type="float" office:value="3.19479175772192">
            <text:p>3.1947917577</text:p>
          </table:table-cell>
          <table:table-cell table:formula="of:=LOG([.X175])" office:value-type="float" office:value="-0.0348900845957512">
            <text:p>-0.0348900846</text:p>
          </table:table-cell>
          <table:table-cell table:formula="of:=[.O175]/[.E175]*100" office:value-type="float" office:value="38.4615384615385">
            <text:p>38.461538461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9">
            <text:p>29</text:p>
          </table:table-cell>
          <table:table-cell office:value-type="string">
            <text:p>SolSize=</text:p>
          </table:table-cell>
          <table:table-cell office:value-type="float" office:value="29">
            <text:p>29</text:p>
          </table:table-cell>
          <table:table-cell office:value-type="string">
            <text:p>Gen=</text:p>
          </table:table-cell>
          <table:table-cell office:value-type="float" office:value="3991">
            <text:p>3991</text:p>
          </table:table-cell>
          <table:table-cell office:value-type="string">
            <text:p>ExpSize=</text:p>
          </table:table-cell>
          <table:table-cell office:value-type="float" office:value="31">
            <text:p>31</text:p>
          </table:table-cell>
          <table:table-cell office:value-type="string">
            <text:p>SolSize=</text:p>
          </table:table-cell>
          <table:table-cell office:value-type="float" office:value="31">
            <text:p>31</text:p>
          </table:table-cell>
          <table:table-cell office:value-type="string">
            <text:p>Gen=</text:p>
          </table:table-cell>
          <table:table-cell office:value-type="float" office:value="2449">
            <text:p>2449</text:p>
          </table:table-cell>
          <table:table-cell office:value-type="string">
            <text:p>EgSize=</text:p>
          </table:table-cell>
          <table:table-cell office:value-type="float" office:value="15">
            <text:p>15</text:p>
          </table:table-cell>
          <table:table-cell office:value-type="string">
            <text:p>ExpSize=</text:p>
          </table:table-cell>
          <table:table-cell office:value-type="float" office:value="40">
            <text:p>40</text:p>
          </table:table-cell>
          <table:table-cell office:value-type="string">
            <text:p>SolSize=</text:p>
          </table:table-cell>
          <table:table-cell office:value-type="float" office:value="38">
            <text:p>38</text:p>
          </table:table-cell>
          <table:table-cell office:value-type="string">
            <text:p>Gen=</text:p>
          </table:table-cell>
          <table:table-cell office:value-type="float" office:value="2961">
            <text:p>2961</text:p>
          </table:table-cell>
          <table:table-cell office:value-type="string">
            <text:p>examples/satellite/p09-pfile9.pddl</text:p>
          </table:table-cell>
          <table:table-cell/>
          <table:table-cell table:formula="of:=[.M176]/[.U176]" office:value-type="float" office:value="0.827085444106721">
            <text:p>0.8270854441</text:p>
          </table:table-cell>
          <table:table-cell table:formula="of:=LOG([.M176])" office:value-type="float" office:value="3.38898878512471">
            <text:p>3.3889887851</text:p>
          </table:table-cell>
          <table:table-cell table:formula="of:=LOG([.X176])" office:value-type="float" office:value="-0.0824496222645851">
            <text:p>-0.0824496223</text:p>
          </table:table-cell>
          <table:table-cell table:formula="of:=[.O176]/[.E176]*100" office:value-type="float" office:value="51.7241379310345">
            <text:p>51.72413793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9">
            <text:p>29</text:p>
          </table:table-cell>
          <table:table-cell office:value-type="string">
            <text:p>SolSize=</text:p>
          </table:table-cell>
          <table:table-cell office:value-type="float" office:value="29">
            <text:p>29</text:p>
          </table:table-cell>
          <table:table-cell office:value-type="string">
            <text:p>Gen=</text:p>
          </table:table-cell>
          <table:table-cell office:value-type="float" office:value="2493">
            <text:p>2493</text:p>
          </table:table-cell>
          <table:table-cell office:value-type="string">
            <text:p>ExpSize=</text:p>
          </table:table-cell>
          <table:table-cell office:value-type="float" office:value="27">
            <text:p>27</text:p>
          </table:table-cell>
          <table:table-cell office:value-type="string">
            <text:p>SolSize=</text:p>
          </table:table-cell>
          <table:table-cell office:value-type="float" office:value="27">
            <text:p>27</text:p>
          </table:table-cell>
          <table:table-cell office:value-type="string">
            <text:p>Gen=</text:p>
          </table:table-cell>
          <table:table-cell office:value-type="float" office:value="3286">
            <text:p>3286</text:p>
          </table:table-cell>
          <table:table-cell office:value-type="string">
            <text:p>EgSize=</text:p>
          </table:table-cell>
          <table:table-cell office:value-type="float" office:value="15">
            <text:p>15</text:p>
          </table:table-cell>
          <table:table-cell office:value-type="string">
            <text:p>ExpSize=</text:p>
          </table:table-cell>
          <table:table-cell office:value-type="float" office:value="37">
            <text:p>37</text:p>
          </table:table-cell>
          <table:table-cell office:value-type="string">
            <text:p>SolSize=</text:p>
          </table:table-cell>
          <table:table-cell office:value-type="float" office:value="34">
            <text:p>34</text:p>
          </table:table-cell>
          <table:table-cell office:value-type="string">
            <text:p>Gen=</text:p>
          </table:table-cell>
          <table:table-cell office:value-type="float" office:value="2867">
            <text:p>2867</text:p>
          </table:table-cell>
          <table:table-cell office:value-type="string">
            <text:p>examples/satellite/p10-pfile10.pddl</text:p>
          </table:table-cell>
          <table:table-cell/>
          <table:table-cell table:formula="of:=[.M177]/[.U177]" office:value-type="float" office:value="1.14614579700035">
            <text:p>1.146145797</text:p>
          </table:table-cell>
          <table:table-cell table:formula="of:=LOG([.M177])" office:value-type="float" office:value="3.51666755909904">
            <text:p>3.5166675591</text:p>
          </table:table-cell>
          <table:table-cell table:formula="of:=LOG([.X177])" office:value-type="float" office:value="0.0592398661525584">
            <text:p>0.0592398662</text:p>
          </table:table-cell>
          <table:table-cell table:formula="of:=[.O177]/[.E177]*100" office:value-type="float" office:value="51.7241379310345">
            <text:p>51.72413793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1">
            <text:p>31</text:p>
          </table:table-cell>
          <table:table-cell office:value-type="string">
            <text:p>SolSize=</text:p>
          </table:table-cell>
          <table:table-cell office:value-type="float" office:value="31">
            <text:p>31</text:p>
          </table:table-cell>
          <table:table-cell office:value-type="string">
            <text:p>Gen=</text:p>
          </table:table-cell>
          <table:table-cell office:value-type="float" office:value="2963">
            <text:p>2963</text:p>
          </table:table-cell>
          <table:table-cell office:value-type="string">
            <text:p>ExpSize=</text:p>
          </table:table-cell>
          <table:table-cell office:value-type="float" office:value="32">
            <text:p>32</text:p>
          </table:table-cell>
          <table:table-cell office:value-type="string">
            <text:p>SolSize=</text:p>
          </table:table-cell>
          <table:table-cell office:value-type="float" office:value="32">
            <text:p>32</text:p>
          </table:table-cell>
          <table:table-cell office:value-type="string">
            <text:p>Gen=</text:p>
          </table:table-cell>
          <table:table-cell office:value-type="float" office:value="6645">
            <text:p>6645</text:p>
          </table:table-cell>
          <table:table-cell office:value-type="string">
            <text:p>EgSize=</text:p>
          </table:table-cell>
          <table:table-cell office:value-type="float" office:value="12">
            <text:p>12</text:p>
          </table:table-cell>
          <table:table-cell office:value-type="string">
            <text:p>ExpSize=</text:p>
          </table:table-cell>
          <table:table-cell office:value-type="float" office:value="42">
            <text:p>42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6975">
            <text:p>6975</text:p>
          </table:table-cell>
          <table:table-cell office:value-type="string">
            <text:p>examples/satellite/p11-pfile11.pddl</text:p>
          </table:table-cell>
          <table:table-cell/>
          <table:table-cell table:formula="of:=[.M178]/[.U178]" office:value-type="float" office:value="0.952688172043011">
            <text:p>0.952688172</text:p>
          </table:table-cell>
          <table:table-cell table:formula="of:=LOG([.M178])" office:value-type="float" office:value="3.82249498527875">
            <text:p>3.8224949853</text:p>
          </table:table-cell>
          <table:table-cell table:formula="of:=LOG([.X178])" office:value-type="float" office:value="-0.0210492266668844">
            <text:p>-0.0210492267</text:p>
          </table:table-cell>
          <table:table-cell table:formula="of:=[.O178]/[.E178]*100" office:value-type="float" office:value="38.7096774193548">
            <text:p>38.709677419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3">
            <text:p>43</text:p>
          </table:table-cell>
          <table:table-cell office:value-type="string">
            <text:p>SolSize=</text:p>
          </table:table-cell>
          <table:table-cell office:value-type="float" office:value="43">
            <text:p>43</text:p>
          </table:table-cell>
          <table:table-cell office:value-type="string">
            <text:p>Gen=</text:p>
          </table:table-cell>
          <table:table-cell office:value-type="float" office:value="5146">
            <text:p>5146</text:p>
          </table:table-cell>
          <table:table-cell office:value-type="string">
            <text:p>ExpSize=</text:p>
          </table:table-cell>
          <table:table-cell office:value-type="float" office:value="44">
            <text:p>44</text:p>
          </table:table-cell>
          <table:table-cell office:value-type="string">
            <text:p>SolSize=</text:p>
          </table:table-cell>
          <table:table-cell office:value-type="float" office:value="44">
            <text:p>44</text:p>
          </table:table-cell>
          <table:table-cell office:value-type="string">
            <text:p>Gen=</text:p>
          </table:table-cell>
          <table:table-cell office:value-type="float" office:value="5286">
            <text:p>5286</text:p>
          </table:table-cell>
          <table:table-cell office:value-type="string">
            <text:p>EgSize=</text:p>
          </table:table-cell>
          <table:table-cell office:value-type="float" office:value="22">
            <text:p>22</text:p>
          </table:table-cell>
          <table:table-cell office:value-type="string">
            <text:p>ExpSize=</text:p>
          </table:table-cell>
          <table:table-cell office:value-type="float" office:value="52">
            <text:p>52</text:p>
          </table:table-cell>
          <table:table-cell office:value-type="string">
            <text:p>SolSize=</text:p>
          </table:table-cell>
          <table:table-cell office:value-type="float" office:value="48">
            <text:p>48</text:p>
          </table:table-cell>
          <table:table-cell office:value-type="string">
            <text:p>Gen=</text:p>
          </table:table-cell>
          <table:table-cell office:value-type="float" office:value="5676">
            <text:p>5676</text:p>
          </table:table-cell>
          <table:table-cell office:value-type="string">
            <text:p>examples/satellite/p12-pfile12.pddl</text:p>
          </table:table-cell>
          <table:table-cell/>
          <table:table-cell table:formula="of:=[.M179]/[.U179]" office:value-type="float" office:value="0.931289640591966">
            <text:p>0.9312896406</text:p>
          </table:table-cell>
          <table:table-cell table:formula="of:=LOG([.M179])" office:value-type="float" office:value="3.72312715879569">
            <text:p>3.7231271588</text:p>
          </table:table-cell>
          <table:table-cell table:formula="of:=LOG([.X179])" office:value-type="float" office:value="-0.0309152279897448">
            <text:p>-0.030915228</text:p>
          </table:table-cell>
          <table:table-cell table:formula="of:=[.O179]/[.E179]*100" office:value-type="float" office:value="51.1627906976744">
            <text:p>51.162790697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2">
            <text:p>32</text:p>
          </table:table-cell>
          <table:table-cell office:value-type="string">
            <text:p>SolSize=</text:p>
          </table:table-cell>
          <table:table-cell office:value-type="float" office:value="32">
            <text:p>32</text:p>
          </table:table-cell>
          <table:table-cell office:value-type="string">
            <text:p>Gen=</text:p>
          </table:table-cell>
          <table:table-cell office:value-type="float" office:value="3882">
            <text:p>3882</text:p>
          </table:table-cell>
          <table:table-cell office:value-type="string">
            <text:p>ExpSize=</text:p>
          </table:table-cell>
          <table:table-cell office:value-type="float" office:value="31">
            <text:p>31</text:p>
          </table:table-cell>
          <table:table-cell office:value-type="string">
            <text:p>SolSize=</text:p>
          </table:table-cell>
          <table:table-cell office:value-type="float" office:value="31">
            <text:p>31</text:p>
          </table:table-cell>
          <table:table-cell office:value-type="string">
            <text:p>Gen=</text:p>
          </table:table-cell>
          <table:table-cell office:value-type="float" office:value="3751">
            <text:p>3751</text:p>
          </table:table-cell>
          <table:table-cell office:value-type="string">
            <text:p>EgSize=</text:p>
          </table:table-cell>
          <table:table-cell office:value-type="float" office:value="19">
            <text:p>19</text:p>
          </table:table-cell>
          <table:table-cell office:value-type="string">
            <text:p>ExpSize=</text:p>
          </table:table-cell>
          <table:table-cell office:value-type="float" office:value="37">
            <text:p>37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4270">
            <text:p>4270</text:p>
          </table:table-cell>
          <table:table-cell office:value-type="string">
            <text:p>examples/satellite/p18-pfile18.pddl</text:p>
          </table:table-cell>
          <table:table-cell table:formula="of:=AVERAGE([.X168:.X180])" office:value-type="float" office:value="2.38968329630287">
            <text:p>2.3896832963</text:p>
          </table:table-cell>
          <table:table-cell table:formula="of:=[.M180]/[.U180]" office:value-type="float" office:value="0.878454332552693">
            <text:p>0.8784543326</text:p>
          </table:table-cell>
          <table:table-cell table:formula="of:=LOG([.M180])" office:value-type="float" office:value="3.57414706415072">
            <text:p>3.5741470642</text:p>
          </table:table-cell>
          <table:table-cell table:formula="of:=LOG([.X180])" office:value-type="float" office:value="-0.0562808108743011">
            <text:p>-0.0562808109</text:p>
          </table:table-cell>
          <table:table-cell table:formula="of:=[.O180]/[.E180]*100" office:value-type="float" office:value="59.375">
            <text:p>59.37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90">
            <text:p>90</text:p>
          </table:table-cell>
          <table:table-cell office:value-type="string">
            <text:p>ExpSize=</text:p>
          </table:table-cell>
          <table:table-cell office:value-type="float" office:value="4">
            <text:p>4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41">
            <text:p>41</text:p>
          </table:table-cell>
          <table:table-cell office:value-type="string">
            <text:p>EgSize=</text:p>
          </table:table-cell>
          <table:table-cell office:value-type="float" office:value="3">
            <text:p>3</text:p>
          </table:table-cell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41">
            <text:p>41</text:p>
          </table:table-cell>
          <table:table-cell office:value-type="string">
            <text:p>examples/scananalyzer/p01.pddl</text:p>
          </table:table-cell>
          <table:table-cell/>
          <table:table-cell table:formula="of:=[.M181]/[.U181]" office:value-type="float" office:value="1">
            <text:p>1</text:p>
          </table:table-cell>
          <table:table-cell table:formula="of:=LOG([.M181])" office:value-type="float" office:value="1.61278385671974">
            <text:p>1.6127838567</text:p>
          </table:table-cell>
          <table:table-cell table:formula="of:=LOG([.X181])" office:value-type="float" office:value="0">
            <text:p>0</text:p>
          </table:table-cell>
          <table:table-cell table:formula="of:=[.O181]/[.E181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263">
            <text:p>263</text:p>
          </table:table-cell>
          <table:table-cell office:value-type="string">
            <text:p>ExpSize=</text:p>
          </table:table-cell>
          <table:table-cell office:value-type="float" office:value="16">
            <text:p>16</text:p>
          </table:table-cell>
          <table:table-cell office:value-type="string">
            <text:p>SolSize=</text:p>
          </table:table-cell>
          <table:table-cell office:value-type="float" office:value="16">
            <text:p>16</text:p>
          </table:table-cell>
          <table:table-cell office:value-type="string">
            <text:p>Gen=</text:p>
          </table:table-cell>
          <table:table-cell office:value-type="float" office:value="264">
            <text:p>264</text:p>
          </table:table-cell>
          <table:table-cell office:value-type="string">
            <text:p>EgSize=</text:p>
          </table:table-cell>
          <table:table-cell office:value-type="float" office:value="4">
            <text:p>4</text:p>
          </table:table-cell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16">
            <text:p>16</text:p>
          </table:table-cell>
          <table:table-cell office:value-type="string">
            <text:p>Gen=</text:p>
          </table:table-cell>
          <table:table-cell office:value-type="float" office:value="264">
            <text:p>264</text:p>
          </table:table-cell>
          <table:table-cell office:value-type="string">
            <text:p>examples/scananalyzer/p02.pddl</text:p>
          </table:table-cell>
          <table:table-cell/>
          <table:table-cell table:formula="of:=[.M182]/[.U182]" office:value-type="float" office:value="1">
            <text:p>1</text:p>
          </table:table-cell>
          <table:table-cell table:formula="of:=LOG([.M182])" office:value-type="float" office:value="2.42160392686983">
            <text:p>2.4216039269</text:p>
          </table:table-cell>
          <table:table-cell table:formula="of:=LOG([.X182])" office:value-type="float" office:value="0">
            <text:p>0</text:p>
          </table:table-cell>
          <table:table-cell table:formula="of:=[.O182]/[.E182]*100" office:value-type="float" office:value="28.5714285714286">
            <text:p>28.571428571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358">
            <text:p>358</text:p>
          </table:table-cell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300">
            <text:p>300</text:p>
          </table:table-cell>
          <table:table-cell office:value-type="string">
            <text:p>EgSize=</text:p>
          </table:table-cell>
          <table:table-cell office:value-type="float" office:value="9">
            <text:p>9</text:p>
          </table:table-cell>
          <table:table-cell office:value-type="string">
            <text:p>ExpSize=</text:p>
          </table:table-cell>
          <table:table-cell office:value-type="float" office:value="27">
            <text:p>27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300">
            <text:p>300</text:p>
          </table:table-cell>
          <table:table-cell office:value-type="string">
            <text:p>examples/scananalyzer/p03.pddl</text:p>
          </table:table-cell>
          <table:table-cell/>
          <table:table-cell table:formula="of:=[.M183]/[.U183]" office:value-type="float" office:value="1">
            <text:p>1</text:p>
          </table:table-cell>
          <table:table-cell table:formula="of:=LOG([.M183])" office:value-type="float" office:value="2.47712125471966">
            <text:p>2.4771212547</text:p>
          </table:table-cell>
          <table:table-cell table:formula="of:=LOG([.X183])" office:value-type="float" office:value="0">
            <text:p>0</text:p>
          </table:table-cell>
          <table:table-cell table:formula="of:=[.O183]/[.E183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8">
            <text:p>8</text:p>
          </table:table-cell>
          <table:table-cell office:value-type="string">
            <text:p>SolSize=</text:p>
          </table:table-cell>
          <table:table-cell office:value-type="float" office:value="8">
            <text:p>8</text:p>
          </table:table-cell>
          <table:table-cell office:value-type="string">
            <text:p>Gen=</text:p>
          </table:table-cell>
          <table:table-cell office:value-type="float" office:value="208">
            <text:p>208</text:p>
          </table:table-cell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108">
            <text:p>108</text:p>
          </table:table-cell>
          <table:table-cell office:value-type="string">
            <text:p>EgSize=</text:p>
          </table:table-cell>
          <table:table-cell office:value-type="float" office:value="7">
            <text:p>7</text:p>
          </table:table-cell>
          <table:table-cell office:value-type="string">
            <text:p>ExpSize=</text:p>
          </table:table-cell>
          <table:table-cell office:value-type="float" office:value="13">
            <text:p>13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108">
            <text:p>108</text:p>
          </table:table-cell>
          <table:table-cell office:value-type="string">
            <text:p>examples/scananalyzer/p04.pddl</text:p>
          </table:table-cell>
          <table:table-cell/>
          <table:table-cell table:formula="of:=[.M184]/[.U184]" office:value-type="float" office:value="1">
            <text:p>1</text:p>
          </table:table-cell>
          <table:table-cell table:formula="of:=LOG([.M184])" office:value-type="float" office:value="2.03342375548695">
            <text:p>2.0334237555</text:p>
          </table:table-cell>
          <table:table-cell table:formula="of:=LOG([.X184])" office:value-type="float" office:value="0">
            <text:p>0</text:p>
          </table:table-cell>
          <table:table-cell table:formula="of:=[.O184]/[.E184]*100" office:value-type="float" office:value="87.5">
            <text:p>87.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1024">
            <text:p>1024</text:p>
          </table:table-cell>
          <table:table-cell office:value-type="string">
            <text:p>ExpSize=</text:p>
          </table:table-cell>
          <table:table-cell office:value-type="float" office:value="24">
            <text:p>24</text:p>
          </table:table-cell>
          <table:table-cell office:value-type="string">
            <text:p>SolSize=</text:p>
          </table:table-cell>
          <table:table-cell office:value-type="float" office:value="24">
            <text:p>24</text:p>
          </table:table-cell>
          <table:table-cell office:value-type="string">
            <text:p>Gen=</text:p>
          </table:table-cell>
          <table:table-cell office:value-type="float" office:value="1077">
            <text:p>1077</text:p>
          </table:table-cell>
          <table:table-cell office:value-type="string">
            <text:p>EgSize=</text:p>
          </table:table-cell>
          <table:table-cell office:value-type="float" office:value="9">
            <text:p>9</text:p>
          </table:table-cell>
          <table:table-cell office:value-type="string">
            <text:p>ExpSize=</text:p>
          </table:table-cell>
          <table:table-cell office:value-type="float" office:value="33">
            <text:p>33</text:p>
          </table:table-cell>
          <table:table-cell office:value-type="string">
            <text:p>SolSize=</text:p>
          </table:table-cell>
          <table:table-cell office:value-type="float" office:value="24">
            <text:p>24</text:p>
          </table:table-cell>
          <table:table-cell office:value-type="string">
            <text:p>Gen=</text:p>
          </table:table-cell>
          <table:table-cell office:value-type="float" office:value="1077">
            <text:p>1077</text:p>
          </table:table-cell>
          <table:table-cell office:value-type="string">
            <text:p>examples/scananalyzer/p05.pddl</text:p>
          </table:table-cell>
          <table:table-cell/>
          <table:table-cell table:formula="of:=[.M185]/[.U185]" office:value-type="float" office:value="1">
            <text:p>1</text:p>
          </table:table-cell>
          <table:table-cell table:formula="of:=LOG([.M185])" office:value-type="float" office:value="3.03221570329798">
            <text:p>3.0322157033</text:p>
          </table:table-cell>
          <table:table-cell table:formula="of:=LOG([.X185])" office:value-type="float" office:value="0">
            <text:p>0</text:p>
          </table:table-cell>
          <table:table-cell table:formula="of:=[.O185]/[.E185]*100" office:value-type="float" office:value="45">
            <text:p>4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1403">
            <text:p>1403</text:p>
          </table:table-cell>
          <table:table-cell office:value-type="string">
            <text:p>ExpSize=</text:p>
          </table:table-cell>
          <table:table-cell office:value-type="float" office:value="28">
            <text:p>28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1251">
            <text:p>1251</text:p>
          </table:table-cell>
          <table:table-cell office:value-type="string">
            <text:p>EgSize=</text:p>
          </table:table-cell>
          <table:table-cell office:value-type="float" office:value="15">
            <text:p>15</text:p>
          </table:table-cell>
          <table:table-cell office:value-type="string">
            <text:p>ExpSize=</text:p>
          </table:table-cell>
          <table:table-cell office:value-type="float" office:value="43">
            <text:p>43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1251">
            <text:p>1251</text:p>
          </table:table-cell>
          <table:table-cell office:value-type="string">
            <text:p>examples/scananalyzer/p06.pddl</text:p>
          </table:table-cell>
          <table:table-cell/>
          <table:table-cell table:formula="of:=[.M186]/[.U186]" office:value-type="float" office:value="1">
            <text:p>1</text:p>
          </table:table-cell>
          <table:table-cell table:formula="of:=LOG([.M186])" office:value-type="float" office:value="3.09725730969342">
            <text:p>3.0972573097</text:p>
          </table:table-cell>
          <table:table-cell table:formula="of:=LOG([.X186])" office:value-type="float" office:value="0">
            <text:p>0</text:p>
          </table:table-cell>
          <table:table-cell table:formula="of:=[.O186]/[.E186]*100" office:value-type="float" office:value="57.6923076923077">
            <text:p>57.692307692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0">
            <text:p>10</text:p>
          </table:table-cell>
          <table:table-cell office:value-type="string">
            <text:p>SolSize=</text:p>
          </table:table-cell>
          <table:table-cell office:value-type="float" office:value="10">
            <text:p>10</text:p>
          </table:table-cell>
          <table:table-cell office:value-type="string">
            <text:p>Gen=</text:p>
          </table:table-cell>
          <table:table-cell office:value-type="float" office:value="400">
            <text:p>400</text:p>
          </table:table-cell>
          <table:table-cell office:value-type="string">
            <text:p>ExpSize=</text:p>
          </table:table-cell>
          <table:table-cell office:value-type="float" office:value="12">
            <text:p>12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444">
            <text:p>444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17">
            <text:p>17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444">
            <text:p>444</text:p>
          </table:table-cell>
          <table:table-cell office:value-type="string">
            <text:p>examples/scananalyzer/p07.pddl</text:p>
          </table:table-cell>
          <table:table-cell/>
          <table:table-cell table:formula="of:=[.M187]/[.U187]" office:value-type="float" office:value="1">
            <text:p>1</text:p>
          </table:table-cell>
          <table:table-cell table:formula="of:=LOG([.M187])" office:value-type="float" office:value="2.64738297011462">
            <text:p>2.6473829701</text:p>
          </table:table-cell>
          <table:table-cell table:formula="of:=LOG([.X187])" office:value-type="float" office:value="0">
            <text:p>0</text:p>
          </table:table-cell>
          <table:table-cell table:formula="of:=[.O187]/[.E187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6">
            <text:p>26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3002">
            <text:p>3002</text:p>
          </table:table-cell>
          <table:table-cell office:value-type="string">
            <text:p>ExpSize=</text:p>
          </table:table-cell>
          <table:table-cell office:value-type="float" office:value="28">
            <text:p>28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2716">
            <text:p>2716</text:p>
          </table:table-cell>
          <table:table-cell office:value-type="string">
            <text:p>EgSize=</text:p>
          </table:table-cell>
          <table:table-cell office:value-type="float" office:value="12">
            <text:p>12</text:p>
          </table:table-cell>
          <table:table-cell office:value-type="string">
            <text:p>ExpSize=</text:p>
          </table:table-cell>
          <table:table-cell office:value-type="float" office:value="40">
            <text:p>40</text:p>
          </table:table-cell>
          <table:table-cell office:value-type="string">
            <text:p>SolSize=</text:p>
          </table:table-cell>
          <table:table-cell office:value-type="float" office:value="28">
            <text:p>28</text:p>
          </table:table-cell>
          <table:table-cell office:value-type="string">
            <text:p>Gen=</text:p>
          </table:table-cell>
          <table:table-cell office:value-type="float" office:value="2716">
            <text:p>2716</text:p>
          </table:table-cell>
          <table:table-cell office:value-type="string">
            <text:p>examples/scananalyzer/p08.pddl</text:p>
          </table:table-cell>
          <table:table-cell/>
          <table:table-cell table:formula="of:=[.M188]/[.U188]" office:value-type="float" office:value="1">
            <text:p>1</text:p>
          </table:table-cell>
          <table:table-cell table:formula="of:=LOG([.M188])" office:value-type="float" office:value="3.43392976560846">
            <text:p>3.4339297656</text:p>
          </table:table-cell>
          <table:table-cell table:formula="of:=LOG([.X188])" office:value-type="float" office:value="0">
            <text:p>0</text:p>
          </table:table-cell>
          <table:table-cell table:formula="of:=[.O188]/[.E188]*100" office:value-type="float" office:value="46.1538461538462">
            <text:p>46.1538461538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4">
            <text:p>34</text:p>
          </table:table-cell>
          <table:table-cell office:value-type="string">
            <text:p>SolSize=</text:p>
          </table:table-cell>
          <table:table-cell office:value-type="float" office:value="34">
            <text:p>34</text:p>
          </table:table-cell>
          <table:table-cell office:value-type="string">
            <text:p>Gen=</text:p>
          </table:table-cell>
          <table:table-cell office:value-type="float" office:value="4091">
            <text:p>4091</text:p>
          </table:table-cell>
          <table:table-cell office:value-type="string">
            <text:p>ExpSize=</text:p>
          </table:table-cell>
          <table:table-cell office:value-type="float" office:value="36">
            <text:p>36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3593">
            <text:p>3593</text:p>
          </table:table-cell>
          <table:table-cell office:value-type="string">
            <text:p>EgSize=</text:p>
          </table:table-cell>
          <table:table-cell office:value-type="float" office:value="18">
            <text:p>18</text:p>
          </table:table-cell>
          <table:table-cell office:value-type="string">
            <text:p>ExpSize=</text:p>
          </table:table-cell>
          <table:table-cell office:value-type="float" office:value="54">
            <text:p>54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3593">
            <text:p>3593</text:p>
          </table:table-cell>
          <table:table-cell office:value-type="string">
            <text:p>examples/scananalyzer/p09.pddl</text:p>
          </table:table-cell>
          <table:table-cell/>
          <table:table-cell table:formula="of:=[.M189]/[.U189]" office:value-type="float" office:value="1">
            <text:p>1</text:p>
          </table:table-cell>
          <table:table-cell table:formula="of:=LOG([.M189])" office:value-type="float" office:value="3.55545721720465">
            <text:p>3.5554572172</text:p>
          </table:table-cell>
          <table:table-cell table:formula="of:=LOG([.X189])" office:value-type="float" office:value="0">
            <text:p>0</text:p>
          </table:table-cell>
          <table:table-cell table:formula="of:=[.O189]/[.E189]*100" office:value-type="float" office:value="52.9411764705882">
            <text:p>52.941176470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2">
            <text:p>12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684">
            <text:p>684</text:p>
          </table:table-cell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634">
            <text:p>634</text:p>
          </table:table-cell>
          <table:table-cell office:value-type="string">
            <text:p>EgSize=</text:p>
          </table:table-cell>
          <table:table-cell office:value-type="float" office:value="6">
            <text:p>6</text:p>
          </table:table-cell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634">
            <text:p>634</text:p>
          </table:table-cell>
          <table:table-cell office:value-type="string">
            <text:p>examples/scananalyzer/p10.pddl</text:p>
          </table:table-cell>
          <table:table-cell/>
          <table:table-cell table:formula="of:=[.M190]/[.U190]" office:value-type="float" office:value="1">
            <text:p>1</text:p>
          </table:table-cell>
          <table:table-cell table:formula="of:=LOG([.M190])" office:value-type="float" office:value="2.80208925788173">
            <text:p>2.8020892579</text:p>
          </table:table-cell>
          <table:table-cell table:formula="of:=LOG([.X190])" office:value-type="float" office:value="0">
            <text:p>0</text:p>
          </table:table-cell>
          <table:table-cell table:formula="of:=[.O190]/[.E190]*100" office:value-type="float" office:value="50">
            <text:p>5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11">
            <text:p>11</text:p>
          </table:table-cell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9">
            <text:p>9</text:p>
          </table:table-cell>
          <table:table-cell office:value-type="string">
            <text:p>EgSize=</text:p>
          </table:table-cell>
          <table:table-cell office:value-type="float" office:value="2">
            <text:p>2</text:p>
          </table:table-cell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9">
            <text:p>9</text:p>
          </table:table-cell>
          <table:table-cell office:value-type="string">
            <text:p>examples/scananalyzer/p22.pddl</text:p>
          </table:table-cell>
          <table:table-cell/>
          <table:table-cell table:formula="of:=[.M191]/[.U191]" office:value-type="float" office:value="1">
            <text:p>1</text:p>
          </table:table-cell>
          <table:table-cell table:formula="of:=LOG([.M191])" office:value-type="float" office:value="0.954242509439325">
            <text:p>0.9542425094</text:p>
          </table:table-cell>
          <table:table-cell table:formula="of:=LOG([.X191])" office:value-type="float" office:value="0">
            <text:p>0</text:p>
          </table:table-cell>
          <table:table-cell table:formula="of:=[.O191]/[.E191]*100" office:value-type="float" office:value="40">
            <text:p>4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11">
            <text:p>11</text:p>
          </table:table-cell>
          <table:table-cell office:value-type="string">
            <text:p>ExpSize=</text:p>
          </table:table-cell>
          <table:table-cell office:value-type="float" office:value="1">
            <text:p>1</text:p>
          </table:table-cell>
          <table:table-cell office:value-type="string">
            <text:p>SolSize=</text:p>
          </table:table-cell>
          <table:table-cell office:value-type="float" office:value="1">
            <text:p>1</text:p>
          </table:table-cell>
          <table:table-cell office:value-type="string">
            <text:p>Gen=</text:p>
          </table:table-cell>
          <table:table-cell office:value-type="float" office:value="1">
            <text:p>1</text:p>
          </table:table-cell>
          <table:table-cell office:value-type="string">
            <text:p>EgSize=</text:p>
          </table:table-cell>
          <table:table-cell office:value-type="float" office:value="4">
            <text:p>4</text:p>
          </table:table-cell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1">
            <text:p>1</text:p>
          </table:table-cell>
          <table:table-cell office:value-type="string">
            <text:p>Gen=</text:p>
          </table:table-cell>
          <table:table-cell office:value-type="float" office:value="1">
            <text:p>1</text:p>
          </table:table-cell>
          <table:table-cell office:value-type="string">
            <text:p>examples/scananalyzer/p23.pddl</text:p>
          </table:table-cell>
          <table:table-cell/>
          <table:table-cell table:formula="of:=[.M192]/[.U192]" office:value-type="float" office:value="1">
            <text:p>1</text:p>
          </table:table-cell>
          <table:table-cell table:formula="of:=LOG([.M192])" office:value-type="float" office:value="0">
            <text:p>0</text:p>
          </table:table-cell>
          <table:table-cell table:formula="of:=LOG([.X192])" office:value-type="float" office:value="0">
            <text:p>0</text:p>
          </table:table-cell>
          <table:table-cell table:formula="of:=[.O192]/[.E192]*100" office:value-type="float" office:value="80">
            <text:p>8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11">
            <text:p>11</text:p>
          </table:table-cell>
          <table:table-cell office:value-type="string">
            <text:p>ExpSize=</text:p>
          </table:table-cell>
          <table:table-cell office:value-type="float" office:value="1">
            <text:p>1</text:p>
          </table:table-cell>
          <table:table-cell office:value-type="string">
            <text:p>SolSize=</text:p>
          </table:table-cell>
          <table:table-cell office:value-type="float" office:value="1">
            <text:p>1</text:p>
          </table:table-cell>
          <table:table-cell office:value-type="string">
            <text:p>Gen=</text:p>
          </table:table-cell>
          <table:table-cell office:value-type="float" office:value="1">
            <text:p>1</text:p>
          </table:table-cell>
          <table:table-cell office:value-type="string">
            <text:p>EgSize=</text:p>
          </table:table-cell>
          <table:table-cell office:value-type="float" office:value="4">
            <text:p>4</text:p>
          </table:table-cell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1">
            <text:p>1</text:p>
          </table:table-cell>
          <table:table-cell office:value-type="string">
            <text:p>Gen=</text:p>
          </table:table-cell>
          <table:table-cell office:value-type="float" office:value="1">
            <text:p>1</text:p>
          </table:table-cell>
          <table:table-cell office:value-type="string">
            <text:p>examples/scananalyzer/p24.pddl</text:p>
          </table:table-cell>
          <table:table-cell/>
          <table:table-cell table:formula="of:=[.M193]/[.U193]" office:value-type="float" office:value="1">
            <text:p>1</text:p>
          </table:table-cell>
          <table:table-cell table:formula="of:=LOG([.M193])" office:value-type="float" office:value="0">
            <text:p>0</text:p>
          </table:table-cell>
          <table:table-cell table:formula="of:=LOG([.X193])" office:value-type="float" office:value="0">
            <text:p>0</text:p>
          </table:table-cell>
          <table:table-cell table:formula="of:=[.O193]/[.E193]*100" office:value-type="float" office:value="80">
            <text:p>8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9">
            <text:p>49</text:p>
          </table:table-cell>
          <table:table-cell office:value-type="string">
            <text:p>SolSize=</text:p>
          </table:table-cell>
          <table:table-cell office:value-type="float" office:value="49">
            <text:p>49</text:p>
          </table:table-cell>
          <table:table-cell office:value-type="string">
            <text:p>Gen=</text:p>
          </table:table-cell>
          <table:table-cell office:value-type="float" office:value="126">
            <text:p>126</text:p>
          </table:table-cell>
          <table:table-cell office:value-type="string">
            <text:p>EgSize=</text:p>
          </table:table-cell>
          <table:table-cell office:value-type="float" office:value="23">
            <text:p>23</text:p>
          </table:table-cell>
          <table:table-cell office:value-type="string">
            <text:p>ExpSize=</text:p>
          </table:table-cell>
          <table:table-cell office:value-type="float" office:value="41">
            <text:p>41</text:p>
          </table:table-cell>
          <table:table-cell office:value-type="string">
            <text:p>SolSize=</text:p>
          </table:table-cell>
          <table:table-cell office:value-type="float" office:value="41">
            <text:p>41</text:p>
          </table:table-cell>
          <table:table-cell office:value-type="string">
            <text:p>Gen=</text:p>
          </table:table-cell>
          <table:table-cell office:value-type="float" office:value="263">
            <text:p>263</text:p>
          </table:table-cell>
          <table:table-cell office:value-type="string">
            <text:p>EgSize=</text:p>
          </table:table-cell>
          <table:table-cell office:value-type="float" office:value="22">
            <text:p>22</text:p>
          </table:table-cell>
          <table:table-cell office:value-type="string">
            <text:p>ExpSize=</text:p>
          </table:table-cell>
          <table:table-cell office:value-type="float" office:value="51">
            <text:p>51</text:p>
          </table:table-cell>
          <table:table-cell office:value-type="string">
            <text:p>SolSize=</text:p>
          </table:table-cell>
          <table:table-cell office:value-type="float" office:value="51">
            <text:p>51</text:p>
          </table:table-cell>
          <table:table-cell office:value-type="string">
            <text:p>Gen=</text:p>
          </table:table-cell>
          <table:table-cell office:value-type="float" office:value="89">
            <text:p>89</text:p>
          </table:table-cell>
          <table:table-cell office:value-type="string">
            <text:p>EgSize=</text:p>
          </table:table-cell>
          <table:table-cell office:value-type="float" office:value="33">
            <text:p>33</text:p>
          </table:table-cell>
          <table:table-cell office:value-type="string">
            <text:p>ExpSize=</text:p>
          </table:table-cell>
          <table:table-cell office:value-type="float" office:value="121">
            <text:p>121</text:p>
          </table:table-cell>
          <table:table-cell office:value-type="string">
            <text:p>SolSize=</text:p>
          </table:table-cell>
          <table:table-cell office:value-type="float" office:value="121">
            <text:p>121</text:p>
          </table:table-cell>
          <table:table-cell office:value-type="string">
            <text:p>Gen=</text:p>
          </table:table-cell>
          <table:table-cell office:value-type="float" office:value="769">
            <text:p>769</text:p>
          </table:table-cell>
          <table:table-cell office:value-type="string">
            <text:p>ExpSize=</text:p>
          </table:table-cell>
          <table:table-cell office:value-type="float" office:value="119">
            <text:p>119</text:p>
          </table:table-cell>
          <table:table-cell office:value-type="string">
            <text:p>SolSize=</text:p>
          </table:table-cell>
          <table:table-cell office:value-type="float" office:value="119">
            <text:p>119</text:p>
          </table:table-cell>
          <table:table-cell office:value-type="string">
            <text:p>Gen=</text:p>
          </table:table-cell>
          <table:table-cell office:value-type="float" office:value="765">
            <text:p>765</text:p>
          </table:table-cell>
          <table:table-cell office:value-type="string">
            <text:p>EgSize=</text:p>
          </table:table-cell>
          <table:table-cell office:value-type="float" office:value="63">
            <text:p>63</text:p>
          </table:table-cell>
          <table:table-cell office:value-type="string">
            <text:p>ExpSize=</text:p>
          </table:table-cell>
          <table:table-cell office:value-type="float" office:value="178">
            <text:p>178</text:p>
          </table:table-cell>
          <table:table-cell office:value-type="string">
            <text:p>SolSize=</text:p>
          </table:table-cell>
          <table:table-cell office:value-type="float" office:value="115">
            <text:p>115</text:p>
          </table:table-cell>
          <table:table-cell office:value-type="string">
            <text:p>Gen=</text:p>
          </table:table-cell>
          <table:table-cell office:value-type="float" office:value="230">
            <text:p>230</text:p>
          </table:table-cell>
          <table:table-cell office:value-type="string">
            <text:p>examples/sokoban/p04.pddl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5">
            <text:p>55</text:p>
          </table:table-cell>
          <table:table-cell office:value-type="string">
            <text:p>SolSize=</text:p>
          </table:table-cell>
          <table:table-cell office:value-type="float" office:value="55">
            <text:p>55</text:p>
          </table:table-cell>
          <table:table-cell office:value-type="string">
            <text:p>Gen=</text:p>
          </table:table-cell>
          <table:table-cell office:value-type="float" office:value="370">
            <text:p>370</text:p>
          </table:table-cell>
          <table:table-cell office:value-type="string">
            <text:p>ExpSize=</text:p>
          </table:table-cell>
          <table:table-cell office:value-type="float" office:value="55">
            <text:p>55</text:p>
          </table:table-cell>
          <table:table-cell office:value-type="string">
            <text:p>SolSize=</text:p>
          </table:table-cell>
          <table:table-cell office:value-type="float" office:value="55">
            <text:p>55</text:p>
          </table:table-cell>
          <table:table-cell office:value-type="string">
            <text:p>Gen=</text:p>
          </table:table-cell>
          <table:table-cell office:value-type="float" office:value="370">
            <text:p>370</text:p>
          </table:table-cell>
          <table:table-cell office:value-type="string">
            <text:p>EgSize=</text:p>
          </table:table-cell>
          <table:table-cell office:value-type="float" office:value="29">
            <text:p>29</text:p>
          </table:table-cell>
          <table:table-cell office:value-type="string">
            <text:p>ExpSize=</text:p>
          </table:table-cell>
          <table:table-cell office:value-type="float" office:value="55">
            <text:p>55</text:p>
          </table:table-cell>
          <table:table-cell office:value-type="string">
            <text:p>SolSize=</text:p>
          </table:table-cell>
          <table:table-cell office:value-type="float" office:value="55">
            <text:p>55</text:p>
          </table:table-cell>
          <table:table-cell office:value-type="string">
            <text:p>Gen=</text:p>
          </table:table-cell>
          <table:table-cell office:value-type="float" office:value="267">
            <text:p>267</text:p>
          </table:table-cell>
          <table:table-cell office:value-type="string">
            <text:p>examples/sokoban/p05.pddl</text:p>
          </table:table-cell>
          <table:table-cell/>
          <table:table-cell table:formula="of:=[.M195]/[.U195]" office:value-type="float" office:value="1.38576779026217">
            <text:p>1.3857677903</text:p>
          </table:table-cell>
          <table:table-cell table:formula="of:=LOG([.M195])" office:value-type="float" office:value="2.56820172406699">
            <text:p>2.5682017241</text:p>
          </table:table-cell>
          <table:table-cell table:formula="of:=LOG([.X195])" office:value-type="float" office:value="0.14169046270242">
            <text:p>0.1416904627</text:p>
          </table:table-cell>
          <table:table-cell table:formula="of:=[.O195]/[.E195]*100" office:value-type="float" office:value="52.7272727272727">
            <text:p>52.7272727273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7">
            <text:p>97</text:p>
          </table:table-cell>
          <table:table-cell office:value-type="string">
            <text:p>SolSize=</text:p>
          </table:table-cell>
          <table:table-cell office:value-type="float" office:value="97">
            <text:p>97</text:p>
          </table:table-cell>
          <table:table-cell office:value-type="string">
            <text:p>Gen=</text:p>
          </table:table-cell>
          <table:table-cell office:value-type="float" office:value="3311">
            <text:p>3311</text:p>
          </table:table-cell>
          <table:table-cell office:value-type="string">
            <text:p>ExpSize=</text:p>
          </table:table-cell>
          <table:table-cell office:value-type="float" office:value="95">
            <text:p>95</text:p>
          </table:table-cell>
          <table:table-cell office:value-type="string">
            <text:p>SolSize=</text:p>
          </table:table-cell>
          <table:table-cell office:value-type="float" office:value="95">
            <text:p>95</text:p>
          </table:table-cell>
          <table:table-cell office:value-type="string">
            <text:p>Gen=</text:p>
          </table:table-cell>
          <table:table-cell office:value-type="float" office:value="3301">
            <text:p>3301</text:p>
          </table:table-cell>
          <table:table-cell office:value-type="string">
            <text:p>EgSize=</text:p>
          </table:table-cell>
          <table:table-cell office:value-type="float" office:value="43">
            <text:p>43</text:p>
          </table:table-cell>
          <table:table-cell office:value-type="string">
            <text:p>ExpSize=</text:p>
          </table:table-cell>
          <table:table-cell office:value-type="float" office:value="95">
            <text:p>95</text:p>
          </table:table-cell>
          <table:table-cell office:value-type="string">
            <text:p>SolSize=</text:p>
          </table:table-cell>
          <table:table-cell office:value-type="float" office:value="95">
            <text:p>95</text:p>
          </table:table-cell>
          <table:table-cell office:value-type="string">
            <text:p>Gen=</text:p>
          </table:table-cell>
          <table:table-cell office:value-type="float" office:value="646">
            <text:p>646</text:p>
          </table:table-cell>
          <table:table-cell office:value-type="string">
            <text:p>examples/sokoban/p07.pddl</text:p>
          </table:table-cell>
          <table:table-cell/>
          <table:table-cell table:formula="of:=[.M196]/[.U196]" office:value-type="float" office:value="5.10990712074303">
            <text:p>5.1099071207</text:p>
          </table:table-cell>
          <table:table-cell table:formula="of:=LOG([.M196])" office:value-type="float" office:value="3.51864552433031">
            <text:p>3.5186455243</text:p>
          </table:table-cell>
          <table:table-cell table:formula="of:=LOG([.X196])" office:value-type="float" office:value="0.708413006335227">
            <text:p>0.7084130063</text:p>
          </table:table-cell>
          <table:table-cell table:formula="of:=[.O196]/[.E196]*100" office:value-type="float" office:value="44.3298969072165">
            <text:p>44.329896907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16">
            <text:p>116</text:p>
          </table:table-cell>
          <table:table-cell office:value-type="string">
            <text:p>SolSize=</text:p>
          </table:table-cell>
          <table:table-cell office:value-type="float" office:value="116">
            <text:p>116</text:p>
          </table:table-cell>
          <table:table-cell office:value-type="string">
            <text:p>Gen=</text:p>
          </table:table-cell>
          <table:table-cell office:value-type="float" office:value="7380">
            <text:p>7380</text:p>
          </table:table-cell>
          <table:table-cell office:value-type="string">
            <text:p>ExpSize=</text:p>
          </table:table-cell>
          <table:table-cell office:value-type="float" office:value="118">
            <text:p>118</text:p>
          </table:table-cell>
          <table:table-cell office:value-type="string">
            <text:p>SolSize=</text:p>
          </table:table-cell>
          <table:table-cell office:value-type="float" office:value="118">
            <text:p>118</text:p>
          </table:table-cell>
          <table:table-cell office:value-type="string">
            <text:p>Gen=</text:p>
          </table:table-cell>
          <table:table-cell office:value-type="float" office:value="7382">
            <text:p>7382</text:p>
          </table:table-cell>
          <table:table-cell office:value-type="string">
            <text:p>EgSize=</text:p>
          </table:table-cell>
          <table:table-cell office:value-type="float" office:value="62">
            <text:p>62</text:p>
          </table:table-cell>
          <table:table-cell office:value-type="string">
            <text:p>ExpSize=</text:p>
          </table:table-cell>
          <table:table-cell office:value-type="float" office:value="182">
            <text:p>182</text:p>
          </table:table-cell>
          <table:table-cell office:value-type="string">
            <text:p>SolSize=</text:p>
          </table:table-cell>
          <table:table-cell office:value-type="float" office:value="120">
            <text:p>120</text:p>
          </table:table-cell>
          <table:table-cell office:value-type="string">
            <text:p>Gen=</text:p>
          </table:table-cell>
          <table:table-cell office:value-type="float" office:value="4141">
            <text:p>4141</text:p>
          </table:table-cell>
          <table:table-cell office:value-type="string">
            <text:p>examples/sokoban/p09.pddl</text:p>
          </table:table-cell>
          <table:table-cell/>
          <table:table-cell table:formula="of:=[.M197]/[.U197]" office:value-type="float" office:value="1.78266119294856">
            <text:p>1.7826611929</text:p>
          </table:table-cell>
          <table:table-cell table:formula="of:=LOG([.M197])" office:value-type="float" office:value="3.86817404085964">
            <text:p>3.8681740409</text:p>
          </table:table-cell>
          <table:table-cell table:formula="of:=LOG([.X197])" office:value-type="float" office:value="0.25106881035726">
            <text:p>0.2510688104</text:p>
          </table:table-cell>
          <table:table-cell table:formula="of:=[.O197]/[.E197]*100" office:value-type="float" office:value="53.448275862069">
            <text:p>53.448275862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29">
            <text:p>429</text:p>
          </table:table-cell>
          <table:table-cell office:value-type="string">
            <text:p>SolSize=</text:p>
          </table:table-cell>
          <table:table-cell office:value-type="float" office:value="429">
            <text:p>429</text:p>
          </table:table-cell>
          <table:table-cell office:value-type="string">
            <text:p>Gen=</text:p>
          </table:table-cell>
          <table:table-cell office:value-type="float" office:value="908">
            <text:p>908</text:p>
          </table:table-cell>
          <table:table-cell office:value-type="string">
            <text:p>ExpSize=</text:p>
          </table:table-cell>
          <table:table-cell office:value-type="float" office:value="429">
            <text:p>429</text:p>
          </table:table-cell>
          <table:table-cell office:value-type="string">
            <text:p>SolSize=</text:p>
          </table:table-cell>
          <table:table-cell office:value-type="float" office:value="429">
            <text:p>429</text:p>
          </table:table-cell>
          <table:table-cell office:value-type="string">
            <text:p>Gen=</text:p>
          </table:table-cell>
          <table:table-cell office:value-type="float" office:value="908">
            <text:p>908</text:p>
          </table:table-cell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6">
            <text:p>6</text:p>
          </table:table-cell>
          <table:table-cell office:value-type="string">
            <text:p>ExpSize=</text:p>
          </table:table-cell>
          <table:table-cell office:value-type="float" office:value="1">
            <text:p>1</text:p>
          </table:table-cell>
          <table:table-cell office:value-type="string">
            <text:p>SolSize=</text:p>
          </table:table-cell>
          <table:table-cell office:value-type="float" office:value="1">
            <text:p>1</text:p>
          </table:table-cell>
          <table:table-cell office:value-type="string">
            <text:p>Gen=</text:p>
          </table:table-cell>
          <table:table-cell office:value-type="float" office:value="2">
            <text:p>2</text:p>
          </table:table-cell>
          <table:table-cell office:value-type="string">
            <text:p>EgSize=</text:p>
          </table:table-cell>
          <table:table-cell office:value-type="float" office:value="2">
            <text:p>2</text:p>
          </table:table-cell>
          <table:table-cell office:value-type="string">
            <text:p>ExpSize=</text:p>
          </table:table-cell>
          <table:table-cell office:value-type="float" office:value="3">
            <text:p>3</text:p>
          </table:table-cell>
          <table:table-cell office:value-type="string">
            <text:p>SolSize=</text:p>
          </table:table-cell>
          <table:table-cell office:value-type="float" office:value="1">
            <text:p>1</text:p>
          </table:table-cell>
          <table:table-cell office:value-type="string">
            <text:p>Gen=</text:p>
          </table:table-cell>
          <table:table-cell office:value-type="float" office:value="2">
            <text:p>2</text:p>
          </table:table-cell>
          <table:table-cell office:value-type="string">
            <text:p>examples/tpp/p01.pddl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8">
            <text:p>8</text:p>
          </table:table-cell>
          <table:table-cell office:value-type="string">
            <text:p>SolSize=</text:p>
          </table:table-cell>
          <table:table-cell office:value-type="float" office:value="8">
            <text:p>8</text:p>
          </table:table-cell>
          <table:table-cell office:value-type="string">
            <text:p>Gen=</text:p>
          </table:table-cell>
          <table:table-cell office:value-type="float" office:value="16">
            <text:p>16</text:p>
          </table:table-cell>
          <table:table-cell office:value-type="string">
            <text:p>ExpSize=</text:p>
          </table:table-cell>
          <table:table-cell office:value-type="float" office:value="2">
            <text:p>2</text:p>
          </table:table-cell>
          <table:table-cell office:value-type="string">
            <text:p>SolSize=</text:p>
          </table:table-cell>
          <table:table-cell office:value-type="float" office:value="2">
            <text:p>2</text:p>
          </table:table-cell>
          <table:table-cell office:value-type="string">
            <text:p>Gen=</text:p>
          </table:table-cell>
          <table:table-cell office:value-type="float" office:value="5">
            <text:p>5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2">
            <text:p>2</text:p>
          </table:table-cell>
          <table:table-cell office:value-type="string">
            <text:p>Gen=</text:p>
          </table:table-cell>
          <table:table-cell office:value-type="float" office:value="5">
            <text:p>5</text:p>
          </table:table-cell>
          <table:table-cell office:value-type="string">
            <text:p>examples/tpp/p02.pddl</text:p>
          </table:table-cell>
          <table:table-cell/>
          <table:table-cell table:formula="of:=[.M199]/[.U199]" office:value-type="float" office:value="1">
            <text:p>1</text:p>
          </table:table-cell>
          <table:table-cell table:formula="of:=LOG([.M199])" office:value-type="float" office:value="0.698970004336019">
            <text:p>0.6989700043</text:p>
          </table:table-cell>
          <table:table-cell table:formula="of:=LOG([.X199])" office:value-type="float" office:value="0">
            <text:p>0</text:p>
          </table:table-cell>
          <table:table-cell table:formula="of:=[.O199]/[.E199]*100" office:value-type="float" office:value="62.5">
            <text:p>62.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3">
            <text:p>13</text:p>
          </table:table-cell>
          <table:table-cell office:value-type="string">
            <text:p>SolSize=</text:p>
          </table:table-cell>
          <table:table-cell office:value-type="float" office:value="13">
            <text:p>13</text:p>
          </table:table-cell>
          <table:table-cell office:value-type="string">
            <text:p>Gen=</text:p>
          </table:table-cell>
          <table:table-cell office:value-type="float" office:value="29">
            <text:p>29</text:p>
          </table:table-cell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12">
            <text:p>12</text:p>
          </table:table-cell>
          <table:table-cell office:value-type="string">
            <text:p>EgSize=</text:p>
          </table:table-cell>
          <table:table-cell office:value-type="float" office:value="7">
            <text:p>7</text:p>
          </table:table-cell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12">
            <text:p>12</text:p>
          </table:table-cell>
          <table:table-cell office:value-type="string">
            <text:p>examples/tpp/p03.pddl</text:p>
          </table:table-cell>
          <table:table-cell/>
          <table:table-cell table:formula="of:=[.M200]/[.U200]" office:value-type="float" office:value="1">
            <text:p>1</text:p>
          </table:table-cell>
          <table:table-cell table:formula="of:=LOG([.M200])" office:value-type="float" office:value="1.07918124604762">
            <text:p>1.079181246</text:p>
          </table:table-cell>
          <table:table-cell table:formula="of:=LOG([.X200])" office:value-type="float" office:value="0">
            <text:p>0</text:p>
          </table:table-cell>
          <table:table-cell table:formula="of:=[.O200]/[.E200]*100" office:value-type="float" office:value="53.8461538461539">
            <text:p>53.846153846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6">
            <text:p>16</text:p>
          </table:table-cell>
          <table:table-cell office:value-type="string">
            <text:p>SolSize=</text:p>
          </table:table-cell>
          <table:table-cell office:value-type="float" office:value="16">
            <text:p>16</text:p>
          </table:table-cell>
          <table:table-cell office:value-type="string">
            <text:p>Gen=</text:p>
          </table:table-cell>
          <table:table-cell office:value-type="float" office:value="46">
            <text:p>46</text:p>
          </table:table-cell>
          <table:table-cell office:value-type="string">
            <text:p>ExpSize=</text:p>
          </table:table-cell>
          <table:table-cell office:value-type="float" office:value="6">
            <text:p>6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10">
            <text:p>10</text:p>
          </table:table-cell>
          <table:table-cell office:value-type="string">
            <text:p>EgSize=</text:p>
          </table:table-cell>
          <table:table-cell office:value-type="float" office:value="3">
            <text:p>3</text:p>
          </table:table-cell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6">
            <text:p>6</text:p>
          </table:table-cell>
          <table:table-cell office:value-type="string">
            <text:p>Gen=</text:p>
          </table:table-cell>
          <table:table-cell office:value-type="float" office:value="10">
            <text:p>10</text:p>
          </table:table-cell>
          <table:table-cell office:value-type="string">
            <text:p>examples/tpp/p04.pddl</text:p>
          </table:table-cell>
          <table:table-cell/>
          <table:table-cell table:formula="of:=[.M201]/[.U201]" office:value-type="float" office:value="1">
            <text:p>1</text:p>
          </table:table-cell>
          <table:table-cell table:formula="of:=LOG([.M201])" office:value-type="float" office:value="1">
            <text:p>1</text:p>
          </table:table-cell>
          <table:table-cell table:formula="of:=LOG([.X201])" office:value-type="float" office:value="0">
            <text:p>0</text:p>
          </table:table-cell>
          <table:table-cell table:formula="of:=[.O201]/[.E201]*100" office:value-type="float" office:value="18.75">
            <text:p>18.7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7">
            <text:p>27</text:p>
          </table:table-cell>
          <table:table-cell office:value-type="string">
            <text:p>SolSize=</text:p>
          </table:table-cell>
          <table:table-cell office:value-type="float" office:value="27">
            <text:p>27</text:p>
          </table:table-cell>
          <table:table-cell office:value-type="string">
            <text:p>Gen=</text:p>
          </table:table-cell>
          <table:table-cell office:value-type="float" office:value="101">
            <text:p>101</text:p>
          </table:table-cell>
          <table:table-cell office:value-type="string">
            <text:p>ExpSize=</text:p>
          </table:table-cell>
          <table:table-cell office:value-type="float" office:value="23">
            <text:p>23</text:p>
          </table:table-cell>
          <table:table-cell office:value-type="string">
            <text:p>SolSize=</text:p>
          </table:table-cell>
          <table:table-cell office:value-type="float" office:value="23">
            <text:p>23</text:p>
          </table:table-cell>
          <table:table-cell office:value-type="string">
            <text:p>Gen=</text:p>
          </table:table-cell>
          <table:table-cell office:value-type="float" office:value="80">
            <text:p>80</text:p>
          </table:table-cell>
          <table:table-cell office:value-type="string">
            <text:p>EgSize=</text:p>
          </table:table-cell>
          <table:table-cell office:value-type="float" office:value="14">
            <text:p>14</text:p>
          </table:table-cell>
          <table:table-cell office:value-type="string">
            <text:p>ExpSize=</text:p>
          </table:table-cell>
          <table:table-cell office:value-type="float" office:value="24">
            <text:p>24</text:p>
          </table:table-cell>
          <table:table-cell office:value-type="string">
            <text:p>SolSize=</text:p>
          </table:table-cell>
          <table:table-cell office:value-type="float" office:value="23">
            <text:p>23</text:p>
          </table:table-cell>
          <table:table-cell office:value-type="string">
            <text:p>Gen=</text:p>
          </table:table-cell>
          <table:table-cell office:value-type="float" office:value="78">
            <text:p>78</text:p>
          </table:table-cell>
          <table:table-cell office:value-type="string">
            <text:p>examples/tpp/p05.pddl</text:p>
          </table:table-cell>
          <table:table-cell/>
          <table:table-cell table:formula="of:=[.M202]/[.U202]" office:value-type="float" office:value="1.02564102564103">
            <text:p>1.0256410256</text:p>
          </table:table-cell>
          <table:table-cell table:formula="of:=LOG([.M202])" office:value-type="float" office:value="1.90308998699194">
            <text:p>1.903089987</text:p>
          </table:table-cell>
          <table:table-cell table:formula="of:=LOG([.X202])" office:value-type="float" office:value="0.0109953843014631">
            <text:p>0.0109953843</text:p>
          </table:table-cell>
          <table:table-cell table:formula="of:=[.O202]/[.E202]*100" office:value-type="float" office:value="51.8518518518519">
            <text:p>51.851851851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7">
            <text:p>37</text:p>
          </table:table-cell>
          <table:table-cell office:value-type="string">
            <text:p>SolSize=</text:p>
          </table:table-cell>
          <table:table-cell office:value-type="float" office:value="37">
            <text:p>37</text:p>
          </table:table-cell>
          <table:table-cell office:value-type="string">
            <text:p>Gen=</text:p>
          </table:table-cell>
          <table:table-cell office:value-type="float" office:value="506">
            <text:p>506</text:p>
          </table:table-cell>
          <table:table-cell office:value-type="string">
            <text:p>ExpSize=</text:p>
          </table:table-cell>
          <table:table-cell office:value-type="float" office:value="33">
            <text:p>33</text:p>
          </table:table-cell>
          <table:table-cell office:value-type="string">
            <text:p>SolSize=</text:p>
          </table:table-cell>
          <table:table-cell office:value-type="float" office:value="33">
            <text:p>33</text:p>
          </table:table-cell>
          <table:table-cell office:value-type="string">
            <text:p>Gen=</text:p>
          </table:table-cell>
          <table:table-cell office:value-type="float" office:value="455">
            <text:p>455</text:p>
          </table:table-cell>
          <table:table-cell office:value-type="string">
            <text:p>EgSize=</text:p>
          </table:table-cell>
          <table:table-cell office:value-type="float" office:value="18">
            <text:p>18</text:p>
          </table:table-cell>
          <table:table-cell office:value-type="string">
            <text:p>ExpSize=</text:p>
          </table:table-cell>
          <table:table-cell office:value-type="float" office:value="51">
            <text:p>51</text:p>
          </table:table-cell>
          <table:table-cell office:value-type="string">
            <text:p>SolSize=</text:p>
          </table:table-cell>
          <table:table-cell office:value-type="float" office:value="33">
            <text:p>33</text:p>
          </table:table-cell>
          <table:table-cell office:value-type="string">
            <text:p>Gen=</text:p>
          </table:table-cell>
          <table:table-cell office:value-type="float" office:value="455">
            <text:p>455</text:p>
          </table:table-cell>
          <table:table-cell office:value-type="string">
            <text:p>examples/tpp/p06.pddl</text:p>
          </table:table-cell>
          <table:table-cell/>
          <table:table-cell table:formula="of:=[.M203]/[.U203]" office:value-type="float" office:value="1">
            <text:p>1</text:p>
          </table:table-cell>
          <table:table-cell table:formula="of:=LOG([.M203])" office:value-type="float" office:value="2.65801139665711">
            <text:p>2.6580113967</text:p>
          </table:table-cell>
          <table:table-cell table:formula="of:=LOG([.X203])" office:value-type="float" office:value="0">
            <text:p>0</text:p>
          </table:table-cell>
          <table:table-cell table:formula="of:=[.O203]/[.E203]*100" office:value-type="float" office:value="48.6486486486487">
            <text:p>48.648648648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4">
            <text:p>54</text:p>
          </table:table-cell>
          <table:table-cell office:value-type="string">
            <text:p>SolSize=</text:p>
          </table:table-cell>
          <table:table-cell office:value-type="float" office:value="54">
            <text:p>54</text:p>
          </table:table-cell>
          <table:table-cell office:value-type="string">
            <text:p>Gen=</text:p>
          </table:table-cell>
          <table:table-cell office:value-type="float" office:value="2426">
            <text:p>2426</text:p>
          </table:table-cell>
          <table:table-cell office:value-type="string">
            <text:p>ExpSize=</text:p>
          </table:table-cell>
          <table:table-cell office:value-type="float" office:value="54">
            <text:p>54</text:p>
          </table:table-cell>
          <table:table-cell office:value-type="string">
            <text:p>SolSize=</text:p>
          </table:table-cell>
          <table:table-cell office:value-type="float" office:value="54">
            <text:p>54</text:p>
          </table:table-cell>
          <table:table-cell office:value-type="string">
            <text:p>Gen=</text:p>
          </table:table-cell>
          <table:table-cell office:value-type="float" office:value="2188">
            <text:p>2188</text:p>
          </table:table-cell>
          <table:table-cell office:value-type="string">
            <text:p>EgSize=</text:p>
          </table:table-cell>
          <table:table-cell office:value-type="float" office:value="24">
            <text:p>24</text:p>
          </table:table-cell>
          <table:table-cell office:value-type="string">
            <text:p>ExpSize=</text:p>
          </table:table-cell>
          <table:table-cell office:value-type="float" office:value="78">
            <text:p>78</text:p>
          </table:table-cell>
          <table:table-cell office:value-type="string">
            <text:p>SolSize=</text:p>
          </table:table-cell>
          <table:table-cell office:value-type="float" office:value="54">
            <text:p>54</text:p>
          </table:table-cell>
          <table:table-cell office:value-type="string">
            <text:p>Gen=</text:p>
          </table:table-cell>
          <table:table-cell office:value-type="float" office:value="2188">
            <text:p>2188</text:p>
          </table:table-cell>
          <table:table-cell office:value-type="string">
            <text:p>examples/tpp/p07.pddl</text:p>
          </table:table-cell>
          <table:table-cell/>
          <table:table-cell table:formula="of:=[.M204]/[.U204]" office:value-type="float" office:value="1">
            <text:p>1</text:p>
          </table:table-cell>
          <table:table-cell table:formula="of:=LOG([.M204])" office:value-type="float" office:value="3.34004731766139">
            <text:p>3.3400473177</text:p>
          </table:table-cell>
          <table:table-cell table:formula="of:=LOG([.X204])" office:value-type="float" office:value="0">
            <text:p>0</text:p>
          </table:table-cell>
          <table:table-cell table:formula="of:=[.O204]/[.E204]*100" office:value-type="float" office:value="44.4444444444444">
            <text:p>44.444444444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76">
            <text:p>76</text:p>
          </table:table-cell>
          <table:table-cell office:value-type="string">
            <text:p>SolSize=</text:p>
          </table:table-cell>
          <table:table-cell office:value-type="float" office:value="76">
            <text:p>76</text:p>
          </table:table-cell>
          <table:table-cell office:value-type="string">
            <text:p>Gen=</text:p>
          </table:table-cell>
          <table:table-cell office:value-type="float" office:value="2168">
            <text:p>2168</text:p>
          </table:table-cell>
          <table:table-cell office:value-type="string">
            <text:p>ExpSize=</text:p>
          </table:table-cell>
          <table:table-cell office:value-type="float" office:value="72">
            <text:p>72</text:p>
          </table:table-cell>
          <table:table-cell office:value-type="string">
            <text:p>SolSize=</text:p>
          </table:table-cell>
          <table:table-cell office:value-type="float" office:value="72">
            <text:p>72</text:p>
          </table:table-cell>
          <table:table-cell office:value-type="string">
            <text:p>Gen=</text:p>
          </table:table-cell>
          <table:table-cell office:value-type="float" office:value="2142">
            <text:p>2142</text:p>
          </table:table-cell>
          <table:table-cell office:value-type="string">
            <text:p>EgSize=</text:p>
          </table:table-cell>
          <table:table-cell office:value-type="float" office:value="32">
            <text:p>32</text:p>
          </table:table-cell>
          <table:table-cell office:value-type="string">
            <text:p>ExpSize=</text:p>
          </table:table-cell>
          <table:table-cell office:value-type="float" office:value="84">
            <text:p>84</text:p>
          </table:table-cell>
          <table:table-cell office:value-type="string">
            <text:p>SolSize=</text:p>
          </table:table-cell>
          <table:table-cell office:value-type="float" office:value="70">
            <text:p>70</text:p>
          </table:table-cell>
          <table:table-cell office:value-type="string">
            <text:p>Gen=</text:p>
          </table:table-cell>
          <table:table-cell office:value-type="float" office:value="1691">
            <text:p>1691</text:p>
          </table:table-cell>
          <table:table-cell office:value-type="string">
            <text:p>examples/tpp/p08.pddl</text:p>
          </table:table-cell>
          <table:table-cell/>
          <table:table-cell table:formula="of:=[.M205]/[.U205]" office:value-type="float" office:value="1.26670609107037">
            <text:p>1.2667060911</text:p>
          </table:table-cell>
          <table:table-cell table:formula="of:=LOG([.M205])" office:value-type="float" office:value="3.33081946649584">
            <text:p>3.3308194665</text:p>
          </table:table-cell>
          <table:table-cell table:formula="of:=LOG([.X205])" office:value-type="float" office:value="0.102675858898095">
            <text:p>0.1026758589</text:p>
          </table:table-cell>
          <table:table-cell table:formula="of:=[.O205]/[.E205]*100" office:value-type="float" office:value="42.1052631578947">
            <text:p>42.105263157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82">
            <text:p>82</text:p>
          </table:table-cell>
          <table:table-cell office:value-type="string">
            <text:p>SolSize=</text:p>
          </table:table-cell>
          <table:table-cell office:value-type="float" office:value="82">
            <text:p>82</text:p>
          </table:table-cell>
          <table:table-cell office:value-type="string">
            <text:p>Gen=</text:p>
          </table:table-cell>
          <table:table-cell office:value-type="float" office:value="4597">
            <text:p>4597</text:p>
          </table:table-cell>
          <table:table-cell office:value-type="string">
            <text:p>ExpSize=</text:p>
          </table:table-cell>
          <table:table-cell office:value-type="float" office:value="70">
            <text:p>70</text:p>
          </table:table-cell>
          <table:table-cell office:value-type="string">
            <text:p>SolSize=</text:p>
          </table:table-cell>
          <table:table-cell office:value-type="float" office:value="70">
            <text:p>70</text:p>
          </table:table-cell>
          <table:table-cell office:value-type="string">
            <text:p>Gen=</text:p>
          </table:table-cell>
          <table:table-cell office:value-type="float" office:value="3322">
            <text:p>3322</text:p>
          </table:table-cell>
          <table:table-cell office:value-type="string">
            <text:p>EgSize=</text:p>
          </table:table-cell>
          <table:table-cell office:value-type="float" office:value="34">
            <text:p>34</text:p>
          </table:table-cell>
          <table:table-cell office:value-type="string">
            <text:p>ExpSize=</text:p>
          </table:table-cell>
          <table:table-cell office:value-type="float" office:value="109">
            <text:p>109</text:p>
          </table:table-cell>
          <table:table-cell office:value-type="string">
            <text:p>SolSize=</text:p>
          </table:table-cell>
          <table:table-cell office:value-type="float" office:value="78">
            <text:p>78</text:p>
          </table:table-cell>
          <table:table-cell office:value-type="string">
            <text:p>Gen=</text:p>
          </table:table-cell>
          <table:table-cell office:value-type="float" office:value="4237">
            <text:p>4237</text:p>
          </table:table-cell>
          <table:table-cell office:value-type="string">
            <text:p>examples/tpp/p09.pddl</text:p>
          </table:table-cell>
          <table:table-cell/>
          <table:table-cell table:formula="of:=[.M206]/[.U206]" office:value-type="float" office:value="0.784045315081425">
            <text:p>0.7840453151</text:p>
          </table:table-cell>
          <table:table-cell table:formula="of:=LOG([.M206])" office:value-type="float" office:value="3.52139962811537">
            <text:p>3.5213996281</text:p>
          </table:table-cell>
          <table:table-cell table:formula="of:=LOG([.X206])" office:value-type="float" office:value="-0.105658835885614">
            <text:p>-0.1056588359</text:p>
          </table:table-cell>
          <table:table-cell table:formula="of:=[.O206]/[.E206]*100" office:value-type="float" office:value="41.4634146341463">
            <text:p>41.463414634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2">
            <text:p>92</text:p>
          </table:table-cell>
          <table:table-cell office:value-type="string">
            <text:p>SolSize=</text:p>
          </table:table-cell>
          <table:table-cell office:value-type="float" office:value="92">
            <text:p>92</text:p>
          </table:table-cell>
          <table:table-cell office:value-type="string">
            <text:p>Gen=</text:p>
          </table:table-cell>
          <table:table-cell office:value-type="float" office:value="17764">
            <text:p>17764</text:p>
          </table:table-cell>
          <table:table-cell office:value-type="string">
            <text:p>ExpSize=</text:p>
          </table:table-cell>
          <table:table-cell office:value-type="float" office:value="91">
            <text:p>91</text:p>
          </table:table-cell>
          <table:table-cell office:value-type="string">
            <text:p>SolSize=</text:p>
          </table:table-cell>
          <table:table-cell office:value-type="float" office:value="91">
            <text:p>91</text:p>
          </table:table-cell>
          <table:table-cell office:value-type="string">
            <text:p>Gen=</text:p>
          </table:table-cell>
          <table:table-cell office:value-type="float" office:value="19016">
            <text:p>19016</text:p>
          </table:table-cell>
          <table:table-cell office:value-type="string">
            <text:p>EgSize=</text:p>
          </table:table-cell>
          <table:table-cell office:value-type="float" office:value="40">
            <text:p>40</text:p>
          </table:table-cell>
          <table:table-cell office:value-type="string">
            <text:p>ExpSize=</text:p>
          </table:table-cell>
          <table:table-cell office:value-type="float" office:value="131">
            <text:p>131</text:p>
          </table:table-cell>
          <table:table-cell office:value-type="string">
            <text:p>SolSize=</text:p>
          </table:table-cell>
          <table:table-cell office:value-type="float" office:value="91">
            <text:p>91</text:p>
          </table:table-cell>
          <table:table-cell office:value-type="string">
            <text:p>Gen=</text:p>
          </table:table-cell>
          <table:table-cell office:value-type="float" office:value="19016">
            <text:p>19016</text:p>
          </table:table-cell>
          <table:table-cell office:value-type="string">
            <text:p>examples/tpp/p10.pddl</text:p>
          </table:table-cell>
          <table:table-cell table:formula="of:=AVERAGE([.X199:.X207])" office:value-type="float" office:value="1.00848804797698">
            <text:p>1.008488048</text:p>
          </table:table-cell>
          <table:table-cell table:formula="of:=[.M207]/[.U207]" office:value-type="float" office:value="1">
            <text:p>1</text:p>
          </table:table-cell>
          <table:table-cell table:formula="of:=LOG([.M207])" office:value-type="float" office:value="4.27911916872012">
            <text:p>4.2791191687</text:p>
          </table:table-cell>
          <table:table-cell table:formula="of:=LOG([.X207])" office:value-type="float" office:value="0">
            <text:p>0</text:p>
          </table:table-cell>
          <table:table-cell table:formula="of:=[.O207]/[.E207]*100" office:value-type="float" office:value="43.4782608695652">
            <text:p>43.4782608696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18">
            <text:p>18</text:p>
          </table:table-cell>
          <table:table-cell office:value-type="string">
            <text:p>ExpSize=</text:p>
          </table:table-cell>
          <table:table-cell office:value-type="float" office:value="5">
            <text:p>5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21">
            <text:p>21</text:p>
          </table:table-cell>
          <table:table-cell office:value-type="string">
            <text:p>EgSize=</text:p>
          </table:table-cell>
          <table:table-cell office:value-type="float" office:value="2">
            <text:p>2</text:p>
          </table:table-cell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5">
            <text:p>5</text:p>
          </table:table-cell>
          <table:table-cell office:value-type="string">
            <text:p>Gen=</text:p>
          </table:table-cell>
          <table:table-cell office:value-type="float" office:value="21">
            <text:p>21</text:p>
          </table:table-cell>
          <table:table-cell office:value-type="string">
            <text:p>examples/transport/p01.pddl</text:p>
          </table:table-cell>
          <table:table-cell/>
          <table:table-cell table:formula="of:=[.M208]/[.U208]" office:value-type="float" office:value="1">
            <text:p>1</text:p>
          </table:table-cell>
          <table:table-cell table:formula="of:=LOG([.M208])" office:value-type="float" office:value="1.32221929473392">
            <text:p>1.3222192947</text:p>
          </table:table-cell>
          <table:table-cell table:formula="of:=LOG([.X208])" office:value-type="float" office:value="0">
            <text:p>0</text:p>
          </table:table-cell>
          <table:table-cell table:formula="of:=[.O208]/[.E208]*100" office:value-type="float" office:value="40">
            <text:p>4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7">
            <text:p>17</text:p>
          </table:table-cell>
          <table:table-cell office:value-type="string">
            <text:p>SolSize=</text:p>
          </table:table-cell>
          <table:table-cell office:value-type="float" office:value="17">
            <text:p>17</text:p>
          </table:table-cell>
          <table:table-cell office:value-type="string">
            <text:p>Gen=</text:p>
          </table:table-cell>
          <table:table-cell office:value-type="float" office:value="71">
            <text:p>71</text:p>
          </table:table-cell>
          <table:table-cell office:value-type="string">
            <text:p>ExpSize=</text:p>
          </table:table-cell>
          <table:table-cell office:value-type="float" office:value="16">
            <text:p>16</text:p>
          </table:table-cell>
          <table:table-cell office:value-type="string">
            <text:p>SolSize=</text:p>
          </table:table-cell>
          <table:table-cell office:value-type="float" office:value="16">
            <text:p>16</text:p>
          </table:table-cell>
          <table:table-cell office:value-type="string">
            <text:p>Gen=</text:p>
          </table:table-cell>
          <table:table-cell office:value-type="float" office:value="99">
            <text:p>99</text:p>
          </table:table-cell>
          <table:table-cell office:value-type="string">
            <text:p>EgSize=</text:p>
          </table:table-cell>
          <table:table-cell office:value-type="float" office:value="7">
            <text:p>7</text:p>
          </table:table-cell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7">
            <text:p>17</text:p>
          </table:table-cell>
          <table:table-cell office:value-type="string">
            <text:p>Gen=</text:p>
          </table:table-cell>
          <table:table-cell office:value-type="float" office:value="64">
            <text:p>64</text:p>
          </table:table-cell>
          <table:table-cell office:value-type="string">
            <text:p>examples/transport/p02.pddl</text:p>
          </table:table-cell>
          <table:table-cell/>
          <table:table-cell table:formula="of:=[.M209]/[.U209]" office:value-type="float" office:value="1.546875">
            <text:p>1.546875</text:p>
          </table:table-cell>
          <table:table-cell table:formula="of:=LOG([.M209])" office:value-type="float" office:value="1.99563519459755">
            <text:p>1.9956351946</text:p>
          </table:table-cell>
          <table:table-cell table:formula="of:=LOG([.X209])" office:value-type="float" office:value="0.189455220613663">
            <text:p>0.1894552206</text:p>
          </table:table-cell>
          <table:table-cell table:formula="of:=[.O209]/[.E209]*100" office:value-type="float" office:value="41.1764705882353">
            <text:p>41.176470588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0">
            <text:p>20</text:p>
          </table:table-cell>
          <table:table-cell office:value-type="string">
            <text:p>SolSize=</text:p>
          </table:table-cell>
          <table:table-cell office:value-type="float" office:value="20">
            <text:p>20</text:p>
          </table:table-cell>
          <table:table-cell office:value-type="string">
            <text:p>Gen=</text:p>
          </table:table-cell>
          <table:table-cell office:value-type="float" office:value="152">
            <text:p>152</text:p>
          </table:table-cell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176">
            <text:p>176</text:p>
          </table:table-cell>
          <table:table-cell office:value-type="string">
            <text:p>EgSize=</text:p>
          </table:table-cell>
          <table:table-cell office:value-type="float" office:value="14">
            <text:p>14</text:p>
          </table:table-cell>
          <table:table-cell office:value-type="string">
            <text:p>ExpSize=</text:p>
          </table:table-cell>
          <table:table-cell office:value-type="float" office:value="27">
            <text:p>27</text:p>
          </table:table-cell>
          <table:table-cell office:value-type="string">
            <text:p>SolSize=</text:p>
          </table:table-cell>
          <table:table-cell office:value-type="float" office:value="23">
            <text:p>23</text:p>
          </table:table-cell>
          <table:table-cell office:value-type="string">
            <text:p>Gen=</text:p>
          </table:table-cell>
          <table:table-cell office:value-type="float" office:value="182">
            <text:p>182</text:p>
          </table:table-cell>
          <table:table-cell office:value-type="string">
            <text:p>examples/transport/p03.pddl</text:p>
          </table:table-cell>
          <table:table-cell/>
          <table:table-cell table:formula="of:=[.M210]/[.U210]" office:value-type="float" office:value="0.967032967032967">
            <text:p>0.967032967</text:p>
          </table:table-cell>
          <table:table-cell table:formula="of:=LOG([.M210])" office:value-type="float" office:value="2.24551266781415">
            <text:p>2.2455126678</text:p>
          </table:table-cell>
          <table:table-cell table:formula="of:=LOG([.X210])" office:value-type="float" office:value="-0.014558720170925">
            <text:p>-0.0145587202</text:p>
          </table:table-cell>
          <table:table-cell table:formula="of:=[.O210]/[.E210]*100" office:value-type="float" office:value="70">
            <text:p>70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9">
            <text:p>29</text:p>
          </table:table-cell>
          <table:table-cell office:value-type="string">
            <text:p>SolSize=</text:p>
          </table:table-cell>
          <table:table-cell office:value-type="float" office:value="29">
            <text:p>29</text:p>
          </table:table-cell>
          <table:table-cell office:value-type="string">
            <text:p>Gen=</text:p>
          </table:table-cell>
          <table:table-cell office:value-type="float" office:value="362">
            <text:p>362</text:p>
          </table:table-cell>
          <table:table-cell office:value-type="string">
            <text:p>ExpSize=</text:p>
          </table:table-cell>
          <table:table-cell office:value-type="float" office:value="22">
            <text:p>22</text:p>
          </table:table-cell>
          <table:table-cell office:value-type="string">
            <text:p>SolSize=</text:p>
          </table:table-cell>
          <table:table-cell office:value-type="float" office:value="22">
            <text:p>22</text:p>
          </table:table-cell>
          <table:table-cell office:value-type="string">
            <text:p>Gen=</text:p>
          </table:table-cell>
          <table:table-cell office:value-type="float" office:value="240">
            <text:p>240</text:p>
          </table:table-cell>
          <table:table-cell office:value-type="string">
            <text:p>EgSize=</text:p>
          </table:table-cell>
          <table:table-cell office:value-type="float" office:value="14">
            <text:p>14</text:p>
          </table:table-cell>
          <table:table-cell office:value-type="string">
            <text:p>ExpSize=</text:p>
          </table:table-cell>
          <table:table-cell office:value-type="float" office:value="34">
            <text:p>34</text:p>
          </table:table-cell>
          <table:table-cell office:value-type="string">
            <text:p>SolSize=</text:p>
          </table:table-cell>
          <table:table-cell office:value-type="float" office:value="26">
            <text:p>26</text:p>
          </table:table-cell>
          <table:table-cell office:value-type="string">
            <text:p>Gen=</text:p>
          </table:table-cell>
          <table:table-cell office:value-type="float" office:value="277">
            <text:p>277</text:p>
          </table:table-cell>
          <table:table-cell office:value-type="string">
            <text:p>examples/transport/p04.pddl</text:p>
          </table:table-cell>
          <table:table-cell/>
          <table:table-cell table:formula="of:=[.M211]/[.U211]" office:value-type="float" office:value="0.866425992779783">
            <text:p>0.8664259928</text:p>
          </table:table-cell>
          <table:table-cell table:formula="of:=LOG([.M211])" office:value-type="float" office:value="2.38021124171161">
            <text:p>2.3802112417</text:p>
          </table:table-cell>
          <table:table-cell table:formula="of:=LOG([.X211])" office:value-type="float" office:value="-0.0622685273528425">
            <text:p>-0.0622685274</text:p>
          </table:table-cell>
          <table:table-cell table:formula="of:=[.O211]/[.E211]*100" office:value-type="float" office:value="48.2758620689655">
            <text:p>48.27586206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6">
            <text:p>36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559">
            <text:p>559</text:p>
          </table:table-cell>
          <table:table-cell office:value-type="string">
            <text:p>ExpSize=</text:p>
          </table:table-cell>
          <table:table-cell office:value-type="float" office:value="36">
            <text:p>36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557">
            <text:p>557</text:p>
          </table:table-cell>
          <table:table-cell office:value-type="string">
            <text:p>EgSize=</text:p>
          </table:table-cell>
          <table:table-cell office:value-type="float" office:value="22">
            <text:p>22</text:p>
          </table:table-cell>
          <table:table-cell office:value-type="string">
            <text:p>ExpSize=</text:p>
          </table:table-cell>
          <table:table-cell office:value-type="float" office:value="57">
            <text:p>57</text:p>
          </table:table-cell>
          <table:table-cell office:value-type="string">
            <text:p>SolSize=</text:p>
          </table:table-cell>
          <table:table-cell office:value-type="float" office:value="35">
            <text:p>35</text:p>
          </table:table-cell>
          <table:table-cell office:value-type="string">
            <text:p>Gen=</text:p>
          </table:table-cell>
          <table:table-cell office:value-type="float" office:value="485">
            <text:p>485</text:p>
          </table:table-cell>
          <table:table-cell office:value-type="string">
            <text:p>examples/transport/p05.pddl</text:p>
          </table:table-cell>
          <table:table-cell/>
          <table:table-cell table:formula="of:=[.M212]/[.U212]" office:value-type="float" office:value="1.14845360824742">
            <text:p>1.1484536082</text:p>
          </table:table-cell>
          <table:table-cell table:formula="of:=LOG([.M212])" office:value-type="float" office:value="2.74585519517373">
            <text:p>2.7458551952</text:p>
          </table:table-cell>
          <table:table-cell table:formula="of:=LOG([.X212])" office:value-type="float" office:value="0.0601134565714652">
            <text:p>0.0601134566</text:p>
          </table:table-cell>
          <table:table-cell table:formula="of:=[.O212]/[.E212]*100" office:value-type="float" office:value="61.1111111111111">
            <text:p>61.111111111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9">
            <text:p>9</text:p>
          </table:table-cell>
          <table:table-cell office:value-type="string">
            <text:p>SolSize=</text:p>
          </table:table-cell>
          <table:table-cell office:value-type="float" office:value="9">
            <text:p>9</text:p>
          </table:table-cell>
          <table:table-cell office:value-type="string">
            <text:p>Gen=</text:p>
          </table:table-cell>
          <table:table-cell office:value-type="float" office:value="41">
            <text:p>41</text:p>
          </table:table-cell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32">
            <text:p>32</text:p>
          </table:table-cell>
          <table:table-cell office:value-type="string">
            <text:p>EgSize=</text:p>
          </table:table-cell>
          <table:table-cell office:value-type="float" office:value="1">
            <text:p>1</text:p>
          </table:table-cell>
          <table:table-cell office:value-type="string">
            <text:p>ExpSize=</text:p>
          </table:table-cell>
          <table:table-cell office:value-type="float" office:value="8">
            <text:p>8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32">
            <text:p>32</text:p>
          </table:table-cell>
          <table:table-cell office:value-type="string">
            <text:p>examples/transport/p11.pddl</text:p>
          </table:table-cell>
          <table:table-cell/>
          <table:table-cell table:formula="of:=[.M213]/[.U213]" office:value-type="float" office:value="1">
            <text:p>1</text:p>
          </table:table-cell>
          <table:table-cell table:formula="of:=LOG([.M213])" office:value-type="float" office:value="1.50514997831991">
            <text:p>1.5051499783</text:p>
          </table:table-cell>
          <table:table-cell table:formula="of:=LOG([.X213])" office:value-type="float" office:value="0">
            <text:p>0</text:p>
          </table:table-cell>
          <table:table-cell table:formula="of:=[.O213]/[.E213]*100" office:value-type="float" office:value="11.1111111111111">
            <text:p>11.111111111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8">
            <text:p>18</text:p>
          </table:table-cell>
          <table:table-cell office:value-type="string">
            <text:p>SolSize=</text:p>
          </table:table-cell>
          <table:table-cell office:value-type="float" office:value="18">
            <text:p>18</text:p>
          </table:table-cell>
          <table:table-cell office:value-type="string">
            <text:p>Gen=</text:p>
          </table:table-cell>
          <table:table-cell office:value-type="float" office:value="127">
            <text:p>127</text:p>
          </table:table-cell>
          <table:table-cell office:value-type="string">
            <text:p>ExpSize=</text:p>
          </table:table-cell>
          <table:table-cell office:value-type="float" office:value="17">
            <text:p>17</text:p>
          </table:table-cell>
          <table:table-cell office:value-type="string">
            <text:p>SolSize=</text:p>
          </table:table-cell>
          <table:table-cell office:value-type="float" office:value="17">
            <text:p>17</text:p>
          </table:table-cell>
          <table:table-cell office:value-type="string">
            <text:p>Gen=</text:p>
          </table:table-cell>
          <table:table-cell office:value-type="float" office:value="131">
            <text:p>131</text:p>
          </table:table-cell>
          <table:table-cell office:value-type="string">
            <text:p>EgSize=</text:p>
          </table:table-cell>
          <table:table-cell office:value-type="float" office:value="8">
            <text:p>8</text:p>
          </table:table-cell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117">
            <text:p>117</text:p>
          </table:table-cell>
          <table:table-cell office:value-type="string">
            <text:p>examples/transport/p12.pddl</text:p>
          </table:table-cell>
          <table:table-cell/>
          <table:table-cell table:formula="of:=[.M214]/[.U214]" office:value-type="float" office:value="1.11965811965812">
            <text:p>1.1196581197</text:p>
          </table:table-cell>
          <table:table-cell table:formula="of:=LOG([.M214])" office:value-type="float" office:value="2.11727129565576">
            <text:p>2.1172712957</text:p>
          </table:table-cell>
          <table:table-cell table:formula="of:=LOG([.X214])" office:value-type="float" office:value="0.0490854339096026">
            <text:p>0.0490854339</text:p>
          </table:table-cell>
          <table:table-cell table:formula="of:=[.O214]/[.E214]*100" office:value-type="float" office:value="44.4444444444444">
            <text:p>44.4444444444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1">
            <text:p>41</text:p>
          </table:table-cell>
          <table:table-cell office:value-type="string">
            <text:p>SolSize=</text:p>
          </table:table-cell>
          <table:table-cell office:value-type="float" office:value="41">
            <text:p>41</text:p>
          </table:table-cell>
          <table:table-cell office:value-type="string">
            <text:p>Gen=</text:p>
          </table:table-cell>
          <table:table-cell office:value-type="float" office:value="519">
            <text:p>519</text:p>
          </table:table-cell>
          <table:table-cell office:value-type="string">
            <text:p>ExpSize=</text:p>
          </table:table-cell>
          <table:table-cell office:value-type="float" office:value="43">
            <text:p>43</text:p>
          </table:table-cell>
          <table:table-cell office:value-type="string">
            <text:p>SolSize=</text:p>
          </table:table-cell>
          <table:table-cell office:value-type="float" office:value="43">
            <text:p>43</text:p>
          </table:table-cell>
          <table:table-cell office:value-type="string">
            <text:p>Gen=</text:p>
          </table:table-cell>
          <table:table-cell office:value-type="float" office:value="528">
            <text:p>528</text:p>
          </table:table-cell>
          <table:table-cell office:value-type="string">
            <text:p>EgSize=</text:p>
          </table:table-cell>
          <table:table-cell office:value-type="float" office:value="21">
            <text:p>21</text:p>
          </table:table-cell>
          <table:table-cell office:value-type="string">
            <text:p>ExpSize=</text:p>
          </table:table-cell>
          <table:table-cell office:value-type="float" office:value="48">
            <text:p>48</text:p>
          </table:table-cell>
          <table:table-cell office:value-type="string">
            <text:p>SolSize=</text:p>
          </table:table-cell>
          <table:table-cell office:value-type="float" office:value="43">
            <text:p>43</text:p>
          </table:table-cell>
          <table:table-cell office:value-type="string">
            <text:p>Gen=</text:p>
          </table:table-cell>
          <table:table-cell office:value-type="float" office:value="317">
            <text:p>317</text:p>
          </table:table-cell>
          <table:table-cell office:value-type="string">
            <text:p>examples/transport/p13.pddl</text:p>
          </table:table-cell>
          <table:table-cell/>
          <table:table-cell table:formula="of:=[.M215]/[.U215]" office:value-type="float" office:value="1.66561514195584">
            <text:p>1.665615142</text:p>
          </table:table-cell>
          <table:table-cell table:formula="of:=LOG([.M215])" office:value-type="float" office:value="2.72263392253381">
            <text:p>2.7226339225</text:p>
          </table:table-cell>
          <table:table-cell table:formula="of:=LOG([.X215])" office:value-type="float" office:value="0.221574660316061">
            <text:p>0.2215746603</text:p>
          </table:table-cell>
          <table:table-cell table:formula="of:=[.O215]/[.E215]*100" office:value-type="float" office:value="51.219512195122">
            <text:p>51.219512195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4">
            <text:p>54</text:p>
          </table:table-cell>
          <table:table-cell office:value-type="string">
            <text:p>SolSize=</text:p>
          </table:table-cell>
          <table:table-cell office:value-type="float" office:value="54">
            <text:p>54</text:p>
          </table:table-cell>
          <table:table-cell office:value-type="string">
            <text:p>Gen=</text:p>
          </table:table-cell>
          <table:table-cell office:value-type="float" office:value="689">
            <text:p>689</text:p>
          </table:table-cell>
          <table:table-cell office:value-type="string">
            <text:p>ExpSize=</text:p>
          </table:table-cell>
          <table:table-cell office:value-type="float" office:value="53">
            <text:p>53</text:p>
          </table:table-cell>
          <table:table-cell office:value-type="string">
            <text:p>SolSize=</text:p>
          </table:table-cell>
          <table:table-cell office:value-type="float" office:value="53">
            <text:p>53</text:p>
          </table:table-cell>
          <table:table-cell office:value-type="string">
            <text:p>Gen=</text:p>
          </table:table-cell>
          <table:table-cell office:value-type="float" office:value="699">
            <text:p>699</text:p>
          </table:table-cell>
          <table:table-cell office:value-type="string">
            <text:p>EgSize=</text:p>
          </table:table-cell>
          <table:table-cell office:value-type="float" office:value="22">
            <text:p>22</text:p>
          </table:table-cell>
          <table:table-cell office:value-type="string">
            <text:p>ExpSize=</text:p>
          </table:table-cell>
          <table:table-cell office:value-type="float" office:value="56">
            <text:p>56</text:p>
          </table:table-cell>
          <table:table-cell office:value-type="string">
            <text:p>SolSize=</text:p>
          </table:table-cell>
          <table:table-cell office:value-type="float" office:value="51">
            <text:p>51</text:p>
          </table:table-cell>
          <table:table-cell office:value-type="string">
            <text:p>Gen=</text:p>
          </table:table-cell>
          <table:table-cell office:value-type="float" office:value="429">
            <text:p>429</text:p>
          </table:table-cell>
          <table:table-cell office:value-type="string">
            <text:p>examples/transport/p14.pddl</text:p>
          </table:table-cell>
          <table:table-cell/>
          <table:table-cell table:formula="of:=[.M216]/[.U216]" office:value-type="float" office:value="1.62937062937063">
            <text:p>1.6293706294</text:p>
          </table:table-cell>
          <table:table-cell table:formula="of:=LOG([.M216])" office:value-type="float" office:value="2.84447717574568">
            <text:p>2.8444771757</text:p>
          </table:table-cell>
          <table:table-cell table:formula="of:=LOG([.X216])" office:value-type="float" office:value="0.212019883560957">
            <text:p>0.2120198836</text:p>
          </table:table-cell>
          <table:table-cell table:formula="of:=[.O216]/[.E216]*100" office:value-type="float" office:value="40.7407407407407">
            <text:p>40.740740740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56">
            <text:p>56</text:p>
          </table:table-cell>
          <table:table-cell office:value-type="string">
            <text:p>SolSize=</text:p>
          </table:table-cell>
          <table:table-cell office:value-type="float" office:value="56">
            <text:p>56</text:p>
          </table:table-cell>
          <table:table-cell office:value-type="string">
            <text:p>Gen=</text:p>
          </table:table-cell>
          <table:table-cell office:value-type="float" office:value="777">
            <text:p>777</text:p>
          </table:table-cell>
          <table:table-cell office:value-type="string">
            <text:p>ExpSize=</text:p>
          </table:table-cell>
          <table:table-cell office:value-type="float" office:value="55">
            <text:p>55</text:p>
          </table:table-cell>
          <table:table-cell office:value-type="string">
            <text:p>SolSize=</text:p>
          </table:table-cell>
          <table:table-cell office:value-type="float" office:value="55">
            <text:p>55</text:p>
          </table:table-cell>
          <table:table-cell office:value-type="string">
            <text:p>Gen=</text:p>
          </table:table-cell>
          <table:table-cell office:value-type="float" office:value="786">
            <text:p>786</text:p>
          </table:table-cell>
          <table:table-cell office:value-type="string">
            <text:p>EgSize=</text:p>
          </table:table-cell>
          <table:table-cell office:value-type="float" office:value="29">
            <text:p>29</text:p>
          </table:table-cell>
          <table:table-cell office:value-type="string">
            <text:p>ExpSize=</text:p>
          </table:table-cell>
          <table:table-cell office:value-type="float" office:value="69">
            <text:p>69</text:p>
          </table:table-cell>
          <table:table-cell office:value-type="string">
            <text:p>SolSize=</text:p>
          </table:table-cell>
          <table:table-cell office:value-type="float" office:value="57">
            <text:p>57</text:p>
          </table:table-cell>
          <table:table-cell office:value-type="string">
            <text:p>Gen=</text:p>
          </table:table-cell>
          <table:table-cell office:value-type="float" office:value="487">
            <text:p>487</text:p>
          </table:table-cell>
          <table:table-cell office:value-type="string">
            <text:p>examples/transport/p15.pddl</text:p>
          </table:table-cell>
          <table:table-cell/>
          <table:table-cell table:formula="of:=[.M217]/[.U217]" office:value-type="float" office:value="1.61396303901437">
            <text:p>1.613963039</text:p>
          </table:table-cell>
          <table:table-cell table:formula="of:=LOG([.M217])" office:value-type="float" office:value="2.89542254603941">
            <text:p>2.895422546</text:p>
          </table:table-cell>
          <table:table-cell table:formula="of:=LOG([.X217])" office:value-type="float" office:value="0.207893584824774">
            <text:p>0.2078935848</text:p>
          </table:table-cell>
          <table:table-cell table:formula="of:=[.O217]/[.E217]*100" office:value-type="float" office:value="51.7857142857143">
            <text:p>51.785714285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7">
            <text:p>7</text:p>
          </table:table-cell>
          <table:table-cell office:value-type="string">
            <text:p>Gen=</text:p>
          </table:table-cell>
          <table:table-cell office:value-type="float" office:value="31">
            <text:p>31</text:p>
          </table:table-cell>
          <table:table-cell office:value-type="string">
            <text:p>ExpSize=</text:p>
          </table:table-cell>
          <table:table-cell office:value-type="float" office:value="4">
            <text:p>4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16">
            <text:p>16</text:p>
          </table:table-cell>
          <table:table-cell office:value-type="string">
            <text:p>EgSize=</text:p>
          </table:table-cell>
          <table:table-cell office:value-type="float" office:value="3">
            <text:p>3</text:p>
          </table:table-cell>
          <table:table-cell office:value-type="string">
            <text:p>ExpSize=</text:p>
          </table:table-cell>
          <table:table-cell office:value-type="float" office:value="7">
            <text:p>7</text:p>
          </table:table-cell>
          <table:table-cell office:value-type="string">
            <text:p>SolSize=</text:p>
          </table:table-cell>
          <table:table-cell office:value-type="float" office:value="4">
            <text:p>4</text:p>
          </table:table-cell>
          <table:table-cell office:value-type="string">
            <text:p>Gen=</text:p>
          </table:table-cell>
          <table:table-cell office:value-type="float" office:value="16">
            <text:p>16</text:p>
          </table:table-cell>
          <table:table-cell office:value-type="string">
            <text:p>examples/transport/p21.pddl</text:p>
          </table:table-cell>
          <table:table-cell/>
          <table:table-cell table:formula="of:=[.M218]/[.U218]" office:value-type="float" office:value="1">
            <text:p>1</text:p>
          </table:table-cell>
          <table:table-cell table:formula="of:=LOG([.M218])" office:value-type="float" office:value="1.20411998265592">
            <text:p>1.2041199827</text:p>
          </table:table-cell>
          <table:table-cell table:formula="of:=LOG([.X218])" office:value-type="float" office:value="0">
            <text:p>0</text:p>
          </table:table-cell>
          <table:table-cell table:formula="of:=[.O218]/[.E218]*100" office:value-type="float" office:value="42.8571428571429">
            <text:p>42.8571428571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2">
            <text:p>12</text:p>
          </table:table-cell>
          <table:table-cell office:value-type="string">
            <text:p>SolSize=</text:p>
          </table:table-cell>
          <table:table-cell office:value-type="float" office:value="12">
            <text:p>12</text:p>
          </table:table-cell>
          <table:table-cell office:value-type="string">
            <text:p>Gen=</text:p>
          </table:table-cell>
          <table:table-cell office:value-type="float" office:value="65">
            <text:p>65</text:p>
          </table:table-cell>
          <table:table-cell office:value-type="string">
            <text:p>ExpSize=</text:p>
          </table:table-cell>
          <table:table-cell office:value-type="float" office:value="14">
            <text:p>14</text:p>
          </table:table-cell>
          <table:table-cell office:value-type="string">
            <text:p>SolSize=</text:p>
          </table:table-cell>
          <table:table-cell office:value-type="float" office:value="14">
            <text:p>14</text:p>
          </table:table-cell>
          <table:table-cell office:value-type="string">
            <text:p>Gen=</text:p>
          </table:table-cell>
          <table:table-cell office:value-type="float" office:value="56">
            <text:p>56</text:p>
          </table:table-cell>
          <table:table-cell office:value-type="string">
            <text:p>EgSize=</text:p>
          </table:table-cell>
          <table:table-cell office:value-type="float" office:value="5">
            <text:p>5</text:p>
          </table:table-cell>
          <table:table-cell office:value-type="string">
            <text:p>ExpSize=</text:p>
          </table:table-cell>
          <table:table-cell office:value-type="float" office:value="21">
            <text:p>21</text:p>
          </table:table-cell>
          <table:table-cell office:value-type="string">
            <text:p>SolSize=</text:p>
          </table:table-cell>
          <table:table-cell office:value-type="float" office:value="16">
            <text:p>16</text:p>
          </table:table-cell>
          <table:table-cell office:value-type="string">
            <text:p>Gen=</text:p>
          </table:table-cell>
          <table:table-cell office:value-type="float" office:value="71">
            <text:p>71</text:p>
          </table:table-cell>
          <table:table-cell office:value-type="string">
            <text:p>examples/transport/p22.pddl</text:p>
          </table:table-cell>
          <table:table-cell/>
          <table:table-cell table:formula="of:=[.M219]/[.U219]" office:value-type="float" office:value="0.788732394366197">
            <text:p>0.7887323944</text:p>
          </table:table-cell>
          <table:table-cell table:formula="of:=LOG([.M219])" office:value-type="float" office:value="1.7481880270062">
            <text:p>1.748188027</text:p>
          </table:table-cell>
          <table:table-cell table:formula="of:=LOG([.X219])" office:value-type="float" office:value="-0.103070321712875">
            <text:p>-0.1030703217</text:p>
          </table:table-cell>
          <table:table-cell table:formula="of:=[.O219]/[.E219]*100" office:value-type="float" office:value="41.6666666666667">
            <text:p>41.6666666667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19">
            <text:p>19</text:p>
          </table:table-cell>
          <table:table-cell office:value-type="string">
            <text:p>SolSize=</text:p>
          </table:table-cell>
          <table:table-cell office:value-type="float" office:value="19">
            <text:p>19</text:p>
          </table:table-cell>
          <table:table-cell office:value-type="string">
            <text:p>Gen=</text:p>
          </table:table-cell>
          <table:table-cell office:value-type="float" office:value="138">
            <text:p>138</text:p>
          </table:table-cell>
          <table:table-cell office:value-type="string">
            <text:p>ExpSize=</text:p>
          </table:table-cell>
          <table:table-cell office:value-type="float" office:value="25">
            <text:p>25</text:p>
          </table:table-cell>
          <table:table-cell office:value-type="string">
            <text:p>SolSize=</text:p>
          </table:table-cell>
          <table:table-cell office:value-type="float" office:value="25">
            <text:p>25</text:p>
          </table:table-cell>
          <table:table-cell office:value-type="string">
            <text:p>Gen=</text:p>
          </table:table-cell>
          <table:table-cell office:value-type="float" office:value="169">
            <text:p>169</text:p>
          </table:table-cell>
          <table:table-cell office:value-type="string">
            <text:p>EgSize=</text:p>
          </table:table-cell>
          <table:table-cell office:value-type="float" office:value="7">
            <text:p>7</text:p>
          </table:table-cell>
          <table:table-cell office:value-type="string">
            <text:p>ExpSize=</text:p>
          </table:table-cell>
          <table:table-cell office:value-type="float" office:value="30">
            <text:p>30</text:p>
          </table:table-cell>
          <table:table-cell office:value-type="string">
            <text:p>SolSize=</text:p>
          </table:table-cell>
          <table:table-cell office:value-type="float" office:value="25">
            <text:p>25</text:p>
          </table:table-cell>
          <table:table-cell office:value-type="string">
            <text:p>Gen=</text:p>
          </table:table-cell>
          <table:table-cell office:value-type="float" office:value="150">
            <text:p>150</text:p>
          </table:table-cell>
          <table:table-cell office:value-type="string">
            <text:p>examples/transport/p23.pddl</text:p>
          </table:table-cell>
          <table:table-cell/>
          <table:table-cell table:formula="of:=[.M220]/[.U220]" office:value-type="float" office:value="1.12666666666667">
            <text:p>1.1266666667</text:p>
          </table:table-cell>
          <table:table-cell table:formula="of:=LOG([.M220])" office:value-type="float" office:value="2.22788670461367">
            <text:p>2.2278867046</text:p>
          </table:table-cell>
          <table:table-cell table:formula="of:=LOG([.X220])" office:value-type="float" office:value="0.0517954455579923">
            <text:p>0.0517954456</text:p>
          </table:table-cell>
          <table:table-cell table:formula="of:=[.O220]/[.E220]*100" office:value-type="float" office:value="36.8421052631579">
            <text:p>36.8421052632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23">
            <text:p>23</text:p>
          </table:table-cell>
          <table:table-cell office:value-type="string">
            <text:p>SolSize=</text:p>
          </table:table-cell>
          <table:table-cell office:value-type="float" office:value="23">
            <text:p>23</text:p>
          </table:table-cell>
          <table:table-cell office:value-type="string">
            <text:p>Gen=</text:p>
          </table:table-cell>
          <table:table-cell office:value-type="float" office:value="201">
            <text:p>201</text:p>
          </table:table-cell>
          <table:table-cell office:value-type="string">
            <text:p>ExpSize=</text:p>
          </table:table-cell>
          <table:table-cell office:value-type="float" office:value="25">
            <text:p>25</text:p>
          </table:table-cell>
          <table:table-cell office:value-type="string">
            <text:p>SolSize=</text:p>
          </table:table-cell>
          <table:table-cell office:value-type="float" office:value="25">
            <text:p>25</text:p>
          </table:table-cell>
          <table:table-cell office:value-type="string">
            <text:p>Gen=</text:p>
          </table:table-cell>
          <table:table-cell office:value-type="float" office:value="224">
            <text:p>224</text:p>
          </table:table-cell>
          <table:table-cell office:value-type="string">
            <text:p>EgSize=</text:p>
          </table:table-cell>
          <table:table-cell office:value-type="float" office:value="12">
            <text:p>12</text:p>
          </table:table-cell>
          <table:table-cell office:value-type="string">
            <text:p>ExpSize=</text:p>
          </table:table-cell>
          <table:table-cell office:value-type="float" office:value="30">
            <text:p>30</text:p>
          </table:table-cell>
          <table:table-cell office:value-type="string">
            <text:p>SolSize=</text:p>
          </table:table-cell>
          <table:table-cell office:value-type="float" office:value="25">
            <text:p>25</text:p>
          </table:table-cell>
          <table:table-cell office:value-type="string">
            <text:p>Gen=</text:p>
          </table:table-cell>
          <table:table-cell office:value-type="float" office:value="178">
            <text:p>178</text:p>
          </table:table-cell>
          <table:table-cell office:value-type="string">
            <text:p>examples/transport/p24.pddl</text:p>
          </table:table-cell>
          <table:table-cell/>
          <table:table-cell table:formula="of:=[.M221]/[.U221]" office:value-type="float" office:value="1.25842696629213">
            <text:p>1.2584269663</text:p>
          </table:table-cell>
          <table:table-cell table:formula="of:=LOG([.M221])" office:value-type="float" office:value="2.35024801833416">
            <text:p>2.3502480183</text:p>
          </table:table-cell>
          <table:table-cell table:formula="of:=LOG([.X221])" office:value-type="float" office:value="0.0998280160252688">
            <text:p>0.099828016</text:p>
          </table:table-cell>
          <table:table-cell table:formula="of:=[.O221]/[.E221]*100" office:value-type="float" office:value="52.1739130434783">
            <text:p>52.1739130435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36">
            <text:p>36</text:p>
          </table:table-cell>
          <table:table-cell office:value-type="string">
            <text:p>SolSize=</text:p>
          </table:table-cell>
          <table:table-cell office:value-type="float" office:value="36">
            <text:p>36</text:p>
          </table:table-cell>
          <table:table-cell office:value-type="string">
            <text:p>Gen=</text:p>
          </table:table-cell>
          <table:table-cell office:value-type="float" office:value="331">
            <text:p>331</text:p>
          </table:table-cell>
          <table:table-cell office:value-type="string">
            <text:p>ExpSize=</text:p>
          </table:table-cell>
          <table:table-cell office:value-type="float" office:value="33">
            <text:p>33</text:p>
          </table:table-cell>
          <table:table-cell office:value-type="string">
            <text:p>SolSize=</text:p>
          </table:table-cell>
          <table:table-cell office:value-type="float" office:value="33">
            <text:p>33</text:p>
          </table:table-cell>
          <table:table-cell office:value-type="string">
            <text:p>Gen=</text:p>
          </table:table-cell>
          <table:table-cell office:value-type="float" office:value="314">
            <text:p>314</text:p>
          </table:table-cell>
          <table:table-cell office:value-type="string">
            <text:p>EgSize=</text:p>
          </table:table-cell>
          <table:table-cell office:value-type="float" office:value="14">
            <text:p>14</text:p>
          </table:table-cell>
          <table:table-cell office:value-type="string">
            <text:p>ExpSize=</text:p>
          </table:table-cell>
          <table:table-cell office:value-type="float" office:value="38">
            <text:p>38</text:p>
          </table:table-cell>
          <table:table-cell office:value-type="string">
            <text:p>SolSize=</text:p>
          </table:table-cell>
          <table:table-cell office:value-type="float" office:value="33">
            <text:p>33</text:p>
          </table:table-cell>
          <table:table-cell office:value-type="string">
            <text:p>Gen=</text:p>
          </table:table-cell>
          <table:table-cell office:value-type="float" office:value="258">
            <text:p>258</text:p>
          </table:table-cell>
          <table:table-cell office:value-type="string">
            <text:p>examples/transport/p25.pddl</text:p>
          </table:table-cell>
          <table:table-cell/>
          <table:table-cell table:formula="of:=[.M222]/[.U222]" office:value-type="float" office:value="1.21705426356589">
            <text:p>1.2170542636</text:p>
          </table:table-cell>
          <table:table-cell table:formula="of:=LOG([.M222])" office:value-type="float" office:value="2.49692964807321">
            <text:p>2.4969296481</text:p>
          </table:table-cell>
          <table:table-cell table:formula="of:=LOG([.X222])" office:value-type="float" office:value="0.0853099421099847">
            <text:p>0.0853099421</text:p>
          </table:table-cell>
          <table:table-cell table:formula="of:=[.O222]/[.E222]*100" office:value-type="float" office:value="38.8888888888889">
            <text:p>38.8888888889</text:p>
          </table:table-cell>
          <table:table-cell table:number-columns-repeated="43"/>
        </table:table-row>
        <table:table-row table:style-name="ro2">
          <table:table-cell/>
          <table:table-cell office:value-type="string">
            <text:p>ExpSize=</text:p>
          </table:table-cell>
          <table:table-cell office:value-type="float" office:value="41">
            <text:p>41</text:p>
          </table:table-cell>
          <table:table-cell office:value-type="string">
            <text:p>SolSize=</text:p>
          </table:table-cell>
          <table:table-cell office:value-type="float" office:value="41">
            <text:p>41</text:p>
          </table:table-cell>
          <table:table-cell office:value-type="string">
            <text:p>Gen=</text:p>
          </table:table-cell>
          <table:table-cell office:value-type="float" office:value="957">
            <text:p>957</text:p>
          </table:table-cell>
          <table:table-cell office:value-type="string">
            <text:p>ExpSize=</text:p>
          </table:table-cell>
          <table:table-cell office:value-type="float" office:value="45">
            <text:p>45</text:p>
          </table:table-cell>
          <table:table-cell office:value-type="string">
            <text:p>SolSize=</text:p>
          </table:table-cell>
          <table:table-cell office:value-type="float" office:value="45">
            <text:p>45</text:p>
          </table:table-cell>
          <table:table-cell office:value-type="string">
            <text:p>Gen=</text:p>
          </table:table-cell>
          <table:table-cell office:value-type="float" office:value="963">
            <text:p>963</text:p>
          </table:table-cell>
          <table:table-cell office:value-type="string">
            <text:p>EgSize=</text:p>
          </table:table-cell>
          <table:table-cell office:value-type="float" office:value="19">
            <text:p>19</text:p>
          </table:table-cell>
          <table:table-cell office:value-type="string">
            <text:p>ExpSize=</text:p>
          </table:table-cell>
          <table:table-cell office:value-type="float" office:value="47">
            <text:p>47</text:p>
          </table:table-cell>
          <table:table-cell office:value-type="string">
            <text:p>SolSize=</text:p>
          </table:table-cell>
          <table:table-cell office:value-type="float" office:value="43">
            <text:p>43</text:p>
          </table:table-cell>
          <table:table-cell office:value-type="string">
            <text:p>Gen=</text:p>
          </table:table-cell>
          <table:table-cell office:value-type="float" office:value="587">
            <text:p>587</text:p>
          </table:table-cell>
          <table:table-cell office:value-type="string">
            <text:p>examples/transport/p26.pddl</text:p>
          </table:table-cell>
          <table:table-cell table:formula="of:=AVERAGE([.X208:.X223])" office:value-type="float" office:value="1.22430124585963">
            <text:p>1.2243012459</text:p>
          </table:table-cell>
          <table:table-cell table:formula="of:=[.M223]/[.U223]" office:value-type="float" office:value="1.64054514480409">
            <text:p>1.6405451448</text:p>
          </table:table-cell>
          <table:table-cell table:formula="of:=LOG([.M223])" office:value-type="float" office:value="2.98362628712453">
            <text:p>2.9836262871</text:p>
          </table:table-cell>
          <table:table-cell table:formula="of:=LOG([.X223])" office:value-type="float" office:value="0.21498818587692">
            <text:p>0.2149881859</text:p>
          </table:table-cell>
          <table:table-cell table:formula="of:=[.O223]/[.E223]*100" office:value-type="float" office:value="46.3414634146342">
            <text:p>46.3414634146</text:p>
          </table:table-cell>
          <table:table-cell table:number-columns-repeated="43"/>
        </table:table-row>
        <table:table-row table:style-name="ro1" table:number-rows-repeated="1048352">
          <table:table-cell table:number-columns-repeated="70"/>
        </table:table-row>
        <table:table-row table:style-name="ro1">
          <table:table-cell table:number-columns-repeated="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5T03:34:21</dc:date>
    <dc:creator>Aram Ebtekar</dc:creator>
    <meta:generator>LibreOffice/3.5$Linux_X86_64 LibreOffice_project/350m1$Build-2</meta:generator>
    <meta:editing-duration>PT1H16M7S</meta:editing-duration>
    <meta:editing-cycles>8</meta:editing-cycles>
    <meta:document-statistic meta:table-count="1" meta:cell-count="56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title svg:x="4.292cm" svg:y="0.315cm" chart:style-name="ch2">
          <text:p>Speedup vs NodesGenerated log-log</text:p>
        </chart:title>
        <chart:plot-area chart:style-name="ch3" table:cell-range-address="Sheet1.Y1:Sheet1.Z128 Sheet1.Y133:Sheet1.Z193 Sheet1.Y195:Sheet1.Z197 Sheet1.Y199:Sheet1.Z223" chart:data-source-has-labels="row" svg:x="0.77cm" svg:y="1.631cm" svg:width="14.59cm" svg:height="6.751cm">
          <chartooo:coordinate-region svg:x="1.603cm" svg:y="1.83cm" svg:width="13.663cm" svg:height="6.3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Z2:Sheet1.Z128 Sheet1.Z133:Sheet1.Z193 Sheet1.Z195:Sheet1.Z197 Sheet1.Z199:Sheet1.Z223" chart:label-cell-address="Sheet1.Z1:Sheet1.Z1" chart:class="chart:scatter">
            <chart:domain table:cell-range-address="Sheet1.Y2:Sheet1.Y128 Sheet1.Y133:Sheet1.Y193 Sheet1.Y195:Sheet1.Y197 Sheet1.Y199:Sheet1.Y223"/>
            <chart:data-point chart:repeated="2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 Column Y Column Y Column Y</text:p>
              </table:table-cell>
              <table:table-cell office:value-type="string">
                <text:p>Log(Speedup)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159500516564">
                <text:p>2.6159500516564</text:p>
                <draw:g>
                  <svg:desc>Sheet1.Y2:Sheet1.Y128 Sheet1.Y133:Sheet1.Y193 Sheet1.Y195:Sheet1.Y197 Sheet1.Y199:Sheet1.Y223</svg:desc>
                </draw:g>
              </table:table-cell>
              <table:table-cell office:value-type="float" office:value="0.339488247483157">
                <text:p>0.339488247483157</text:p>
                <draw:g>
                  <svg:desc>Sheet1.Z2:Sheet1.Z128 Sheet1.Z133:Sheet1.Z193 Sheet1.Z195:Sheet1.Z197 Sheet1.Z199:Sheet1.Z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7077646284343">
                <text:p>3.07077646284343</text:p>
              </table:table-cell>
              <table:table-cell office:value-type="float" office:value="0.701560605433292">
                <text:p>0.701560605433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561244442423">
                <text:p>2.8561244442423</text:p>
              </table:table-cell>
              <table:table-cell office:value-type="float" office:value="0.577370843289471">
                <text:p>0.577370843289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9551804232315">
                <text:p>3.09551804232315</text:p>
              </table:table-cell>
              <table:table-cell office:value-type="float" office:value="0.680544694352333">
                <text:p>0.680544694352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8363586836188">
                <text:p>3.38363586836188</text:p>
              </table:table-cell>
              <table:table-cell office:value-type="float" office:value="0.566070498802099">
                <text:p>0.566070498802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1427729656159">
                <text:p>3.11427729656159</text:p>
              </table:table-cell>
              <table:table-cell office:value-type="float" office:value="0.577718853990056">
                <text:p>0.577718853990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4020662757471">
                <text:p>3.04020662757471</text:p>
              </table:table-cell>
              <table:table-cell office:value-type="float" office:value="0.0265269302835185">
                <text:p>0.0265269302835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931688056611">
                <text:p>2.66931688056611</text:p>
              </table:table-cell>
              <table:table-cell office:value-type="float" office:value="-0.0339744975525492">
                <text:p>-0.0339744975525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043913319193">
                <text:p>3.2043913319193</text:p>
              </table:table-cell>
              <table:table-cell office:value-type="float" office:value="0.492584102878109">
                <text:p>0.492584102878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5833562599195">
                <text:p>3.45833562599195</text:p>
              </table:table-cell>
              <table:table-cell office:value-type="float" office:value="0.409117603321766">
                <text:p>0.409117603321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8614446471052">
                <text:p>3.98614446471052</text:p>
              </table:table-cell>
              <table:table-cell office:value-type="float" office:value="0.579945041047208">
                <text:p>0.579945041047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986224297021">
                <text:p>3.6986224297021</text:p>
              </table:table-cell>
              <table:table-cell office:value-type="float" office:value="0.483513848649005">
                <text:p>0.483513848649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9119924649887">
                <text:p>3.79119924649887</text:p>
              </table:table-cell>
              <table:table-cell office:value-type="float" office:value="1.09222924216286">
                <text:p>1.09222924216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9609899213257">
                <text:p>3.49609899213257</text:p>
              </table:table-cell>
              <table:table-cell office:value-type="float" office:value="0.52808327813893">
                <text:p>0.52808327813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7703198562603">
                <text:p>3.57703198562603</text:p>
              </table:table-cell>
              <table:table-cell office:value-type="float" office:value="0.747728212795006">
                <text:p>0.747728212795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899051114394">
                <text:p>2.0899051114394</text:p>
              </table:table-cell>
              <table:table-cell office:value-type="float" office:value="0.46742014131092">
                <text:p>0.46742014131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4242268082221">
                <text:p>1.34242268082221</text:p>
              </table:table-cell>
              <table:table-cell office:value-type="float" office:value="0.0636690798693773">
                <text:p>0.06366907986937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5424250943932">
                <text:p>1.95424250943932</text:p>
              </table:table-cell>
              <table:table-cell office:value-type="float" office:value="0.229966639838536">
                <text:p>0.229966639838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4242268082221">
                <text:p>1.34242268082221</text:p>
              </table:table-cell>
              <table:table-cell office:value-type="float" office:value="-0.0555173278498314">
                <text:p>-0.05551732784983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5767857486918">
                <text:p>2.25767857486918</text:p>
              </table:table-cell>
              <table:table-cell office:value-type="float" office:value="0.212355596082527">
                <text:p>0.2123555960825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8081359228079">
                <text:p>1.88081359228079</text:p>
              </table:table-cell>
              <table:table-cell office:value-type="float" office:value="-0.00567713289169052">
                <text:p>-0.005677132891690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731278535997">
                <text:p>1.9731278535997</text:p>
              </table:table-cell>
              <table:table-cell office:value-type="float" office:value="0.109804993479243">
                <text:p>0.1098049934792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2838893005031">
                <text:p>2.62838893005031</text:p>
              </table:table-cell>
              <table:table-cell office:value-type="float" office:value="0.864960936487374">
                <text:p>0.8649609364873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405492482826">
                <text:p>2.2405492482826</text:p>
              </table:table-cell>
              <table:table-cell office:value-type="float" office:value="0.0975344480285046">
                <text:p>0.0975344480285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8319877396862">
                <text:p>2.58319877396862</text:p>
              </table:table-cell>
              <table:table-cell office:value-type="float" office:value="0.39567805313216">
                <text:p>0.395678053132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5788189673399">
                <text:p>2.45788189673399</text:p>
              </table:table-cell>
              <table:table-cell office:value-type="float" office:value="-0.01487455258322">
                <text:p>-0.01487455258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0243053644552">
                <text:p>2.70243053644552</text:p>
              </table:table-cell>
              <table:table-cell office:value-type="float" office:value="0.598626815489568">
                <text:p>0.598626815489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2374646681156">
                <text:p>2.52374646681156</text:p>
              </table:table-cell>
              <table:table-cell office:value-type="float" office:value="0.564705074490471">
                <text:p>0.564705074490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9284611518884">
                <text:p>3.19284611518884</text:p>
              </table:table-cell>
              <table:table-cell office:value-type="float" office:value="0.662646416985759">
                <text:p>0.6626464169857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051648493257">
                <text:p>2.94051648493257</text:p>
              </table:table-cell>
              <table:table-cell office:value-type="float" office:value="0.582581637932113">
                <text:p>0.5825816379321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48000694295715">
                <text:p>2.48000694295715</text:p>
              </table:table-cell>
              <table:table-cell office:value-type="float" office:value="-0.0463323344326934">
                <text:p>-0.04633233443269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3299611039215">
                <text:p>2.23299611039215</text:p>
              </table:table-cell>
              <table:table-cell office:value-type="float" office:value="0.0370964579829201">
                <text:p>0.0370964579829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3033376849501">
                <text:p>2.1303337684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2975228000241">
                <text:p>2.42975228000241</text:p>
              </table:table-cell>
              <table:table-cell office:value-type="float" office:value="-0.0685582737871925">
                <text:p>-0.0685582737871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5484486000851">
                <text:p>2.45484486000851</text:p>
              </table:table-cell>
              <table:table-cell office:value-type="float" office:value="-0.0294549793382756">
                <text:p>-0.02945497933827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1804809671209">
                <text:p>2.61804809671209</text:p>
              </table:table-cell>
              <table:table-cell office:value-type="float" office:value="0.0617455959448054">
                <text:p>0.06174559594480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8386080086657">
                <text:p>3.08386080086657</text:p>
              </table:table-cell>
              <table:table-cell office:value-type="float" office:value="0.384023074999327">
                <text:p>0.384023074999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5503222879097">
                <text:p>3.15503222879097</text:p>
              </table:table-cell>
              <table:table-cell office:value-type="float" office:value="0.542248372071235">
                <text:p>0.5422483720712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9328606702046">
                <text:p>2.59328606702046</text:p>
              </table:table-cell>
              <table:table-cell office:value-type="float" office:value="-0.101319131913111">
                <text:p>-0.101319131913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070679506613">
                <text:p>3.3070679506613</text:p>
              </table:table-cell>
              <table:table-cell office:value-type="float" office:value="0.579526693632742">
                <text:p>0.5795266936327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6892761168207">
                <text:p>3.06892761168207</text:p>
              </table:table-cell>
              <table:table-cell office:value-type="float" office:value="0.216447618045215">
                <text:p>0.2164476180452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6834733041216">
                <text:p>2.46834733041216</text:p>
              </table:table-cell>
              <table:table-cell office:value-type="float" office:value="0.0135024704036471">
                <text:p>0.01350247040364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7435059747938">
                <text:p>3.17435059747938</text:p>
              </table:table-cell>
              <table:table-cell office:value-type="float" office:value="0.639056477436609">
                <text:p>0.639056477436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3933269383026">
                <text:p>2.43933269383026</text:p>
              </table:table-cell>
              <table:table-cell office:value-type="float" office:value="0.0701168364201198">
                <text:p>0.07011683642011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28375338333253">
                <text:p>3.28375338333253</text:p>
              </table:table-cell>
              <table:table-cell office:value-type="float" office:value="0.531704935513088">
                <text:p>0.5317049355130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4688519083771">
                <text:p>3.04688519083771</text:p>
              </table:table-cell>
              <table:table-cell office:value-type="float" office:value="0.320157981811138">
                <text:p>0.320157981811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66614342729156">
                <text:p>3.66614342729156</text:p>
              </table:table-cell>
              <table:table-cell office:value-type="float" office:value="0.698595451072696">
                <text:p>0.6985954510726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23451728351269">
                <text:p>3.23451728351269</text:p>
              </table:table-cell>
              <table:table-cell office:value-type="float" office:value="0.532949298456759">
                <text:p>0.5329492984567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55278985019278">
                <text:p>3.55278985019278</text:p>
              </table:table-cell>
              <table:table-cell office:value-type="float" office:value="0.47036354933201">
                <text:p>0.470363549332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4748226067705">
                <text:p>3.24748226067705</text:p>
              </table:table-cell>
              <table:table-cell office:value-type="float" office:value="0.335792101923193">
                <text:p>0.3357921019231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9749088717106">
                <text:p>3.69749088717106</text:p>
              </table:table-cell>
              <table:table-cell office:value-type="float" office:value="0.76960747684035">
                <text:p>0.769607476840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4282542695918">
                <text:p>2.54282542695918</text:p>
              </table:table-cell>
              <table:table-cell office:value-type="float" office:value="-0.00248168950664419">
                <text:p>-0.002481689506644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481880270062">
                <text:p>2.7481880270062</text:p>
              </table:table-cell>
              <table:table-cell office:value-type="float" office:value="0.1249387366083">
                <text:p>0.12493873660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6229286445647">
                <text:p>2.56229286445647</text:p>
              </table:table-cell>
              <table:table-cell office:value-type="float" office:value="-0.032099685918952">
                <text:p>-0.0320996859189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9379038469082">
                <text:p>2.79379038469082</text:p>
              </table:table-cell>
              <table:table-cell office:value-type="float" office:value="-0.0450587060464366">
                <text:p>-0.04505870604643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8930885912362">
                <text:p>2.68930885912362</text:p>
              </table:table-cell>
              <table:table-cell office:value-type="float" office:value="-0.147015256583131">
                <text:p>-0.1470152565831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8127177155946">
                <text:p>3.18127177155946</text:p>
              </table:table-cell>
              <table:table-cell office:value-type="float" office:value="0.323939275128193">
                <text:p>0.3239392751281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3378437465648">
                <text:p>2.83378437465648</text:p>
              </table:table-cell>
              <table:table-cell office:value-type="float" office:value="-0.0063217198002789">
                <text:p>-0.00632171980027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4952701375435">
                <text:p>3.14952701375435</text:p>
              </table:table-cell>
              <table:table-cell office:value-type="float" office:value="0.0895851256923931">
                <text:p>0.08958512569239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3044892137827">
                <text:p>1.23044892137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232492903979">
                <text:p>1.623249290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1278385671974">
                <text:p>1.6127838567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5533603746506">
                <text:p>2.15533603746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2941892571429">
                <text:p>1.92941892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0139712432045">
                <text:p>2.2013971243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6069784035361">
                <text:p>2.06069784035361</text:p>
              </table:table-cell>
              <table:table-cell office:value-type="float" office:value="-0.0598760908522382">
                <text:p>-0.05987609085223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3136376415899">
                <text:p>2.43136376415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6007138798507">
                <text:p>2.26007138798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9136169383427">
                <text:p>2.49136169383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6481782300954">
                <text:p>2.26481782300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2271647114758">
                <text:p>2.22271647114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0483371661994">
                <text:p>2.4048337166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50105926221775">
                <text:p>2.5010592622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50379068305718">
                <text:p>2.50379068305718</text:p>
              </table:table-cell>
              <table:table-cell office:value-type="float" office:value="-0.0199557837543833">
                <text:p>-0.01995578375438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42324587393681">
                <text:p>2.42324587393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1719589794997">
                <text:p>2.51719589794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1954393554187">
                <text:p>1.81954393554187</text:p>
              </table:table-cell>
              <table:table-cell office:value-type="float" office:value="0.103540591907069">
                <text:p>0.103540591907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43933269383026">
                <text:p>2.43933269383026</text:p>
              </table:table-cell>
              <table:table-cell office:value-type="float" office:value="0.485090184390938">
                <text:p>0.4850901843909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94890176097021">
                <text:p>2.94890176097021</text:p>
              </table:table-cell>
              <table:table-cell office:value-type="float" office:value="0.00343317583839395">
                <text:p>0.003433175838393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6473092105363">
                <text:p>2.96473092105363</text:p>
              </table:table-cell>
              <table:table-cell office:value-type="float" office:value="0.0192623359218096">
                <text:p>0.01926233592180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23779499327392">
                <text:p>3.23779499327392</text:p>
              </table:table-cell>
              <table:table-cell office:value-type="float" office:value="0.172215278545474">
                <text:p>0.1722152785454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24895361549571">
                <text:p>3.24895361549571</text:p>
              </table:table-cell>
              <table:table-cell office:value-type="float" office:value="0.155882309119644">
                <text:p>0.1558823091196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14176323027579">
                <text:p>3.14176323027579</text:p>
              </table:table-cell>
              <table:table-cell office:value-type="float" office:value="0.131039364884015">
                <text:p>0.1310393648840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13956426617585">
                <text:p>3.13956426617585</text:p>
              </table:table-cell>
              <table:table-cell office:value-type="float" office:value="0.0289745558766008">
                <text:p>0.02897455587660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6604920980024">
                <text:p>3.36604920980024</text:p>
              </table:table-cell>
              <table:table-cell office:value-type="float" office:value="-0.0467472189163079">
                <text:p>-0.04674721891630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32283927268632">
                <text:p>3.32283927268632</text:p>
              </table:table-cell>
              <table:table-cell office:value-type="float" office:value="0.0445430645950472">
                <text:p>0.0445430645950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29380435991934">
                <text:p>3.29380435991934</text:p>
              </table:table-cell>
              <table:table-cell office:value-type="float" office:value="-0.0744825249827942">
                <text:p>-0.07448252498279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7235958252432">
                <text:p>3.37235958252432</text:p>
              </table:table-cell>
              <table:table-cell office:value-type="float" office:value="0.00463103643734733">
                <text:p>0.004631036437347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42586014507784">
                <text:p>3.42586014507784</text:p>
              </table:table-cell>
              <table:table-cell office:value-type="float" office:value="-0.0363880702771571">
                <text:p>-0.03638807027715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38667728396084">
                <text:p>3.38667728396084</text:p>
              </table:table-cell>
              <table:table-cell office:value-type="float" office:value="0.0135812968821108">
                <text:p>0.01358129688211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8184358794477">
                <text:p>2.18184358794477</text:p>
              </table:table-cell>
              <table:table-cell office:value-type="float" office:value="-0.0876693562731437">
                <text:p>-0.08766935627314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5836249209525">
                <text:p>2.15836249209525</text:p>
              </table:table-cell>
              <table:table-cell office:value-type="float" office:value="-0.111150452122667">
                <text:p>-0.111150452122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2941892571429">
                <text:p>1.92941892571429</text:p>
              </table:table-cell>
              <table:table-cell office:value-type="float" office:value="-0.0437089278854059">
                <text:p>-0.0437089278854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36921585741014">
                <text:p>2.36921585741014</text:p>
              </table:table-cell>
              <table:table-cell office:value-type="float" office:value="-0.0287241512618947">
                <text:p>-0.02872415126189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9589965240923">
                <text:p>2.19589965240923</text:p>
              </table:table-cell>
              <table:table-cell office:value-type="float" office:value="0.0198083933535525">
                <text:p>0.01980839335355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5125834871908">
                <text:p>1.85125834871908</text:p>
              </table:table-cell>
              <table:table-cell office:value-type="float" office:value="-0.0730209373428064">
                <text:p>-0.07302093734280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34242268082221">
                <text:p>2.34242268082221</text:p>
              </table:table-cell>
              <table:table-cell office:value-type="float" office:value="-0.00975983728915626">
                <text:p>-0.009759837289156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1703333929878">
                <text:p>2.01703333929878</text:p>
              </table:table-cell>
              <table:table-cell office:value-type="float" office:value="0.0258072636062855">
                <text:p>0.02580726360628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2380461031288">
                <text:p>2.2380461031288</text:p>
              </table:table-cell>
              <table:table-cell office:value-type="float" office:value="-0.0196324717403891">
                <text:p>-0.01963247174038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5533603746506">
                <text:p>2.15533603746506</text:p>
              </table:table-cell>
              <table:table-cell office:value-type="float" office:value="-0.107115052265368">
                <text:p>-0.1071150522653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25767857486918">
                <text:p>3.25767857486918</text:p>
              </table:table-cell>
              <table:table-cell office:value-type="float" office:value="0.573731444117672">
                <text:p>0.5737314441176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90687353472207">
                <text:p>2.90687353472207</text:p>
              </table:table-cell>
              <table:table-cell office:value-type="float" office:value="0.176899249022515">
                <text:p>0.1768992490225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1172330800734">
                <text:p>2.61172330800734</text:p>
              </table:table-cell>
              <table:table-cell office:value-type="float" office:value="-0.00527703311355717">
                <text:p>-0.005277033113557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2151352840477">
                <text:p>2.82151352840477</text:p>
              </table:table-cell>
              <table:table-cell office:value-type="float" office:value="0.0347621062592119">
                <text:p>0.03476210625921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4036268949424">
                <text:p>2.74036268949424</text:p>
              </table:table-cell>
              <table:table-cell office:value-type="float" office:value="-0.00627150944333491">
                <text:p>-0.006271509443334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6838591669">
                <text:p>2.66838591669</text:p>
              </table:table-cell>
              <table:table-cell office:value-type="float" office:value="0.0329021698750881">
                <text:p>0.03290216987508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9657433321043">
                <text:p>2.79657433321043</text:p>
              </table:table-cell>
              <table:table-cell office:value-type="float" office:value="0.0346464947899006">
                <text:p>0.03464649478990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67979117098035">
                <text:p>3.67979117098035</text:p>
              </table:table-cell>
              <table:table-cell office:value-type="float" office:value="0.453449083816724">
                <text:p>0.4534490838167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-0.0813473078041325">
                <text:p>-0.08134730780413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55557807277295">
                <text:p>3.55557807277295</text:p>
              </table:table-cell>
              <table:table-cell office:value-type="float" office:value="-0.0497269733681544">
                <text:p>-0.04972697336815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05307844348342">
                <text:p>2.05307844348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1914510144649">
                <text:p>3.1914510144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47567118832443">
                <text:p>2.47567118832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111473607758">
                <text:p>3.0111473607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5630250076729">
                <text:p>1.55630250076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53655844257153">
                <text:p>2.53655844257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0654018043395">
                <text:p>2.40654018043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7209785793572">
                <text:p>1.67209785793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72591163229505">
                <text:p>2.72591163229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87909587950007">
                <text:p>2.8790958795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36735592102602">
                <text:p>2.36735592102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3096301674259">
                <text:p>2.3096301674259</text:p>
              </table:table-cell>
              <table:table-cell office:value-type="float" office:value="-0.0986097978859508">
                <text:p>-0.09860979788595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7863920996807">
                <text:p>2.5786392099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4345267648619">
                <text:p>1.64345267648619</text:p>
              </table:table-cell>
              <table:table-cell office:value-type="float" office:value="-0.0808231931146016">
                <text:p>-0.08082319311460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6342799356294">
                <text:p>1.76342799356294</text:p>
              </table:table-cell>
              <table:table-cell office:value-type="float" office:value="0.0230653040686934">
                <text:p>0.02306530406869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4345267648619">
                <text:p>1.64345267648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2938377768521">
                <text:p>2.02938377768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81954393554187">
                <text:p>1.81954393554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04921802267018">
                <text:p>2.04921802267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8081359228079">
                <text:p>1.88081359228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45484486000851">
                <text:p>2.45484486000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159500516564">
                <text:p>2.6159500516564</text:p>
              </table:table-cell>
              <table:table-cell office:value-type="float" office:value="-0.13686637953187">
                <text:p>-0.136866379531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9983772586725">
                <text:p>2.69983772586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5793526471943">
                <text:p>2.8579352647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3162971762993">
                <text:p>3.33162971762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9136169383427">
                <text:p>1.49136169383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8021124171161">
                <text:p>2.38021124171161</text:p>
              </table:table-cell>
              <table:table-cell office:value-type="float" office:value="0.00363428465509405">
                <text:p>0.003634284655094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9446622616159">
                <text:p>2.29446622616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40993312333129">
                <text:p>2.40993312333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01283722470517">
                <text:p>2.01283722470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4741180788642">
                <text:p>2.74741180788642</text:p>
              </table:table-cell>
              <table:table-cell office:value-type="float" office:value="0.116983932861399">
                <text:p>0.1169839328613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82412583391655">
                <text:p>2.8241258339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53019969820308">
                <text:p>2.53019969820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6820172406699">
                <text:p>1.56820172406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2941892571429">
                <text:p>1.92941892571429</text:p>
              </table:table-cell>
              <table:table-cell office:value-type="float" office:value="0.103344123013466">
                <text:p>0.1033441230134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8677173426624">
                <text:p>1.98677173426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79239168949825">
                <text:p>1.79239168949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7403126772772">
                <text:p>2.57403126772772</text:p>
              </table:table-cell>
              <table:table-cell office:value-type="float" office:value="-0.0743287432532128">
                <text:p>-0.07432874325321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66940986728778">
                <text:p>3.66940986728778</text:p>
              </table:table-cell>
              <table:table-cell office:value-type="float" office:value="0.555132570726197">
                <text:p>0.5551325707261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30535136944662">
                <text:p>2.30535136944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88536122003151">
                <text:p>2.88536122003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81070286094712">
                <text:p>3.81070286094712</text:p>
              </table:table-cell>
              <table:table-cell office:value-type="float" office:value="0.248409996490642">
                <text:p>0.2484099964906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72997428569956">
                <text:p>2.72997428569956</text:p>
              </table:table-cell>
              <table:table-cell office:value-type="float" office:value="0.0634563051446748">
                <text:p>0.06345630514467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3350376034113">
                <text:p>3.23350376034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14711957602196">
                <text:p>4.14711957602196</text:p>
              </table:table-cell>
              <table:table-cell office:value-type="float" office:value="0.831359085356231">
                <text:p>0.8313590853562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32492903979">
                <text:p>1.623249290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04921802267018">
                <text:p>2.04921802267018</text:p>
              </table:table-cell>
              <table:table-cell office:value-type="float" office:value="0.0579919469776867">
                <text:p>0.05799194697768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1748394421391">
                <text:p>2.21748394421391</text:p>
              </table:table-cell>
              <table:table-cell office:value-type="float" office:value="-0.126908329471204">
                <text:p>-0.1269083294712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854607295085">
                <text:p>2.5854607295085</text:p>
              </table:table-cell>
              <table:table-cell office:value-type="float" office:value="0.0885310814352857">
                <text:p>0.08853108143528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1933128698373">
                <text:p>2.71933128698373</text:p>
              </table:table-cell>
              <table:table-cell office:value-type="float" office:value="-0.0667099232588276">
                <text:p>-0.06670992325882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80413943233535">
                <text:p>2.80413943233535</text:p>
              </table:table-cell>
              <table:table-cell office:value-type="float" office:value="-0.0147459822586594">
                <text:p>-0.01474598225865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41738864616567">
                <text:p>4.41738864616567</text:p>
              </table:table-cell>
              <table:table-cell office:value-type="float" office:value="1.28931263349696">
                <text:p>1.289312633496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19479175772192">
                <text:p>3.19479175772192</text:p>
              </table:table-cell>
              <table:table-cell office:value-type="float" office:value="-0.0348900845957512">
                <text:p>-0.03489008459575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38898878512471">
                <text:p>3.38898878512471</text:p>
              </table:table-cell>
              <table:table-cell office:value-type="float" office:value="-0.0824496222645851">
                <text:p>-0.08244962226458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51666755909904">
                <text:p>3.51666755909904</text:p>
              </table:table-cell>
              <table:table-cell office:value-type="float" office:value="0.0592398661525584">
                <text:p>0.05923986615255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82249498527875">
                <text:p>3.82249498527875</text:p>
              </table:table-cell>
              <table:table-cell office:value-type="float" office:value="-0.0210492266668844">
                <text:p>-0.02104922666688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72312715879569">
                <text:p>3.72312715879569</text:p>
              </table:table-cell>
              <table:table-cell office:value-type="float" office:value="-0.0309152279897448">
                <text:p>-0.03091522798974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57414706415072">
                <text:p>3.57414706415072</text:p>
              </table:table-cell>
              <table:table-cell office:value-type="float" office:value="-0.0562808108743011">
                <text:p>-0.05628081087430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1278385671974">
                <text:p>1.6127838567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42160392686983">
                <text:p>2.42160392686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47712125471966">
                <text:p>2.4771212547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03342375548695">
                <text:p>2.03342375548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3221570329798">
                <text:p>3.0322157032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09725730969342">
                <text:p>3.09725730969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64738297011462">
                <text:p>2.6473829701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43392976560846">
                <text:p>3.43392976560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55545721720465">
                <text:p>3.5554572172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0208925788173">
                <text:p>2.80208925788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56820172406699">
                <text:p>2.56820172406699</text:p>
              </table:table-cell>
              <table:table-cell office:value-type="float" office:value="0.14169046270242">
                <text:p>0.141690462702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51864552433031">
                <text:p>3.51864552433031</text:p>
              </table:table-cell>
              <table:table-cell office:value-type="float" office:value="0.708413006335227">
                <text:p>0.7084130063352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6817404085964">
                <text:p>3.86817404085964</text:p>
              </table:table-cell>
              <table:table-cell office:value-type="float" office:value="0.25106881035726">
                <text:p>0.251068810357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0308998699194">
                <text:p>1.90308998699194</text:p>
              </table:table-cell>
              <table:table-cell office:value-type="float" office:value="0.0109953843014631">
                <text:p>0.01099538430146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65801139665711">
                <text:p>2.65801139665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34004731766139">
                <text:p>3.34004731766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33081946649584">
                <text:p>3.33081946649584</text:p>
              </table:table-cell>
              <table:table-cell office:value-type="float" office:value="0.102675858898095">
                <text:p>0.1026758588980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52139962811537">
                <text:p>3.52139962811537</text:p>
              </table:table-cell>
              <table:table-cell office:value-type="float" office:value="-0.105658835885614">
                <text:p>-0.1056588358856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27911916872012">
                <text:p>4.2791191687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2221929473392">
                <text:p>1.32221929473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99563519459755">
                <text:p>1.99563519459755</text:p>
              </table:table-cell>
              <table:table-cell office:value-type="float" office:value="0.189455220613663">
                <text:p>0.1894552206136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24551266781415">
                <text:p>2.24551266781415</text:p>
              </table:table-cell>
              <table:table-cell office:value-type="float" office:value="-0.014558720170925">
                <text:p>-0.0145587201709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38021124171161">
                <text:p>2.38021124171161</text:p>
              </table:table-cell>
              <table:table-cell office:value-type="float" office:value="-0.0622685273528425">
                <text:p>-0.06226852735284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74585519517373">
                <text:p>2.74585519517373</text:p>
              </table:table-cell>
              <table:table-cell office:value-type="float" office:value="0.0601134565714652">
                <text:p>0.06011345657146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1727129565576">
                <text:p>2.11727129565576</text:p>
              </table:table-cell>
              <table:table-cell office:value-type="float" office:value="0.0490854339096026">
                <text:p>0.04908543390960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72263392253381">
                <text:p>2.72263392253381</text:p>
              </table:table-cell>
              <table:table-cell office:value-type="float" office:value="0.221574660316061">
                <text:p>0.2215746603160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84447717574568">
                <text:p>2.84447717574568</text:p>
              </table:table-cell>
              <table:table-cell office:value-type="float" office:value="0.212019883560957">
                <text:p>0.2120198835609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89542254603941">
                <text:p>2.89542254603941</text:p>
              </table:table-cell>
              <table:table-cell office:value-type="float" office:value="0.207893584824774">
                <text:p>0.2078935848247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481880270062">
                <text:p>1.7481880270062</text:p>
              </table:table-cell>
              <table:table-cell office:value-type="float" office:value="-0.103070321712875">
                <text:p>-0.103070321712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22788670461367">
                <text:p>2.22788670461367</text:p>
              </table:table-cell>
              <table:table-cell office:value-type="float" office:value="0.0517954455579923">
                <text:p>0.05179544555799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35024801833416">
                <text:p>2.35024801833416</text:p>
              </table:table-cell>
              <table:table-cell office:value-type="float" office:value="0.0998280160252688">
                <text:p>0.09982801602526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49692964807321">
                <text:p>2.49692964807321</text:p>
              </table:table-cell>
              <table:table-cell office:value-type="float" office:value="0.0853099421099847">
                <text:p>0.08530994210998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98362628712453">
                <text:p>2.98362628712453</text:p>
              </table:table-cell>
              <table:table-cell office:value-type="float" office:value="0.21498818587692">
                <text:p>0.2149881858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scatter" chart:style-name="ch1">
        <chart:title svg:x="4.531cm" svg:y="0.315cm" chart:style-name="ch2">
          <text:p>log(Speedup) vs % E-graph saved</text:p>
        </chart:title>
        <chart:plot-area chart:style-name="ch3" table:cell-range-address="Sheet1.Z1:Sheet1.AA1 Sheet1.Z2:Sheet1.AA128 Sheet1.Z134:Sheet1.AA193 Sheet1.Z195:Sheet1.AA197 Sheet1.Z199:Sheet1.AA223" chart:data-source-has-labels="row" svg:x="0.77cm" svg:y="1.631cm" svg:width="14.593cm" svg:height="6.751cm">
          <chartooo:coordinate-region svg:x="1.603cm" svg:y="1.83cm" svg:width="13.48cm" svg:height="6.3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Z2:Sheet1.Z128 Sheet1.Z134:Sheet1.Z193 Sheet1.Z195:Sheet1.Z197 Sheet1.Z199:Sheet1.Z223" chart:label-cell-address="Sheet1.AA1:Sheet1.AA1" chart:class="chart:scatter">
            <chart:domain table:cell-range-address="Sheet1.AA2:Sheet1.AA128 Sheet1.AA134:Sheet1.AA193 Sheet1.AA195:Sheet1.AA197 Sheet1.AA199:Sheet1.AA223"/>
            <chart:data-point chart:repeated="2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 Column AA Column AA Column AA</text:p>
              </table:table-cell>
              <table:table-cell office:value-type="string">
                <text:p>% E-graph</text:p>
                <draw:g>
                  <svg:desc>Sheet1.AA1:Sheet1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4347826086957">
                <text:p>30.4347826086957</text:p>
                <draw:g>
                  <svg:desc>Sheet1.AA2:Sheet1.AA128 Sheet1.AA134:Sheet1.AA193 Sheet1.AA195:Sheet1.AA197 Sheet1.AA199:Sheet1.AA223</svg:desc>
                </draw:g>
              </table:table-cell>
              <table:table-cell office:value-type="float" office:value="0.339488247483157">
                <text:p>0.339488247483157</text:p>
                <draw:g>
                  <svg:desc>Sheet1.Z2:Sheet1.Z128 Sheet1.Z134:Sheet1.Z193 Sheet1.Z195:Sheet1.Z197 Sheet1.Z199:Sheet1.Z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3636363636364">
                <text:p>61.3636363636364</text:p>
              </table:table-cell>
              <table:table-cell office:value-type="float" office:value="0.701560605433292">
                <text:p>0.701560605433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9166666666667">
                <text:p>47.9166666666667</text:p>
              </table:table-cell>
              <table:table-cell office:value-type="float" office:value="0.577370843289471">
                <text:p>0.577370843289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962962962963">
                <text:p>62.962962962963</text:p>
              </table:table-cell>
              <table:table-cell office:value-type="float" office:value="0.680544694352333">
                <text:p>0.680544694352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2758620689655">
                <text:p>48.2758620689655</text:p>
              </table:table-cell>
              <table:table-cell office:value-type="float" office:value="0.566070498802099">
                <text:p>0.566070498802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3571428571429">
                <text:p>55.3571428571429</text:p>
              </table:table-cell>
              <table:table-cell office:value-type="float" office:value="0.577718853990056">
                <text:p>0.577718853990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6551724137931">
                <text:p>39.6551724137931</text:p>
              </table:table-cell>
              <table:table-cell office:value-type="float" office:value="0.0265269302835185">
                <text:p>0.0265269302835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-0.0339744975525492">
                <text:p>-0.0339744975525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0.492584102878109">
                <text:p>0.492584102878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5405405405405">
                <text:p>40.5405405405405</text:p>
              </table:table-cell>
              <table:table-cell office:value-type="float" office:value="0.409117603321766">
                <text:p>0.409117603321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0.579945041047208">
                <text:p>0.579945041047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.483513848649005">
                <text:p>0.483513848649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.75">
                <text:p>63.75</text:p>
              </table:table-cell>
              <table:table-cell office:value-type="float" office:value="1.09222924216286">
                <text:p>1.09222924216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1914893617021">
                <text:p>53.1914893617021</text:p>
              </table:table-cell>
              <table:table-cell office:value-type="float" office:value="0.52808327813893">
                <text:p>0.52808327813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.1627906976744">
                <text:p>51.1627906976744</text:p>
              </table:table-cell>
              <table:table-cell office:value-type="float" office:value="0.747728212795006">
                <text:p>0.747728212795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.960784313725">
                <text:p>101.960784313725</text:p>
              </table:table-cell>
              <table:table-cell office:value-type="float" office:value="0.46742014131092">
                <text:p>0.46742014131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0.0636690798693773">
                <text:p>0.06366907986937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.229966639838536">
                <text:p>0.229966639838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-0.0555173278498314">
                <text:p>-0.05551732784983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75">
                <text:p>68.75</text:p>
              </table:table-cell>
              <table:table-cell office:value-type="float" office:value="0.212355596082527">
                <text:p>0.2123555960825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-0.00567713289169052">
                <text:p>-0.005677132891690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.109804993479243">
                <text:p>0.1098049934792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4545454545455">
                <text:p>45.4545454545455</text:p>
              </table:table-cell>
              <table:table-cell office:value-type="float" office:value="0.864960936487374">
                <text:p>0.8649609364873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0.0975344480285046">
                <text:p>0.0975344480285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5714285714286">
                <text:p>53.5714285714286</text:p>
              </table:table-cell>
              <table:table-cell office:value-type="float" office:value="0.39567805313216">
                <text:p>0.395678053132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-0.01487455258322">
                <text:p>-0.01487455258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5">
                <text:p>47.5</text:p>
              </table:table-cell>
              <table:table-cell office:value-type="float" office:value="0.598626815489568">
                <text:p>0.598626815489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0.564705074490471">
                <text:p>0.564705074490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5833333333333">
                <text:p>39.5833333333333</text:p>
              </table:table-cell>
              <table:table-cell office:value-type="float" office:value="0.662646416985759">
                <text:p>0.6626464169857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.5454545454545">
                <text:p>54.5454545454545</text:p>
              </table:table-cell>
              <table:table-cell office:value-type="float" office:value="0.582581637932113">
                <text:p>0.5825816379321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-0.0463323344326934">
                <text:p>-0.04633233443269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0.0370964579829201">
                <text:p>0.0370964579829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.1052631578947">
                <text:p>42.1052631578947</text:p>
              </table:table-cell>
              <table:table-cell office:value-type="float" office:value="-0.0685582737871925">
                <text:p>-0.0685582737871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-0.0294549793382756">
                <text:p>-0.02945497933827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1739130434783">
                <text:p>52.1739130434783</text:p>
              </table:table-cell>
              <table:table-cell office:value-type="float" office:value="0.0617455959448054">
                <text:p>0.06174559594480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.2592592592593">
                <text:p>59.2592592592593</text:p>
              </table:table-cell>
              <table:table-cell office:value-type="float" office:value="0.384023074999327">
                <text:p>0.384023074999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542248372071235">
                <text:p>0.5422483720712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-0.101319131913111">
                <text:p>-0.101319131913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0.579526693632742">
                <text:p>0.5795266936327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151515151515">
                <text:p>51.5151515151515</text:p>
              </table:table-cell>
              <table:table-cell office:value-type="float" office:value="0.216447618045215">
                <text:p>0.2164476180452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.6315789473684">
                <text:p>52.6315789473684</text:p>
              </table:table-cell>
              <table:table-cell office:value-type="float" office:value="0.0135024704036471">
                <text:p>0.01350247040364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.0952380952381">
                <text:p>38.0952380952381</text:p>
              </table:table-cell>
              <table:table-cell office:value-type="float" office:value="0.639056477436609">
                <text:p>0.639056477436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0.0701168364201198">
                <text:p>0.07011683642011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0.531704935513088">
                <text:p>0.5317049355130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.0645161290323">
                <text:p>58.0645161290323</text:p>
              </table:table-cell>
              <table:table-cell office:value-type="float" office:value="0.320157981811138">
                <text:p>0.320157981811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25">
                <text:p>56.25</text:p>
              </table:table-cell>
              <table:table-cell office:value-type="float" office:value="0.698595451072696">
                <text:p>0.6985954510726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6923076923077">
                <text:p>57.6923076923077</text:p>
              </table:table-cell>
              <table:table-cell office:value-type="float" office:value="0.532949298456759">
                <text:p>0.5329492984567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8518518518519">
                <text:p>51.8518518518519</text:p>
              </table:table-cell>
              <table:table-cell office:value-type="float" office:value="0.47036354933201">
                <text:p>0.470363549332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.335792101923193">
                <text:p>0.3357921019231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.8947368421053">
                <text:p>57.8947368421053</text:p>
              </table:table-cell>
              <table:table-cell office:value-type="float" office:value="0.76960747684035">
                <text:p>0.769607476840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.3684210526316">
                <text:p>47.3684210526316</text:p>
              </table:table-cell>
              <table:table-cell office:value-type="float" office:value="-0.00248168950664419">
                <text:p>-0.002481689506644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0.1249387366083">
                <text:p>0.12493873660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-0.032099685918952">
                <text:p>-0.0320996859189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">
                <text:p>36</text:p>
              </table:table-cell>
              <table:table-cell office:value-type="float" office:value="-0.0450587060464366">
                <text:p>-0.04505870604643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-0.147015256583131">
                <text:p>-0.1470152565831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1052631578947">
                <text:p>42.1052631578947</text:p>
              </table:table-cell>
              <table:table-cell office:value-type="float" office:value="0.323939275128193">
                <text:p>0.3239392751281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.75">
                <text:p>43.75</text:p>
              </table:table-cell>
              <table:table-cell office:value-type="float" office:value="-0.0063217198002789">
                <text:p>-0.00632171980027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">
                <text:p>45</text:p>
              </table:table-cell>
              <table:table-cell office:value-type="float" office:value="0.0895851256923931">
                <text:p>0.08958512569239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4.2857142857143">
                <text:p>6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-0.0598760908522382">
                <text:p>-0.05987609085223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.9047619047619">
                <text:p>61.904761904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.5789473684211">
                <text:p>31.5789473684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-0.0199557837543833">
                <text:p>-0.01995578375438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.7142857142857">
                <text:p>35.7142857142857</text:p>
              </table:table-cell>
              <table:table-cell office:value-type="float" office:value="0.103540591907069">
                <text:p>0.103540591907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0.485090184390938">
                <text:p>0.4850901843909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.6779661016949">
                <text:p>40.6779661016949</text:p>
              </table:table-cell>
              <table:table-cell office:value-type="float" office:value="0.00343317583839395">
                <text:p>0.003433175838393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8421052631579">
                <text:p>36.8421052631579</text:p>
              </table:table-cell>
              <table:table-cell office:value-type="float" office:value="0.0192623359218096">
                <text:p>0.01926233592180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.1304347826087">
                <text:p>39.1304347826087</text:p>
              </table:table-cell>
              <table:table-cell office:value-type="float" office:value="0.172215278545474">
                <text:p>0.1722152785454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.1395348837209">
                <text:p>58.1395348837209</text:p>
              </table:table-cell>
              <table:table-cell office:value-type="float" office:value="0.155882309119644">
                <text:p>0.1558823091196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.3859649122807">
                <text:p>54.3859649122807</text:p>
              </table:table-cell>
              <table:table-cell office:value-type="float" office:value="0.131039364884015">
                <text:p>0.1310393648840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0.0289745558766008">
                <text:p>0.02897455587660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078431372549">
                <text:p>46.078431372549</text:p>
              </table:table-cell>
              <table:table-cell office:value-type="float" office:value="-0.0467472189163079">
                <text:p>-0.04674721891630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.4634146341463">
                <text:p>41.4634146341463</text:p>
              </table:table-cell>
              <table:table-cell office:value-type="float" office:value="0.0445430645950472">
                <text:p>0.0445430645950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3414634146342">
                <text:p>46.3414634146342</text:p>
              </table:table-cell>
              <table:table-cell office:value-type="float" office:value="-0.0744825249827942">
                <text:p>-0.07448252498279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9795918367347">
                <text:p>48.9795918367347</text:p>
              </table:table-cell>
              <table:table-cell office:value-type="float" office:value="0.00463103643734733">
                <text:p>0.004631036437347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.5981308411215">
                <text:p>48.5981308411215</text:p>
              </table:table-cell>
              <table:table-cell office:value-type="float" office:value="-0.0363880702771571">
                <text:p>-0.03638807027715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.8979591836735">
                <text:p>44.8979591836735</text:p>
              </table:table-cell>
              <table:table-cell office:value-type="float" office:value="0.0135812968821108">
                <text:p>0.01358129688211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-0.0876693562731437">
                <text:p>-0.08766935627314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">
                <text:p>60</text:p>
              </table:table-cell>
              <table:table-cell office:value-type="float" office:value="-0.111150452122667">
                <text:p>-0.111150452122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-0.0437089278854059">
                <text:p>-0.0437089278854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-0.0287241512618947">
                <text:p>-0.02872415126189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3809523809524">
                <text:p>52.3809523809524</text:p>
              </table:table-cell>
              <table:table-cell office:value-type="float" office:value="0.0198083933535525">
                <text:p>0.01980839335355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-0.0730209373428064">
                <text:p>-0.07302093734280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.1764705882353">
                <text:p>41.1764705882353</text:p>
              </table:table-cell>
              <table:table-cell office:value-type="float" office:value="-0.00975983728915626">
                <text:p>-0.009759837289156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0.0258072636062855">
                <text:p>0.02580726360628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.75">
                <text:p>43.75</text:p>
              </table:table-cell>
              <table:table-cell office:value-type="float" office:value="-0.0196324717403891">
                <text:p>-0.01963247174038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5714285714286">
                <text:p>53.5714285714286</text:p>
              </table:table-cell>
              <table:table-cell office:value-type="float" office:value="-0.107115052265368">
                <text:p>-0.1071150522653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0.573731444117672">
                <text:p>0.5737314441176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.4285714285714">
                <text:p>46.4285714285714</text:p>
              </table:table-cell>
              <table:table-cell office:value-type="float" office:value="0.176899249022515">
                <text:p>0.1768992490225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">
                <text:p>65</text:p>
              </table:table-cell>
              <table:table-cell office:value-type="float" office:value="-0.00527703311355717">
                <text:p>-0.005277033113557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">
                <text:p>50</text:p>
              </table:table-cell>
              <table:table-cell office:value-type="float" office:value="0.0347621062592119">
                <text:p>0.03476210625921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.9411764705882">
                <text:p>52.9411764705882</text:p>
              </table:table-cell>
              <table:table-cell office:value-type="float" office:value="-0.00627150944333491">
                <text:p>-0.006271509443334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.1860465116279">
                <text:p>44.1860465116279</text:p>
              </table:table-cell>
              <table:table-cell office:value-type="float" office:value="0.0329021698750881">
                <text:p>0.03290216987508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8387096774194">
                <text:p>54.8387096774194</text:p>
              </table:table-cell>
              <table:table-cell office:value-type="float" office:value="0.0346464947899006">
                <text:p>0.03464649478990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7.6470588235294">
                <text:p>67.6470588235294</text:p>
              </table:table-cell>
              <table:table-cell office:value-type="float" office:value="0.453449083816724">
                <text:p>0.4534490838167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">
                <text:p>56</text:p>
              </table:table-cell>
              <table:table-cell office:value-type="float" office:value="-0.0813473078041325">
                <text:p>-0.08134730780413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.9354838709677">
                <text:p>41.9354838709677</text:p>
              </table:table-cell>
              <table:table-cell office:value-type="float" office:value="-0.0497269733681544">
                <text:p>-0.04972697336815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.1612903225806">
                <text:p>45.1612903225806</text:p>
              </table:table-cell>
              <table:table-cell office:value-type="float" office:value="-0.0986097978859508">
                <text:p>-0.09860979788595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-0.0808231931146016">
                <text:p>-0.08082319311460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">
                <text:p>50</text:p>
              </table:table-cell>
              <table:table-cell office:value-type="float" office:value="0.0230653040686934">
                <text:p>0.02306530406869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.5454545454545">
                <text:p>54.5454545454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.5454545454545">
                <text:p>54.5454545454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.6842105263158">
                <text:p>73.6842105263158</text:p>
              </table:table-cell>
              <table:table-cell office:value-type="float" office:value="-0.13686637953187">
                <text:p>-0.136866379531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9.2592592592593">
                <text:p>59.2592592592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.9411764705882">
                <text:p>52.9411764705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0.00363428465509405">
                <text:p>0.003634284655094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4.5454545454545">
                <text:p>54.5454545454545</text:p>
              </table:table-cell>
              <table:table-cell office:value-type="float" office:value="0.116983932861399">
                <text:p>0.116983932861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3.6363636363636">
                <text:p>63.6363636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.5">
                <text:p>37.5</text:p>
              </table:table-cell>
              <table:table-cell office:value-type="float" office:value="0.103344123013466">
                <text:p>0.1033441230134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-0.0743287432532128">
                <text:p>-0.07432874325321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.3684210526316">
                <text:p>47.3684210526316</text:p>
              </table:table-cell>
              <table:table-cell office:value-type="float" office:value="0.555132570726197">
                <text:p>0.5551325707261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.6923076923077">
                <text:p>57.692307692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0.248409996490642">
                <text:p>0.2484099964906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.1052631578947">
                <text:p>42.1052631578947</text:p>
              </table:table-cell>
              <table:table-cell office:value-type="float" office:value="0.0634563051446748">
                <text:p>0.06345630514467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.063829787234">
                <text:p>51.063829787234</text:p>
              </table:table-cell>
              <table:table-cell office:value-type="float" office:value="0.831359085356231">
                <text:p>0.8313590853562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9.2307692307692">
                <text:p>69.2307692307692</text:p>
              </table:table-cell>
              <table:table-cell office:value-type="float" office:value="0.0579919469776867">
                <text:p>0.05799194697768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.4545454545455">
                <text:p>45.4545454545455</text:p>
              </table:table-cell>
              <table:table-cell office:value-type="float" office:value="-0.126908329471204">
                <text:p>-0.1269083294712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0.0885310814352857">
                <text:p>0.08853108143528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3.75">
                <text:p>43.75</text:p>
              </table:table-cell>
              <table:table-cell office:value-type="float" office:value="-0.0667099232588276">
                <text:p>-0.06670992325882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">
                <text:p>45</text:p>
              </table:table-cell>
              <table:table-cell office:value-type="float" office:value="-0.0147459822586594">
                <text:p>-0.01474598225865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.8260869565217">
                <text:p>47.8260869565217</text:p>
              </table:table-cell>
              <table:table-cell office:value-type="float" office:value="1.28931263349696">
                <text:p>1.289312633496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-0.0348900845957512">
                <text:p>-0.03489008459575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.7241379310345">
                <text:p>51.7241379310345</text:p>
              </table:table-cell>
              <table:table-cell office:value-type="float" office:value="-0.0824496222645851">
                <text:p>-0.08244962226458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.7241379310345">
                <text:p>51.7241379310345</text:p>
              </table:table-cell>
              <table:table-cell office:value-type="float" office:value="0.0592398661525584">
                <text:p>0.05923986615255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.7096774193548">
                <text:p>38.7096774193548</text:p>
              </table:table-cell>
              <table:table-cell office:value-type="float" office:value="-0.0210492266668844">
                <text:p>-0.02104922666688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.1627906976744">
                <text:p>51.1627906976744</text:p>
              </table:table-cell>
              <table:table-cell office:value-type="float" office:value="-0.0309152279897448">
                <text:p>-0.03091522798974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9.375">
                <text:p>59.375</text:p>
              </table:table-cell>
              <table:table-cell office:value-type="float" office:value="-0.0562808108743011">
                <text:p>-0.05628081087430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.6923076923077">
                <text:p>57.692307692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.1538461538462">
                <text:p>46.1538461538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2.9411764705882">
                <text:p>52.9411764705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.7272727272727">
                <text:p>52.7272727272727</text:p>
              </table:table-cell>
              <table:table-cell office:value-type="float" office:value="0.14169046270242">
                <text:p>0.141690462702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4.3298969072165">
                <text:p>44.3298969072165</text:p>
              </table:table-cell>
              <table:table-cell office:value-type="float" office:value="0.708413006335227">
                <text:p>0.7084130063352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.448275862069">
                <text:p>53.448275862069</text:p>
              </table:table-cell>
              <table:table-cell office:value-type="float" office:value="0.25106881035726">
                <text:p>0.251068810357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.8461538461539">
                <text:p>53.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75">
                <text:p>1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.8518518518519">
                <text:p>51.8518518518519</text:p>
              </table:table-cell>
              <table:table-cell office:value-type="float" office:value="0.0109953843014631">
                <text:p>0.01099538430146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.6486486486487">
                <text:p>48.6486486486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1052631578947">
                <text:p>42.1052631578947</text:p>
              </table:table-cell>
              <table:table-cell office:value-type="float" office:value="0.102675858898095">
                <text:p>0.1026758588980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.4634146341463">
                <text:p>41.4634146341463</text:p>
              </table:table-cell>
              <table:table-cell office:value-type="float" office:value="-0.105658835885614">
                <text:p>-0.1056588358856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.4782608695652">
                <text:p>43.4782608695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.1764705882353">
                <text:p>41.1764705882353</text:p>
              </table:table-cell>
              <table:table-cell office:value-type="float" office:value="0.189455220613663">
                <text:p>0.1894552206136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-0.014558720170925">
                <text:p>-0.0145587201709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8.2758620689655">
                <text:p>48.2758620689655</text:p>
              </table:table-cell>
              <table:table-cell office:value-type="float" office:value="-0.0622685273528425">
                <text:p>-0.06226852735284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0.0601134565714652">
                <text:p>0.06011345657146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0.0490854339096026">
                <text:p>0.04908543390960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.219512195122">
                <text:p>51.219512195122</text:p>
              </table:table-cell>
              <table:table-cell office:value-type="float" office:value="0.221574660316061">
                <text:p>0.2215746603160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.7407407407407">
                <text:p>40.7407407407407</text:p>
              </table:table-cell>
              <table:table-cell office:value-type="float" office:value="0.212019883560957">
                <text:p>0.2120198835609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1.7857142857143">
                <text:p>51.7857142857143</text:p>
              </table:table-cell>
              <table:table-cell office:value-type="float" office:value="0.207893584824774">
                <text:p>0.2078935848247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-0.103070321712875">
                <text:p>-0.103070321712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.8421052631579">
                <text:p>36.8421052631579</text:p>
              </table:table-cell>
              <table:table-cell office:value-type="float" office:value="0.0517954455579923">
                <text:p>0.05179544555799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.1739130434783">
                <text:p>52.1739130434783</text:p>
              </table:table-cell>
              <table:table-cell office:value-type="float" office:value="0.0998280160252688">
                <text:p>0.09982801602526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0.0853099421099847">
                <text:p>0.08530994210998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.3414634146342">
                <text:p>46.3414634146342</text:p>
              </table:table-cell>
              <table:table-cell office:value-type="float" office:value="0.21498818587692">
                <text:p>0.214988185876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